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96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25.19mm"/>
    </style:style>
    <style:style style:name="co8" style:family="table-column">
      <style:table-column-properties fo:break-before="auto" style:column-width="24.73mm"/>
    </style:style>
    <style:style style:name="co9" style:family="table-column">
      <style:table-column-properties fo:break-before="auto" style:column-width="29.26mm"/>
    </style:style>
    <style:style style:name="co10" style:family="table-column">
      <style:table-column-properties fo:break-before="auto" style:column-width="26.09mm"/>
    </style:style>
    <style:style style:name="co11" style:family="table-column">
      <style:table-column-properties fo:break-before="auto" style:column-width="24.27mm"/>
    </style:style>
    <style:style style:name="co12" style:family="table-column">
      <style:table-column-properties fo:break-before="auto" style:column-width="29.72mm"/>
    </style:style>
    <style:style style:name="co13" style:family="table-column">
      <style:table-column-properties fo:break-before="auto" style:column-width="25.63mm"/>
    </style:style>
    <style:style style:name="co14" style:family="table-column">
      <style:table-column-properties fo:break-before="auto" style:column-width="28.82mm"/>
    </style:style>
    <style:style style:name="co15" style:family="table-column">
      <style:table-column-properties fo:break-before="auto" style:column-width="27.01mm"/>
    </style:style>
    <style:style style:name="co16" style:family="table-column">
      <style:table-column-properties fo:break-before="auto" style:column-width="25.42mm"/>
    </style:style>
    <style:style style:name="co17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bWriteMean500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2" table:number-columns-repeated="5" table:default-cell-style-name="Default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5328.95039968704" calcext:value-type="float">
            <text:p>5328.95039968704</text:p>
          </table:table-cell>
          <table:table-cell office:value-type="float" office:value="5233.47291866029" calcext:value-type="float">
            <text:p>5233.47291866029</text:p>
          </table:table-cell>
          <table:table-cell office:value-type="float" office:value="1184.53777655172" calcext:value-type="float">
            <text:p>1184.53777655172</text:p>
          </table:table-cell>
          <table:table-cell office:value-type="float" office:value="4882.63331500552" calcext:value-type="float">
            <text:p>4882.63331500552</text:p>
          </table:table-cell>
          <table:table-cell table:number-columns-repeated="9"/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276.6966448789" calcext:value-type="float">
            <text:p>11276.6966448789</text:p>
          </table:table-cell>
          <table:table-cell office:value-type="float" office:value="11363.8702502752" calcext:value-type="float">
            <text:p>11363.8702502752</text:p>
          </table:table-cell>
          <table:table-cell office:value-type="float" office:value="223.100803823451" calcext:value-type="float">
            <text:p>223.100803823451</text:p>
          </table:table-cell>
          <table:table-cell office:value-type="float" office:value="2736.37287171084" calcext:value-type="float">
            <text:p>2736.37287171084</text:p>
          </table:table-cell>
          <table:table-cell table:number-columns-repeated="9"/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047.1570817952" calcext:value-type="float">
            <text:p>11047.1570817952</text:p>
          </table:table-cell>
          <table:table-cell office:value-type="float" office:value="11278.5112328477" calcext:value-type="float">
            <text:p>11278.5112328477</text:p>
          </table:table-cell>
          <table:table-cell office:value-type="float" office:value="122.043854884989" calcext:value-type="float">
            <text:p>122.043854884989</text:p>
          </table:table-cell>
          <table:table-cell office:value-type="float" office:value="1794.32827619918" calcext:value-type="float">
            <text:p>1794.32827619918</text:p>
          </table:table-cell>
          <table:table-cell table:number-columns-repeated="9"/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0921.8204474386" calcext:value-type="float">
            <text:p>10921.8204474386</text:p>
          </table:table-cell>
          <table:table-cell office:value-type="float" office:value="10987.5512785455" calcext:value-type="float">
            <text:p>10987.5512785455</text:p>
          </table:table-cell>
          <table:table-cell office:value-type="float" office:value="101.2662272" calcext:value-type="float">
            <text:p>101.2662272</text:p>
          </table:table-cell>
          <table:table-cell office:value-type="float" office:value="6585.93452005229" calcext:value-type="float">
            <text:p>6585.93452005229</text:p>
          </table:table-cell>
          <table:table-cell table:number-columns-repeated="9"/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0900.7068336552" calcext:value-type="float">
            <text:p>10900.7068336552</text:p>
          </table:table-cell>
          <table:table-cell office:value-type="float" office:value="10657.0169350578" calcext:value-type="float">
            <text:p>10657.0169350578</text:p>
          </table:table-cell>
          <table:table-cell office:value-type="float" office:value="165.878419692308" calcext:value-type="float">
            <text:p>165.878419692308</text:p>
          </table:table-cell>
          <table:table-cell office:value-type="float" office:value="2576.58094872141" calcext:value-type="float">
            <text:p>2576.58094872141</text:p>
          </table:table-cell>
          <table:table-cell table:number-columns-repeated="9"/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0651.0847437125" calcext:value-type="float">
            <text:p>10651.0847437125</text:p>
          </table:table-cell>
          <table:table-cell office:value-type="float" office:value="10728.2015719828" calcext:value-type="float">
            <text:p>10728.2015719828</text:p>
          </table:table-cell>
          <table:table-cell office:value-type="float" office:value="136.378378055647" calcext:value-type="float">
            <text:p>136.378378055647</text:p>
          </table:table-cell>
          <table:table-cell office:value-type="float" office:value="1064.62292294615" calcext:value-type="float">
            <text:p>1064.62292294615</text:p>
          </table:table-cell>
          <table:table-cell table:number-columns-repeated="9"/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0794.3460583932" calcext:value-type="float">
            <text:p>10794.3460583932</text:p>
          </table:table-cell>
          <table:table-cell office:value-type="float" office:value="10842.7197296242" calcext:value-type="float">
            <text:p>10842.7197296242</text:p>
          </table:table-cell>
          <table:table-cell office:value-type="float" office:value="291.349215970604" calcext:value-type="float">
            <text:p>291.349215970604</text:p>
          </table:table-cell>
          <table:table-cell office:value-type="float" office:value="1161.93650891602" calcext:value-type="float">
            <text:p>1161.93650891602</text:p>
          </table:table-cell>
          <table:table-cell table:number-columns-repeated="9"/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0625.8606478961" calcext:value-type="float">
            <text:p>10625.8606478961</text:p>
          </table:table-cell>
          <table:table-cell office:value-type="float" office:value="11153.8333799816" calcext:value-type="float">
            <text:p>11153.8333799816</text:p>
          </table:table-cell>
          <table:table-cell office:value-type="float" office:value="961.499501648332" calcext:value-type="float">
            <text:p>961.499501648332</text:p>
          </table:table-cell>
          <table:table-cell office:value-type="float" office:value="1022.92721384976" calcext:value-type="float">
            <text:p>1022.92721384976</text:p>
          </table:table-cell>
          <table:table-cell table:number-columns-repeated="9"/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0678.2508300554" calcext:value-type="float">
            <text:p>10678.2508300554</text:p>
          </table:table-cell>
          <table:table-cell office:value-type="float" office:value="11005.3612829518" calcext:value-type="float">
            <text:p>11005.3612829518</text:p>
          </table:table-cell>
          <table:table-cell office:value-type="float" office:value="521.808266051358" calcext:value-type="float">
            <text:p>521.808266051358</text:p>
          </table:table-cell>
          <table:table-cell office:value-type="float" office:value="1013.38426517272" calcext:value-type="float">
            <text:p>1013.38426517272</text:p>
          </table:table-cell>
          <table:table-cell table:number-columns-repeated="9"/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0740.0653913518" calcext:value-type="float">
            <text:p>10740.0653913518</text:p>
          </table:table-cell>
          <table:table-cell office:value-type="float" office:value="10392.7877518465" calcext:value-type="float">
            <text:p>10392.7877518465</text:p>
          </table:table-cell>
          <table:table-cell office:value-type="float" office:value="245.292725592077" calcext:value-type="float">
            <text:p>245.292725592077</text:p>
          </table:table-cell>
          <table:table-cell office:value-type="float" office:value="898.144734248871" calcext:value-type="float">
            <text:p>898.144734248871</text:p>
          </table:table-cell>
          <table:table-cell table:number-columns-repeated="9"/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10461.7675303549" calcext:value-type="float">
            <text:p>10461.7675303549</text:p>
          </table:table-cell>
          <table:table-cell office:value-type="float" office:value="11615.5953441616" calcext:value-type="float">
            <text:p>11615.5953441616</text:p>
          </table:table-cell>
          <table:table-cell office:value-type="float" office:value="317.215461180952" calcext:value-type="float">
            <text:p>317.215461180952</text:p>
          </table:table-cell>
          <table:table-cell office:value-type="float" office:value="726.194711138077" calcext:value-type="float">
            <text:p>726.194711138077</text:p>
          </table:table-cell>
          <table:table-cell table:number-columns-repeated="9"/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0579.0101075349" calcext:value-type="float">
            <text:p>10579.0101075349</text:p>
          </table:table-cell>
          <table:table-cell office:value-type="float" office:value="12193.0929996682" calcext:value-type="float">
            <text:p>12193.0929996682</text:p>
          </table:table-cell>
          <table:table-cell office:value-type="float" office:value="194.8759495797" calcext:value-type="float">
            <text:p>194.8759495797</text:p>
          </table:table-cell>
          <table:table-cell office:value-type="float" office:value="1041.09383473756" calcext:value-type="float">
            <text:p>1041.09383473756</text:p>
          </table:table-cell>
          <table:table-cell table:number-columns-repeated="9"/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0538.309531565" calcext:value-type="float">
            <text:p>10538.309531565</text:p>
          </table:table-cell>
          <table:table-cell office:value-type="float" office:value="10948.8111616" calcext:value-type="float">
            <text:p>10948.8111616</text:p>
          </table:table-cell>
          <table:table-cell office:value-type="float" office:value="305.258323249723" calcext:value-type="float">
            <text:p>305.258323249723</text:p>
          </table:table-cell>
          <table:table-cell office:value-type="float" office:value="792.185629348468" calcext:value-type="float">
            <text:p>792.185629348468</text:p>
          </table:table-cell>
          <table:table-cell table:number-columns-repeated="9"/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10457.659889251" calcext:value-type="float">
            <text:p>10457.659889251</text:p>
          </table:table-cell>
          <table:table-cell office:value-type="float" office:value="11210.6892482092" calcext:value-type="float">
            <text:p>11210.6892482092</text:p>
          </table:table-cell>
          <table:table-cell office:value-type="float" office:value="898.57163971223" calcext:value-type="float">
            <text:p>898.57163971223</text:p>
          </table:table-cell>
          <table:table-cell office:value-type="float" office:value="785.855394121298" calcext:value-type="float">
            <text:p>785.855394121298</text:p>
          </table:table-cell>
          <table:table-cell table:number-columns-repeated="9"/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0527.5413751777" calcext:value-type="float">
            <text:p>10527.5413751777</text:p>
          </table:table-cell>
          <table:table-cell office:value-type="float" office:value="16536.7425706667" calcext:value-type="float">
            <text:p>16536.7425706667</text:p>
          </table:table-cell>
          <table:table-cell office:value-type="float" office:value="390.302421278502" calcext:value-type="float">
            <text:p>390.302421278502</text:p>
          </table:table-cell>
          <table:table-cell office:value-type="float" office:value="952.655342137201" calcext:value-type="float">
            <text:p>952.655342137201</text:p>
          </table:table-cell>
          <table:table-cell table:number-columns-repeated="9"/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0566.2906368" calcext:value-type="float">
            <text:p>10566.2906368</text:p>
          </table:table-cell>
          <table:table-cell office:value-type="float" office:value="17855.9401487515" calcext:value-type="float">
            <text:p>17855.9401487515</text:p>
          </table:table-cell>
          <table:table-cell office:value-type="float" office:value="279.403594030082" calcext:value-type="float">
            <text:p>279.403594030082</text:p>
          </table:table-cell>
          <table:table-cell office:value-type="float" office:value="775.73581924718" calcext:value-type="float">
            <text:p>775.73581924718</text:p>
          </table:table-cell>
          <table:table-cell table:number-columns-repeated="9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0484.0050610879" calcext:value-type="float">
            <text:p>10484.0050610879</text:p>
          </table:table-cell>
          <table:table-cell office:value-type="float" office:value="13569.7001266275" calcext:value-type="float">
            <text:p>13569.7001266275</text:p>
          </table:table-cell>
          <table:table-cell office:value-type="float" office:value="171.440322796915" calcext:value-type="float">
            <text:p>171.440322796915</text:p>
          </table:table-cell>
          <table:table-cell office:value-type="float" office:value="902.604282591005" calcext:value-type="float">
            <text:p>902.604282591005</text:p>
          </table:table-cell>
          <table:table-cell table:number-columns-repeated="9"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0502.3956361181" calcext:value-type="float">
            <text:p>10502.3956361181</text:p>
          </table:table-cell>
          <table:table-cell office:value-type="float" office:value="11902.4387431346" calcext:value-type="float">
            <text:p>11902.4387431346</text:p>
          </table:table-cell>
          <table:table-cell office:value-type="float" office:value="105.292433258983" calcext:value-type="float">
            <text:p>105.292433258983</text:p>
          </table:table-cell>
          <table:table-cell office:value-type="float" office:value="886.688732497368" calcext:value-type="float">
            <text:p>886.688732497368</text:p>
          </table:table-cell>
          <table:table-cell table:number-columns-repeated="9"/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10685.455977054" calcext:value-type="float">
            <text:p>10685.455977054</text:p>
          </table:table-cell>
          <table:table-cell office:value-type="float" office:value="11884.3568629198" calcext:value-type="float">
            <text:p>11884.3568629198</text:p>
          </table:table-cell>
          <table:table-cell office:value-type="float" office:value="229.98056902893" calcext:value-type="float">
            <text:p>229.98056902893</text:p>
          </table:table-cell>
          <table:table-cell office:value-type="float" office:value="836.187342097715" calcext:value-type="float">
            <text:p>836.187342097715</text:p>
          </table:table-cell>
          <table:table-cell table:number-columns-repeated="9"/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0676.8199374328" calcext:value-type="float">
            <text:p>10676.8199374328</text:p>
          </table:table-cell>
          <table:table-cell office:value-type="float" office:value="10725.9908087115" calcext:value-type="float">
            <text:p>10725.9908087115</text:p>
          </table:table-cell>
          <table:table-cell office:value-type="float" office:value="1295.9513996396" calcext:value-type="float">
            <text:p>1295.9513996396</text:p>
          </table:table-cell>
          <table:table-cell office:value-type="float" office:value="1009.93333175358" calcext:value-type="float">
            <text:p>1009.93333175358</text:p>
          </table:table-cell>
          <table:table-cell table:number-columns-repeated="9"/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0769.3643985708" calcext:value-type="float">
            <text:p>10769.3643985708</text:p>
          </table:table-cell>
          <table:table-cell office:value-type="float" office:value="10758.9837246187" calcext:value-type="float">
            <text:p>10758.9837246187</text:p>
          </table:table-cell>
          <table:table-cell office:value-type="float" office:value="719.94695011655" calcext:value-type="float">
            <text:p>719.94695011655</text:p>
          </table:table-cell>
          <table:table-cell office:value-type="float" office:value="748.353940926588" calcext:value-type="float">
            <text:p>748.353940926588</text:p>
          </table:table-cell>
          <table:table-cell table:number-columns-repeated="9"/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10770.829887183" calcext:value-type="float">
            <text:p>10770.829887183</text:p>
          </table:table-cell>
          <table:table-cell office:value-type="float" office:value="10874.9256181961" calcext:value-type="float">
            <text:p>10874.9256181961</text:p>
          </table:table-cell>
          <table:table-cell office:value-type="float" office:value="633.186206879807" calcext:value-type="float">
            <text:p>633.186206879807</text:p>
          </table:table-cell>
          <table:table-cell office:value-type="float" office:value="687.499315683434" calcext:value-type="float">
            <text:p>687.499315683434</text:p>
          </table:table-cell>
          <table:table-cell table:number-columns-repeated="9"/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10618.7362849556" calcext:value-type="float">
            <text:p>10618.7362849556</text:p>
          </table:table-cell>
          <table:table-cell office:value-type="float" office:value="10866.1399834483" calcext:value-type="float">
            <text:p>10866.1399834483</text:p>
          </table:table-cell>
          <table:table-cell office:value-type="float" office:value="437.385697491549" calcext:value-type="float">
            <text:p>437.385697491549</text:p>
          </table:table-cell>
          <table:table-cell office:value-type="float" office:value="861.171585697006" calcext:value-type="float">
            <text:p>861.171585697006</text:p>
          </table:table-cell>
          <table:table-cell table:number-columns-repeated="9"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11014.2623245442" calcext:value-type="float">
            <text:p>11014.2623245442</text:p>
          </table:table-cell>
          <table:table-cell office:value-type="float" office:value="10829.7839107332" calcext:value-type="float">
            <text:p>10829.7839107332</text:p>
          </table:table-cell>
          <table:table-cell office:value-type="float" office:value="418.792906928112" calcext:value-type="float">
            <text:p>418.792906928112</text:p>
          </table:table-cell>
          <table:table-cell office:value-type="float" office:value="871.819179420739" calcext:value-type="float">
            <text:p>871.819179420739</text:p>
          </table:table-cell>
          <table:table-cell table:number-columns-repeated="9"/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11969.7027998135" calcext:value-type="float">
            <text:p>11969.7027998135</text:p>
          </table:table-cell>
          <table:table-cell office:value-type="float" office:value="10933.1042162759" calcext:value-type="float">
            <text:p>10933.1042162759</text:p>
          </table:table-cell>
          <table:table-cell office:value-type="float" office:value="306.725621243697" calcext:value-type="float">
            <text:p>306.725621243697</text:p>
          </table:table-cell>
          <table:table-cell office:value-type="float" office:value="808.586519891066" calcext:value-type="float">
            <text:p>808.586519891066</text:p>
          </table:table-cell>
          <table:table-cell table:number-columns-repeated="9"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11509.6553003181" calcext:value-type="float">
            <text:p>11509.6553003181</text:p>
          </table:table-cell>
          <table:table-cell office:value-type="float" office:value="10987.5785142857" calcext:value-type="float">
            <text:p>10987.5785142857</text:p>
          </table:table-cell>
          <table:table-cell office:value-type="float" office:value="1252.69361651358" calcext:value-type="float">
            <text:p>1252.69361651358</text:p>
          </table:table-cell>
          <table:table-cell office:value-type="float" office:value="887.198319670782" calcext:value-type="float">
            <text:p>887.198319670782</text:p>
          </table:table-cell>
          <table:table-cell table:number-columns-repeated="9"/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12143.6107129645" calcext:value-type="float">
            <text:p>12143.6107129645</text:p>
          </table:table-cell>
          <table:table-cell office:value-type="float" office:value="10852.390462226" calcext:value-type="float">
            <text:p>10852.390462226</text:p>
          </table:table-cell>
          <table:table-cell office:value-type="float" office:value="694.37546590123" calcext:value-type="float">
            <text:p>694.37546590123</text:p>
          </table:table-cell>
          <table:table-cell office:value-type="float" office:value="715.207872742194" calcext:value-type="float">
            <text:p>715.207872742194</text:p>
          </table:table-cell>
          <table:table-cell table:number-columns-repeated="9"/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2054.6648906168" calcext:value-type="float">
            <text:p>12054.6648906168</text:p>
          </table:table-cell>
          <table:table-cell office:value-type="float" office:value="10474.887808265" calcext:value-type="float">
            <text:p>10474.887808265</text:p>
          </table:table-cell>
          <table:table-cell office:value-type="float" office:value="541.218075349701" calcext:value-type="float">
            <text:p>541.218075349701</text:p>
          </table:table-cell>
          <table:table-cell office:value-type="float" office:value="743.914995086571" calcext:value-type="float">
            <text:p>743.914995086571</text:p>
          </table:table-cell>
          <table:table-cell table:number-columns-repeated="9"/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1279.9068623348" calcext:value-type="float">
            <text:p>11279.9068623348</text:p>
          </table:table-cell>
          <table:table-cell office:value-type="float" office:value="10181.6348299636" calcext:value-type="float">
            <text:p>10181.6348299636</text:p>
          </table:table-cell>
          <table:table-cell office:value-type="float" office:value="646.334995548692" calcext:value-type="float">
            <text:p>646.334995548692</text:p>
          </table:table-cell>
          <table:table-cell office:value-type="float" office:value="873.750739255014" calcext:value-type="float">
            <text:p>873.750739255014</text:p>
          </table:table-cell>
          <table:table-cell table:number-columns-repeated="9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1086.4889568641" calcext:value-type="float">
            <text:p>11086.4889568641</text:p>
          </table:table-cell>
          <table:table-cell office:value-type="float" office:value="10350.4980469378" calcext:value-type="float">
            <text:p>10350.4980469378</text:p>
          </table:table-cell>
          <table:table-cell office:value-type="float" office:value="472.065336373313" calcext:value-type="float">
            <text:p>472.065336373313</text:p>
          </table:table-cell>
          <table:table-cell office:value-type="float" office:value="865.589894526204" calcext:value-type="float">
            <text:p>865.589894526204</text:p>
          </table:table-cell>
          <table:table-cell table:number-columns-repeated="9"/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11437.5334850313" calcext:value-type="float">
            <text:p>11437.5334850313</text:p>
          </table:table-cell>
          <table:table-cell office:value-type="float" office:value="10049.955037184" calcext:value-type="float">
            <text:p>10049.955037184</text:p>
          </table:table-cell>
          <table:table-cell office:value-type="float" office:value="362.933229005059" calcext:value-type="float">
            <text:p>362.933229005059</text:p>
          </table:table-cell>
          <table:table-cell office:value-type="float" office:value="1011.71982499301" calcext:value-type="float">
            <text:p>1011.71982499301</text:p>
          </table:table-cell>
          <table:table-cell table:number-columns-repeated="9"/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1957.2074032816" calcext:value-type="float">
            <text:p>11957.2074032816</text:p>
          </table:table-cell>
          <table:table-cell office:value-type="float" office:value="10117.6238751475" calcext:value-type="float">
            <text:p>10117.6238751475</text:p>
          </table:table-cell>
          <table:table-cell office:value-type="float" office:value="1181.92370031259" calcext:value-type="float">
            <text:p>1181.92370031259</text:p>
          </table:table-cell>
          <table:table-cell office:value-type="float" office:value="775.732722905795" calcext:value-type="float">
            <text:p>775.732722905795</text:p>
          </table:table-cell>
          <table:table-cell table:number-columns-repeated="9"/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1098.4098809128" calcext:value-type="float">
            <text:p>11098.4098809128</text:p>
          </table:table-cell>
          <table:table-cell office:value-type="float" office:value="10256.3358078707" calcext:value-type="float">
            <text:p>10256.3358078707</text:p>
          </table:table-cell>
          <table:table-cell office:value-type="float" office:value="900.640723766739" calcext:value-type="float">
            <text:p>900.640723766739</text:p>
          </table:table-cell>
          <table:table-cell office:value-type="float" office:value="688.096753960828" calcext:value-type="float">
            <text:p>688.096753960828</text:p>
          </table:table-cell>
          <table:table-cell table:number-columns-repeated="9"/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10656.3798265194" calcext:value-type="float">
            <text:p>10656.3798265194</text:p>
          </table:table-cell>
          <table:table-cell office:value-type="float" office:value="10108.1707540729" calcext:value-type="float">
            <text:p>10108.1707540729</text:p>
          </table:table-cell>
          <table:table-cell office:value-type="float" office:value="413.309167795343" calcext:value-type="float">
            <text:p>413.309167795343</text:p>
          </table:table-cell>
          <table:table-cell office:value-type="float" office:value="729.60056377139" calcext:value-type="float">
            <text:p>729.60056377139</text:p>
          </table:table-cell>
          <table:table-cell table:number-columns-repeated="9"/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10362.7627030828" calcext:value-type="float">
            <text:p>10362.7627030828</text:p>
          </table:table-cell>
          <table:table-cell office:value-type="float" office:value="10085.9994394483" calcext:value-type="float">
            <text:p>10085.9994394483</text:p>
          </table:table-cell>
          <table:table-cell office:value-type="float" office:value="527.017851280971" calcext:value-type="float">
            <text:p>527.017851280971</text:p>
          </table:table-cell>
          <table:table-cell office:value-type="float" office:value="844.446917694828" calcext:value-type="float">
            <text:p>844.446917694828</text:p>
          </table:table-cell>
          <table:table-cell table:number-columns-repeated="9"/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0442.8543328525" calcext:value-type="float">
            <text:p>10442.8543328525</text:p>
          </table:table-cell>
          <table:table-cell office:value-type="float" office:value="10244.4139967849" calcext:value-type="float">
            <text:p>10244.4139967849</text:p>
          </table:table-cell>
          <table:table-cell office:value-type="float" office:value="385.352925241726" calcext:value-type="float">
            <text:p>385.352925241726</text:p>
          </table:table-cell>
          <table:table-cell office:value-type="float" office:value="908.569884433931" calcext:value-type="float">
            <text:p>908.569884433931</text:p>
          </table:table-cell>
          <table:table-cell table:number-columns-repeated="9"/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10504.1776548978" calcext:value-type="float">
            <text:p>10504.1776548978</text:p>
          </table:table-cell>
          <table:table-cell office:value-type="float" office:value="11916.3557669368" calcext:value-type="float">
            <text:p>11916.3557669368</text:p>
          </table:table-cell>
          <table:table-cell office:value-type="float" office:value="387.523813391866" calcext:value-type="float">
            <text:p>387.523813391866</text:p>
          </table:table-cell>
          <table:table-cell office:value-type="float" office:value="946.210355981585" calcext:value-type="float">
            <text:p>946.210355981585</text:p>
          </table:table-cell>
          <table:table-cell table:number-columns-repeated="9"/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10782.4101169938" calcext:value-type="float">
            <text:p>10782.4101169938</text:p>
          </table:table-cell>
          <table:table-cell office:value-type="float" office:value="11049.8843986244" calcext:value-type="float">
            <text:p>11049.8843986244</text:p>
          </table:table-cell>
          <table:table-cell office:value-type="float" office:value="1464.26333125726" calcext:value-type="float">
            <text:p>1464.26333125726</text:p>
          </table:table-cell>
          <table:table-cell office:value-type="float" office:value="850.121205563105" calcext:value-type="float">
            <text:p>850.121205563105</text:p>
          </table:table-cell>
          <table:table-cell table:number-columns-repeated="9"/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0299.0282219187" calcext:value-type="float">
            <text:p>10299.0282219187</text:p>
          </table:table-cell>
          <table:table-cell office:value-type="float" office:value="11014.0496637328" calcext:value-type="float">
            <text:p>11014.0496637328</text:p>
          </table:table-cell>
          <table:table-cell office:value-type="float" office:value="874.975767082407" calcext:value-type="float">
            <text:p>874.975767082407</text:p>
          </table:table-cell>
          <table:table-cell office:value-type="float" office:value="725.6045020755" calcext:value-type="float">
            <text:p>725.6045020755</text:p>
          </table:table-cell>
          <table:table-cell table:number-columns-repeated="9"/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9987.9027728254" calcext:value-type="float">
            <text:p>9987.9027728254</text:p>
          </table:table-cell>
          <table:table-cell office:value-type="float" office:value="10392.090230324" calcext:value-type="float">
            <text:p>10392.090230324</text:p>
          </table:table-cell>
          <table:table-cell office:value-type="float" office:value="496.546684065402" calcext:value-type="float">
            <text:p>496.546684065402</text:p>
          </table:table-cell>
          <table:table-cell office:value-type="float" office:value="714.546727779449" calcext:value-type="float">
            <text:p>714.546727779449</text:p>
          </table:table-cell>
          <table:table-cell table:number-columns-repeated="9"/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10126.1200076379" calcext:value-type="float">
            <text:p>10126.1200076379</text:p>
          </table:table-cell>
          <table:table-cell office:value-type="float" office:value="10958.9062932876" calcext:value-type="float">
            <text:p>10958.9062932876</text:p>
          </table:table-cell>
          <table:table-cell office:value-type="float" office:value="602.81084892876" calcext:value-type="float">
            <text:p>602.81084892876</text:p>
          </table:table-cell>
          <table:table-cell office:value-type="float" office:value="867.558437824043" calcext:value-type="float">
            <text:p>867.558437824043</text:p>
          </table:table-cell>
          <table:table-cell table:number-columns-repeated="9"/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10418.0058584615" calcext:value-type="float">
            <text:p>10418.0058584615</text:p>
          </table:table-cell>
          <table:table-cell office:value-type="float" office:value="10634.1571815226" calcext:value-type="float">
            <text:p>10634.1571815226</text:p>
          </table:table-cell>
          <table:table-cell office:value-type="float" office:value="474.81521457728" calcext:value-type="float">
            <text:p>474.81521457728</text:p>
          </table:table-cell>
          <table:table-cell office:value-type="float" office:value="825.047613582594" calcext:value-type="float">
            <text:p>825.047613582594</text:p>
          </table:table-cell>
          <table:table-cell table:number-columns-repeated="9"/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1730.2099968" calcext:value-type="float">
            <text:p>11730.2099968</text:p>
          </table:table-cell>
          <table:table-cell office:value-type="float" office:value="10913.3958506201" calcext:value-type="float">
            <text:p>10913.3958506201</text:p>
          </table:table-cell>
          <table:table-cell office:value-type="float" office:value="551.776250531375" calcext:value-type="float">
            <text:p>551.776250531375</text:p>
          </table:table-cell>
          <table:table-cell office:value-type="float" office:value="918.318382534523" calcext:value-type="float">
            <text:p>918.318382534523</text:p>
          </table:table-cell>
          <table:table-cell table:number-columns-repeated="9"/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0344.2150797061" calcext:value-type="float">
            <text:p>10344.2150797061</text:p>
          </table:table-cell>
          <table:table-cell office:value-type="float" office:value="10725.3213632275" calcext:value-type="float">
            <text:p>10725.3213632275</text:p>
          </table:table-cell>
          <table:table-cell office:value-type="float" office:value="1222.15167667336" calcext:value-type="float">
            <text:p>1222.15167667336</text:p>
          </table:table-cell>
          <table:table-cell office:value-type="float" office:value="939.94655204761" calcext:value-type="float">
            <text:p>939.94655204761</text:p>
          </table:table-cell>
          <table:table-cell table:number-columns-repeated="9"/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0545.2562946256" calcext:value-type="float">
            <text:p>10545.2562946256</text:p>
          </table:table-cell>
          <table:table-cell office:value-type="float" office:value="10894.3663896774" calcext:value-type="float">
            <text:p>10894.3663896774</text:p>
          </table:table-cell>
          <table:table-cell office:value-type="float" office:value="911.299797769343" calcext:value-type="float">
            <text:p>911.299797769343</text:p>
          </table:table-cell>
          <table:table-cell office:value-type="float" office:value="821.45067087616" calcext:value-type="float">
            <text:p>821.45067087616</text:p>
          </table:table-cell>
          <table:table-cell table:number-columns-repeated="9"/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10690.1085750062" calcext:value-type="float">
            <text:p>10690.1085750062</text:p>
          </table:table-cell>
          <table:table-cell office:value-type="float" office:value="10898.4488702831" calcext:value-type="float">
            <text:p>10898.4488702831</text:p>
          </table:table-cell>
          <table:table-cell office:value-type="float" office:value="394.162024719164" calcext:value-type="float">
            <text:p>394.162024719164</text:p>
          </table:table-cell>
          <table:table-cell office:value-type="float" office:value="707.100431271231" calcext:value-type="float">
            <text:p>707.100431271231</text:p>
          </table:table-cell>
          <table:table-cell table:number-columns-repeated="9"/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0323.4862553277" calcext:value-type="float">
            <text:p>10323.4862553277</text:p>
          </table:table-cell>
          <table:table-cell office:value-type="float" office:value="11171.4840837447" calcext:value-type="float">
            <text:p>11171.4840837447</text:p>
          </table:table-cell>
          <table:table-cell office:value-type="float" office:value="306.398860487185" calcext:value-type="float">
            <text:p>306.398860487185</text:p>
          </table:table-cell>
          <table:table-cell office:value-type="float" office:value="901.597360987654" calcext:value-type="float">
            <text:p>901.597360987654</text:p>
          </table:table-cell>
          <table:table-cell table:number-columns-repeated="9"/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0408.0877037037" calcext:value-type="float">
            <text:p>10408.0877037037</text:p>
          </table:table-cell>
          <table:table-cell office:value-type="float" office:value="10155.1501552941" calcext:value-type="float">
            <text:p>10155.1501552941</text:p>
          </table:table-cell>
          <table:table-cell office:value-type="float" office:value="340.682889385335" calcext:value-type="float">
            <text:p>340.682889385335</text:p>
          </table:table-cell>
          <table:table-cell office:value-type="float" office:value="773.721592807363" calcext:value-type="float">
            <text:p>773.721592807363</text:p>
          </table:table-cell>
          <table:table-cell table:number-columns-repeated="9"/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10401.0350592" calcext:value-type="float">
            <text:p>10401.0350592</text:p>
          </table:table-cell>
          <table:table-cell office:value-type="float" office:value="9939.56081922607" calcext:value-type="float">
            <text:p>9939.56081922607</text:p>
          </table:table-cell>
          <table:table-cell office:value-type="float" office:value="580.271455969475" calcext:value-type="float">
            <text:p>580.271455969475</text:p>
          </table:table-cell>
          <table:table-cell office:value-type="float" office:value="929.46148975048" calcext:value-type="float">
            <text:p>929.46148975048</text:p>
          </table:table-cell>
          <table:table-cell table:number-columns-repeated="9"/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10313.8958360976" calcext:value-type="float">
            <text:p>10313.8958360976</text:p>
          </table:table-cell>
          <table:table-cell office:value-type="float" office:value="10155.2454691026" calcext:value-type="float">
            <text:p>10155.2454691026</text:p>
          </table:table-cell>
          <table:table-cell office:value-type="float" office:value="1185.11049348818" calcext:value-type="float">
            <text:p>1185.11049348818</text:p>
          </table:table-cell>
          <table:table-cell office:value-type="float" office:value="945.521554668528" calcext:value-type="float">
            <text:p>945.521554668528</text:p>
          </table:table-cell>
          <table:table-cell table:number-columns-repeated="9"/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0351.6509796631" calcext:value-type="float">
            <text:p>10351.6509796631</text:p>
          </table:table-cell>
          <table:table-cell office:value-type="float" office:value="10026.6620123725" calcext:value-type="float">
            <text:p>10026.6620123725</text:p>
          </table:table-cell>
          <table:table-cell office:value-type="float" office:value="776.935760343938" calcext:value-type="float">
            <text:p>776.935760343938</text:p>
          </table:table-cell>
          <table:table-cell office:value-type="float" office:value="829.356482063867" calcext:value-type="float">
            <text:p>829.356482063867</text:p>
          </table:table-cell>
          <table:table-cell table:number-columns-repeated="9"/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0766.4794219266" calcext:value-type="float">
            <text:p>10766.4794219266</text:p>
          </table:table-cell>
          <table:table-cell office:value-type="float" office:value="10134.8505743647" calcext:value-type="float">
            <text:p>10134.8505743647</text:p>
          </table:table-cell>
          <table:table-cell office:value-type="float" office:value="646.057074954992" calcext:value-type="float">
            <text:p>646.057074954992</text:p>
          </table:table-cell>
          <table:table-cell office:value-type="float" office:value="731.656029431215" calcext:value-type="float">
            <text:p>731.656029431215</text:p>
          </table:table-cell>
          <table:table-cell table:number-columns-repeated="9"/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11048.9292940595" calcext:value-type="float">
            <text:p>11048.9292940595</text:p>
          </table:table-cell>
          <table:table-cell office:value-type="float" office:value="10119.8651106037" calcext:value-type="float">
            <text:p>10119.8651106037</text:p>
          </table:table-cell>
          <table:table-cell office:value-type="float" office:value="603.665275701304" calcext:value-type="float">
            <text:p>603.665275701304</text:p>
          </table:table-cell>
          <table:table-cell office:value-type="float" office:value="1133.08365361609" calcext:value-type="float">
            <text:p>1133.08365361609</text:p>
          </table:table-cell>
          <table:table-cell table:number-columns-repeated="9"/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11080.7919274667" calcext:value-type="float">
            <text:p>11080.7919274667</text:p>
          </table:table-cell>
          <table:table-cell office:value-type="float" office:value="10223.9462263885" calcext:value-type="float">
            <text:p>10223.9462263885</text:p>
          </table:table-cell>
          <table:table-cell office:value-type="float" office:value="429.758244373209" calcext:value-type="float">
            <text:p>429.758244373209</text:p>
          </table:table-cell>
          <table:table-cell office:value-type="float" office:value="724.447792682956" calcext:value-type="float">
            <text:p>724.447792682956</text:p>
          </table:table-cell>
          <table:table-cell table:number-columns-repeated="9"/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10622.8752855608" calcext:value-type="float">
            <text:p>10622.8752855608</text:p>
          </table:table-cell>
          <table:table-cell office:value-type="float" office:value="10175.967534499" calcext:value-type="float">
            <text:p>10175.967534499</text:p>
          </table:table-cell>
          <table:table-cell office:value-type="float" office:value="479.014480474166" calcext:value-type="float">
            <text:p>479.014480474166</text:p>
          </table:table-cell>
          <table:table-cell office:value-type="float" office:value="856.190556367199" calcext:value-type="float">
            <text:p>856.190556367199</text:p>
          </table:table-cell>
          <table:table-cell table:number-columns-repeated="9"/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10200.215105901" calcext:value-type="float">
            <text:p>10200.215105901</text:p>
          </table:table-cell>
          <table:table-cell office:value-type="float" office:value="9943.88655097769" calcext:value-type="float">
            <text:p>9943.88655097769</text:p>
          </table:table-cell>
          <table:table-cell office:value-type="float" office:value="1217.09813381908" calcext:value-type="float">
            <text:p>1217.09813381908</text:p>
          </table:table-cell>
          <table:table-cell office:value-type="float" office:value="1335.85826806086" calcext:value-type="float">
            <text:p>1335.85826806086</text:p>
          </table:table-cell>
          <table:table-cell table:number-columns-repeated="9"/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9883.55505922555" calcext:value-type="float">
            <text:p>9883.55505922555</text:p>
          </table:table-cell>
          <table:table-cell office:value-type="float" office:value="10641.2972470218" calcext:value-type="float">
            <text:p>10641.2972470218</text:p>
          </table:table-cell>
          <table:table-cell office:value-type="float" office:value="786.465141342682" calcext:value-type="float">
            <text:p>786.465141342682</text:p>
          </table:table-cell>
          <table:table-cell office:value-type="float" office:value="739.850802088611" calcext:value-type="float">
            <text:p>739.850802088611</text:p>
          </table:table-cell>
          <table:table-cell table:number-columns-repeated="9"/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10113.2241307262" calcext:value-type="float">
            <text:p>10113.2241307262</text:p>
          </table:table-cell>
          <table:table-cell office:value-type="float" office:value="10819.0573714286" calcext:value-type="float">
            <text:p>10819.0573714286</text:p>
          </table:table-cell>
          <table:table-cell office:value-type="float" office:value="632.707682220408" calcext:value-type="float">
            <text:p>632.707682220408</text:p>
          </table:table-cell>
          <table:table-cell office:value-type="float" office:value="591.94456109906" calcext:value-type="float">
            <text:p>591.94456109906</text:p>
          </table:table-cell>
          <table:table-cell table:number-columns-repeated="9"/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10047.2417494611" calcext:value-type="float">
            <text:p>10047.2417494611</text:p>
          </table:table-cell>
          <table:table-cell office:value-type="float" office:value="10693.0138719042" calcext:value-type="float">
            <text:p>10693.0138719042</text:p>
          </table:table-cell>
          <table:table-cell office:value-type="float" office:value="509.928838581735" calcext:value-type="float">
            <text:p>509.928838581735</text:p>
          </table:table-cell>
          <table:table-cell office:value-type="float" office:value="1054.94285870606" calcext:value-type="float">
            <text:p>1054.94285870606</text:p>
          </table:table-cell>
          <table:table-cell table:number-columns-repeated="9"/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9990.84914343205" calcext:value-type="float">
            <text:p>9990.84914343205</text:p>
          </table:table-cell>
          <table:table-cell office:value-type="float" office:value="10020.5987143258" calcext:value-type="float">
            <text:p>10020.5987143258</text:p>
          </table:table-cell>
          <table:table-cell office:value-type="float" office:value="474.052206812427" calcext:value-type="float">
            <text:p>474.052206812427</text:p>
          </table:table-cell>
          <table:table-cell office:value-type="float" office:value="730.241789840675" calcext:value-type="float">
            <text:p>730.241789840675</text:p>
          </table:table-cell>
          <table:table-cell table:number-columns-repeated="9"/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10199.3296268387" calcext:value-type="float">
            <text:p>10199.3296268387</text:p>
          </table:table-cell>
          <table:table-cell office:value-type="float" office:value="10255.2730087619" calcext:value-type="float">
            <text:p>10255.2730087619</text:p>
          </table:table-cell>
          <table:table-cell office:value-type="float" office:value="336.854996425532" calcext:value-type="float">
            <text:p>336.854996425532</text:p>
          </table:table-cell>
          <table:table-cell office:value-type="float" office:value="842.845263522103" calcext:value-type="float">
            <text:p>842.845263522103</text:p>
          </table:table-cell>
          <table:table-cell table:number-columns-repeated="9"/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0053.5373913932" calcext:value-type="float">
            <text:p>10053.5373913932</text:p>
          </table:table-cell>
          <table:table-cell office:value-type="float" office:value="10012.3083567801" calcext:value-type="float">
            <text:p>10012.3083567801</text:p>
          </table:table-cell>
          <table:table-cell office:value-type="float" office:value="894.112038539058" calcext:value-type="float">
            <text:p>894.112038539058</text:p>
          </table:table-cell>
          <table:table-cell office:value-type="float" office:value="1345.80785507235" calcext:value-type="float">
            <text:p>1345.80785507235</text:p>
          </table:table-cell>
          <table:table-cell table:number-columns-repeated="9"/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0227.3202326905" calcext:value-type="float">
            <text:p>10227.3202326905</text:p>
          </table:table-cell>
          <table:table-cell office:value-type="float" office:value="10628.7076284026" calcext:value-type="float">
            <text:p>10628.7076284026</text:p>
          </table:table-cell>
          <table:table-cell office:value-type="float" office:value="582.968954437213" calcext:value-type="float">
            <text:p>582.968954437213</text:p>
          </table:table-cell>
          <table:table-cell office:value-type="float" office:value="745.626237293051" calcext:value-type="float">
            <text:p>745.626237293051</text:p>
          </table:table-cell>
          <table:table-cell table:number-columns-repeated="9"/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0594.3703983158" calcext:value-type="float">
            <text:p>10594.3703983158</text:p>
          </table:table-cell>
          <table:table-cell office:value-type="float" office:value="10571.8971110776" calcext:value-type="float">
            <text:p>10571.8971110776</text:p>
          </table:table-cell>
          <table:table-cell office:value-type="float" office:value="517.866813212524" calcext:value-type="float">
            <text:p>517.866813212524</text:p>
          </table:table-cell>
          <table:table-cell office:value-type="float" office:value="923.358699731497" calcext:value-type="float">
            <text:p>923.358699731497</text:p>
          </table:table-cell>
          <table:table-cell table:number-columns-repeated="9"/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0231.148969984" calcext:value-type="float">
            <text:p>10231.148969984</text:p>
          </table:table-cell>
          <table:table-cell office:value-type="float" office:value="10389.3869276341" calcext:value-type="float">
            <text:p>10389.3869276341</text:p>
          </table:table-cell>
          <table:table-cell office:value-type="float" office:value="539.859998336501" calcext:value-type="float">
            <text:p>539.859998336501</text:p>
          </table:table-cell>
          <table:table-cell office:value-type="float" office:value="691.56428022922" calcext:value-type="float">
            <text:p>691.56428022922</text:p>
          </table:table-cell>
          <table:table-cell table:number-columns-repeated="9"/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9900.94943911287" calcext:value-type="float">
            <text:p>9900.94943911287</text:p>
          </table:table-cell>
          <table:table-cell office:value-type="float" office:value="10428.907652664" calcext:value-type="float">
            <text:p>10428.907652664</text:p>
          </table:table-cell>
          <table:table-cell office:value-type="float" office:value="582.629863106439" calcext:value-type="float">
            <text:p>582.629863106439</text:p>
          </table:table-cell>
          <table:table-cell office:value-type="float" office:value="711.004651715222" calcext:value-type="float">
            <text:p>711.004651715222</text:p>
          </table:table-cell>
          <table:table-cell table:number-columns-repeated="9"/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10378.0807773091" calcext:value-type="float">
            <text:p>10378.0807773091</text:p>
          </table:table-cell>
          <table:table-cell office:value-type="float" office:value="10015.3460765317" calcext:value-type="float">
            <text:p>10015.3460765317</text:p>
          </table:table-cell>
          <table:table-cell office:value-type="float" office:value="399.194388574255" calcext:value-type="float">
            <text:p>399.194388574255</text:p>
          </table:table-cell>
          <table:table-cell office:value-type="float" office:value="862.457864015656" calcext:value-type="float">
            <text:p>862.457864015656</text:p>
          </table:table-cell>
          <table:table-cell table:number-columns-repeated="9"/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1594.2356067846" calcext:value-type="float">
            <text:p>11594.2356067846</text:p>
          </table:table-cell>
          <table:table-cell office:value-type="float" office:value="10354.814177195" calcext:value-type="float">
            <text:p>10354.814177195</text:p>
          </table:table-cell>
          <table:table-cell office:value-type="float" office:value="929.166391090405" calcext:value-type="float">
            <text:p>929.166391090405</text:p>
          </table:table-cell>
          <table:table-cell office:value-type="float" office:value="1280.40655343648" calcext:value-type="float">
            <text:p>1280.40655343648</text:p>
          </table:table-cell>
          <table:table-cell table:number-columns-repeated="9"/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0578.0175333824" calcext:value-type="float">
            <text:p>10578.0175333824</text:p>
          </table:table-cell>
          <table:table-cell office:value-type="float" office:value="10309.547977776" calcext:value-type="float">
            <text:p>10309.547977776</text:p>
          </table:table-cell>
          <table:table-cell office:value-type="float" office:value="773.194259789024" calcext:value-type="float">
            <text:p>773.194259789024</text:p>
          </table:table-cell>
          <table:table-cell office:value-type="float" office:value="789.999397352313" calcext:value-type="float">
            <text:p>789.999397352313</text:p>
          </table:table-cell>
          <table:table-cell table:number-columns-repeated="9"/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10443.4372287737" calcext:value-type="float">
            <text:p>10443.4372287737</text:p>
          </table:table-cell>
          <table:table-cell office:value-type="float" office:value="10033.7241822384" calcext:value-type="float">
            <text:p>10033.7241822384</text:p>
          </table:table-cell>
          <table:table-cell office:value-type="float" office:value="413.829903387978" calcext:value-type="float">
            <text:p>413.829903387978</text:p>
          </table:table-cell>
          <table:table-cell office:value-type="float" office:value="911.879510807776" calcext:value-type="float">
            <text:p>911.879510807776</text:p>
          </table:table-cell>
          <table:table-cell table:number-columns-repeated="9"/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0339.3932535172" calcext:value-type="float">
            <text:p>10339.3932535172</text:p>
          </table:table-cell>
          <table:table-cell office:value-type="float" office:value="11159.5798146977" calcext:value-type="float">
            <text:p>11159.5798146977</text:p>
          </table:table-cell>
          <table:table-cell office:value-type="float" office:value="357.321178261616" calcext:value-type="float">
            <text:p>357.321178261616</text:p>
          </table:table-cell>
          <table:table-cell office:value-type="float" office:value="630.86538552915" calcext:value-type="float">
            <text:p>630.86538552915</text:p>
          </table:table-cell>
          <table:table-cell table:number-columns-repeated="9"/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0657.3826685902" calcext:value-type="float">
            <text:p>10657.3826685902</text:p>
          </table:table-cell>
          <table:table-cell office:value-type="float" office:value="10734.8689299713" calcext:value-type="float">
            <text:p>10734.8689299713</text:p>
          </table:table-cell>
          <table:table-cell office:value-type="float" office:value="643.171575244513" calcext:value-type="float">
            <text:p>643.171575244513</text:p>
          </table:table-cell>
          <table:table-cell office:value-type="float" office:value="805.392254652632" calcext:value-type="float">
            <text:p>805.392254652632</text:p>
          </table:table-cell>
          <table:table-cell table:number-columns-repeated="9"/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10137.4217869135" calcext:value-type="float">
            <text:p>10137.4217869135</text:p>
          </table:table-cell>
          <table:table-cell office:value-type="float" office:value="10086.3812424628" calcext:value-type="float">
            <text:p>10086.3812424628</text:p>
          </table:table-cell>
          <table:table-cell office:value-type="float" office:value="449.242257661062" calcext:value-type="float">
            <text:p>449.242257661062</text:p>
          </table:table-cell>
          <table:table-cell office:value-type="float" office:value="807.730233809421" calcext:value-type="float">
            <text:p>807.730233809421</text:p>
          </table:table-cell>
          <table:table-cell table:number-columns-repeated="9"/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9986.57124774603" calcext:value-type="float">
            <text:p>9986.57124774603</text:p>
          </table:table-cell>
          <table:table-cell office:value-type="float" office:value="10172.5379080678" calcext:value-type="float">
            <text:p>10172.5379080678</text:p>
          </table:table-cell>
          <table:table-cell office:value-type="float" office:value="906.971795719888" calcext:value-type="float">
            <text:p>906.971795719888</text:p>
          </table:table-cell>
          <table:table-cell office:value-type="float" office:value="1249.17838833905" calcext:value-type="float">
            <text:p>1249.17838833905</text:p>
          </table:table-cell>
          <table:table-cell table:number-columns-repeated="9"/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9983.28406188377" calcext:value-type="float">
            <text:p>9983.28406188377</text:p>
          </table:table-cell>
          <table:table-cell office:value-type="float" office:value="10572.6286961778" calcext:value-type="float">
            <text:p>10572.6286961778</text:p>
          </table:table-cell>
          <table:table-cell office:value-type="float" office:value="773.185781810165" calcext:value-type="float">
            <text:p>773.185781810165</text:p>
          </table:table-cell>
          <table:table-cell office:value-type="float" office:value="825.026492317397" calcext:value-type="float">
            <text:p>825.026492317397</text:p>
          </table:table-cell>
          <table:table-cell table:number-columns-repeated="9"/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9986.03863771428" calcext:value-type="float">
            <text:p>9986.03863771428</text:p>
          </table:table-cell>
          <table:table-cell office:value-type="float" office:value="10202.4035306213" calcext:value-type="float">
            <text:p>10202.4035306213</text:p>
          </table:table-cell>
          <table:table-cell office:value-type="float" office:value="677.699961409214" calcext:value-type="float">
            <text:p>677.699961409214</text:p>
          </table:table-cell>
          <table:table-cell office:value-type="float" office:value="923.16451662923" calcext:value-type="float">
            <text:p>923.16451662923</text:p>
          </table:table-cell>
          <table:table-cell table:number-columns-repeated="9"/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9954.48149333333" calcext:value-type="float">
            <text:p>9954.48149333333</text:p>
          </table:table-cell>
          <table:table-cell office:value-type="float" office:value="10489.0344264628" calcext:value-type="float">
            <text:p>10489.0344264628</text:p>
          </table:table-cell>
          <table:table-cell office:value-type="float" office:value="477.977094168675" calcext:value-type="float">
            <text:p>477.977094168675</text:p>
          </table:table-cell>
          <table:table-cell office:value-type="float" office:value="636.873725331944" calcext:value-type="float">
            <text:p>636.873725331944</text:p>
          </table:table-cell>
          <table:table-cell table:number-columns-repeated="9"/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9813.52671563353" calcext:value-type="float">
            <text:p>9813.52671563353</text:p>
          </table:table-cell>
          <table:table-cell office:value-type="float" office:value="9899.22057106719" calcext:value-type="float">
            <text:p>9899.22057106719</text:p>
          </table:table-cell>
          <table:table-cell office:value-type="float" office:value="696.712796887243" calcext:value-type="float">
            <text:p>696.712796887243</text:p>
          </table:table-cell>
          <table:table-cell office:value-type="float" office:value="729.110214747105" calcext:value-type="float">
            <text:p>729.110214747105</text:p>
          </table:table-cell>
          <table:table-cell table:number-columns-repeated="9"/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9948.64356776585" calcext:value-type="float">
            <text:p>9948.64356776585</text:p>
          </table:table-cell>
          <table:table-cell office:value-type="float" office:value="10063.0426352327" calcext:value-type="float">
            <text:p>10063.0426352327</text:p>
          </table:table-cell>
          <table:table-cell office:value-type="float" office:value="361.1041714821" calcext:value-type="float">
            <text:p>361.1041714821</text:p>
          </table:table-cell>
          <table:table-cell office:value-type="float" office:value="749.610549492537" calcext:value-type="float">
            <text:p>749.610549492537</text:p>
          </table:table-cell>
          <table:table-cell table:number-columns-repeated="9"/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1837.5341237202" calcext:value-type="float">
            <text:p>11837.5341237202</text:p>
          </table:table-cell>
          <table:table-cell office:value-type="float" office:value="10900.7057981098" calcext:value-type="float">
            <text:p>10900.7057981098</text:p>
          </table:table-cell>
          <table:table-cell office:value-type="float" office:value="820.859967893981" calcext:value-type="float">
            <text:p>820.859967893981</text:p>
          </table:table-cell>
          <table:table-cell office:value-type="float" office:value="1258.30497355972" calcext:value-type="float">
            <text:p>1258.30497355972</text:p>
          </table:table-cell>
          <table:table-cell table:number-columns-repeated="9"/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0217.2224514077" calcext:value-type="float">
            <text:p>10217.2224514077</text:p>
          </table:table-cell>
          <table:table-cell office:value-type="float" office:value="10949.2982420645" calcext:value-type="float">
            <text:p>10949.2982420645</text:p>
          </table:table-cell>
          <table:table-cell office:value-type="float" office:value="784.720026060507" calcext:value-type="float">
            <text:p>784.720026060507</text:p>
          </table:table-cell>
          <table:table-cell office:value-type="float" office:value="858.311448190347" calcext:value-type="float">
            <text:p>858.311448190347</text:p>
          </table:table-cell>
          <table:table-cell table:number-columns-repeated="9"/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10193.0062288495" calcext:value-type="float">
            <text:p>10193.0062288495</text:p>
          </table:table-cell>
          <table:table-cell office:value-type="float" office:value="10211.3204278446" calcext:value-type="float">
            <text:p>10211.3204278446</text:p>
          </table:table-cell>
          <table:table-cell office:value-type="float" office:value="469.234208788177" calcext:value-type="float">
            <text:p>469.234208788177</text:p>
          </table:table-cell>
          <table:table-cell office:value-type="float" office:value="810.003308246781" calcext:value-type="float">
            <text:p>810.003308246781</text:p>
          </table:table-cell>
          <table:table-cell table:number-columns-repeated="9"/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0609.1720634576" calcext:value-type="float">
            <text:p>10609.1720634576</text:p>
          </table:table-cell>
          <table:table-cell office:value-type="float" office:value="10275.1516496701" calcext:value-type="float">
            <text:p>10275.1516496701</text:p>
          </table:table-cell>
          <table:table-cell office:value-type="float" office:value="461.456638520231" calcext:value-type="float">
            <text:p>461.456638520231</text:p>
          </table:table-cell>
          <table:table-cell office:value-type="float" office:value="671.324346284144" calcext:value-type="float">
            <text:p>671.324346284144</text:p>
          </table:table-cell>
          <table:table-cell table:number-columns-repeated="9"/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0187.2879153548" calcext:value-type="float">
            <text:p>10187.2879153548</text:p>
          </table:table-cell>
          <table:table-cell office:value-type="float" office:value="10603.9808476279" calcext:value-type="float">
            <text:p>10603.9808476279</text:p>
          </table:table-cell>
          <table:table-cell office:value-type="float" office:value="446.585747137949" calcext:value-type="float">
            <text:p>446.585747137949</text:p>
          </table:table-cell>
          <table:table-cell office:value-type="float" office:value="742.948813880698" calcext:value-type="float">
            <text:p>742.948813880698</text:p>
          </table:table-cell>
          <table:table-cell table:number-columns-repeated="9"/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0145.9015387429" calcext:value-type="float">
            <text:p>10145.9015387429</text:p>
          </table:table-cell>
          <table:table-cell office:value-type="float" office:value="10378.8355161732" calcext:value-type="float">
            <text:p>10378.8355161732</text:p>
          </table:table-cell>
          <table:table-cell office:value-type="float" office:value="195.586681715585" calcext:value-type="float">
            <text:p>195.586681715585</text:p>
          </table:table-cell>
          <table:table-cell office:value-type="float" office:value="681.595672754628" calcext:value-type="float">
            <text:p>681.595672754628</text:p>
          </table:table-cell>
          <table:table-cell table:number-columns-repeated="9"/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10108.849993587" calcext:value-type="float">
            <text:p>10108.849993587</text:p>
          </table:table-cell>
          <table:table-cell office:value-type="float" office:value="10416.9698371684" calcext:value-type="float">
            <text:p>10416.9698371684</text:p>
          </table:table-cell>
          <table:table-cell office:value-type="float" office:value="825.328530069315" calcext:value-type="float">
            <text:p>825.328530069315</text:p>
          </table:table-cell>
          <table:table-cell office:value-type="float" office:value="1183.11932247637" calcext:value-type="float">
            <text:p>1183.11932247637</text:p>
          </table:table-cell>
          <table:table-cell table:number-columns-repeated="9"/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10553.8469079821" calcext:value-type="float">
            <text:p>10553.8469079821</text:p>
          </table:table-cell>
          <table:table-cell office:value-type="float" office:value="10577.6152576" calcext:value-type="float">
            <text:p>10577.6152576</text:p>
          </table:table-cell>
          <table:table-cell office:value-type="float" office:value="769.882481818405" calcext:value-type="float">
            <text:p>769.882481818405</text:p>
          </table:table-cell>
          <table:table-cell office:value-type="float" office:value="840.907943538357" calcext:value-type="float">
            <text:p>840.907943538357</text:p>
          </table:table-cell>
          <table:table-cell table:number-columns-repeated="9"/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10755.2294394911" calcext:value-type="float">
            <text:p>10755.2294394911</text:p>
          </table:table-cell>
          <table:table-cell office:value-type="float" office:value="10648.3451742431" calcext:value-type="float">
            <text:p>10648.3451742431</text:p>
          </table:table-cell>
          <table:table-cell office:value-type="float" office:value="602.67268444566" calcext:value-type="float">
            <text:p>602.67268444566</text:p>
          </table:table-cell>
          <table:table-cell office:value-type="float" office:value="1071.1969090947" calcext:value-type="float">
            <text:p>1071.1969090947</text:p>
          </table:table-cell>
          <table:table-cell table:number-columns-repeated="9"/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10396.2186786517" calcext:value-type="float">
            <text:p>10396.2186786517</text:p>
          </table:table-cell>
          <table:table-cell office:value-type="float" office:value="10206.3741455329" calcext:value-type="float">
            <text:p>10206.3741455329</text:p>
          </table:table-cell>
          <table:table-cell office:value-type="float" office:value="524.86540352109" calcext:value-type="float">
            <text:p>524.86540352109</text:p>
          </table:table-cell>
          <table:table-cell office:value-type="float" office:value="624.239657064623" calcext:value-type="float">
            <text:p>624.239657064623</text:p>
          </table:table-cell>
          <table:table-cell table:number-columns-repeated="9"/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10949.9296426667" calcext:value-type="float">
            <text:p>10949.9296426667</text:p>
          </table:table-cell>
          <table:table-cell office:value-type="float" office:value="10099.1921880412" calcext:value-type="float">
            <text:p>10099.1921880412</text:p>
          </table:table-cell>
          <table:table-cell office:value-type="float" office:value="781.099354969131" calcext:value-type="float">
            <text:p>781.099354969131</text:p>
          </table:table-cell>
          <table:table-cell office:value-type="float" office:value="720.481929834241" calcext:value-type="float">
            <text:p>720.481929834241</text:p>
          </table:table-cell>
          <table:table-cell table:number-columns-repeated="9"/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9934.77492215873" calcext:value-type="float">
            <text:p>9934.77492215873</text:p>
          </table:table-cell>
          <table:table-cell office:value-type="float" office:value="10852.0126171429" calcext:value-type="float">
            <text:p>10852.0126171429</text:p>
          </table:table-cell>
          <table:table-cell office:value-type="float" office:value="254.498209053726" calcext:value-type="float">
            <text:p>254.498209053726</text:p>
          </table:table-cell>
          <table:table-cell office:value-type="float" office:value="731.601764280887" calcext:value-type="float">
            <text:p>731.601764280887</text:p>
          </table:table-cell>
          <table:table-cell table:number-columns-repeated="9"/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9957.46261521443" calcext:value-type="float">
            <text:p>9957.46261521443</text:p>
          </table:table-cell>
          <table:table-cell office:value-type="float" office:value="10539.6094513548" calcext:value-type="float">
            <text:p>10539.6094513548</text:p>
          </table:table-cell>
          <table:table-cell office:value-type="float" office:value="754.137158770867" calcext:value-type="float">
            <text:p>754.137158770867</text:p>
          </table:table-cell>
          <table:table-cell office:value-type="float" office:value="1233.77106466796" calcext:value-type="float">
            <text:p>1233.77106466796</text:p>
          </table:table-cell>
          <table:table-cell table:number-columns-repeated="9"/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10615.6676576476" calcext:value-type="float">
            <text:p>10615.6676576476</text:p>
          </table:table-cell>
          <table:table-cell office:value-type="float" office:value="10053.611387871" calcext:value-type="float">
            <text:p>10053.611387871</text:p>
          </table:table-cell>
          <table:table-cell office:value-type="float" office:value="927.120513935569" calcext:value-type="float">
            <text:p>927.120513935569</text:p>
          </table:table-cell>
          <table:table-cell office:value-type="float" office:value="810.052619218608" calcext:value-type="float">
            <text:p>810.052619218608</text:p>
          </table:table-cell>
          <table:table-cell table:number-columns-repeated="9"/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0210.3163398481" calcext:value-type="float">
            <text:p>10210.3163398481</text:p>
          </table:table-cell>
          <table:table-cell office:value-type="float" office:value="10218.2793449106" calcext:value-type="float">
            <text:p>10218.2793449106</text:p>
          </table:table-cell>
          <table:table-cell office:value-type="float" office:value="479.50395015247" calcext:value-type="float">
            <text:p>479.50395015247</text:p>
          </table:table-cell>
          <table:table-cell office:value-type="float" office:value="982.652906372055" calcext:value-type="float">
            <text:p>982.652906372055</text:p>
          </table:table-cell>
          <table:table-cell table:number-columns-repeated="9"/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10436.6314989641" calcext:value-type="float">
            <text:p>10436.6314989641</text:p>
          </table:table-cell>
          <table:table-cell office:value-type="float" office:value="10126.8375921311" calcext:value-type="float">
            <text:p>10126.8375921311</text:p>
          </table:table-cell>
          <table:table-cell office:value-type="float" office:value="597.908312406887" calcext:value-type="float">
            <text:p>597.908312406887</text:p>
          </table:table-cell>
          <table:table-cell office:value-type="float" office:value="729.547642461084" calcext:value-type="float">
            <text:p>729.547642461084</text:p>
          </table:table-cell>
          <table:table-cell table:number-columns-repeated="9"/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9802.42497728376" calcext:value-type="float">
            <text:p>9802.42497728376</text:p>
          </table:table-cell>
          <table:table-cell office:value-type="float" office:value="10251.2213681633" calcext:value-type="float">
            <text:p>10251.2213681633</text:p>
          </table:table-cell>
          <table:table-cell office:value-type="float" office:value="462.643725567643" calcext:value-type="float">
            <text:p>462.643725567643</text:p>
          </table:table-cell>
          <table:table-cell office:value-type="float" office:value="705.221847205543" calcext:value-type="float">
            <text:p>705.221847205543</text:p>
          </table:table-cell>
          <table:table-cell table:number-columns-repeated="9"/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9862.28953322288" calcext:value-type="float">
            <text:p>9862.28953322288</text:p>
          </table:table-cell>
          <table:table-cell office:value-type="float" office:value="10214.4295150437" calcext:value-type="float">
            <text:p>10214.4295150437</text:p>
          </table:table-cell>
          <table:table-cell office:value-type="float" office:value="315.519703243258" calcext:value-type="float">
            <text:p>315.519703243258</text:p>
          </table:table-cell>
          <table:table-cell office:value-type="float" office:value="691.954606611638" calcext:value-type="float">
            <text:p>691.954606611638</text:p>
          </table:table-cell>
          <table:table-cell table:number-columns-repeated="9"/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9935.21127736546" calcext:value-type="float">
            <text:p>9935.21127736546</text:p>
          </table:table-cell>
          <table:table-cell office:value-type="float" office:value="10452.205568" calcext:value-type="float">
            <text:p>10452.205568</text:p>
          </table:table-cell>
          <table:table-cell office:value-type="float" office:value="945.026169404702" calcext:value-type="float">
            <text:p>945.026169404702</text:p>
          </table:table-cell>
          <table:table-cell office:value-type="float" office:value="1220.77250084014" calcext:value-type="float">
            <text:p>1220.77250084014</text:p>
          </table:table-cell>
          <table:table-cell table:number-columns-repeated="9"/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10052.5372874601" calcext:value-type="float">
            <text:p>10052.5372874601</text:p>
          </table:table-cell>
          <table:table-cell office:value-type="float" office:value="10393.6565080816" calcext:value-type="float">
            <text:p>10393.6565080816</text:p>
          </table:table-cell>
          <table:table-cell office:value-type="float" office:value="893.097970698512" calcext:value-type="float">
            <text:p>893.097970698512</text:p>
          </table:table-cell>
          <table:table-cell office:value-type="float" office:value="825.588557966217" calcext:value-type="float">
            <text:p>825.588557966217</text:p>
          </table:table-cell>
          <table:table-cell table:number-columns-repeated="9"/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0726.6125754576" calcext:value-type="float">
            <text:p>10726.6125754576</text:p>
          </table:table-cell>
          <table:table-cell office:value-type="float" office:value="10186.343304638" calcext:value-type="float">
            <text:p>10186.343304638</text:p>
          </table:table-cell>
          <table:table-cell office:value-type="float" office:value="705.521988937409" calcext:value-type="float">
            <text:p>705.521988937409</text:p>
          </table:table-cell>
          <table:table-cell office:value-type="float" office:value="1055.61456053023" calcext:value-type="float">
            <text:p>1055.61456053023</text:p>
          </table:table-cell>
          <table:table-cell table:number-columns-repeated="9"/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9928.29430189222" calcext:value-type="float">
            <text:p>9928.29430189222</text:p>
          </table:table-cell>
          <table:table-cell office:value-type="float" office:value="10313.9668543471" calcext:value-type="float">
            <text:p>10313.9668543471</text:p>
          </table:table-cell>
          <table:table-cell office:value-type="float" office:value="749.262595682301" calcext:value-type="float">
            <text:p>749.262595682301</text:p>
          </table:table-cell>
          <table:table-cell office:value-type="float" office:value="779.715060427612" calcext:value-type="float">
            <text:p>779.715060427612</text:p>
          </table:table-cell>
          <table:table-cell table:number-columns-repeated="9"/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10197.6871789106" calcext:value-type="float">
            <text:p>10197.6871789106</text:p>
          </table:table-cell>
          <table:table-cell office:value-type="float" office:value="10448.5705045333" calcext:value-type="float">
            <text:p>10448.5705045333</text:p>
          </table:table-cell>
          <table:table-cell office:value-type="float" office:value="461.722781577437" calcext:value-type="float">
            <text:p>461.722781577437</text:p>
          </table:table-cell>
          <table:table-cell office:value-type="float" office:value="651.288557995604" calcext:value-type="float">
            <text:p>651.288557995604</text:p>
          </table:table-cell>
          <table:table-cell table:number-columns-repeated="9"/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10441.9857669854" calcext:value-type="float">
            <text:p>10441.9857669854</text:p>
          </table:table-cell>
          <table:table-cell office:value-type="float" office:value="10181.2858589209" calcext:value-type="float">
            <text:p>10181.2858589209</text:p>
          </table:table-cell>
          <table:table-cell office:value-type="float" office:value="417.653255447536" calcext:value-type="float">
            <text:p>417.653255447536</text:p>
          </table:table-cell>
          <table:table-cell office:value-type="float" office:value="649.53186827907" calcext:value-type="float">
            <text:p>649.53186827907</text:p>
          </table:table-cell>
          <table:table-cell table:number-columns-repeated="9"/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10681.8701466891" calcext:value-type="float">
            <text:p>10681.8701466891</text:p>
          </table:table-cell>
          <table:table-cell office:value-type="float" office:value="10210.5304647934" calcext:value-type="float">
            <text:p>10210.5304647934</text:p>
          </table:table-cell>
          <table:table-cell office:value-type="float" office:value="860.407548907226" calcext:value-type="float">
            <text:p>860.407548907226</text:p>
          </table:table-cell>
          <table:table-cell office:value-type="float" office:value="1229.39525964249" calcext:value-type="float">
            <text:p>1229.39525964249</text:p>
          </table:table-cell>
          <table:table-cell table:number-columns-repeated="9"/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10296.1669515491" calcext:value-type="float">
            <text:p>10296.1669515491</text:p>
          </table:table-cell>
          <table:table-cell office:value-type="float" office:value="10164.7066220762" calcext:value-type="float">
            <text:p>10164.7066220762</text:p>
          </table:table-cell>
          <table:table-cell office:value-type="float" office:value="768.066429146767" calcext:value-type="float">
            <text:p>768.066429146767</text:p>
          </table:table-cell>
          <table:table-cell office:value-type="float" office:value="765.413080015554" calcext:value-type="float">
            <text:p>765.413080015554</text:p>
          </table:table-cell>
          <table:table-cell table:number-columns-repeated="9"/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10565.4253967296" calcext:value-type="float">
            <text:p>10565.4253967296</text:p>
          </table:table-cell>
          <table:table-cell office:value-type="float" office:value="10322.3645050435" calcext:value-type="float">
            <text:p>10322.3645050435</text:p>
          </table:table-cell>
          <table:table-cell office:value-type="float" office:value="443.438242909091" calcext:value-type="float">
            <text:p>443.438242909091</text:p>
          </table:table-cell>
          <table:table-cell office:value-type="float" office:value="1008.31616477376" calcext:value-type="float">
            <text:p>1008.31616477376</text:p>
          </table:table-cell>
          <table:table-cell table:number-columns-repeated="9"/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10454.2584762869" calcext:value-type="float">
            <text:p>10454.2584762869</text:p>
          </table:table-cell>
          <table:table-cell office:value-type="float" office:value="10740.7597601992" calcext:value-type="float">
            <text:p>10740.7597601992</text:p>
          </table:table-cell>
          <table:table-cell office:value-type="float" office:value="885.584137352168" calcext:value-type="float">
            <text:p>885.584137352168</text:p>
          </table:table-cell>
          <table:table-cell office:value-type="float" office:value="793.834644171671" calcext:value-type="float">
            <text:p>793.834644171671</text:p>
          </table:table-cell>
          <table:table-cell table:number-columns-repeated="9"/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0322.3097597404" calcext:value-type="float">
            <text:p>10322.3097597404</text:p>
          </table:table-cell>
          <table:table-cell office:value-type="float" office:value="10198.131408896" calcext:value-type="float">
            <text:p>10198.131408896</text:p>
          </table:table-cell>
          <table:table-cell office:value-type="float" office:value="375.583679143916" calcext:value-type="float">
            <text:p>375.583679143916</text:p>
          </table:table-cell>
          <table:table-cell office:value-type="float" office:value="609.581627963964" calcext:value-type="float">
            <text:p>609.581627963964</text:p>
          </table:table-cell>
          <table:table-cell table:number-columns-repeated="9"/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10117.8427420845" calcext:value-type="float">
            <text:p>10117.8427420845</text:p>
          </table:table-cell>
          <table:table-cell office:value-type="float" office:value="10109.4320411057" calcext:value-type="float">
            <text:p>10109.4320411057</text:p>
          </table:table-cell>
          <table:table-cell office:value-type="float" office:value="406.179140542516" calcext:value-type="float">
            <text:p>406.179140542516</text:p>
          </table:table-cell>
          <table:table-cell office:value-type="float" office:value="662.582529289312" calcext:value-type="float">
            <text:p>662.582529289312</text:p>
          </table:table-cell>
          <table:table-cell table:number-columns-repeated="9"/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10145.1402196975" calcext:value-type="float">
            <text:p>10145.1402196975</text:p>
          </table:table-cell>
          <table:table-cell office:value-type="float" office:value="10177.6035377413" calcext:value-type="float">
            <text:p>10177.6035377413</text:p>
          </table:table-cell>
          <table:table-cell office:value-type="float" office:value="640.866646625284" calcext:value-type="float">
            <text:p>640.866646625284</text:p>
          </table:table-cell>
          <table:table-cell office:value-type="float" office:value="1193.09290502206" calcext:value-type="float">
            <text:p>1193.09290502206</text:p>
          </table:table-cell>
          <table:table-cell table:number-columns-repeated="9"/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0521.553690809" calcext:value-type="float">
            <text:p>10521.553690809</text:p>
          </table:table-cell>
          <table:table-cell office:value-type="float" office:value="10183.9065121301" calcext:value-type="float">
            <text:p>10183.9065121301</text:p>
          </table:table-cell>
          <table:table-cell office:value-type="float" office:value="800.749848671972" calcext:value-type="float">
            <text:p>800.749848671972</text:p>
          </table:table-cell>
          <table:table-cell office:value-type="float" office:value="761.207052881823" calcext:value-type="float">
            <text:p>761.207052881823</text:p>
          </table:table-cell>
          <table:table-cell table:number-columns-repeated="9"/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10272.5292422905" calcext:value-type="float">
            <text:p>10272.5292422905</text:p>
          </table:table-cell>
          <table:table-cell office:value-type="float" office:value="10406.3002493277" calcext:value-type="float">
            <text:p>10406.3002493277</text:p>
          </table:table-cell>
          <table:table-cell office:value-type="float" office:value="558.347256255304" calcext:value-type="float">
            <text:p>558.347256255304</text:p>
          </table:table-cell>
          <table:table-cell office:value-type="float" office:value="1103.32021933229" calcext:value-type="float">
            <text:p>1103.32021933229</text:p>
          </table:table-cell>
          <table:table-cell table:number-columns-repeated="9"/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0435.7182391015" calcext:value-type="float">
            <text:p>10435.7182391015</text:p>
          </table:table-cell>
          <table:table-cell office:value-type="float" office:value="10535.8143386446" calcext:value-type="float">
            <text:p>10535.8143386446</text:p>
          </table:table-cell>
          <table:table-cell office:value-type="float" office:value="856.77770147664" calcext:value-type="float">
            <text:p>856.77770147664</text:p>
          </table:table-cell>
          <table:table-cell office:value-type="float" office:value="746.700035551072" calcext:value-type="float">
            <text:p>746.700035551072</text:p>
          </table:table-cell>
          <table:table-cell table:number-columns-repeated="9"/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10801.5788066276" calcext:value-type="float">
            <text:p>10801.5788066276</text:p>
          </table:table-cell>
          <table:table-cell office:value-type="float" office:value="10328.8770689894" calcext:value-type="float">
            <text:p>10328.8770689894</text:p>
          </table:table-cell>
          <table:table-cell office:value-type="float" office:value="546.579746956796" calcext:value-type="float">
            <text:p>546.579746956796</text:p>
          </table:table-cell>
          <table:table-cell office:value-type="float" office:value="586.758853493278" calcext:value-type="float">
            <text:p>586.758853493278</text:p>
          </table:table-cell>
          <table:table-cell table:number-columns-repeated="9"/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10459.3263325549" calcext:value-type="float">
            <text:p>10459.3263325549</text:p>
          </table:table-cell>
          <table:table-cell office:value-type="float" office:value="10529.7473226219" calcext:value-type="float">
            <text:p>10529.7473226219</text:p>
          </table:table-cell>
          <table:table-cell office:value-type="float" office:value="578.831792799025" calcext:value-type="float">
            <text:p>578.831792799025</text:p>
          </table:table-cell>
          <table:table-cell office:value-type="float" office:value="602.545598366221" calcext:value-type="float">
            <text:p>602.545598366221</text:p>
          </table:table-cell>
          <table:table-cell table:number-columns-repeated="9"/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10433.0112954576" calcext:value-type="float">
            <text:p>10433.0112954576</text:p>
          </table:table-cell>
          <table:table-cell office:value-type="float" office:value="10588.6981727458" calcext:value-type="float">
            <text:p>10588.6981727458</text:p>
          </table:table-cell>
          <table:table-cell office:value-type="float" office:value="543.322194518809" calcext:value-type="float">
            <text:p>543.322194518809</text:p>
          </table:table-cell>
          <table:table-cell office:value-type="float" office:value="1268.02348560968" calcext:value-type="float">
            <text:p>1268.02348560968</text:p>
          </table:table-cell>
          <table:table-cell table:number-columns-repeated="9"/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10586.5998982737" calcext:value-type="float">
            <text:p>10586.5998982737</text:p>
          </table:table-cell>
          <table:table-cell office:value-type="float" office:value="10656.0324362505" calcext:value-type="float">
            <text:p>10656.0324362505</text:p>
          </table:table-cell>
          <table:table-cell office:value-type="float" office:value="644.083586355828" calcext:value-type="float">
            <text:p>644.083586355828</text:p>
          </table:table-cell>
          <table:table-cell office:value-type="float" office:value="767.869447729941" calcext:value-type="float">
            <text:p>767.869447729941</text:p>
          </table:table-cell>
          <table:table-cell table:number-columns-repeated="9"/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11984.0420359797" calcext:value-type="float">
            <text:p>11984.0420359797</text:p>
          </table:table-cell>
          <table:table-cell office:value-type="float" office:value="10698.7883476975" calcext:value-type="float">
            <text:p>10698.7883476975</text:p>
          </table:table-cell>
          <table:table-cell office:value-type="float" office:value="844.807265129732" calcext:value-type="float">
            <text:p>844.807265129732</text:p>
          </table:table-cell>
          <table:table-cell office:value-type="float" office:value="1059.29525406104" calcext:value-type="float">
            <text:p>1059.29525406104</text:p>
          </table:table-cell>
          <table:table-cell table:number-columns-repeated="9"/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10997.2374222296" calcext:value-type="float">
            <text:p>10997.2374222296</text:p>
          </table:table-cell>
          <table:table-cell office:value-type="float" office:value="10505.479358263" calcext:value-type="float">
            <text:p>10505.479358263</text:p>
          </table:table-cell>
          <table:table-cell office:value-type="float" office:value="848.666731789474" calcext:value-type="float">
            <text:p>848.666731789474</text:p>
          </table:table-cell>
          <table:table-cell office:value-type="float" office:value="748.024919723505" calcext:value-type="float">
            <text:p>748.024919723505</text:p>
          </table:table-cell>
          <table:table-cell table:number-columns-repeated="9"/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0651.1144825852" calcext:value-type="float">
            <text:p>10651.1144825852</text:p>
          </table:table-cell>
          <table:table-cell office:value-type="float" office:value="10583.0678528" calcext:value-type="float">
            <text:p>10583.0678528</text:p>
          </table:table-cell>
          <table:table-cell office:value-type="float" office:value="419.065335627673" calcext:value-type="float">
            <text:p>419.065335627673</text:p>
          </table:table-cell>
          <table:table-cell office:value-type="float" office:value="599.780721938845" calcext:value-type="float">
            <text:p>599.780721938845</text:p>
          </table:table-cell>
          <table:table-cell table:number-columns-repeated="9"/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10963.3806568017" calcext:value-type="float">
            <text:p>10963.3806568017</text:p>
          </table:table-cell>
          <table:table-cell office:value-type="float" office:value="10922.9545110588" calcext:value-type="float">
            <text:p>10922.9545110588</text:p>
          </table:table-cell>
          <table:table-cell office:value-type="float" office:value="649.308236874521" calcext:value-type="float">
            <text:p>649.308236874521</text:p>
          </table:table-cell>
          <table:table-cell office:value-type="float" office:value="605.040088760601" calcext:value-type="float">
            <text:p>605.040088760601</text:p>
          </table:table-cell>
          <table:table-cell table:number-columns-repeated="9"/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10620.7766430476" calcext:value-type="float">
            <text:p>10620.7766430476</text:p>
          </table:table-cell>
          <table:table-cell office:value-type="float" office:value="10307.5755884206" calcext:value-type="float">
            <text:p>10307.5755884206</text:p>
          </table:table-cell>
          <table:table-cell office:value-type="float" office:value="525.695560620222" calcext:value-type="float">
            <text:p>525.695560620222</text:p>
          </table:table-cell>
          <table:table-cell office:value-type="float" office:value="1210.049609809" calcext:value-type="float">
            <text:p>1210.049609809</text:p>
          </table:table-cell>
          <table:table-cell table:number-columns-repeated="9"/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0393.0064696829" calcext:value-type="float">
            <text:p>10393.0064696829</text:p>
          </table:table-cell>
          <table:table-cell office:value-type="float" office:value="10638.0482625782" calcext:value-type="float">
            <text:p>10638.0482625782</text:p>
          </table:table-cell>
          <table:table-cell office:value-type="float" office:value="876.394293701307" calcext:value-type="float">
            <text:p>876.394293701307</text:p>
          </table:table-cell>
          <table:table-cell office:value-type="float" office:value="795.969748981182" calcext:value-type="float">
            <text:p>795.969748981182</text:p>
          </table:table-cell>
          <table:table-cell table:number-columns-repeated="9"/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0978.470194023" calcext:value-type="float">
            <text:p>10978.470194023</text:p>
          </table:table-cell>
          <table:table-cell office:value-type="float" office:value="10516.1033089376" calcext:value-type="float">
            <text:p>10516.1033089376</text:p>
          </table:table-cell>
          <table:table-cell office:value-type="float" office:value="853.207411880047" calcext:value-type="float">
            <text:p>853.207411880047</text:p>
          </table:table-cell>
          <table:table-cell office:value-type="float" office:value="1062.51791721529" calcext:value-type="float">
            <text:p>1062.51791721529</text:p>
          </table:table-cell>
          <table:table-cell table:number-columns-repeated="9"/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1052.1430723412" calcext:value-type="float">
            <text:p>11052.1430723412</text:p>
          </table:table-cell>
          <table:table-cell office:value-type="float" office:value="10760.4209638239" calcext:value-type="float">
            <text:p>10760.4209638239</text:p>
          </table:table-cell>
          <table:table-cell office:value-type="float" office:value="552.658712128959" calcext:value-type="float">
            <text:p>552.658712128959</text:p>
          </table:table-cell>
          <table:table-cell office:value-type="float" office:value="1067.77913223529" calcext:value-type="float">
            <text:p>1067.77913223529</text:p>
          </table:table-cell>
          <table:table-cell table:number-columns-repeated="9"/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10901.4949779736" calcext:value-type="float">
            <text:p>10901.4949779736</text:p>
          </table:table-cell>
          <table:table-cell office:value-type="float" office:value="10303.8234691148" calcext:value-type="float">
            <text:p>10303.8234691148</text:p>
          </table:table-cell>
          <table:table-cell office:value-type="float" office:value="558.660106601899" calcext:value-type="float">
            <text:p>558.660106601899</text:p>
          </table:table-cell>
          <table:table-cell office:value-type="float" office:value="543.41445398286" calcext:value-type="float">
            <text:p>543.41445398286</text:p>
          </table:table-cell>
          <table:table-cell table:number-columns-repeated="9"/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0798.0165425672" calcext:value-type="float">
            <text:p>10798.0165425672</text:p>
          </table:table-cell>
          <table:table-cell office:value-type="float" office:value="10355.4301028476" calcext:value-type="float">
            <text:p>10355.4301028476</text:p>
          </table:table-cell>
          <table:table-cell office:value-type="float" office:value="549.286053456676" calcext:value-type="float">
            <text:p>549.286053456676</text:p>
          </table:table-cell>
          <table:table-cell office:value-type="float" office:value="610.361232979055" calcext:value-type="float">
            <text:p>610.361232979055</text:p>
          </table:table-cell>
          <table:table-cell table:number-columns-repeated="9"/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10560.3410694454" calcext:value-type="float">
            <text:p>10560.3410694454</text:p>
          </table:table-cell>
          <table:table-cell office:value-type="float" office:value="10584.7202092786" calcext:value-type="float">
            <text:p>10584.7202092786</text:p>
          </table:table-cell>
          <table:table-cell office:value-type="float" office:value="434.58150754019" calcext:value-type="float">
            <text:p>434.58150754019</text:p>
          </table:table-cell>
          <table:table-cell office:value-type="float" office:value="1227.27098792934" calcext:value-type="float">
            <text:p>1227.27098792934</text:p>
          </table:table-cell>
          <table:table-cell table:number-columns-repeated="9"/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0916.5223792281" calcext:value-type="float">
            <text:p>10916.5223792281</text:p>
          </table:table-cell>
          <table:table-cell office:value-type="float" office:value="10713.1844835556" calcext:value-type="float">
            <text:p>10713.1844835556</text:p>
          </table:table-cell>
          <table:table-cell office:value-type="float" office:value="931.606834866449" calcext:value-type="float">
            <text:p>931.606834866449</text:p>
          </table:table-cell>
          <table:table-cell office:value-type="float" office:value="806.269148154741" calcext:value-type="float">
            <text:p>806.269148154741</text:p>
          </table:table-cell>
          <table:table-cell table:number-columns-repeated="9"/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10939.7250738337" calcext:value-type="float">
            <text:p>10939.7250738337</text:p>
          </table:table-cell>
          <table:table-cell office:value-type="float" office:value="10849.0470366536" calcext:value-type="float">
            <text:p>10849.0470366536</text:p>
          </table:table-cell>
          <table:table-cell office:value-type="float" office:value="698.073483999097" calcext:value-type="float">
            <text:p>698.073483999097</text:p>
          </table:table-cell>
          <table:table-cell office:value-type="float" office:value="980.639189571588" calcext:value-type="float">
            <text:p>980.639189571588</text:p>
          </table:table-cell>
          <table:table-cell table:number-columns-repeated="9"/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11337.7891869291" calcext:value-type="float">
            <text:p>11337.7891869291</text:p>
          </table:table-cell>
          <table:table-cell office:value-type="float" office:value="10821.9811079066" calcext:value-type="float">
            <text:p>10821.9811079066</text:p>
          </table:table-cell>
          <table:table-cell office:value-type="float" office:value="655.259504826748" calcext:value-type="float">
            <text:p>655.259504826748</text:p>
          </table:table-cell>
          <table:table-cell office:value-type="float" office:value="800.650151916646" calcext:value-type="float">
            <text:p>800.650151916646</text:p>
          </table:table-cell>
          <table:table-cell table:number-columns-repeated="9"/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1057.9943038647" calcext:value-type="float">
            <text:p>11057.9943038647</text:p>
          </table:table-cell>
          <table:table-cell office:value-type="float" office:value="10679.7228365611" calcext:value-type="float">
            <text:p>10679.7228365611</text:p>
          </table:table-cell>
          <table:table-cell office:value-type="float" office:value="489.718444735683" calcext:value-type="float">
            <text:p>489.718444735683</text:p>
          </table:table-cell>
          <table:table-cell office:value-type="float" office:value="692.481598387781" calcext:value-type="float">
            <text:p>692.481598387781</text:p>
          </table:table-cell>
          <table:table-cell table:number-columns-repeated="9"/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10495.2519113486" calcext:value-type="float">
            <text:p>10495.2519113486</text:p>
          </table:table-cell>
          <table:table-cell office:value-type="float" office:value="11038.2634139019" calcext:value-type="float">
            <text:p>11038.2634139019</text:p>
          </table:table-cell>
          <table:table-cell office:value-type="float" office:value="700.680528733154" calcext:value-type="float">
            <text:p>700.680528733154</text:p>
          </table:table-cell>
          <table:table-cell office:value-type="float" office:value="572.000968424146" calcext:value-type="float">
            <text:p>572.000968424146</text:p>
          </table:table-cell>
          <table:table-cell table:number-columns-repeated="9"/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10426.2835382474" calcext:value-type="float">
            <text:p>10426.2835382474</text:p>
          </table:table-cell>
          <table:table-cell office:value-type="float" office:value="11320.4556906914" calcext:value-type="float">
            <text:p>11320.4556906914</text:p>
          </table:table-cell>
          <table:table-cell office:value-type="float" office:value="448.178032365642" calcext:value-type="float">
            <text:p>448.178032365642</text:p>
          </table:table-cell>
          <table:table-cell office:value-type="float" office:value="1193.82791202046" calcext:value-type="float">
            <text:p>1193.82791202046</text:p>
          </table:table-cell>
          <table:table-cell table:number-columns-repeated="9"/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10567.4672207792" calcext:value-type="float">
            <text:p>10567.4672207792</text:p>
          </table:table-cell>
          <table:table-cell office:value-type="float" office:value="10899.2188485424" calcext:value-type="float">
            <text:p>10899.2188485424</text:p>
          </table:table-cell>
          <table:table-cell office:value-type="float" office:value="779.402581027342" calcext:value-type="float">
            <text:p>779.402581027342</text:p>
          </table:table-cell>
          <table:table-cell office:value-type="float" office:value="794.437827530889" calcext:value-type="float">
            <text:p>794.437827530889</text:p>
          </table:table-cell>
          <table:table-cell table:number-columns-repeated="9"/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0955.4848479645" calcext:value-type="float">
            <text:p>10955.4848479645</text:p>
          </table:table-cell>
          <table:table-cell office:value-type="float" office:value="10906.1378192565" calcext:value-type="float">
            <text:p>10906.1378192565</text:p>
          </table:table-cell>
          <table:table-cell office:value-type="float" office:value="680.828227859436" calcext:value-type="float">
            <text:p>680.828227859436</text:p>
          </table:table-cell>
          <table:table-cell office:value-type="float" office:value="1055.6164712526" calcext:value-type="float">
            <text:p>1055.6164712526</text:p>
          </table:table-cell>
          <table:table-cell table:number-columns-repeated="9"/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0862.1099216271" calcext:value-type="float">
            <text:p>10862.1099216271</text:p>
          </table:table-cell>
          <table:table-cell office:value-type="float" office:value="11278.9054701602" calcext:value-type="float">
            <text:p>11278.9054701602</text:p>
          </table:table-cell>
          <table:table-cell office:value-type="float" office:value="597.967378878212" calcext:value-type="float">
            <text:p>597.967378878212</text:p>
          </table:table-cell>
          <table:table-cell office:value-type="float" office:value="860.976815634096" calcext:value-type="float">
            <text:p>860.976815634096</text:p>
          </table:table-cell>
          <table:table-cell table:number-columns-repeated="9"/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10746.6992531064" calcext:value-type="float">
            <text:p>10746.6992531064</text:p>
          </table:table-cell>
          <table:table-cell office:value-type="float" office:value="10294.4165447934" calcext:value-type="float">
            <text:p>10294.4165447934</text:p>
          </table:table-cell>
          <table:table-cell office:value-type="float" office:value="561.294436624278" calcext:value-type="float">
            <text:p>561.294436624278</text:p>
          </table:table-cell>
          <table:table-cell office:value-type="float" office:value="687.724309363508" calcext:value-type="float">
            <text:p>687.724309363508</text:p>
          </table:table-cell>
          <table:table-cell table:number-columns-repeated="9"/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0450.6676565333" calcext:value-type="float">
            <text:p>10450.6676565333</text:p>
          </table:table-cell>
          <table:table-cell office:value-type="float" office:value="10533.0011082105" calcext:value-type="float">
            <text:p>10533.0011082105</text:p>
          </table:table-cell>
          <table:table-cell office:value-type="float" office:value="646.800939198555" calcext:value-type="float">
            <text:p>646.800939198555</text:p>
          </table:table-cell>
          <table:table-cell office:value-type="float" office:value="580.821144275575" calcext:value-type="float">
            <text:p>580.821144275575</text:p>
          </table:table-cell>
          <table:table-cell table:number-columns-repeated="9"/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11740.3967569109" calcext:value-type="float">
            <text:p>11740.3967569109</text:p>
          </table:table-cell>
          <table:table-cell office:value-type="float" office:value="11053.6834784561" calcext:value-type="float">
            <text:p>11053.6834784561</text:p>
          </table:table-cell>
          <table:table-cell office:value-type="float" office:value="383.642923800057" calcext:value-type="float">
            <text:p>383.642923800057</text:p>
          </table:table-cell>
          <table:table-cell office:value-type="float" office:value="1215.53500122134" calcext:value-type="float">
            <text:p>1215.53500122134</text:p>
          </table:table-cell>
          <table:table-cell table:number-columns-repeated="9"/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1285.8698851681" calcext:value-type="float">
            <text:p>11285.8698851681</text:p>
          </table:table-cell>
          <table:table-cell office:value-type="float" office:value="10960.242909645" calcext:value-type="float">
            <text:p>10960.242909645</text:p>
          </table:table-cell>
          <table:table-cell office:value-type="float" office:value="904.581229082821" calcext:value-type="float">
            <text:p>904.581229082821</text:p>
          </table:table-cell>
          <table:table-cell office:value-type="float" office:value="750.917096325742" calcext:value-type="float">
            <text:p>750.917096325742</text:p>
          </table:table-cell>
          <table:table-cell table:number-columns-repeated="9"/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10928.7296747364" calcext:value-type="float">
            <text:p>10928.7296747364</text:p>
          </table:table-cell>
          <table:table-cell office:value-type="float" office:value="10991.7824825806" calcext:value-type="float">
            <text:p>10991.7824825806</text:p>
          </table:table-cell>
          <table:table-cell office:value-type="float" office:value="939.151509131959" calcext:value-type="float">
            <text:p>939.151509131959</text:p>
          </table:table-cell>
          <table:table-cell office:value-type="float" office:value="1085.60195843114" calcext:value-type="float">
            <text:p>1085.60195843114</text:p>
          </table:table-cell>
          <table:table-cell table:number-columns-repeated="9"/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11148.5944032952" calcext:value-type="float">
            <text:p>11148.5944032952</text:p>
          </table:table-cell>
          <table:table-cell office:value-type="float" office:value="11633.4916659908" calcext:value-type="float">
            <text:p>11633.4916659908</text:p>
          </table:table-cell>
          <table:table-cell office:value-type="float" office:value="678.446681527499" calcext:value-type="float">
            <text:p>678.446681527499</text:p>
          </table:table-cell>
          <table:table-cell office:value-type="float" office:value="816.831187221122" calcext:value-type="float">
            <text:p>816.831187221122</text:p>
          </table:table-cell>
          <table:table-cell table:number-columns-repeated="9"/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1428.9998552483" calcext:value-type="float">
            <text:p>11428.9998552483</text:p>
          </table:table-cell>
          <table:table-cell office:value-type="float" office:value="11309.4924504373" calcext:value-type="float">
            <text:p>11309.4924504373</text:p>
          </table:table-cell>
          <table:table-cell office:value-type="float" office:value="655.041094031899" calcext:value-type="float">
            <text:p>655.041094031899</text:p>
          </table:table-cell>
          <table:table-cell office:value-type="float" office:value="735.882191892618" calcext:value-type="float">
            <text:p>735.882191892618</text:p>
          </table:table-cell>
          <table:table-cell table:number-columns-repeated="9"/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10853.7786737167" calcext:value-type="float">
            <text:p>10853.7786737167</text:p>
          </table:table-cell>
          <table:table-cell office:value-type="float" office:value="12582.2425848978" calcext:value-type="float">
            <text:p>12582.2425848978</text:p>
          </table:table-cell>
          <table:table-cell office:value-type="float" office:value="733.724233854133" calcext:value-type="float">
            <text:p>733.724233854133</text:p>
          </table:table-cell>
          <table:table-cell office:value-type="float" office:value="543.568784414774" calcext:value-type="float">
            <text:p>543.568784414774</text:p>
          </table:table-cell>
          <table:table-cell table:number-columns-repeated="9"/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10845.3601546551" calcext:value-type="float">
            <text:p>10845.3601546551</text:p>
          </table:table-cell>
          <table:table-cell office:value-type="float" office:value="11812.6689356745" calcext:value-type="float">
            <text:p>11812.6689356745</text:p>
          </table:table-cell>
          <table:table-cell office:value-type="float" office:value="354.900192777173" calcext:value-type="float">
            <text:p>354.900192777173</text:p>
          </table:table-cell>
          <table:table-cell office:value-type="float" office:value="1153.61069976028" calcext:value-type="float">
            <text:p>1153.61069976028</text:p>
          </table:table-cell>
          <table:table-cell table:number-columns-repeated="9"/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0685.8345609552" calcext:value-type="float">
            <text:p>10685.8345609552</text:p>
          </table:table-cell>
          <table:table-cell office:value-type="float" office:value="10835.6174956372" calcext:value-type="float">
            <text:p>10835.6174956372</text:p>
          </table:table-cell>
          <table:table-cell office:value-type="float" office:value="772.810935292879" calcext:value-type="float">
            <text:p>772.810935292879</text:p>
          </table:table-cell>
          <table:table-cell office:value-type="float" office:value="820.593483620596" calcext:value-type="float">
            <text:p>820.593483620596</text:p>
          </table:table-cell>
          <table:table-cell table:number-columns-repeated="9"/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11039.7090646099" calcext:value-type="float">
            <text:p>11039.7090646099</text:p>
          </table:table-cell>
          <table:table-cell office:value-type="float" office:value="11493.9823804632" calcext:value-type="float">
            <text:p>11493.9823804632</text:p>
          </table:table-cell>
          <table:table-cell office:value-type="float" office:value="830.238253706798" calcext:value-type="float">
            <text:p>830.238253706798</text:p>
          </table:table-cell>
          <table:table-cell office:value-type="float" office:value="1146.08707285629" calcext:value-type="float">
            <text:p>1146.08707285629</text:p>
          </table:table-cell>
          <table:table-cell table:number-columns-repeated="9"/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0925.8834972505" calcext:value-type="float">
            <text:p>10925.8834972505</text:p>
          </table:table-cell>
          <table:table-cell office:value-type="float" office:value="12129.2735102338" calcext:value-type="float">
            <text:p>12129.2735102338</text:p>
          </table:table-cell>
          <table:table-cell office:value-type="float" office:value="645.429311527326" calcext:value-type="float">
            <text:p>645.429311527326</text:p>
          </table:table-cell>
          <table:table-cell office:value-type="float" office:value="876.262117510147" calcext:value-type="float">
            <text:p>876.262117510147</text:p>
          </table:table-cell>
          <table:table-cell table:number-columns-repeated="9"/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0578.5095148679" calcext:value-type="float">
            <text:p>10578.5095148679</text:p>
          </table:table-cell>
          <table:table-cell office:value-type="float" office:value="10991.7255141053" calcext:value-type="float">
            <text:p>10991.7255141053</text:p>
          </table:table-cell>
          <table:table-cell office:value-type="float" office:value="622.055056772414" calcext:value-type="float">
            <text:p>622.055056772414</text:p>
          </table:table-cell>
          <table:table-cell office:value-type="float" office:value="740.778965291392" calcext:value-type="float">
            <text:p>740.778965291392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  <table:table-cell table:style-name="Default" table:number-columns-repeated="2"/>
        </table:table-row>
      </table:table>
      <table:table table:name="DbWriteMeanThreads500" table:style-name="ta1"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61" calcext:value-type="float">
            <text:p>61</text:p>
          </table:table-cell>
        </table:table-row>
      </table:table>
      <table:table table:name="DbReadMean500" table:style-name="ta1">
        <table:table-column table:style-name="co5" table:default-cell-style-name="ce1"/>
        <table:table-column table:style-name="co2" table:number-columns-repeated="4" table:default-cell-style-name="ce2"/>
        <table:table-column table:style-name="co2" table:number-columns-repeated="5" table:default-cell-style-name="Default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637.79134381609" calcext:value-type="float">
            <text:p>1637.79134381609</text:p>
          </table:table-cell>
          <table:table-cell office:value-type="float" office:value="1324.80900227409" calcext:value-type="float">
            <text:p>1324.80900227409</text:p>
          </table:table-cell>
          <table:table-cell office:value-type="float" office:value="1897.98086256598" calcext:value-type="float">
            <text:p>1897.98086256598</text:p>
          </table:table-cell>
          <table:table-cell office:value-type="float" office:value="1687.81464237262" calcext:value-type="float">
            <text:p>1687.81464237262</text:p>
          </table:table-cell>
          <table:table-cell table:number-columns-repeated="9"/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230.86981339571" calcext:value-type="float">
            <text:p>1230.86981339571</text:p>
          </table:table-cell>
          <table:table-cell office:value-type="float" office:value="1094.67886032367" calcext:value-type="float">
            <text:p>1094.67886032367</text:p>
          </table:table-cell>
          <table:table-cell office:value-type="float" office:value="1362.95624931794" calcext:value-type="float">
            <text:p>1362.95624931794</text:p>
          </table:table-cell>
          <table:table-cell office:value-type="float" office:value="1019.09912707802" calcext:value-type="float">
            <text:p>1019.09912707802</text:p>
          </table:table-cell>
          <table:table-cell table:number-columns-repeated="9"/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931.763342683828" calcext:value-type="float">
            <text:p>931.763342683828</text:p>
          </table:table-cell>
          <table:table-cell office:value-type="float" office:value="582.351102498743" calcext:value-type="float">
            <text:p>582.351102498743</text:p>
          </table:table-cell>
          <table:table-cell office:value-type="float" office:value="1097.39111817535" calcext:value-type="float">
            <text:p>1097.39111817535</text:p>
          </table:table-cell>
          <table:table-cell office:value-type="float" office:value="816.86609234538" calcext:value-type="float">
            <text:p>816.86609234538</text:p>
          </table:table-cell>
          <table:table-cell table:number-columns-repeated="9"/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835.045987297486" calcext:value-type="float">
            <text:p>835.045987297486</text:p>
          </table:table-cell>
          <table:table-cell office:value-type="float" office:value="667.925829934837" calcext:value-type="float">
            <text:p>667.925829934837</text:p>
          </table:table-cell>
          <table:table-cell office:value-type="float" office:value="1059.66133211075" calcext:value-type="float">
            <text:p>1059.66133211075</text:p>
          </table:table-cell>
          <table:table-cell office:value-type="float" office:value="1461.37188047955" calcext:value-type="float">
            <text:p>1461.37188047955</text:p>
          </table:table-cell>
          <table:table-cell table:number-columns-repeated="9"/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701.863518006093" calcext:value-type="float">
            <text:p>701.863518006093</text:p>
          </table:table-cell>
          <table:table-cell office:value-type="float" office:value="636.687615138939" calcext:value-type="float">
            <text:p>636.687615138939</text:p>
          </table:table-cell>
          <table:table-cell office:value-type="float" office:value="938.604963776398" calcext:value-type="float">
            <text:p>938.604963776398</text:p>
          </table:table-cell>
          <table:table-cell office:value-type="float" office:value="624.535877610698" calcext:value-type="float">
            <text:p>624.535877610698</text:p>
          </table:table-cell>
          <table:table-cell table:number-columns-repeated="9"/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569.290659423405" calcext:value-type="float">
            <text:p>569.290659423405</text:p>
          </table:table-cell>
          <table:table-cell office:value-type="float" office:value="577.862879932059" calcext:value-type="float">
            <text:p>577.862879932059</text:p>
          </table:table-cell>
          <table:table-cell office:value-type="float" office:value="729.05778939243" calcext:value-type="float">
            <text:p>729.05778939243</text:p>
          </table:table-cell>
          <table:table-cell office:value-type="float" office:value="436.486920818475" calcext:value-type="float">
            <text:p>436.486920818475</text:p>
          </table:table-cell>
          <table:table-cell table:number-columns-repeated="9"/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705.345470003882" calcext:value-type="float">
            <text:p>705.345470003882</text:p>
          </table:table-cell>
          <table:table-cell office:value-type="float" office:value="386.051160688319" calcext:value-type="float">
            <text:p>386.051160688319</text:p>
          </table:table-cell>
          <table:table-cell office:value-type="float" office:value="658.744342707497" calcext:value-type="float">
            <text:p>658.744342707497</text:p>
          </table:table-cell>
          <table:table-cell office:value-type="float" office:value="409.363711074891" calcext:value-type="float">
            <text:p>409.363711074891</text:p>
          </table:table-cell>
          <table:table-cell table:number-columns-repeated="9"/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123.02734849064" calcext:value-type="float">
            <text:p>1123.02734849064</text:p>
          </table:table-cell>
          <table:table-cell office:value-type="float" office:value="304.888882484577" calcext:value-type="float">
            <text:p>304.888882484577</text:p>
          </table:table-cell>
          <table:table-cell office:value-type="float" office:value="1086.57417470228" calcext:value-type="float">
            <text:p>1086.57417470228</text:p>
          </table:table-cell>
          <table:table-cell office:value-type="float" office:value="333.876661386935" calcext:value-type="float">
            <text:p>333.876661386935</text:p>
          </table:table-cell>
          <table:table-cell table:number-columns-repeated="9"/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231.05590296668" calcext:value-type="float">
            <text:p>1231.05590296668</text:p>
          </table:table-cell>
          <table:table-cell office:value-type="float" office:value="442.40210443366" calcext:value-type="float">
            <text:p>442.40210443366</text:p>
          </table:table-cell>
          <table:table-cell office:value-type="float" office:value="1483.3523814132" calcext:value-type="float">
            <text:p>1483.3523814132</text:p>
          </table:table-cell>
          <table:table-cell office:value-type="float" office:value="470.572386816874" calcext:value-type="float">
            <text:p>470.572386816874</text:p>
          </table:table-cell>
          <table:table-cell table:number-columns-repeated="9"/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233.23572851971" calcext:value-type="float">
            <text:p>1233.23572851971</text:p>
          </table:table-cell>
          <table:table-cell office:value-type="float" office:value="737.801920397986" calcext:value-type="float">
            <text:p>737.801920397986</text:p>
          </table:table-cell>
          <table:table-cell office:value-type="float" office:value="1660.25207957937" calcext:value-type="float">
            <text:p>1660.25207957937</text:p>
          </table:table-cell>
          <table:table-cell office:value-type="float" office:value="90.7486350930153" calcext:value-type="float">
            <text:p>90.7486350930153</text:p>
          </table:table-cell>
          <table:table-cell table:number-columns-repeated="9"/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1260.15658850269" calcext:value-type="float">
            <text:p>1260.15658850269</text:p>
          </table:table-cell>
          <table:table-cell office:value-type="float" office:value="578.308982893834" calcext:value-type="float">
            <text:p>578.308982893834</text:p>
          </table:table-cell>
          <table:table-cell office:value-type="float" office:value="1412.17707783178" calcext:value-type="float">
            <text:p>1412.17707783178</text:p>
          </table:table-cell>
          <table:table-cell office:value-type="float" office:value="134.978973422159" calcext:value-type="float">
            <text:p>134.978973422159</text:p>
          </table:table-cell>
          <table:table-cell table:number-columns-repeated="9"/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556.287036235294" calcext:value-type="float">
            <text:p>556.287036235294</text:p>
          </table:table-cell>
          <table:table-cell office:value-type="float" office:value="624.01260677382" calcext:value-type="float">
            <text:p>624.01260677382</text:p>
          </table:table-cell>
          <table:table-cell office:value-type="float" office:value="856.393484241967" calcext:value-type="float">
            <text:p>856.393484241967</text:p>
          </table:table-cell>
          <table:table-cell office:value-type="float" office:value="367.446938411588" calcext:value-type="float">
            <text:p>367.446938411588</text:p>
          </table:table-cell>
          <table:table-cell table:number-columns-repeated="9"/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737.46470433056" calcext:value-type="float">
            <text:p>737.46470433056</text:p>
          </table:table-cell>
          <table:table-cell office:value-type="float" office:value="587.772247067218" calcext:value-type="float">
            <text:p>587.772247067218</text:p>
          </table:table-cell>
          <table:table-cell office:value-type="float" office:value="670.718305672893" calcext:value-type="float">
            <text:p>670.718305672893</text:p>
          </table:table-cell>
          <table:table-cell office:value-type="float" office:value="525.775158517773" calcext:value-type="float">
            <text:p>525.775158517773</text:p>
          </table:table-cell>
          <table:table-cell table:number-columns-repeated="9"/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1414.53106403113" calcext:value-type="float">
            <text:p>1414.53106403113</text:p>
          </table:table-cell>
          <table:table-cell office:value-type="float" office:value="399.298298798211" calcext:value-type="float">
            <text:p>399.298298798211</text:p>
          </table:table-cell>
          <table:table-cell office:value-type="float" office:value="893.087769897614" calcext:value-type="float">
            <text:p>893.087769897614</text:p>
          </table:table-cell>
          <table:table-cell office:value-type="float" office:value="650.62940759897" calcext:value-type="float">
            <text:p>650.62940759897</text:p>
          </table:table-cell>
          <table:table-cell table:number-columns-repeated="9"/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288.46526724029" calcext:value-type="float">
            <text:p>1288.46526724029</text:p>
          </table:table-cell>
          <table:table-cell office:value-type="float" office:value="431.28660584938" calcext:value-type="float">
            <text:p>431.28660584938</text:p>
          </table:table-cell>
          <table:table-cell office:value-type="float" office:value="1398.31014067532" calcext:value-type="float">
            <text:p>1398.31014067532</text:p>
          </table:table-cell>
          <table:table-cell office:value-type="float" office:value="689.809198797534" calcext:value-type="float">
            <text:p>689.809198797534</text:p>
          </table:table-cell>
          <table:table-cell table:number-columns-repeated="9"/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400.17892723853" calcext:value-type="float">
            <text:p>1400.17892723853</text:p>
          </table:table-cell>
          <table:table-cell office:value-type="float" office:value="438.100495746868" calcext:value-type="float">
            <text:p>438.100495746868</text:p>
          </table:table-cell>
          <table:table-cell office:value-type="float" office:value="2753.02686371239" calcext:value-type="float">
            <text:p>2753.02686371239</text:p>
          </table:table-cell>
          <table:table-cell office:value-type="float" office:value="460.641210706767" calcext:value-type="float">
            <text:p>460.641210706767</text:p>
          </table:table-cell>
          <table:table-cell table:number-columns-repeated="9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425.4256047035" calcext:value-type="float">
            <text:p>1425.4256047035</text:p>
          </table:table-cell>
          <table:table-cell office:value-type="float" office:value="570.988273900425" calcext:value-type="float">
            <text:p>570.988273900425</text:p>
          </table:table-cell>
          <table:table-cell office:value-type="float" office:value="1007.90695334864" calcext:value-type="float">
            <text:p>1007.90695334864</text:p>
          </table:table-cell>
          <table:table-cell office:value-type="float" office:value="102.065520064257" calcext:value-type="float">
            <text:p>102.065520064257</text:p>
          </table:table-cell>
          <table:table-cell table:number-columns-repeated="9"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571.870867791502" calcext:value-type="float">
            <text:p>571.870867791502</text:p>
          </table:table-cell>
          <table:table-cell office:value-type="float" office:value="626.068880499547" calcext:value-type="float">
            <text:p>626.068880499547</text:p>
          </table:table-cell>
          <table:table-cell office:value-type="float" office:value="1248.5294732848" calcext:value-type="float">
            <text:p>1248.5294732848</text:p>
          </table:table-cell>
          <table:table-cell office:value-type="float" office:value="216.483195454452" calcext:value-type="float">
            <text:p>216.483195454452</text:p>
          </table:table-cell>
          <table:table-cell table:number-columns-repeated="9"/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713.267489899543" calcext:value-type="float">
            <text:p>713.267489899543</text:p>
          </table:table-cell>
          <table:table-cell office:value-type="float" office:value="584.211655302013" calcext:value-type="float">
            <text:p>584.211655302013</text:p>
          </table:table-cell>
          <table:table-cell office:value-type="float" office:value="649.670481531848" calcext:value-type="float">
            <text:p>649.670481531848</text:p>
          </table:table-cell>
          <table:table-cell office:value-type="float" office:value="641.157222287065" calcext:value-type="float">
            <text:p>641.157222287065</text:p>
          </table:table-cell>
          <table:table-cell table:number-columns-repeated="9"/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180.07184029907" calcext:value-type="float">
            <text:p>1180.07184029907</text:p>
          </table:table-cell>
          <table:table-cell office:value-type="float" office:value="602.368116094112" calcext:value-type="float">
            <text:p>602.368116094112</text:p>
          </table:table-cell>
          <table:table-cell office:value-type="float" office:value="720.211759728814" calcext:value-type="float">
            <text:p>720.211759728814</text:p>
          </table:table-cell>
          <table:table-cell office:value-type="float" office:value="431.919493323807" calcext:value-type="float">
            <text:p>431.919493323807</text:p>
          </table:table-cell>
          <table:table-cell table:number-columns-repeated="9"/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413.30985603725" calcext:value-type="float">
            <text:p>1413.30985603725</text:p>
          </table:table-cell>
          <table:table-cell office:value-type="float" office:value="585.334795868164" calcext:value-type="float">
            <text:p>585.334795868164</text:p>
          </table:table-cell>
          <table:table-cell office:value-type="float" office:value="1603.0497878432" calcext:value-type="float">
            <text:p>1603.0497878432</text:p>
          </table:table-cell>
          <table:table-cell office:value-type="float" office:value="699.088932984199" calcext:value-type="float">
            <text:p>699.088932984199</text:p>
          </table:table-cell>
          <table:table-cell table:number-columns-repeated="9"/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1819.65547217836" calcext:value-type="float">
            <text:p>1819.65547217836</text:p>
          </table:table-cell>
          <table:table-cell office:value-type="float" office:value="589.814668741868" calcext:value-type="float">
            <text:p>589.814668741868</text:p>
          </table:table-cell>
          <table:table-cell office:value-type="float" office:value="2283.16696493372" calcext:value-type="float">
            <text:p>2283.16696493372</text:p>
          </table:table-cell>
          <table:table-cell office:value-type="float" office:value="206.467362798674" calcext:value-type="float">
            <text:p>206.467362798674</text:p>
          </table:table-cell>
          <table:table-cell table:number-columns-repeated="9"/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1194.25384856814" calcext:value-type="float">
            <text:p>1194.25384856814</text:p>
          </table:table-cell>
          <table:table-cell office:value-type="float" office:value="573.678215159497" calcext:value-type="float">
            <text:p>573.678215159497</text:p>
          </table:table-cell>
          <table:table-cell office:value-type="float" office:value="1371.54675310721" calcext:value-type="float">
            <text:p>1371.54675310721</text:p>
          </table:table-cell>
          <table:table-cell office:value-type="float" office:value="374.155460939331" calcext:value-type="float">
            <text:p>374.155460939331</text:p>
          </table:table-cell>
          <table:table-cell table:number-columns-repeated="9"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593.890734101888" calcext:value-type="float">
            <text:p>593.890734101888</text:p>
          </table:table-cell>
          <table:table-cell office:value-type="float" office:value="531.760776278047" calcext:value-type="float">
            <text:p>531.760776278047</text:p>
          </table:table-cell>
          <table:table-cell office:value-type="float" office:value="953.43979599245" calcext:value-type="float">
            <text:p>953.43979599245</text:p>
          </table:table-cell>
          <table:table-cell office:value-type="float" office:value="249.128251294118" calcext:value-type="float">
            <text:p>249.128251294118</text:p>
          </table:table-cell>
          <table:table-cell table:number-columns-repeated="9"/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846.244676739547" calcext:value-type="float">
            <text:p>846.244676739547</text:p>
          </table:table-cell>
          <table:table-cell office:value-type="float" office:value="538.086249772805" calcext:value-type="float">
            <text:p>538.086249772805</text:p>
          </table:table-cell>
          <table:table-cell office:value-type="float" office:value="652.345874102022" calcext:value-type="float">
            <text:p>652.345874102022</text:p>
          </table:table-cell>
          <table:table-cell office:value-type="float" office:value="229.687536398387" calcext:value-type="float">
            <text:p>229.687536398387</text:p>
          </table:table-cell>
          <table:table-cell table:number-columns-repeated="9"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934.018708847813" calcext:value-type="float">
            <text:p>934.018708847813</text:p>
          </table:table-cell>
          <table:table-cell office:value-type="float" office:value="499.020801551179" calcext:value-type="float">
            <text:p>499.020801551179</text:p>
          </table:table-cell>
          <table:table-cell office:value-type="float" office:value="674.666883496796" calcext:value-type="float">
            <text:p>674.666883496796</text:p>
          </table:table-cell>
          <table:table-cell office:value-type="float" office:value="791.315173591579" calcext:value-type="float">
            <text:p>791.315173591579</text:p>
          </table:table-cell>
          <table:table-cell table:number-columns-repeated="9"/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1371.31987698723" calcext:value-type="float">
            <text:p>1371.31987698723</text:p>
          </table:table-cell>
          <table:table-cell office:value-type="float" office:value="522.982407651868" calcext:value-type="float">
            <text:p>522.982407651868</text:p>
          </table:table-cell>
          <table:table-cell office:value-type="float" office:value="1737.49903696131" calcext:value-type="float">
            <text:p>1737.49903696131</text:p>
          </table:table-cell>
          <table:table-cell office:value-type="float" office:value="813.634383546021" calcext:value-type="float">
            <text:p>813.634383546021</text:p>
          </table:table-cell>
          <table:table-cell table:number-columns-repeated="9"/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227.65547620589" calcext:value-type="float">
            <text:p>1227.65547620589</text:p>
          </table:table-cell>
          <table:table-cell office:value-type="float" office:value="471.710190020348" calcext:value-type="float">
            <text:p>471.710190020348</text:p>
          </table:table-cell>
          <table:table-cell office:value-type="float" office:value="2006.9909203178" calcext:value-type="float">
            <text:p>2006.9909203178</text:p>
          </table:table-cell>
          <table:table-cell office:value-type="float" office:value="349.344271531901" calcext:value-type="float">
            <text:p>349.344271531901</text:p>
          </table:table-cell>
          <table:table-cell table:number-columns-repeated="9"/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606.97699608591" calcext:value-type="float">
            <text:p>1606.97699608591</text:p>
          </table:table-cell>
          <table:table-cell office:value-type="float" office:value="551.392143758722" calcext:value-type="float">
            <text:p>551.392143758722</text:p>
          </table:table-cell>
          <table:table-cell office:value-type="float" office:value="1510.3544369964" calcext:value-type="float">
            <text:p>1510.3544369964</text:p>
          </table:table-cell>
          <table:table-cell office:value-type="float" office:value="281.059934681858" calcext:value-type="float">
            <text:p>281.059934681858</text:p>
          </table:table-cell>
          <table:table-cell table:number-columns-repeated="9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572.305010006195" calcext:value-type="float">
            <text:p>572.305010006195</text:p>
          </table:table-cell>
          <table:table-cell office:value-type="float" office:value="501.894386922475" calcext:value-type="float">
            <text:p>501.894386922475</text:p>
          </table:table-cell>
          <table:table-cell office:value-type="float" office:value="948.223757296831" calcext:value-type="float">
            <text:p>948.223757296831</text:p>
          </table:table-cell>
          <table:table-cell office:value-type="float" office:value="306.329806350142" calcext:value-type="float">
            <text:p>306.329806350142</text:p>
          </table:table-cell>
          <table:table-cell table:number-columns-repeated="9"/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803.900764305349" calcext:value-type="float">
            <text:p>803.900764305349</text:p>
          </table:table-cell>
          <table:table-cell office:value-type="float" office:value="525.016113621145" calcext:value-type="float">
            <text:p>525.016113621145</text:p>
          </table:table-cell>
          <table:table-cell office:value-type="float" office:value="831.261592986009" calcext:value-type="float">
            <text:p>831.261592986009</text:p>
          </table:table-cell>
          <table:table-cell office:value-type="float" office:value="282.021915923484" calcext:value-type="float">
            <text:p>282.021915923484</text:p>
          </table:table-cell>
          <table:table-cell table:number-columns-repeated="9"/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933.042514802796" calcext:value-type="float">
            <text:p>933.042514802796</text:p>
          </table:table-cell>
          <table:table-cell office:value-type="float" office:value="455.033542060995" calcext:value-type="float">
            <text:p>455.033542060995</text:p>
          </table:table-cell>
          <table:table-cell office:value-type="float" office:value="649.267491961428" calcext:value-type="float">
            <text:p>649.267491961428</text:p>
          </table:table-cell>
          <table:table-cell office:value-type="float" office:value="612.387874260223" calcext:value-type="float">
            <text:p>612.387874260223</text:p>
          </table:table-cell>
          <table:table-cell table:number-columns-repeated="9"/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773.61582846772" calcext:value-type="float">
            <text:p>1773.61582846772</text:p>
          </table:table-cell>
          <table:table-cell office:value-type="float" office:value="481.294754511267" calcext:value-type="float">
            <text:p>481.294754511267</text:p>
          </table:table-cell>
          <table:table-cell office:value-type="float" office:value="1459.73618597817" calcext:value-type="float">
            <text:p>1459.73618597817</text:p>
          </table:table-cell>
          <table:table-cell office:value-type="float" office:value="398.748339919474" calcext:value-type="float">
            <text:p>398.748339919474</text:p>
          </table:table-cell>
          <table:table-cell table:number-columns-repeated="9"/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1145.18435793911" calcext:value-type="float">
            <text:p>1145.18435793911</text:p>
          </table:table-cell>
          <table:table-cell office:value-type="float" office:value="485.843053848029" calcext:value-type="float">
            <text:p>485.843053848029</text:p>
          </table:table-cell>
          <table:table-cell office:value-type="float" office:value="1977.99985306454" calcext:value-type="float">
            <text:p>1977.99985306454</text:p>
          </table:table-cell>
          <table:table-cell office:value-type="float" office:value="167.125711594445" calcext:value-type="float">
            <text:p>167.125711594445</text:p>
          </table:table-cell>
          <table:table-cell table:number-columns-repeated="9"/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1723.83242199948" calcext:value-type="float">
            <text:p>1723.83242199948</text:p>
          </table:table-cell>
          <table:table-cell office:value-type="float" office:value="458.785349899089" calcext:value-type="float">
            <text:p>458.785349899089</text:p>
          </table:table-cell>
          <table:table-cell office:value-type="float" office:value="1900.20028034169" calcext:value-type="float">
            <text:p>1900.20028034169</text:p>
          </table:table-cell>
          <table:table-cell office:value-type="float" office:value="125.919709964827" calcext:value-type="float">
            <text:p>125.919709964827</text:p>
          </table:table-cell>
          <table:table-cell table:number-columns-repeated="9"/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635.262936789396" calcext:value-type="float">
            <text:p>635.262936789396</text:p>
          </table:table-cell>
          <table:table-cell office:value-type="float" office:value="479.211389096482" calcext:value-type="float">
            <text:p>479.211389096482</text:p>
          </table:table-cell>
          <table:table-cell office:value-type="float" office:value="1127.53297665029" calcext:value-type="float">
            <text:p>1127.53297665029</text:p>
          </table:table-cell>
          <table:table-cell office:value-type="float" office:value="727.414907989048" calcext:value-type="float">
            <text:p>727.414907989048</text:p>
          </table:table-cell>
          <table:table-cell table:number-columns-repeated="9"/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709.578977576812" calcext:value-type="float">
            <text:p>709.578977576812</text:p>
          </table:table-cell>
          <table:table-cell office:value-type="float" office:value="437.271003295261" calcext:value-type="float">
            <text:p>437.271003295261</text:p>
          </table:table-cell>
          <table:table-cell office:value-type="float" office:value="827.07129260598" calcext:value-type="float">
            <text:p>827.07129260598</text:p>
          </table:table-cell>
          <table:table-cell office:value-type="float" office:value="486.663304917877" calcext:value-type="float">
            <text:p>486.663304917877</text:p>
          </table:table-cell>
          <table:table-cell table:number-columns-repeated="9"/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838.928309350238" calcext:value-type="float">
            <text:p>838.928309350238</text:p>
          </table:table-cell>
          <table:table-cell office:value-type="float" office:value="221.938958079009" calcext:value-type="float">
            <text:p>221.938958079009</text:p>
          </table:table-cell>
          <table:table-cell office:value-type="float" office:value="649.453440133195" calcext:value-type="float">
            <text:p>649.453440133195</text:p>
          </table:table-cell>
          <table:table-cell office:value-type="float" office:value="169.403923818671" calcext:value-type="float">
            <text:p>169.403923818671</text:p>
          </table:table-cell>
          <table:table-cell table:number-columns-repeated="9"/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387.00428118561" calcext:value-type="float">
            <text:p>1387.00428118561</text:p>
          </table:table-cell>
          <table:table-cell office:value-type="float" office:value="479.627023980669" calcext:value-type="float">
            <text:p>479.627023980669</text:p>
          </table:table-cell>
          <table:table-cell office:value-type="float" office:value="941.137885945497" calcext:value-type="float">
            <text:p>941.137885945497</text:p>
          </table:table-cell>
          <table:table-cell office:value-type="float" office:value="540.246511093355" calcext:value-type="float">
            <text:p>540.246511093355</text:p>
          </table:table-cell>
          <table:table-cell table:number-columns-repeated="9"/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314.69616297363" calcext:value-type="float">
            <text:p>1314.69616297363</text:p>
          </table:table-cell>
          <table:table-cell office:value-type="float" office:value="467.321521154794" calcext:value-type="float">
            <text:p>467.321521154794</text:p>
          </table:table-cell>
          <table:table-cell office:value-type="float" office:value="1783.81638419585" calcext:value-type="float">
            <text:p>1783.81638419585</text:p>
          </table:table-cell>
          <table:table-cell office:value-type="float" office:value="248.043991426415" calcext:value-type="float">
            <text:p>248.043991426415</text:p>
          </table:table-cell>
          <table:table-cell table:number-columns-repeated="9"/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1659.26171999572" calcext:value-type="float">
            <text:p>1659.26171999572</text:p>
          </table:table-cell>
          <table:table-cell office:value-type="float" office:value="477.408886081305" calcext:value-type="float">
            <text:p>477.408886081305</text:p>
          </table:table-cell>
          <table:table-cell office:value-type="float" office:value="1998.22176711111" calcext:value-type="float">
            <text:p>1998.22176711111</text:p>
          </table:table-cell>
          <table:table-cell office:value-type="float" office:value="303.622748565612" calcext:value-type="float">
            <text:p>303.622748565612</text:p>
          </table:table-cell>
          <table:table-cell table:number-columns-repeated="9"/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708.661520048982" calcext:value-type="float">
            <text:p>708.661520048982</text:p>
          </table:table-cell>
          <table:table-cell office:value-type="float" office:value="494.703119430137" calcext:value-type="float">
            <text:p>494.703119430137</text:p>
          </table:table-cell>
          <table:table-cell office:value-type="float" office:value="1129.37774054515" calcext:value-type="float">
            <text:p>1129.37774054515</text:p>
          </table:table-cell>
          <table:table-cell office:value-type="float" office:value="673.589386016496" calcext:value-type="float">
            <text:p>673.589386016496</text:p>
          </table:table-cell>
          <table:table-cell table:number-columns-repeated="9"/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773.082893896261" calcext:value-type="float">
            <text:p>773.082893896261</text:p>
          </table:table-cell>
          <table:table-cell office:value-type="float" office:value="332.859328794012" calcext:value-type="float">
            <text:p>332.859328794012</text:p>
          </table:table-cell>
          <table:table-cell office:value-type="float" office:value="895.550652487927" calcext:value-type="float">
            <text:p>895.550652487927</text:p>
          </table:table-cell>
          <table:table-cell office:value-type="float" office:value="625.49630505138" calcext:value-type="float">
            <text:p>625.49630505138</text:p>
          </table:table-cell>
          <table:table-cell table:number-columns-repeated="9"/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639.792580172202" calcext:value-type="float">
            <text:p>639.792580172202</text:p>
          </table:table-cell>
          <table:table-cell office:value-type="float" office:value="295.380130097355" calcext:value-type="float">
            <text:p>295.380130097355</text:p>
          </table:table-cell>
          <table:table-cell office:value-type="float" office:value="650.09595090175" calcext:value-type="float">
            <text:p>650.09595090175</text:p>
          </table:table-cell>
          <table:table-cell office:value-type="float" office:value="511.679451999551" calcext:value-type="float">
            <text:p>511.679451999551</text:p>
          </table:table-cell>
          <table:table-cell table:number-columns-repeated="9"/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986.28724553695" calcext:value-type="float">
            <text:p>1986.28724553695</text:p>
          </table:table-cell>
          <table:table-cell office:value-type="float" office:value="335.0441500491" calcext:value-type="float">
            <text:p>335.0441500491</text:p>
          </table:table-cell>
          <table:table-cell office:value-type="float" office:value="972.112218859278" calcext:value-type="float">
            <text:p>972.112218859278</text:p>
          </table:table-cell>
          <table:table-cell office:value-type="float" office:value="467.657851413681" calcext:value-type="float">
            <text:p>467.657851413681</text:p>
          </table:table-cell>
          <table:table-cell table:number-columns-repeated="9"/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1003.50855380683" calcext:value-type="float">
            <text:p>1003.50855380683</text:p>
          </table:table-cell>
          <table:table-cell office:value-type="float" office:value="432.577281543202" calcext:value-type="float">
            <text:p>432.577281543202</text:p>
          </table:table-cell>
          <table:table-cell office:value-type="float" office:value="1943.15367770555" calcext:value-type="float">
            <text:p>1943.15367770555</text:p>
          </table:table-cell>
          <table:table-cell office:value-type="float" office:value="381.405514020571" calcext:value-type="float">
            <text:p>381.405514020571</text:p>
          </table:table-cell>
          <table:table-cell table:number-columns-repeated="9"/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599.07650286069" calcext:value-type="float">
            <text:p>1599.07650286069</text:p>
          </table:table-cell>
          <table:table-cell office:value-type="float" office:value="410.463131923752" calcext:value-type="float">
            <text:p>410.463131923752</text:p>
          </table:table-cell>
          <table:table-cell office:value-type="float" office:value="1770.39609307966" calcext:value-type="float">
            <text:p>1770.39609307966</text:p>
          </table:table-cell>
          <table:table-cell office:value-type="float" office:value="402.691614033662" calcext:value-type="float">
            <text:p>402.691614033662</text:p>
          </table:table-cell>
          <table:table-cell table:number-columns-repeated="9"/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767.878369512951" calcext:value-type="float">
            <text:p>767.878369512951</text:p>
          </table:table-cell>
          <table:table-cell office:value-type="float" office:value="365.369726537213" calcext:value-type="float">
            <text:p>365.369726537213</text:p>
          </table:table-cell>
          <table:table-cell office:value-type="float" office:value="1104.46956088889" calcext:value-type="float">
            <text:p>1104.46956088889</text:p>
          </table:table-cell>
          <table:table-cell office:value-type="float" office:value="616.456466842133" calcext:value-type="float">
            <text:p>616.456466842133</text:p>
          </table:table-cell>
          <table:table-cell table:number-columns-repeated="9"/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748.956877085585" calcext:value-type="float">
            <text:p>748.956877085585</text:p>
          </table:table-cell>
          <table:table-cell office:value-type="float" office:value="363.310443585076" calcext:value-type="float">
            <text:p>363.310443585076</text:p>
          </table:table-cell>
          <table:table-cell office:value-type="float" office:value="1381.98214263269" calcext:value-type="float">
            <text:p>1381.98214263269</text:p>
          </table:table-cell>
          <table:table-cell office:value-type="float" office:value="346.404794994233" calcext:value-type="float">
            <text:p>346.404794994233</text:p>
          </table:table-cell>
          <table:table-cell table:number-columns-repeated="9"/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752.726177178546" calcext:value-type="float">
            <text:p>752.726177178546</text:p>
          </table:table-cell>
          <table:table-cell office:value-type="float" office:value="308.66087382758" calcext:value-type="float">
            <text:p>308.66087382758</text:p>
          </table:table-cell>
          <table:table-cell office:value-type="float" office:value="699.432491824354" calcext:value-type="float">
            <text:p>699.432491824354</text:p>
          </table:table-cell>
          <table:table-cell office:value-type="float" office:value="118.208692682472" calcext:value-type="float">
            <text:p>118.208692682472</text:p>
          </table:table-cell>
          <table:table-cell table:number-columns-repeated="9"/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792.47827109376" calcext:value-type="float">
            <text:p>1792.47827109376</text:p>
          </table:table-cell>
          <table:table-cell office:value-type="float" office:value="481.811598096219" calcext:value-type="float">
            <text:p>481.811598096219</text:p>
          </table:table-cell>
          <table:table-cell office:value-type="float" office:value="654.07385484863" calcext:value-type="float">
            <text:p>654.07385484863</text:p>
          </table:table-cell>
          <table:table-cell office:value-type="float" office:value="306.676318836038" calcext:value-type="float">
            <text:p>306.676318836038</text:p>
          </table:table-cell>
          <table:table-cell table:number-columns-repeated="9"/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281.58089537255" calcext:value-type="float">
            <text:p>1281.58089537255</text:p>
          </table:table-cell>
          <table:table-cell office:value-type="float" office:value="442.915182560282" calcext:value-type="float">
            <text:p>442.915182560282</text:p>
          </table:table-cell>
          <table:table-cell office:value-type="float" office:value="1822.80417050917" calcext:value-type="float">
            <text:p>1822.80417050917</text:p>
          </table:table-cell>
          <table:table-cell office:value-type="float" office:value="579.69833216074" calcext:value-type="float">
            <text:p>579.69833216074</text:p>
          </table:table-cell>
          <table:table-cell table:number-columns-repeated="9"/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1439.21835461125" calcext:value-type="float">
            <text:p>1439.21835461125</text:p>
          </table:table-cell>
          <table:table-cell office:value-type="float" office:value="350.211299488509" calcext:value-type="float">
            <text:p>350.211299488509</text:p>
          </table:table-cell>
          <table:table-cell office:value-type="float" office:value="2427.74082146584" calcext:value-type="float">
            <text:p>2427.74082146584</text:p>
          </table:table-cell>
          <table:table-cell office:value-type="float" office:value="892.800483851958" calcext:value-type="float">
            <text:p>892.800483851958</text:p>
          </table:table-cell>
          <table:table-cell table:number-columns-repeated="9"/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1075.21061430494" calcext:value-type="float">
            <text:p>1075.21061430494</text:p>
          </table:table-cell>
          <table:table-cell office:value-type="float" office:value="414.370216171744" calcext:value-type="float">
            <text:p>414.370216171744</text:p>
          </table:table-cell>
          <table:table-cell office:value-type="float" office:value="1033.13676609835" calcext:value-type="float">
            <text:p>1033.13676609835</text:p>
          </table:table-cell>
          <table:table-cell office:value-type="float" office:value="124.929505304032" calcext:value-type="float">
            <text:p>124.929505304032</text:p>
          </table:table-cell>
          <table:table-cell table:number-columns-repeated="9"/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551.346301393042" calcext:value-type="float">
            <text:p>551.346301393042</text:p>
          </table:table-cell>
          <table:table-cell office:value-type="float" office:value="443.014063061309" calcext:value-type="float">
            <text:p>443.014063061309</text:p>
          </table:table-cell>
          <table:table-cell office:value-type="float" office:value="1267.78542611381" calcext:value-type="float">
            <text:p>1267.78542611381</text:p>
          </table:table-cell>
          <table:table-cell office:value-type="float" office:value="521.246972970162" calcext:value-type="float">
            <text:p>521.246972970162</text:p>
          </table:table-cell>
          <table:table-cell table:number-columns-repeated="9"/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1571.26948571429" calcext:value-type="float">
            <text:p>1571.26948571429</text:p>
          </table:table-cell>
          <table:table-cell office:value-type="float" office:value="436.164710703299" calcext:value-type="float">
            <text:p>436.164710703299</text:p>
          </table:table-cell>
          <table:table-cell office:value-type="float" office:value="658.645298131784" calcext:value-type="float">
            <text:p>658.645298131784</text:p>
          </table:table-cell>
          <table:table-cell office:value-type="float" office:value="294.581356917272" calcext:value-type="float">
            <text:p>294.581356917272</text:p>
          </table:table-cell>
          <table:table-cell table:number-columns-repeated="9"/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757.387099729126" calcext:value-type="float">
            <text:p>757.387099729126</text:p>
          </table:table-cell>
          <table:table-cell office:value-type="float" office:value="299.775763116804" calcext:value-type="float">
            <text:p>299.775763116804</text:p>
          </table:table-cell>
          <table:table-cell office:value-type="float" office:value="662.512688345767" calcext:value-type="float">
            <text:p>662.512688345767</text:p>
          </table:table-cell>
          <table:table-cell office:value-type="float" office:value="100.563686534933" calcext:value-type="float">
            <text:p>100.563686534933</text:p>
          </table:table-cell>
          <table:table-cell table:number-columns-repeated="9"/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1252.19161427068" calcext:value-type="float">
            <text:p>1252.19161427068</text:p>
          </table:table-cell>
          <table:table-cell office:value-type="float" office:value="443.175563588747" calcext:value-type="float">
            <text:p>443.175563588747</text:p>
          </table:table-cell>
          <table:table-cell office:value-type="float" office:value="1847.29105112422" calcext:value-type="float">
            <text:p>1847.29105112422</text:p>
          </table:table-cell>
          <table:table-cell office:value-type="float" office:value="810.772795789767" calcext:value-type="float">
            <text:p>810.772795789767</text:p>
          </table:table-cell>
          <table:table-cell table:number-columns-repeated="9"/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1256.09889841557" calcext:value-type="float">
            <text:p>1256.09889841557</text:p>
          </table:table-cell>
          <table:table-cell office:value-type="float" office:value="305.008853235698" calcext:value-type="float">
            <text:p>305.008853235698</text:p>
          </table:table-cell>
          <table:table-cell office:value-type="float" office:value="2663.34649603598" calcext:value-type="float">
            <text:p>2663.34649603598</text:p>
          </table:table-cell>
          <table:table-cell office:value-type="float" office:value="797.615612978488" calcext:value-type="float">
            <text:p>797.615612978488</text:p>
          </table:table-cell>
          <table:table-cell table:number-columns-repeated="9"/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834.45287152941" calcext:value-type="float">
            <text:p>1834.45287152941</text:p>
          </table:table-cell>
          <table:table-cell office:value-type="float" office:value="452.719664485633" calcext:value-type="float">
            <text:p>452.719664485633</text:p>
          </table:table-cell>
          <table:table-cell office:value-type="float" office:value="1210.87049409956" calcext:value-type="float">
            <text:p>1210.87049409956</text:p>
          </table:table-cell>
          <table:table-cell office:value-type="float" office:value="545.240013769461" calcext:value-type="float">
            <text:p>545.240013769461</text:p>
          </table:table-cell>
          <table:table-cell table:number-columns-repeated="9"/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594.402085398411" calcext:value-type="float">
            <text:p>594.402085398411</text:p>
          </table:table-cell>
          <table:table-cell office:value-type="float" office:value="437.993776958887" calcext:value-type="float">
            <text:p>437.993776958887</text:p>
          </table:table-cell>
          <table:table-cell office:value-type="float" office:value="1339.10793080964" calcext:value-type="float">
            <text:p>1339.10793080964</text:p>
          </table:table-cell>
          <table:table-cell office:value-type="float" office:value="399.495810501134" calcext:value-type="float">
            <text:p>399.495810501134</text:p>
          </table:table-cell>
          <table:table-cell table:number-columns-repeated="9"/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227.6916745462" calcext:value-type="float">
            <text:p>1227.6916745462</text:p>
          </table:table-cell>
          <table:table-cell office:value-type="float" office:value="359.662865742574" calcext:value-type="float">
            <text:p>359.662865742574</text:p>
          </table:table-cell>
          <table:table-cell office:value-type="float" office:value="686.098066349005" calcext:value-type="float">
            <text:p>686.098066349005</text:p>
          </table:table-cell>
          <table:table-cell office:value-type="float" office:value="291.662840796173" calcext:value-type="float">
            <text:p>291.662840796173</text:p>
          </table:table-cell>
          <table:table-cell table:number-columns-repeated="9"/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772.556948934029" calcext:value-type="float">
            <text:p>772.556948934029</text:p>
          </table:table-cell>
          <table:table-cell office:value-type="float" office:value="596.436248991554" calcext:value-type="float">
            <text:p>596.436248991554</text:p>
          </table:table-cell>
          <table:table-cell office:value-type="float" office:value="887.22667954635" calcext:value-type="float">
            <text:p>887.22667954635</text:p>
          </table:table-cell>
          <table:table-cell office:value-type="float" office:value="320.60429146481" calcext:value-type="float">
            <text:p>320.60429146481</text:p>
          </table:table-cell>
          <table:table-cell table:number-columns-repeated="9"/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262.0954149662" calcext:value-type="float">
            <text:p>1262.0954149662</text:p>
          </table:table-cell>
          <table:table-cell office:value-type="float" office:value="379.34967439112" calcext:value-type="float">
            <text:p>379.34967439112</text:p>
          </table:table-cell>
          <table:table-cell office:value-type="float" office:value="914.568197546239" calcext:value-type="float">
            <text:p>914.568197546239</text:p>
          </table:table-cell>
          <table:table-cell office:value-type="float" office:value="740.582458898083" calcext:value-type="float">
            <text:p>740.582458898083</text:p>
          </table:table-cell>
          <table:table-cell table:number-columns-repeated="9"/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271.41848917205" calcext:value-type="float">
            <text:p>1271.41848917205</text:p>
          </table:table-cell>
          <table:table-cell office:value-type="float" office:value="484.643397139219" calcext:value-type="float">
            <text:p>484.643397139219</text:p>
          </table:table-cell>
          <table:table-cell office:value-type="float" office:value="2604.42180306895" calcext:value-type="float">
            <text:p>2604.42180306895</text:p>
          </table:table-cell>
          <table:table-cell office:value-type="float" office:value="417.966020568443" calcext:value-type="float">
            <text:p>417.966020568443</text:p>
          </table:table-cell>
          <table:table-cell table:number-columns-repeated="9"/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1526.3330223072" calcext:value-type="float">
            <text:p>1526.3330223072</text:p>
          </table:table-cell>
          <table:table-cell office:value-type="float" office:value="331.178599559871" calcext:value-type="float">
            <text:p>331.178599559871</text:p>
          </table:table-cell>
          <table:table-cell office:value-type="float" office:value="1304.86478968835" calcext:value-type="float">
            <text:p>1304.86478968835</text:p>
          </table:table-cell>
          <table:table-cell office:value-type="float" office:value="154.513511524342" calcext:value-type="float">
            <text:p>154.513511524342</text:p>
          </table:table-cell>
          <table:table-cell table:number-columns-repeated="9"/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747.844493438898" calcext:value-type="float">
            <text:p>747.844493438898</text:p>
          </table:table-cell>
          <table:table-cell office:value-type="float" office:value="453.937792560442" calcext:value-type="float">
            <text:p>453.937792560442</text:p>
          </table:table-cell>
          <table:table-cell office:value-type="float" office:value="1565.13378075538" calcext:value-type="float">
            <text:p>1565.13378075538</text:p>
          </table:table-cell>
          <table:table-cell office:value-type="float" office:value="71.1605461737341" calcext:value-type="float">
            <text:p>71.1605461737341</text:p>
          </table:table-cell>
          <table:table-cell table:number-columns-repeated="9"/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887.808856243143" calcext:value-type="float">
            <text:p>887.808856243143</text:p>
          </table:table-cell>
          <table:table-cell office:value-type="float" office:value="344.692686451613" calcext:value-type="float">
            <text:p>344.692686451613</text:p>
          </table:table-cell>
          <table:table-cell office:value-type="float" office:value="649.382120236428" calcext:value-type="float">
            <text:p>649.382120236428</text:p>
          </table:table-cell>
          <table:table-cell office:value-type="float" office:value="830.653961420879" calcext:value-type="float">
            <text:p>830.653961420879</text:p>
          </table:table-cell>
          <table:table-cell table:number-columns-repeated="9"/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869.477465728428" calcext:value-type="float">
            <text:p>869.477465728428</text:p>
          </table:table-cell>
          <table:table-cell office:value-type="float" office:value="462.373188132885" calcext:value-type="float">
            <text:p>462.373188132885</text:p>
          </table:table-cell>
          <table:table-cell office:value-type="float" office:value="776.566788824878" calcext:value-type="float">
            <text:p>776.566788824878</text:p>
          </table:table-cell>
          <table:table-cell office:value-type="float" office:value="1226.32588899225" calcext:value-type="float">
            <text:p>1226.32588899225</text:p>
          </table:table-cell>
          <table:table-cell table:number-columns-repeated="9"/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1031.04239104321" calcext:value-type="float">
            <text:p>1031.04239104321</text:p>
          </table:table-cell>
          <table:table-cell office:value-type="float" office:value="440.412036340088" calcext:value-type="float">
            <text:p>440.412036340088</text:p>
          </table:table-cell>
          <table:table-cell office:value-type="float" office:value="1123.95281393973" calcext:value-type="float">
            <text:p>1123.95281393973</text:p>
          </table:table-cell>
          <table:table-cell office:value-type="float" office:value="157.261176421898" calcext:value-type="float">
            <text:p>157.261176421898</text:p>
          </table:table-cell>
          <table:table-cell table:number-columns-repeated="9"/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644.44356012096" calcext:value-type="float">
            <text:p>1644.44356012096</text:p>
          </table:table-cell>
          <table:table-cell office:value-type="float" office:value="281.536440682418" calcext:value-type="float">
            <text:p>281.536440682418</text:p>
          </table:table-cell>
          <table:table-cell office:value-type="float" office:value="1998.25391303383" calcext:value-type="float">
            <text:p>1998.25391303383</text:p>
          </table:table-cell>
          <table:table-cell office:value-type="float" office:value="733.212653526249" calcext:value-type="float">
            <text:p>733.212653526249</text:p>
          </table:table-cell>
          <table:table-cell table:number-columns-repeated="9"/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147.78721785237" calcext:value-type="float">
            <text:p>1147.78721785237</text:p>
          </table:table-cell>
          <table:table-cell office:value-type="float" office:value="404.784073620915" calcext:value-type="float">
            <text:p>404.784073620915</text:p>
          </table:table-cell>
          <table:table-cell office:value-type="float" office:value="1885.09792019938" calcext:value-type="float">
            <text:p>1885.09792019938</text:p>
          </table:table-cell>
          <table:table-cell office:value-type="float" office:value="345.370685709981" calcext:value-type="float">
            <text:p>345.370685709981</text:p>
          </table:table-cell>
          <table:table-cell table:number-columns-repeated="9"/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1008.14370456872" calcext:value-type="float">
            <text:p>1008.14370456872</text:p>
          </table:table-cell>
          <table:table-cell office:value-type="float" office:value="410.09489791841" calcext:value-type="float">
            <text:p>410.09489791841</text:p>
          </table:table-cell>
          <table:table-cell office:value-type="float" office:value="928.334971363563" calcext:value-type="float">
            <text:p>928.334971363563</text:p>
          </table:table-cell>
          <table:table-cell office:value-type="float" office:value="188.9325120644" calcext:value-type="float">
            <text:p>188.9325120644</text:p>
          </table:table-cell>
          <table:table-cell table:number-columns-repeated="9"/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561.078810702948" calcext:value-type="float">
            <text:p>561.078810702948</text:p>
          </table:table-cell>
          <table:table-cell office:value-type="float" office:value="464.516763499389" calcext:value-type="float">
            <text:p>464.516763499389</text:p>
          </table:table-cell>
          <table:table-cell office:value-type="float" office:value="1067.64527817617" calcext:value-type="float">
            <text:p>1067.64527817617</text:p>
          </table:table-cell>
          <table:table-cell office:value-type="float" office:value="357.34882391083" calcext:value-type="float">
            <text:p>357.34882391083</text:p>
          </table:table-cell>
          <table:table-cell table:number-columns-repeated="9"/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875.416428609441" calcext:value-type="float">
            <text:p>875.416428609441</text:p>
          </table:table-cell>
          <table:table-cell office:value-type="float" office:value="410.927803402177" calcext:value-type="float">
            <text:p>410.927803402177</text:p>
          </table:table-cell>
          <table:table-cell office:value-type="float" office:value="653.904841710171" calcext:value-type="float">
            <text:p>653.904841710171</text:p>
          </table:table-cell>
          <table:table-cell office:value-type="float" office:value="1227.02219299751" calcext:value-type="float">
            <text:p>1227.02219299751</text:p>
          </table:table-cell>
          <table:table-cell table:number-columns-repeated="9"/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014.84680533333" calcext:value-type="float">
            <text:p>1014.84680533333</text:p>
          </table:table-cell>
          <table:table-cell office:value-type="float" office:value="330.825380442905" calcext:value-type="float">
            <text:p>330.825380442905</text:p>
          </table:table-cell>
          <table:table-cell office:value-type="float" office:value="862.601515670026" calcext:value-type="float">
            <text:p>862.601515670026</text:p>
          </table:table-cell>
          <table:table-cell office:value-type="float" office:value="336.839704549028" calcext:value-type="float">
            <text:p>336.839704549028</text:p>
          </table:table-cell>
          <table:table-cell table:number-columns-repeated="9"/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1683.10009433083" calcext:value-type="float">
            <text:p>1683.10009433083</text:p>
          </table:table-cell>
          <table:table-cell office:value-type="float" office:value="401.659825674238" calcext:value-type="float">
            <text:p>401.659825674238</text:p>
          </table:table-cell>
          <table:table-cell office:value-type="float" office:value="1997.27573587185" calcext:value-type="float">
            <text:p>1997.27573587185</text:p>
          </table:table-cell>
          <table:table-cell office:value-type="float" office:value="288.794160547125" calcext:value-type="float">
            <text:p>288.794160547125</text:p>
          </table:table-cell>
          <table:table-cell table:number-columns-repeated="9"/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275.04626298592" calcext:value-type="float">
            <text:p>1275.04626298592</text:p>
          </table:table-cell>
          <table:table-cell office:value-type="float" office:value="337.431338819229" calcext:value-type="float">
            <text:p>337.431338819229</text:p>
          </table:table-cell>
          <table:table-cell office:value-type="float" office:value="2258.29409652794" calcext:value-type="float">
            <text:p>2258.29409652794</text:p>
          </table:table-cell>
          <table:table-cell office:value-type="float" office:value="348.570737686408" calcext:value-type="float">
            <text:p>348.570737686408</text:p>
          </table:table-cell>
          <table:table-cell table:number-columns-repeated="9"/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1159.38912555305" calcext:value-type="float">
            <text:p>1159.38912555305</text:p>
          </table:table-cell>
          <table:table-cell office:value-type="float" office:value="324.676378392019" calcext:value-type="float">
            <text:p>324.676378392019</text:p>
          </table:table-cell>
          <table:table-cell office:value-type="float" office:value="987.437634835347" calcext:value-type="float">
            <text:p>987.437634835347</text:p>
          </table:table-cell>
          <table:table-cell office:value-type="float" office:value="465.74716525474" calcext:value-type="float">
            <text:p>465.74716525474</text:p>
          </table:table-cell>
          <table:table-cell table:number-columns-repeated="9"/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582.268217638945" calcext:value-type="float">
            <text:p>582.268217638945</text:p>
          </table:table-cell>
          <table:table-cell office:value-type="float" office:value="493.072295435747" calcext:value-type="float">
            <text:p>493.072295435747</text:p>
          </table:table-cell>
          <table:table-cell office:value-type="float" office:value="1158.61762282803" calcext:value-type="float">
            <text:p>1158.61762282803</text:p>
          </table:table-cell>
          <table:table-cell office:value-type="float" office:value="652.969807674561" calcext:value-type="float">
            <text:p>652.969807674561</text:p>
          </table:table-cell>
          <table:table-cell table:number-columns-repeated="9"/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917.608744970999" calcext:value-type="float">
            <text:p>917.608744970999</text:p>
          </table:table-cell>
          <table:table-cell office:value-type="float" office:value="345.441940885384" calcext:value-type="float">
            <text:p>345.441940885384</text:p>
          </table:table-cell>
          <table:table-cell office:value-type="float" office:value="652.680397228676" calcext:value-type="float">
            <text:p>652.680397228676</text:p>
          </table:table-cell>
          <table:table-cell office:value-type="float" office:value="481.004595562778" calcext:value-type="float">
            <text:p>481.004595562778</text:p>
          </table:table-cell>
          <table:table-cell table:number-columns-repeated="9"/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902.552656337854" calcext:value-type="float">
            <text:p>902.552656337854</text:p>
          </table:table-cell>
          <table:table-cell office:value-type="float" office:value="402.318665111844" calcext:value-type="float">
            <text:p>402.318665111844</text:p>
          </table:table-cell>
          <table:table-cell office:value-type="float" office:value="839.036383699329" calcext:value-type="float">
            <text:p>839.036383699329</text:p>
          </table:table-cell>
          <table:table-cell office:value-type="float" office:value="191.604572389182" calcext:value-type="float">
            <text:p>191.604572389182</text:p>
          </table:table-cell>
          <table:table-cell table:number-columns-repeated="9"/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719.50586625816" calcext:value-type="float">
            <text:p>1719.50586625816</text:p>
          </table:table-cell>
          <table:table-cell office:value-type="float" office:value="388.237685765209" calcext:value-type="float">
            <text:p>388.237685765209</text:p>
          </table:table-cell>
          <table:table-cell office:value-type="float" office:value="1465.85809795122" calcext:value-type="float">
            <text:p>1465.85809795122</text:p>
          </table:table-cell>
          <table:table-cell office:value-type="float" office:value="251.167191413599" calcext:value-type="float">
            <text:p>251.167191413599</text:p>
          </table:table-cell>
          <table:table-cell table:number-columns-repeated="9"/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307.43542681391" calcext:value-type="float">
            <text:p>1307.43542681391</text:p>
          </table:table-cell>
          <table:table-cell office:value-type="float" office:value="399.062892717638" calcext:value-type="float">
            <text:p>399.062892717638</text:p>
          </table:table-cell>
          <table:table-cell office:value-type="float" office:value="3236.6219949323" calcext:value-type="float">
            <text:p>3236.6219949323</text:p>
          </table:table-cell>
          <table:table-cell office:value-type="float" office:value="543.88805937899" calcext:value-type="float">
            <text:p>543.88805937899</text:p>
          </table:table-cell>
          <table:table-cell table:number-columns-repeated="9"/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345.57928257675" calcext:value-type="float">
            <text:p>1345.57928257675</text:p>
          </table:table-cell>
          <table:table-cell office:value-type="float" office:value="467.089664389887" calcext:value-type="float">
            <text:p>467.089664389887</text:p>
          </table:table-cell>
          <table:table-cell office:value-type="float" office:value="1070.80001929574" calcext:value-type="float">
            <text:p>1070.80001929574</text:p>
          </table:table-cell>
          <table:table-cell office:value-type="float" office:value="911.790652542788" calcext:value-type="float">
            <text:p>911.790652542788</text:p>
          </table:table-cell>
          <table:table-cell table:number-columns-repeated="9"/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619.176643701698" calcext:value-type="float">
            <text:p>619.176643701698</text:p>
          </table:table-cell>
          <table:table-cell office:value-type="float" office:value="475.94220155673" calcext:value-type="float">
            <text:p>475.94220155673</text:p>
          </table:table-cell>
          <table:table-cell office:value-type="float" office:value="1239.23115684623" calcext:value-type="float">
            <text:p>1239.23115684623</text:p>
          </table:table-cell>
          <table:table-cell office:value-type="float" office:value="231.332714919118" calcext:value-type="float">
            <text:p>231.332714919118</text:p>
          </table:table-cell>
          <table:table-cell table:number-columns-repeated="9"/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813.413004508701" calcext:value-type="float">
            <text:p>813.413004508701</text:p>
          </table:table-cell>
          <table:table-cell office:value-type="float" office:value="425.451228694638" calcext:value-type="float">
            <text:p>425.451228694638</text:p>
          </table:table-cell>
          <table:table-cell office:value-type="float" office:value="707.698737356312" calcext:value-type="float">
            <text:p>707.698737356312</text:p>
          </table:table-cell>
          <table:table-cell office:value-type="float" office:value="762.241488620896" calcext:value-type="float">
            <text:p>762.241488620896</text:p>
          </table:table-cell>
          <table:table-cell table:number-columns-repeated="9"/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906.821336739593" calcext:value-type="float">
            <text:p>906.821336739593</text:p>
          </table:table-cell>
          <table:table-cell office:value-type="float" office:value="446.538930983488" calcext:value-type="float">
            <text:p>446.538930983488</text:p>
          </table:table-cell>
          <table:table-cell office:value-type="float" office:value="838.818885138059" calcext:value-type="float">
            <text:p>838.818885138059</text:p>
          </table:table-cell>
          <table:table-cell office:value-type="float" office:value="525.884992845589" calcext:value-type="float">
            <text:p>525.884992845589</text:p>
          </table:table-cell>
          <table:table-cell table:number-columns-repeated="9"/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2457.61287143607" calcext:value-type="float">
            <text:p>2457.61287143607</text:p>
          </table:table-cell>
          <table:table-cell office:value-type="float" office:value="447.936818265768" calcext:value-type="float">
            <text:p>447.936818265768</text:p>
          </table:table-cell>
          <table:table-cell office:value-type="float" office:value="1169.94980437149" calcext:value-type="float">
            <text:p>1169.94980437149</text:p>
          </table:table-cell>
          <table:table-cell office:value-type="float" office:value="89.3067972668267" calcext:value-type="float">
            <text:p>89.3067972668267</text:p>
          </table:table-cell>
          <table:table-cell table:number-columns-repeated="9"/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1163.61879730005" calcext:value-type="float">
            <text:p>1163.61879730005</text:p>
          </table:table-cell>
          <table:table-cell office:value-type="float" office:value="361.067163887984" calcext:value-type="float">
            <text:p>361.067163887984</text:p>
          </table:table-cell>
          <table:table-cell office:value-type="float" office:value="2547.67148517603" calcext:value-type="float">
            <text:p>2547.67148517603</text:p>
          </table:table-cell>
          <table:table-cell office:value-type="float" office:value="578.121719067271" calcext:value-type="float">
            <text:p>578.121719067271</text:p>
          </table:table-cell>
          <table:table-cell table:number-columns-repeated="9"/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1193.85326076941" calcext:value-type="float">
            <text:p>1193.85326076941</text:p>
          </table:table-cell>
          <table:table-cell office:value-type="float" office:value="355.062023723021" calcext:value-type="float">
            <text:p>355.062023723021</text:p>
          </table:table-cell>
          <table:table-cell office:value-type="float" office:value="962.570196308284" calcext:value-type="float">
            <text:p>962.570196308284</text:p>
          </table:table-cell>
          <table:table-cell office:value-type="float" office:value="599.284024111718" calcext:value-type="float">
            <text:p>599.284024111718</text:p>
          </table:table-cell>
          <table:table-cell table:number-columns-repeated="9"/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791.655894885499" calcext:value-type="float">
            <text:p>791.655894885499</text:p>
          </table:table-cell>
          <table:table-cell office:value-type="float" office:value="460.874489715059" calcext:value-type="float">
            <text:p>460.874489715059</text:p>
          </table:table-cell>
          <table:table-cell office:value-type="float" office:value="1484.7668338115" calcext:value-type="float">
            <text:p>1484.7668338115</text:p>
          </table:table-cell>
          <table:table-cell office:value-type="float" office:value="531.579235297152" calcext:value-type="float">
            <text:p>531.579235297152</text:p>
          </table:table-cell>
          <table:table-cell table:number-columns-repeated="9"/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618.770664103456" calcext:value-type="float">
            <text:p>618.770664103456</text:p>
          </table:table-cell>
          <table:table-cell office:value-type="float" office:value="344.266440990445" calcext:value-type="float">
            <text:p>344.266440990445</text:p>
          </table:table-cell>
          <table:table-cell office:value-type="float" office:value="967.411271863066" calcext:value-type="float">
            <text:p>967.411271863066</text:p>
          </table:table-cell>
          <table:table-cell office:value-type="float" office:value="301.535477683224" calcext:value-type="float">
            <text:p>301.535477683224</text:p>
          </table:table-cell>
          <table:table-cell table:number-columns-repeated="9"/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843.615878947762" calcext:value-type="float">
            <text:p>843.615878947762</text:p>
          </table:table-cell>
          <table:table-cell office:value-type="float" office:value="415.375642428803" calcext:value-type="float">
            <text:p>415.375642428803</text:p>
          </table:table-cell>
          <table:table-cell office:value-type="float" office:value="698.702830327765" calcext:value-type="float">
            <text:p>698.702830327765</text:p>
          </table:table-cell>
          <table:table-cell office:value-type="float" office:value="374.910978034774" calcext:value-type="float">
            <text:p>374.910978034774</text:p>
          </table:table-cell>
          <table:table-cell table:number-columns-repeated="9"/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1647.56180347766" calcext:value-type="float">
            <text:p>1647.56180347766</text:p>
          </table:table-cell>
          <table:table-cell office:value-type="float" office:value="415.82960031787" calcext:value-type="float">
            <text:p>415.82960031787</text:p>
          </table:table-cell>
          <table:table-cell office:value-type="float" office:value="837.969362950583" calcext:value-type="float">
            <text:p>837.969362950583</text:p>
          </table:table-cell>
          <table:table-cell office:value-type="float" office:value="371.613372739261" calcext:value-type="float">
            <text:p>371.613372739261</text:p>
          </table:table-cell>
          <table:table-cell table:number-columns-repeated="9"/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632.52975530623" calcext:value-type="float">
            <text:p>1632.52975530623</text:p>
          </table:table-cell>
          <table:table-cell office:value-type="float" office:value="436.165895933632" calcext:value-type="float">
            <text:p>436.165895933632</text:p>
          </table:table-cell>
          <table:table-cell office:value-type="float" office:value="2712.57694914769" calcext:value-type="float">
            <text:p>2712.57694914769</text:p>
          </table:table-cell>
          <table:table-cell office:value-type="float" office:value="614.76069630729" calcext:value-type="float">
            <text:p>614.76069630729</text:p>
          </table:table-cell>
          <table:table-cell table:number-columns-repeated="9"/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1433.9349509579" calcext:value-type="float">
            <text:p>1433.9349509579</text:p>
          </table:table-cell>
          <table:table-cell office:value-type="float" office:value="457.046535029627" calcext:value-type="float">
            <text:p>457.046535029627</text:p>
          </table:table-cell>
          <table:table-cell office:value-type="float" office:value="1108.68718833319" calcext:value-type="float">
            <text:p>1108.68718833319</text:p>
          </table:table-cell>
          <table:table-cell office:value-type="float" office:value="342.298647410408" calcext:value-type="float">
            <text:p>342.298647410408</text:p>
          </table:table-cell>
          <table:table-cell table:number-columns-repeated="9"/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844.50927797031" calcext:value-type="float">
            <text:p>844.50927797031</text:p>
          </table:table-cell>
          <table:table-cell office:value-type="float" office:value="471.16580123234" calcext:value-type="float">
            <text:p>471.16580123234</text:p>
          </table:table-cell>
          <table:table-cell office:value-type="float" office:value="1155.50169215704" calcext:value-type="float">
            <text:p>1155.50169215704</text:p>
          </table:table-cell>
          <table:table-cell office:value-type="float" office:value="110.521354929556" calcext:value-type="float">
            <text:p>110.521354929556</text:p>
          </table:table-cell>
          <table:table-cell table:number-columns-repeated="9"/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613.924748084899" calcext:value-type="float">
            <text:p>613.924748084899</text:p>
          </table:table-cell>
          <table:table-cell office:value-type="float" office:value="379.871642515028" calcext:value-type="float">
            <text:p>379.871642515028</text:p>
          </table:table-cell>
          <table:table-cell office:value-type="float" office:value="1102.61575240969" calcext:value-type="float">
            <text:p>1102.61575240969</text:p>
          </table:table-cell>
          <table:table-cell office:value-type="float" office:value="144.326710960452" calcext:value-type="float">
            <text:p>144.326710960452</text:p>
          </table:table-cell>
          <table:table-cell table:number-columns-repeated="9"/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988.092635095907" calcext:value-type="float">
            <text:p>988.092635095907</text:p>
          </table:table-cell>
          <table:table-cell office:value-type="float" office:value="470.140466547" calcext:value-type="float">
            <text:p>470.140466547</text:p>
          </table:table-cell>
          <table:table-cell office:value-type="float" office:value="785.142378021484" calcext:value-type="float">
            <text:p>785.142378021484</text:p>
          </table:table-cell>
          <table:table-cell office:value-type="float" office:value="899.651497115152" calcext:value-type="float">
            <text:p>899.651497115152</text:p>
          </table:table-cell>
          <table:table-cell table:number-columns-repeated="9"/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1194.80538809121" calcext:value-type="float">
            <text:p>1194.80538809121</text:p>
          </table:table-cell>
          <table:table-cell office:value-type="float" office:value="478.525812720703" calcext:value-type="float">
            <text:p>478.525812720703</text:p>
          </table:table-cell>
          <table:table-cell office:value-type="float" office:value="676.068236414331" calcext:value-type="float">
            <text:p>676.068236414331</text:p>
          </table:table-cell>
          <table:table-cell office:value-type="float" office:value="733.91319986399" calcext:value-type="float">
            <text:p>733.91319986399</text:p>
          </table:table-cell>
          <table:table-cell table:number-columns-repeated="9"/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1485.55187489986" calcext:value-type="float">
            <text:p>1485.55187489986</text:p>
          </table:table-cell>
          <table:table-cell office:value-type="float" office:value="398.342601623144" calcext:value-type="float">
            <text:p>398.342601623144</text:p>
          </table:table-cell>
          <table:table-cell office:value-type="float" office:value="2898.73259949284" calcext:value-type="float">
            <text:p>2898.73259949284</text:p>
          </table:table-cell>
          <table:table-cell office:value-type="float" office:value="133.545000581242" calcext:value-type="float">
            <text:p>133.545000581242</text:p>
          </table:table-cell>
          <table:table-cell table:number-columns-repeated="9"/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1903.34095111492" calcext:value-type="float">
            <text:p>1903.34095111492</text:p>
          </table:table-cell>
          <table:table-cell office:value-type="float" office:value="274.544151352929" calcext:value-type="float">
            <text:p>274.544151352929</text:p>
          </table:table-cell>
          <table:table-cell office:value-type="float" office:value="1072.61564413744" calcext:value-type="float">
            <text:p>1072.61564413744</text:p>
          </table:table-cell>
          <table:table-cell office:value-type="float" office:value="742.427107878607" calcext:value-type="float">
            <text:p>742.427107878607</text:p>
          </table:table-cell>
          <table:table-cell table:number-columns-repeated="9"/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742.704991557604" calcext:value-type="float">
            <text:p>742.704991557604</text:p>
          </table:table-cell>
          <table:table-cell office:value-type="float" office:value="418.676479492974" calcext:value-type="float">
            <text:p>418.676479492974</text:p>
          </table:table-cell>
          <table:table-cell office:value-type="float" office:value="1454.91067858288" calcext:value-type="float">
            <text:p>1454.91067858288</text:p>
          </table:table-cell>
          <table:table-cell office:value-type="float" office:value="230.819389829928" calcext:value-type="float">
            <text:p>230.819389829928</text:p>
          </table:table-cell>
          <table:table-cell table:number-columns-repeated="9"/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623.277049382602" calcext:value-type="float">
            <text:p>623.277049382602</text:p>
          </table:table-cell>
          <table:table-cell office:value-type="float" office:value="455.665009436969" calcext:value-type="float">
            <text:p>455.665009436969</text:p>
          </table:table-cell>
          <table:table-cell office:value-type="float" office:value="843.692465750194" calcext:value-type="float">
            <text:p>843.692465750194</text:p>
          </table:table-cell>
          <table:table-cell office:value-type="float" office:value="204.856964323645" calcext:value-type="float">
            <text:p>204.856964323645</text:p>
          </table:table-cell>
          <table:table-cell table:number-columns-repeated="9"/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946.561077837078" calcext:value-type="float">
            <text:p>946.561077837078</text:p>
          </table:table-cell>
          <table:table-cell office:value-type="float" office:value="318.944283356934" calcext:value-type="float">
            <text:p>318.944283356934</text:p>
          </table:table-cell>
          <table:table-cell office:value-type="float" office:value="1077.29228292159" calcext:value-type="float">
            <text:p>1077.29228292159</text:p>
          </table:table-cell>
          <table:table-cell office:value-type="float" office:value="561.253420429018" calcext:value-type="float">
            <text:p>561.253420429018</text:p>
          </table:table-cell>
          <table:table-cell table:number-columns-repeated="9"/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890.072373788103" calcext:value-type="float">
            <text:p>890.072373788103</text:p>
          </table:table-cell>
          <table:table-cell office:value-type="float" office:value="341.108134365768" calcext:value-type="float">
            <text:p>341.108134365768</text:p>
          </table:table-cell>
          <table:table-cell office:value-type="float" office:value="656.639662571466" calcext:value-type="float">
            <text:p>656.639662571466</text:p>
          </table:table-cell>
          <table:table-cell office:value-type="float" office:value="604.960378750551" calcext:value-type="float">
            <text:p>604.960378750551</text:p>
          </table:table-cell>
          <table:table-cell table:number-columns-repeated="9"/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468.3921340888" calcext:value-type="float">
            <text:p>1468.3921340888</text:p>
          </table:table-cell>
          <table:table-cell office:value-type="float" office:value="409.580254218154" calcext:value-type="float">
            <text:p>409.580254218154</text:p>
          </table:table-cell>
          <table:table-cell office:value-type="float" office:value="1581.32464238496" calcext:value-type="float">
            <text:p>1581.32464238496</text:p>
          </table:table-cell>
          <table:table-cell office:value-type="float" office:value="361.37242464643" calcext:value-type="float">
            <text:p>361.37242464643</text:p>
          </table:table-cell>
          <table:table-cell table:number-columns-repeated="9"/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1914.50801781635" calcext:value-type="float">
            <text:p>1914.50801781635</text:p>
          </table:table-cell>
          <table:table-cell office:value-type="float" office:value="484.049040395794" calcext:value-type="float">
            <text:p>484.049040395794</text:p>
          </table:table-cell>
          <table:table-cell office:value-type="float" office:value="1813.24627070893" calcext:value-type="float">
            <text:p>1813.24627070893</text:p>
          </table:table-cell>
          <table:table-cell office:value-type="float" office:value="256.939255794087" calcext:value-type="float">
            <text:p>256.939255794087</text:p>
          </table:table-cell>
          <table:table-cell table:number-columns-repeated="9"/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729.429882177006" calcext:value-type="float">
            <text:p>729.429882177006</text:p>
          </table:table-cell>
          <table:table-cell office:value-type="float" office:value="240.392666026085" calcext:value-type="float">
            <text:p>240.392666026085</text:p>
          </table:table-cell>
          <table:table-cell office:value-type="float" office:value="1206.88205506078" calcext:value-type="float">
            <text:p>1206.88205506078</text:p>
          </table:table-cell>
          <table:table-cell office:value-type="float" office:value="433.648817101385" calcext:value-type="float">
            <text:p>433.648817101385</text:p>
          </table:table-cell>
          <table:table-cell table:number-columns-repeated="9"/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781.376177527638" calcext:value-type="float">
            <text:p>781.376177527638</text:p>
          </table:table-cell>
          <table:table-cell office:value-type="float" office:value="636.575271697813" calcext:value-type="float">
            <text:p>636.575271697813</text:p>
          </table:table-cell>
          <table:table-cell office:value-type="float" office:value="761.634406256733" calcext:value-type="float">
            <text:p>761.634406256733</text:p>
          </table:table-cell>
          <table:table-cell office:value-type="float" office:value="419.818430976527" calcext:value-type="float">
            <text:p>419.818430976527</text:p>
          </table:table-cell>
          <table:table-cell table:number-columns-repeated="9"/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813.284215525874" calcext:value-type="float">
            <text:p>813.284215525874</text:p>
          </table:table-cell>
          <table:table-cell office:value-type="float" office:value="464.142819472424" calcext:value-type="float">
            <text:p>464.142819472424</text:p>
          </table:table-cell>
          <table:table-cell office:value-type="float" office:value="1072.06151160997" calcext:value-type="float">
            <text:p>1072.06151160997</text:p>
          </table:table-cell>
          <table:table-cell office:value-type="float" office:value="637.862685024716" calcext:value-type="float">
            <text:p>637.862685024716</text:p>
          </table:table-cell>
          <table:table-cell table:number-columns-repeated="9"/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022.58836026705" calcext:value-type="float">
            <text:p>1022.58836026705</text:p>
          </table:table-cell>
          <table:table-cell office:value-type="float" office:value="411.496604273092" calcext:value-type="float">
            <text:p>411.496604273092</text:p>
          </table:table-cell>
          <table:table-cell office:value-type="float" office:value="1077.94427906274" calcext:value-type="float">
            <text:p>1077.94427906274</text:p>
          </table:table-cell>
          <table:table-cell office:value-type="float" office:value="443.846134736076" calcext:value-type="float">
            <text:p>443.846134736076</text:p>
          </table:table-cell>
          <table:table-cell table:number-columns-repeated="9"/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1426.16642627185" calcext:value-type="float">
            <text:p>1426.16642627185</text:p>
          </table:table-cell>
          <table:table-cell office:value-type="float" office:value="448.828959566626" calcext:value-type="float">
            <text:p>448.828959566626</text:p>
          </table:table-cell>
          <table:table-cell office:value-type="float" office:value="669.660950868345" calcext:value-type="float">
            <text:p>669.660950868345</text:p>
          </table:table-cell>
          <table:table-cell office:value-type="float" office:value="158.534245047397" calcext:value-type="float">
            <text:p>158.534245047397</text:p>
          </table:table-cell>
          <table:table-cell table:number-columns-repeated="9"/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1982.28211980618" calcext:value-type="float">
            <text:p>1982.28211980618</text:p>
          </table:table-cell>
          <table:table-cell office:value-type="float" office:value="415.765133585862" calcext:value-type="float">
            <text:p>415.765133585862</text:p>
          </table:table-cell>
          <table:table-cell office:value-type="float" office:value="1724.33060925869" calcext:value-type="float">
            <text:p>1724.33060925869</text:p>
          </table:table-cell>
          <table:table-cell office:value-type="float" office:value="389.598058736905" calcext:value-type="float">
            <text:p>389.598058736905</text:p>
          </table:table-cell>
          <table:table-cell table:number-columns-repeated="9"/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743.666705826529" calcext:value-type="float">
            <text:p>743.666705826529</text:p>
          </table:table-cell>
          <table:table-cell office:value-type="float" office:value="298.140460533461" calcext:value-type="float">
            <text:p>298.140460533461</text:p>
          </table:table-cell>
          <table:table-cell office:value-type="float" office:value="1204.23214930156" calcext:value-type="float">
            <text:p>1204.23214930156</text:p>
          </table:table-cell>
          <table:table-cell office:value-type="float" office:value="924.811774568118" calcext:value-type="float">
            <text:p>924.811774568118</text:p>
          </table:table-cell>
          <table:table-cell table:number-columns-repeated="9"/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748.594835287671" calcext:value-type="float">
            <text:p>748.594835287671</text:p>
          </table:table-cell>
          <table:table-cell office:value-type="float" office:value="410.932883356609" calcext:value-type="float">
            <text:p>410.932883356609</text:p>
          </table:table-cell>
          <table:table-cell office:value-type="float" office:value="1035.73971779918" calcext:value-type="float">
            <text:p>1035.73971779918</text:p>
          </table:table-cell>
          <table:table-cell office:value-type="float" office:value="775.933063576033" calcext:value-type="float">
            <text:p>775.933063576033</text:p>
          </table:table-cell>
          <table:table-cell table:number-columns-repeated="9"/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964.947958377447" calcext:value-type="float">
            <text:p>964.947958377447</text:p>
          </table:table-cell>
          <table:table-cell office:value-type="float" office:value="367.112238713553" calcext:value-type="float">
            <text:p>367.112238713553</text:p>
          </table:table-cell>
          <table:table-cell office:value-type="float" office:value="763.521824877345" calcext:value-type="float">
            <text:p>763.521824877345</text:p>
          </table:table-cell>
          <table:table-cell office:value-type="float" office:value="136.339488764505" calcext:value-type="float">
            <text:p>136.339488764505</text:p>
          </table:table-cell>
          <table:table-cell table:number-columns-repeated="9"/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911.668339777387" calcext:value-type="float">
            <text:p>911.668339777387</text:p>
          </table:table-cell>
          <table:table-cell office:value-type="float" office:value="320.157697037592" calcext:value-type="float">
            <text:p>320.157697037592</text:p>
          </table:table-cell>
          <table:table-cell office:value-type="float" office:value="1056.76266984914" calcext:value-type="float">
            <text:p>1056.76266984914</text:p>
          </table:table-cell>
          <table:table-cell office:value-type="float" office:value="704.334928992202" calcext:value-type="float">
            <text:p>704.334928992202</text:p>
          </table:table-cell>
          <table:table-cell table:number-columns-repeated="9"/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814.47116365819" calcext:value-type="float">
            <text:p>1814.47116365819</text:p>
          </table:table-cell>
          <table:table-cell office:value-type="float" office:value="224.045514397112" calcext:value-type="float">
            <text:p>224.045514397112</text:p>
          </table:table-cell>
          <table:table-cell office:value-type="float" office:value="927.873613172454" calcext:value-type="float">
            <text:p>927.873613172454</text:p>
          </table:table-cell>
          <table:table-cell office:value-type="float" office:value="281.280657360985" calcext:value-type="float">
            <text:p>281.280657360985</text:p>
          </table:table-cell>
          <table:table-cell table:number-columns-repeated="9"/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1227.26683253318" calcext:value-type="float">
            <text:p>1227.26683253318</text:p>
          </table:table-cell>
          <table:table-cell office:value-type="float" office:value="431.997372069435" calcext:value-type="float">
            <text:p>431.997372069435</text:p>
          </table:table-cell>
          <table:table-cell office:value-type="float" office:value="2312.24486782757" calcext:value-type="float">
            <text:p>2312.24486782757</text:p>
          </table:table-cell>
          <table:table-cell office:value-type="float" office:value="231.627331554511" calcext:value-type="float">
            <text:p>231.627331554511</text:p>
          </table:table-cell>
          <table:table-cell table:number-columns-repeated="9"/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829.269338998617" calcext:value-type="float">
            <text:p>829.269338998617</text:p>
          </table:table-cell>
          <table:table-cell office:value-type="float" office:value="228.611870663225" calcext:value-type="float">
            <text:p>228.611870663225</text:p>
          </table:table-cell>
          <table:table-cell office:value-type="float" office:value="868.415420196587" calcext:value-type="float">
            <text:p>868.415420196587</text:p>
          </table:table-cell>
          <table:table-cell office:value-type="float" office:value="476.073574869494" calcext:value-type="float">
            <text:p>476.073574869494</text:p>
          </table:table-cell>
          <table:table-cell table:number-columns-repeated="9"/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750.048376425468" calcext:value-type="float">
            <text:p>750.048376425468</text:p>
          </table:table-cell>
          <table:table-cell office:value-type="float" office:value="399.734711875512" calcext:value-type="float">
            <text:p>399.734711875512</text:p>
          </table:table-cell>
          <table:table-cell office:value-type="float" office:value="1068.58975525483" calcext:value-type="float">
            <text:p>1068.58975525483</text:p>
          </table:table-cell>
          <table:table-cell office:value-type="float" office:value="716.374794617512" calcext:value-type="float">
            <text:p>716.374794617512</text:p>
          </table:table-cell>
          <table:table-cell table:number-columns-repeated="9"/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196.67438753813" calcext:value-type="float">
            <text:p>1196.67438753813</text:p>
          </table:table-cell>
          <table:table-cell office:value-type="float" office:value="371.162774669096" calcext:value-type="float">
            <text:p>371.162774669096</text:p>
          </table:table-cell>
          <table:table-cell office:value-type="float" office:value="833.971678628207" calcext:value-type="float">
            <text:p>833.971678628207</text:p>
          </table:table-cell>
          <table:table-cell office:value-type="float" office:value="391.7811584" calcext:value-type="float">
            <text:p>391.7811584</text:p>
          </table:table-cell>
          <table:table-cell table:number-columns-repeated="9"/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571.56608642902" calcext:value-type="float">
            <text:p>571.56608642902</text:p>
          </table:table-cell>
          <table:table-cell office:value-type="float" office:value="381.422730490109" calcext:value-type="float">
            <text:p>381.422730490109</text:p>
          </table:table-cell>
          <table:table-cell office:value-type="float" office:value="1293.19721951285" calcext:value-type="float">
            <text:p>1293.19721951285</text:p>
          </table:table-cell>
          <table:table-cell office:value-type="float" office:value="385.49412089354" calcext:value-type="float">
            <text:p>385.49412089354</text:p>
          </table:table-cell>
          <table:table-cell table:number-columns-repeated="9"/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2296.29393072914" calcext:value-type="float">
            <text:p>2296.29393072914</text:p>
          </table:table-cell>
          <table:table-cell office:value-type="float" office:value="458.245127795156" calcext:value-type="float">
            <text:p>458.245127795156</text:p>
          </table:table-cell>
          <table:table-cell office:value-type="float" office:value="825.329451660679" calcext:value-type="float">
            <text:p>825.329451660679</text:p>
          </table:table-cell>
          <table:table-cell office:value-type="float" office:value="279.418909884634" calcext:value-type="float">
            <text:p>279.418909884634</text:p>
          </table:table-cell>
          <table:table-cell table:number-columns-repeated="9"/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313.39849641725" calcext:value-type="float">
            <text:p>1313.39849641725</text:p>
          </table:table-cell>
          <table:table-cell office:value-type="float" office:value="495.098061312296" calcext:value-type="float">
            <text:p>495.098061312296</text:p>
          </table:table-cell>
          <table:table-cell office:value-type="float" office:value="3119.98036838335" calcext:value-type="float">
            <text:p>3119.98036838335</text:p>
          </table:table-cell>
          <table:table-cell office:value-type="float" office:value="571.008283496918" calcext:value-type="float">
            <text:p>571.008283496918</text:p>
          </table:table-cell>
          <table:table-cell table:number-columns-repeated="9"/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888.137225210211" calcext:value-type="float">
            <text:p>888.137225210211</text:p>
          </table:table-cell>
          <table:table-cell office:value-type="float" office:value="433.487486494118" calcext:value-type="float">
            <text:p>433.487486494118</text:p>
          </table:table-cell>
          <table:table-cell office:value-type="float" office:value="855.956619753567" calcext:value-type="float">
            <text:p>855.956619753567</text:p>
          </table:table-cell>
          <table:table-cell office:value-type="float" office:value="624.273300522425" calcext:value-type="float">
            <text:p>624.273300522425</text:p>
          </table:table-cell>
          <table:table-cell table:number-columns-repeated="9"/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792.438719107731" calcext:value-type="float">
            <text:p>792.438719107731</text:p>
          </table:table-cell>
          <table:table-cell office:value-type="float" office:value="389.386379426599" calcext:value-type="float">
            <text:p>389.386379426599</text:p>
          </table:table-cell>
          <table:table-cell office:value-type="float" office:value="1065.41154276795" calcext:value-type="float">
            <text:p>1065.41154276795</text:p>
          </table:table-cell>
          <table:table-cell office:value-type="float" office:value="347.521447215835" calcext:value-type="float">
            <text:p>347.521447215835</text:p>
          </table:table-cell>
          <table:table-cell table:number-columns-repeated="9"/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783.054314278788" calcext:value-type="float">
            <text:p>783.054314278788</text:p>
          </table:table-cell>
          <table:table-cell office:value-type="float" office:value="367.218516003643" calcext:value-type="float">
            <text:p>367.218516003643</text:p>
          </table:table-cell>
          <table:table-cell office:value-type="float" office:value="1040.54926182038" calcext:value-type="float">
            <text:p>1040.54926182038</text:p>
          </table:table-cell>
          <table:table-cell office:value-type="float" office:value="155.03153423177" calcext:value-type="float">
            <text:p>155.03153423177</text:p>
          </table:table-cell>
          <table:table-cell table:number-columns-repeated="9"/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720.039882145988" calcext:value-type="float">
            <text:p>720.039882145988</text:p>
          </table:table-cell>
          <table:table-cell office:value-type="float" office:value="300.907843586366" calcext:value-type="float">
            <text:p>300.907843586366</text:p>
          </table:table-cell>
          <table:table-cell office:value-type="float" office:value="939.155746540064" calcext:value-type="float">
            <text:p>939.155746540064</text:p>
          </table:table-cell>
          <table:table-cell office:value-type="float" office:value="340.719095090487" calcext:value-type="float">
            <text:p>340.719095090487</text:p>
          </table:table-cell>
          <table:table-cell table:number-columns-repeated="9"/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2077.88407094396" calcext:value-type="float">
            <text:p>2077.88407094396</text:p>
          </table:table-cell>
          <table:table-cell office:value-type="float" office:value="420.66016102145" calcext:value-type="float">
            <text:p>420.66016102145</text:p>
          </table:table-cell>
          <table:table-cell office:value-type="float" office:value="1046.53997279094" calcext:value-type="float">
            <text:p>1046.53997279094</text:p>
          </table:table-cell>
          <table:table-cell office:value-type="float" office:value="592.027089990605" calcext:value-type="float">
            <text:p>592.027089990605</text:p>
          </table:table-cell>
          <table:table-cell table:number-columns-repeated="9"/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1279.52145631387" calcext:value-type="float">
            <text:p>1279.52145631387</text:p>
          </table:table-cell>
          <table:table-cell office:value-type="float" office:value="305.05281206079" calcext:value-type="float">
            <text:p>305.05281206079</text:p>
          </table:table-cell>
          <table:table-cell office:value-type="float" office:value="1739.69991505378" calcext:value-type="float">
            <text:p>1739.69991505378</text:p>
          </table:table-cell>
          <table:table-cell office:value-type="float" office:value="1031.57836956978" calcext:value-type="float">
            <text:p>1031.57836956978</text:p>
          </table:table-cell>
          <table:table-cell table:number-columns-repeated="9"/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956.105061850499" calcext:value-type="float">
            <text:p>956.105061850499</text:p>
          </table:table-cell>
          <table:table-cell office:value-type="float" office:value="438.231607795543" calcext:value-type="float">
            <text:p>438.231607795543</text:p>
          </table:table-cell>
          <table:table-cell office:value-type="float" office:value="1253.54340188775" calcext:value-type="float">
            <text:p>1253.54340188775</text:p>
          </table:table-cell>
          <table:table-cell office:value-type="float" office:value="176.583511936547" calcext:value-type="float">
            <text:p>176.583511936547</text:p>
          </table:table-cell>
          <table:table-cell table:number-columns-repeated="9"/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853.827644927654" calcext:value-type="float">
            <text:p>853.827644927654</text:p>
          </table:table-cell>
          <table:table-cell office:value-type="float" office:value="352.191311408082" calcext:value-type="float">
            <text:p>352.191311408082</text:p>
          </table:table-cell>
          <table:table-cell office:value-type="float" office:value="796.185596407018" calcext:value-type="float">
            <text:p>796.185596407018</text:p>
          </table:table-cell>
          <table:table-cell office:value-type="float" office:value="734.250278071795" calcext:value-type="float">
            <text:p>734.250278071795</text:p>
          </table:table-cell>
          <table:table-cell table:number-columns-repeated="9"/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804.677120083266" calcext:value-type="float">
            <text:p>804.677120083266</text:p>
          </table:table-cell>
          <table:table-cell office:value-type="float" office:value="493.113090096875" calcext:value-type="float">
            <text:p>493.113090096875</text:p>
          </table:table-cell>
          <table:table-cell office:value-type="float" office:value="1086.26578172704" calcext:value-type="float">
            <text:p>1086.26578172704</text:p>
          </table:table-cell>
          <table:table-cell office:value-type="float" office:value="337.247852591171" calcext:value-type="float">
            <text:p>337.247852591171</text:p>
          </table:table-cell>
          <table:table-cell table:number-columns-repeated="9"/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624.219212727887" calcext:value-type="float">
            <text:p>624.219212727887</text:p>
          </table:table-cell>
          <table:table-cell office:value-type="float" office:value="338.459408663013" calcext:value-type="float">
            <text:p>338.459408663013</text:p>
          </table:table-cell>
          <table:table-cell office:value-type="float" office:value="1012.13459629292" calcext:value-type="float">
            <text:p>1012.13459629292</text:p>
          </table:table-cell>
          <table:table-cell office:value-type="float" office:value="203.76552117674" calcext:value-type="float">
            <text:p>203.76552117674</text:p>
          </table:table-cell>
          <table:table-cell table:number-columns-repeated="9"/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2063.56156195651" calcext:value-type="float">
            <text:p>2063.56156195651</text:p>
          </table:table-cell>
          <table:table-cell office:value-type="float" office:value="552.514068127293" calcext:value-type="float">
            <text:p>552.514068127293</text:p>
          </table:table-cell>
          <table:table-cell office:value-type="float" office:value="950.98394735936" calcext:value-type="float">
            <text:p>950.98394735936</text:p>
          </table:table-cell>
          <table:table-cell office:value-type="float" office:value="435.256528688223" calcext:value-type="float">
            <text:p>435.256528688223</text:p>
          </table:table-cell>
          <table:table-cell table:number-columns-repeated="9"/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413.0031550028" calcext:value-type="float">
            <text:p>1413.0031550028</text:p>
          </table:table-cell>
          <table:table-cell office:value-type="float" office:value="296.711336254977" calcext:value-type="float">
            <text:p>296.711336254977</text:p>
          </table:table-cell>
          <table:table-cell office:value-type="float" office:value="1736.0278365473" calcext:value-type="float">
            <text:p>1736.0278365473</text:p>
          </table:table-cell>
          <table:table-cell office:value-type="float" office:value="1184.80697154441" calcext:value-type="float">
            <text:p>1184.80697154441</text:p>
          </table:table-cell>
          <table:table-cell table:number-columns-repeated="9"/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852.521874961371" calcext:value-type="float">
            <text:p>852.521874961371</text:p>
          </table:table-cell>
          <table:table-cell office:value-type="float" office:value="387.549411208242" calcext:value-type="float">
            <text:p>387.549411208242</text:p>
          </table:table-cell>
          <table:table-cell office:value-type="float" office:value="1347.9042746227" calcext:value-type="float">
            <text:p>1347.9042746227</text:p>
          </table:table-cell>
          <table:table-cell office:value-type="float" office:value="445.488032701323" calcext:value-type="float">
            <text:p>445.488032701323</text:p>
          </table:table-cell>
          <table:table-cell table:number-columns-repeated="9"/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195.75308375355" calcext:value-type="float">
            <text:p>1195.75308375355</text:p>
          </table:table-cell>
          <table:table-cell office:value-type="float" office:value="433.113810799275" calcext:value-type="float">
            <text:p>433.113810799275</text:p>
          </table:table-cell>
          <table:table-cell office:value-type="float" office:value="747.257126151843" calcext:value-type="float">
            <text:p>747.257126151843</text:p>
          </table:table-cell>
          <table:table-cell office:value-type="float" office:value="310.796148941868" calcext:value-type="float">
            <text:p>310.796148941868</text:p>
          </table:table-cell>
          <table:table-cell table:number-columns-repeated="9"/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719.344846272322" calcext:value-type="float">
            <text:p>719.344846272322</text:p>
          </table:table-cell>
          <table:table-cell office:value-type="float" office:value="317.94933186976" calcext:value-type="float">
            <text:p>317.94933186976</text:p>
          </table:table-cell>
          <table:table-cell office:value-type="float" office:value="1443.37350361145" calcext:value-type="float">
            <text:p>1443.37350361145</text:p>
          </table:table-cell>
          <table:table-cell office:value-type="float" office:value="405.335836398464" calcext:value-type="float">
            <text:p>405.335836398464</text:p>
          </table:table-cell>
          <table:table-cell table:number-columns-repeated="9"/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607.777912080766" calcext:value-type="float">
            <text:p>607.777912080766</text:p>
          </table:table-cell>
          <table:table-cell office:value-type="float" office:value="382.415237866979" calcext:value-type="float">
            <text:p>382.415237866979</text:p>
          </table:table-cell>
          <table:table-cell office:value-type="float" office:value="934.280028484711" calcext:value-type="float">
            <text:p>934.280028484711</text:p>
          </table:table-cell>
          <table:table-cell office:value-type="float" office:value="244.212101110425" calcext:value-type="float">
            <text:p>244.212101110425</text:p>
          </table:table-cell>
          <table:table-cell table:number-columns-repeated="9"/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2233.88458197802" calcext:value-type="float">
            <text:p>2233.88458197802</text:p>
          </table:table-cell>
          <table:table-cell office:value-type="float" office:value="379.311923262611" calcext:value-type="float">
            <text:p>379.311923262611</text:p>
          </table:table-cell>
          <table:table-cell office:value-type="float" office:value="850.66579890756" calcext:value-type="float">
            <text:p>850.66579890756</text:p>
          </table:table-cell>
          <table:table-cell office:value-type="float" office:value="614.263077189646" calcext:value-type="float">
            <text:p>614.263077189646</text:p>
          </table:table-cell>
          <table:table-cell table:number-columns-repeated="9"/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1833.90069228415" calcext:value-type="float">
            <text:p>1833.90069228415</text:p>
          </table:table-cell>
          <table:table-cell office:value-type="float" office:value="478.051120213616" calcext:value-type="float">
            <text:p>478.051120213616</text:p>
          </table:table-cell>
          <table:table-cell office:value-type="float" office:value="1593.72936682981" calcext:value-type="float">
            <text:p>1593.72936682981</text:p>
          </table:table-cell>
          <table:table-cell office:value-type="float" office:value="338.022138130694" calcext:value-type="float">
            <text:p>338.022138130694</text:p>
          </table:table-cell>
          <table:table-cell table:number-columns-repeated="9"/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784.530454453156" calcext:value-type="float">
            <text:p>784.530454453156</text:p>
          </table:table-cell>
          <table:table-cell office:value-type="float" office:value="302.394308406557" calcext:value-type="float">
            <text:p>302.394308406557</text:p>
          </table:table-cell>
          <table:table-cell office:value-type="float" office:value="1442.63013304338" calcext:value-type="float">
            <text:p>1442.63013304338</text:p>
          </table:table-cell>
          <table:table-cell office:value-type="float" office:value="168.398289072092" calcext:value-type="float">
            <text:p>168.398289072092</text:p>
          </table:table-cell>
          <table:table-cell table:number-columns-repeated="9"/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224.89140452527" calcext:value-type="float">
            <text:p>1224.89140452527</text:p>
          </table:table-cell>
          <table:table-cell office:value-type="float" office:value="384.333457646791" calcext:value-type="float">
            <text:p>384.333457646791</text:p>
          </table:table-cell>
          <table:table-cell office:value-type="float" office:value="867.952528937093" calcext:value-type="float">
            <text:p>867.952528937093</text:p>
          </table:table-cell>
          <table:table-cell office:value-type="float" office:value="410.717513934447" calcext:value-type="float">
            <text:p>410.717513934447</text:p>
          </table:table-cell>
          <table:table-cell table:number-columns-repeated="9"/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750.948334591378" calcext:value-type="float">
            <text:p>750.948334591378</text:p>
          </table:table-cell>
          <table:table-cell office:value-type="float" office:value="358.115277075409" calcext:value-type="float">
            <text:p>358.115277075409</text:p>
          </table:table-cell>
          <table:table-cell office:value-type="float" office:value="1167.16036855688" calcext:value-type="float">
            <text:p>1167.16036855688</text:p>
          </table:table-cell>
          <table:table-cell office:value-type="float" office:value="904.971122567754" calcext:value-type="float">
            <text:p>904.971122567754</text:p>
          </table:table-cell>
          <table:table-cell table:number-columns-repeated="9"/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614.501839769024" calcext:value-type="float">
            <text:p>614.501839769024</text:p>
          </table:table-cell>
          <table:table-cell office:value-type="float" office:value="418.531352107731" calcext:value-type="float">
            <text:p>418.531352107731</text:p>
          </table:table-cell>
          <table:table-cell office:value-type="float" office:value="1283.17191106332" calcext:value-type="float">
            <text:p>1283.17191106332</text:p>
          </table:table-cell>
          <table:table-cell office:value-type="float" office:value="638.462864600618" calcext:value-type="float">
            <text:p>638.462864600618</text:p>
          </table:table-cell>
          <table:table-cell table:number-columns-repeated="9"/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2286.10032684359" calcext:value-type="float">
            <text:p>2286.10032684359</text:p>
          </table:table-cell>
          <table:table-cell office:value-type="float" office:value="366.214256288052" calcext:value-type="float">
            <text:p>366.214256288052</text:p>
          </table:table-cell>
          <table:table-cell office:value-type="float" office:value="664.772120934568" calcext:value-type="float">
            <text:p>664.772120934568</text:p>
          </table:table-cell>
          <table:table-cell office:value-type="float" office:value="107.232926159449" calcext:value-type="float">
            <text:p>107.232926159449</text:p>
          </table:table-cell>
          <table:table-cell table:number-columns-repeated="9"/>
        </table:table-row>
      </table:table>
      <table:table table:name="DbReadMeanThreads500" table:style-name="ta1">
        <table:table-column table:style-name="co3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31" calcext:value-type="float">
            <text:p>31</text:p>
          </table:table-cell>
        </table:table-row>
      </table:table>
      <table:table table:name="Prime1mMean500" table:style-name="ta1">
        <table:table-column table:style-name="co7" table:default-cell-style-name="ce1"/>
        <table:table-column table:style-name="co2" table:number-columns-repeated="4" table:default-cell-style-name="ce2"/>
        <table:table-column table:style-name="co2" table:number-columns-repeated="5" table:default-cell-style-name="Default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64.75856581452" calcext:value-type="float">
            <text:p>164.75856581452</text:p>
          </table:table-cell>
          <table:table-cell office:value-type="float" office:value="10.8582531983372" calcext:value-type="float">
            <text:p>10.8582531983372</text:p>
          </table:table-cell>
          <table:table-cell office:value-type="float" office:value="24.5597210918006" calcext:value-type="float">
            <text:p>24.5597210918006</text:p>
          </table:table-cell>
          <table:table-cell office:value-type="float" office:value="133.772507768943" calcext:value-type="float">
            <text:p>133.772507768943</text:p>
          </table:table-cell>
          <table:table-cell table:number-columns-repeated="9"/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89.9611029166623" calcext:value-type="float">
            <text:p>89.9611029166623</text:p>
          </table:table-cell>
          <table:table-cell office:value-type="float" office:value="6.11885773985053" calcext:value-type="float">
            <text:p>6.11885773985053</text:p>
          </table:table-cell>
          <table:table-cell office:value-type="float" office:value="7.02953444248177" calcext:value-type="float">
            <text:p>7.02953444248177</text:p>
          </table:table-cell>
          <table:table-cell office:value-type="float" office:value="7.16200381780554" calcext:value-type="float">
            <text:p>7.16200381780554</text:p>
          </table:table-cell>
          <table:table-cell table:number-columns-repeated="9"/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65.7819664385282" calcext:value-type="float">
            <text:p>65.7819664385282</text:p>
          </table:table-cell>
          <table:table-cell office:value-type="float" office:value="6.47002718113486" calcext:value-type="float">
            <text:p>6.47002718113486</text:p>
          </table:table-cell>
          <table:table-cell office:value-type="float" office:value="7.02695992844118" calcext:value-type="float">
            <text:p>7.02695992844118</text:p>
          </table:table-cell>
          <table:table-cell office:value-type="float" office:value="5.75795738800659" calcext:value-type="float">
            <text:p>5.75795738800659</text:p>
          </table:table-cell>
          <table:table-cell table:number-columns-repeated="9"/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70.6119369906029" calcext:value-type="float">
            <text:p>70.6119369906029</text:p>
          </table:table-cell>
          <table:table-cell office:value-type="float" office:value="6.11877552738744" calcext:value-type="float">
            <text:p>6.11877552738744</text:p>
          </table:table-cell>
          <table:table-cell office:value-type="float" office:value="6.62918177540107" calcext:value-type="float">
            <text:p>6.62918177540107</text:p>
          </table:table-cell>
          <table:table-cell office:value-type="float" office:value="93.1750213549765" calcext:value-type="float">
            <text:p>93.1750213549765</text:p>
          </table:table-cell>
          <table:table-cell table:number-columns-repeated="9"/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56.8333974113595" calcext:value-type="float">
            <text:p>56.8333974113595</text:p>
          </table:table-cell>
          <table:table-cell office:value-type="float" office:value="6.08793718745783" calcext:value-type="float">
            <text:p>6.08793718745783</text:p>
          </table:table-cell>
          <table:table-cell office:value-type="float" office:value="6.60477290572205" calcext:value-type="float">
            <text:p>6.60477290572205</text:p>
          </table:table-cell>
          <table:table-cell office:value-type="float" office:value="6.54178018130332" calcext:value-type="float">
            <text:p>6.54178018130332</text:p>
          </table:table-cell>
          <table:table-cell table:number-columns-repeated="9"/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69.2253975376141" calcext:value-type="float">
            <text:p>69.2253975376141</text:p>
          </table:table-cell>
          <table:table-cell office:value-type="float" office:value="6.84085630936627" calcext:value-type="float">
            <text:p>6.84085630936627</text:p>
          </table:table-cell>
          <table:table-cell office:value-type="float" office:value="6.5150508681658" calcext:value-type="float">
            <text:p>6.5150508681658</text:p>
          </table:table-cell>
          <table:table-cell office:value-type="float" office:value="5.97088345546005" calcext:value-type="float">
            <text:p>5.97088345546005</text:p>
          </table:table-cell>
          <table:table-cell table:number-columns-repeated="9"/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66.8181502606137" calcext:value-type="float">
            <text:p>66.8181502606137</text:p>
          </table:table-cell>
          <table:table-cell office:value-type="float" office:value="6.82018365127469" calcext:value-type="float">
            <text:p>6.82018365127469</text:p>
          </table:table-cell>
          <table:table-cell office:value-type="float" office:value="6.71419563165339" calcext:value-type="float">
            <text:p>6.71419563165339</text:p>
          </table:table-cell>
          <table:table-cell office:value-type="float" office:value="6.15980633724245" calcext:value-type="float">
            <text:p>6.15980633724245</text:p>
          </table:table-cell>
          <table:table-cell table:number-columns-repeated="9"/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64.4900344468929" calcext:value-type="float">
            <text:p>64.4900344468929</text:p>
          </table:table-cell>
          <table:table-cell office:value-type="float" office:value="6.58776423872031" calcext:value-type="float">
            <text:p>6.58776423872031</text:p>
          </table:table-cell>
          <table:table-cell office:value-type="float" office:value="6.21553115559901" calcext:value-type="float">
            <text:p>6.21553115559901</text:p>
          </table:table-cell>
          <table:table-cell office:value-type="float" office:value="6.14965969219762" calcext:value-type="float">
            <text:p>6.14965969219762</text:p>
          </table:table-cell>
          <table:table-cell table:number-columns-repeated="9"/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86.0309971606286" calcext:value-type="float">
            <text:p>86.0309971606286</text:p>
          </table:table-cell>
          <table:table-cell office:value-type="float" office:value="7.0570139799768" calcext:value-type="float">
            <text:p>7.0570139799768</text:p>
          </table:table-cell>
          <table:table-cell office:value-type="float" office:value="6.68632029768568" calcext:value-type="float">
            <text:p>6.68632029768568</text:p>
          </table:table-cell>
          <table:table-cell office:value-type="float" office:value="6.0820626385121" calcext:value-type="float">
            <text:p>6.0820626385121</text:p>
          </table:table-cell>
          <table:table-cell table:number-columns-repeated="9"/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70.1316242663887" calcext:value-type="float">
            <text:p>70.1316242663887</text:p>
          </table:table-cell>
          <table:table-cell office:value-type="float" office:value="6.26964563325668" calcext:value-type="float">
            <text:p>6.26964563325668</text:p>
          </table:table-cell>
          <table:table-cell office:value-type="float" office:value="6.8935615172696" calcext:value-type="float">
            <text:p>6.8935615172696</text:p>
          </table:table-cell>
          <table:table-cell office:value-type="float" office:value="5.96714498789204" calcext:value-type="float">
            <text:p>5.96714498789204</text:p>
          </table:table-cell>
          <table:table-cell table:number-columns-repeated="9"/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55.1180263090702" calcext:value-type="float">
            <text:p>55.1180263090702</text:p>
          </table:table-cell>
          <table:table-cell office:value-type="float" office:value="6.18440600477584" calcext:value-type="float">
            <text:p>6.18440600477584</text:p>
          </table:table-cell>
          <table:table-cell office:value-type="float" office:value="6.39557491637644" calcext:value-type="float">
            <text:p>6.39557491637644</text:p>
          </table:table-cell>
          <table:table-cell office:value-type="float" office:value="6.22218757500357" calcext:value-type="float">
            <text:p>6.22218757500357</text:p>
          </table:table-cell>
          <table:table-cell table:number-columns-repeated="9"/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49.8075192745413" calcext:value-type="float">
            <text:p>49.8075192745413</text:p>
          </table:table-cell>
          <table:table-cell office:value-type="float" office:value="6.65696583378962" calcext:value-type="float">
            <text:p>6.65696583378962</text:p>
          </table:table-cell>
          <table:table-cell office:value-type="float" office:value="6.75856823271538" calcext:value-type="float">
            <text:p>6.75856823271538</text:p>
          </table:table-cell>
          <table:table-cell office:value-type="float" office:value="6.10499926533088" calcext:value-type="float">
            <text:p>6.10499926533088</text:p>
          </table:table-cell>
          <table:table-cell table:number-columns-repeated="9"/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69.7081210414034" calcext:value-type="float">
            <text:p>69.7081210414034</text:p>
          </table:table-cell>
          <table:table-cell office:value-type="float" office:value="5.66787046509149" calcext:value-type="float">
            <text:p>5.66787046509149</text:p>
          </table:table-cell>
          <table:table-cell office:value-type="float" office:value="6.66686603638576" calcext:value-type="float">
            <text:p>6.66686603638576</text:p>
          </table:table-cell>
          <table:table-cell office:value-type="float" office:value="5.81958885751126" calcext:value-type="float">
            <text:p>5.81958885751126</text:p>
          </table:table-cell>
          <table:table-cell table:number-columns-repeated="9"/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66.6943017734113" calcext:value-type="float">
            <text:p>66.6943017734113</text:p>
          </table:table-cell>
          <table:table-cell office:value-type="float" office:value="5.97706520899202" calcext:value-type="float">
            <text:p>5.97706520899202</text:p>
          </table:table-cell>
          <table:table-cell office:value-type="float" office:value="6.38562242368317" calcext:value-type="float">
            <text:p>6.38562242368317</text:p>
          </table:table-cell>
          <table:table-cell office:value-type="float" office:value="5.96423012097056" calcext:value-type="float">
            <text:p>5.96423012097056</text:p>
          </table:table-cell>
          <table:table-cell table:number-columns-repeated="9"/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50.9749311146857" calcext:value-type="float">
            <text:p>50.9749311146857</text:p>
          </table:table-cell>
          <table:table-cell office:value-type="float" office:value="6.15262261948038" calcext:value-type="float">
            <text:p>6.15262261948038</text:p>
          </table:table-cell>
          <table:table-cell office:value-type="float" office:value="7.17082938925158" calcext:value-type="float">
            <text:p>7.17082938925158</text:p>
          </table:table-cell>
          <table:table-cell office:value-type="float" office:value="6.00419311880754" calcext:value-type="float">
            <text:p>6.00419311880754</text:p>
          </table:table-cell>
          <table:table-cell table:number-columns-repeated="9"/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71.4312532302129" calcext:value-type="float">
            <text:p>71.4312532302129</text:p>
          </table:table-cell>
          <table:table-cell office:value-type="float" office:value="6.21841100608872" calcext:value-type="float">
            <text:p>6.21841100608872</text:p>
          </table:table-cell>
          <table:table-cell office:value-type="float" office:value="7.06815076227779" calcext:value-type="float">
            <text:p>7.06815076227779</text:p>
          </table:table-cell>
          <table:table-cell office:value-type="float" office:value="6.20866252037793" calcext:value-type="float">
            <text:p>6.20866252037793</text:p>
          </table:table-cell>
          <table:table-cell table:number-columns-repeated="9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68.9882673935884" calcext:value-type="float">
            <text:p>68.9882673935884</text:p>
          </table:table-cell>
          <table:table-cell office:value-type="float" office:value="5.89664885914486" calcext:value-type="float">
            <text:p>5.89664885914486</text:p>
          </table:table-cell>
          <table:table-cell office:value-type="float" office:value="6.41202101432403" calcext:value-type="float">
            <text:p>6.41202101432403</text:p>
          </table:table-cell>
          <table:table-cell office:value-type="float" office:value="6.01564610904971" calcext:value-type="float">
            <text:p>6.01564610904971</text:p>
          </table:table-cell>
          <table:table-cell table:number-columns-repeated="9"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66.281431484467" calcext:value-type="float">
            <text:p>66.281431484467</text:p>
          </table:table-cell>
          <table:table-cell office:value-type="float" office:value="5.9298508448937" calcext:value-type="float">
            <text:p>5.9298508448937</text:p>
          </table:table-cell>
          <table:table-cell office:value-type="float" office:value="6.88392309871892" calcext:value-type="float">
            <text:p>6.88392309871892</text:p>
          </table:table-cell>
          <table:table-cell office:value-type="float" office:value="6.20259537280306" calcext:value-type="float">
            <text:p>6.20259537280306</text:p>
          </table:table-cell>
          <table:table-cell table:number-columns-repeated="9"/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62.179959452144" calcext:value-type="float">
            <text:p>62.179959452144</text:p>
          </table:table-cell>
          <table:table-cell office:value-type="float" office:value="6.25338764979862" calcext:value-type="float">
            <text:p>6.25338764979862</text:p>
          </table:table-cell>
          <table:table-cell office:value-type="float" office:value="5.97040264216992" calcext:value-type="float">
            <text:p>5.97040264216992</text:p>
          </table:table-cell>
          <table:table-cell office:value-type="float" office:value="6.05344137757642" calcext:value-type="float">
            <text:p>6.05344137757642</text:p>
          </table:table-cell>
          <table:table-cell table:number-columns-repeated="9"/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63.5338093415036" calcext:value-type="float">
            <text:p>63.5338093415036</text:p>
          </table:table-cell>
          <table:table-cell office:value-type="float" office:value="6.10713229589396" calcext:value-type="float">
            <text:p>6.10713229589396</text:p>
          </table:table-cell>
          <table:table-cell office:value-type="float" office:value="6.4680438429244" calcext:value-type="float">
            <text:p>6.4680438429244</text:p>
          </table:table-cell>
          <table:table-cell office:value-type="float" office:value="6.6470362298932" calcext:value-type="float">
            <text:p>6.6470362298932</text:p>
          </table:table-cell>
          <table:table-cell table:number-columns-repeated="9"/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62.0555225044197" calcext:value-type="float">
            <text:p>62.0555225044197</text:p>
          </table:table-cell>
          <table:table-cell office:value-type="float" office:value="6.61574124890575" calcext:value-type="float">
            <text:p>6.61574124890575</text:p>
          </table:table-cell>
          <table:table-cell office:value-type="float" office:value="6.83375764581211" calcext:value-type="float">
            <text:p>6.83375764581211</text:p>
          </table:table-cell>
          <table:table-cell office:value-type="float" office:value="5.65424675705589" calcext:value-type="float">
            <text:p>5.65424675705589</text:p>
          </table:table-cell>
          <table:table-cell table:number-columns-repeated="9"/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68.6954135049737" calcext:value-type="float">
            <text:p>68.6954135049737</text:p>
          </table:table-cell>
          <table:table-cell office:value-type="float" office:value="6.67828013273312" calcext:value-type="float">
            <text:p>6.67828013273312</text:p>
          </table:table-cell>
          <table:table-cell office:value-type="float" office:value="6.71436445399753" calcext:value-type="float">
            <text:p>6.71436445399753</text:p>
          </table:table-cell>
          <table:table-cell office:value-type="float" office:value="6.11797855036638" calcext:value-type="float">
            <text:p>6.11797855036638</text:p>
          </table:table-cell>
          <table:table-cell table:number-columns-repeated="9"/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65.4410265447459" calcext:value-type="float">
            <text:p>65.4410265447459</text:p>
          </table:table-cell>
          <table:table-cell office:value-type="float" office:value="5.99310042639887" calcext:value-type="float">
            <text:p>5.99310042639887</text:p>
          </table:table-cell>
          <table:table-cell office:value-type="float" office:value="6.98430230959777" calcext:value-type="float">
            <text:p>6.98430230959777</text:p>
          </table:table-cell>
          <table:table-cell office:value-type="float" office:value="6.02400745261179" calcext:value-type="float">
            <text:p>6.02400745261179</text:p>
          </table:table-cell>
          <table:table-cell table:number-columns-repeated="9"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67.170867028819" calcext:value-type="float">
            <text:p>67.170867028819</text:p>
          </table:table-cell>
          <table:table-cell office:value-type="float" office:value="6.01854669233113" calcext:value-type="float">
            <text:p>6.01854669233113</text:p>
          </table:table-cell>
          <table:table-cell office:value-type="float" office:value="7.14418788150688" calcext:value-type="float">
            <text:p>7.14418788150688</text:p>
          </table:table-cell>
          <table:table-cell office:value-type="float" office:value="6.04115880143597" calcext:value-type="float">
            <text:p>6.04115880143597</text:p>
          </table:table-cell>
          <table:table-cell table:number-columns-repeated="9"/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71.2542532927584" calcext:value-type="float">
            <text:p>71.2542532927584</text:p>
          </table:table-cell>
          <table:table-cell office:value-type="float" office:value="6.82393453333091" calcext:value-type="float">
            <text:p>6.82393453333091</text:p>
          </table:table-cell>
          <table:table-cell office:value-type="float" office:value="6.67100898829314" calcext:value-type="float">
            <text:p>6.67100898829314</text:p>
          </table:table-cell>
          <table:table-cell office:value-type="float" office:value="6.12972825857445" calcext:value-type="float">
            <text:p>6.12972825857445</text:p>
          </table:table-cell>
          <table:table-cell table:number-columns-repeated="9"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68.4098496342824" calcext:value-type="float">
            <text:p>68.4098496342824</text:p>
          </table:table-cell>
          <table:table-cell office:value-type="float" office:value="6.46626906519208" calcext:value-type="float">
            <text:p>6.46626906519208</text:p>
          </table:table-cell>
          <table:table-cell office:value-type="float" office:value="6.21746494806847" calcext:value-type="float">
            <text:p>6.21746494806847</text:p>
          </table:table-cell>
          <table:table-cell office:value-type="float" office:value="6.38388625957616" calcext:value-type="float">
            <text:p>6.38388625957616</text:p>
          </table:table-cell>
          <table:table-cell table:number-columns-repeated="9"/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71.0189445988318" calcext:value-type="float">
            <text:p>71.0189445988318</text:p>
          </table:table-cell>
          <table:table-cell office:value-type="float" office:value="6.79040745454545" calcext:value-type="float">
            <text:p>6.79040745454545</text:p>
          </table:table-cell>
          <table:table-cell office:value-type="float" office:value="7.18267324171188" calcext:value-type="float">
            <text:p>7.18267324171188</text:p>
          </table:table-cell>
          <table:table-cell office:value-type="float" office:value="6.2669438126929" calcext:value-type="float">
            <text:p>6.2669438126929</text:p>
          </table:table-cell>
          <table:table-cell table:number-columns-repeated="9"/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68.6147638970492" calcext:value-type="float">
            <text:p>68.6147638970492</text:p>
          </table:table-cell>
          <table:table-cell office:value-type="float" office:value="6.76883461818182" calcext:value-type="float">
            <text:p>6.76883461818182</text:p>
          </table:table-cell>
          <table:table-cell office:value-type="float" office:value="6.16803243762508" calcext:value-type="float">
            <text:p>6.16803243762508</text:p>
          </table:table-cell>
          <table:table-cell office:value-type="float" office:value="6.4714799717455" calcext:value-type="float">
            <text:p>6.4714799717455</text:p>
          </table:table-cell>
          <table:table-cell table:number-columns-repeated="9"/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59.2259458229949" calcext:value-type="float">
            <text:p>59.2259458229949</text:p>
          </table:table-cell>
          <table:table-cell office:value-type="float" office:value="6.63471538068325" calcext:value-type="float">
            <text:p>6.63471538068325</text:p>
          </table:table-cell>
          <table:table-cell office:value-type="float" office:value="7.0413604846293" calcext:value-type="float">
            <text:p>7.0413604846293</text:p>
          </table:table-cell>
          <table:table-cell office:value-type="float" office:value="6.41450668277859" calcext:value-type="float">
            <text:p>6.41450668277859</text:p>
          </table:table-cell>
          <table:table-cell table:number-columns-repeated="9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58.8088075730181" calcext:value-type="float">
            <text:p>58.8088075730181</text:p>
          </table:table-cell>
          <table:table-cell office:value-type="float" office:value="5.80979737597721" calcext:value-type="float">
            <text:p>5.80979737597721</text:p>
          </table:table-cell>
          <table:table-cell office:value-type="float" office:value="6.67189763118932" calcext:value-type="float">
            <text:p>6.67189763118932</text:p>
          </table:table-cell>
          <table:table-cell office:value-type="float" office:value="5.83074124314772" calcext:value-type="float">
            <text:p>5.83074124314772</text:p>
          </table:table-cell>
          <table:table-cell table:number-columns-repeated="9"/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66.8060597091649" calcext:value-type="float">
            <text:p>66.8060597091649</text:p>
          </table:table-cell>
          <table:table-cell office:value-type="float" office:value="5.81133972286178" calcext:value-type="float">
            <text:p>5.81133972286178</text:p>
          </table:table-cell>
          <table:table-cell office:value-type="float" office:value="7.12404169369102" calcext:value-type="float">
            <text:p>7.12404169369102</text:p>
          </table:table-cell>
          <table:table-cell office:value-type="float" office:value="5.87530944030768" calcext:value-type="float">
            <text:p>5.87530944030768</text:p>
          </table:table-cell>
          <table:table-cell table:number-columns-repeated="9"/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68.2022048847293" calcext:value-type="float">
            <text:p>68.2022048847293</text:p>
          </table:table-cell>
          <table:table-cell office:value-type="float" office:value="5.58437395331137" calcext:value-type="float">
            <text:p>5.58437395331137</text:p>
          </table:table-cell>
          <table:table-cell office:value-type="float" office:value="6.42200083269174" calcext:value-type="float">
            <text:p>6.42200083269174</text:p>
          </table:table-cell>
          <table:table-cell office:value-type="float" office:value="5.7856100472871" calcext:value-type="float">
            <text:p>5.7856100472871</text:p>
          </table:table-cell>
          <table:table-cell table:number-columns-repeated="9"/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65.7944632738473" calcext:value-type="float">
            <text:p>65.7944632738473</text:p>
          </table:table-cell>
          <table:table-cell office:value-type="float" office:value="6.36315081071286" calcext:value-type="float">
            <text:p>6.36315081071286</text:p>
          </table:table-cell>
          <table:table-cell office:value-type="float" office:value="6.95695357137882" calcext:value-type="float">
            <text:p>6.95695357137882</text:p>
          </table:table-cell>
          <table:table-cell office:value-type="float" office:value="6.38195244706899" calcext:value-type="float">
            <text:p>6.38195244706899</text:p>
          </table:table-cell>
          <table:table-cell table:number-columns-repeated="9"/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65.8257655350227" calcext:value-type="float">
            <text:p>65.8257655350227</text:p>
          </table:table-cell>
          <table:table-cell office:value-type="float" office:value="5.95726008998601" calcext:value-type="float">
            <text:p>5.95726008998601</text:p>
          </table:table-cell>
          <table:table-cell office:value-type="float" office:value="6.20387203187957" calcext:value-type="float">
            <text:p>6.20387203187957</text:p>
          </table:table-cell>
          <table:table-cell office:value-type="float" office:value="6.36052110629829" calcext:value-type="float">
            <text:p>6.36052110629829</text:p>
          </table:table-cell>
          <table:table-cell table:number-columns-repeated="9"/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67.0993130175278" calcext:value-type="float">
            <text:p>67.0993130175278</text:p>
          </table:table-cell>
          <table:table-cell office:value-type="float" office:value="6.33710238557787" calcext:value-type="float">
            <text:p>6.33710238557787</text:p>
          </table:table-cell>
          <table:table-cell office:value-type="float" office:value="6.61280522019719" calcext:value-type="float">
            <text:p>6.61280522019719</text:p>
          </table:table-cell>
          <table:table-cell office:value-type="float" office:value="6.07488991555673" calcext:value-type="float">
            <text:p>6.07488991555673</text:p>
          </table:table-cell>
          <table:table-cell table:number-columns-repeated="9"/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63.9098721429254" calcext:value-type="float">
            <text:p>63.9098721429254</text:p>
          </table:table-cell>
          <table:table-cell office:value-type="float" office:value="6.51167968001168" calcext:value-type="float">
            <text:p>6.51167968001168</text:p>
          </table:table-cell>
          <table:table-cell office:value-type="float" office:value="7.11891326144578" calcext:value-type="float">
            <text:p>7.11891326144578</text:p>
          </table:table-cell>
          <table:table-cell office:value-type="float" office:value="6.22776494191175" calcext:value-type="float">
            <text:p>6.22776494191175</text:p>
          </table:table-cell>
          <table:table-cell table:number-columns-repeated="9"/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68.4776623530589" calcext:value-type="float">
            <text:p>68.4776623530589</text:p>
          </table:table-cell>
          <table:table-cell office:value-type="float" office:value="6.38086129740078" calcext:value-type="float">
            <text:p>6.38086129740078</text:p>
          </table:table-cell>
          <table:table-cell office:value-type="float" office:value="6.73947646331074" calcext:value-type="float">
            <text:p>6.73947646331074</text:p>
          </table:table-cell>
          <table:table-cell office:value-type="float" office:value="6.02402582291558" calcext:value-type="float">
            <text:p>6.02402582291558</text:p>
          </table:table-cell>
          <table:table-cell table:number-columns-repeated="9"/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49.2173792507011" calcext:value-type="float">
            <text:p>49.2173792507011</text:p>
          </table:table-cell>
          <table:table-cell office:value-type="float" office:value="6.17313148095118" calcext:value-type="float">
            <text:p>6.17313148095118</text:p>
          </table:table-cell>
          <table:table-cell office:value-type="float" office:value="6.4982062230338" calcext:value-type="float">
            <text:p>6.4982062230338</text:p>
          </table:table-cell>
          <table:table-cell office:value-type="float" office:value="5.68671392696569" calcext:value-type="float">
            <text:p>5.68671392696569</text:p>
          </table:table-cell>
          <table:table-cell table:number-columns-repeated="9"/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65.0987334422031" calcext:value-type="float">
            <text:p>65.0987334422031</text:p>
          </table:table-cell>
          <table:table-cell office:value-type="float" office:value="6.55600041431044" calcext:value-type="float">
            <text:p>6.55600041431044</text:p>
          </table:table-cell>
          <table:table-cell office:value-type="float" office:value="6.72066932887154" calcext:value-type="float">
            <text:p>6.72066932887154</text:p>
          </table:table-cell>
          <table:table-cell office:value-type="float" office:value="5.90558301193477" calcext:value-type="float">
            <text:p>5.90558301193477</text:p>
          </table:table-cell>
          <table:table-cell table:number-columns-repeated="9"/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76.565201899976" calcext:value-type="float">
            <text:p>76.565201899976</text:p>
          </table:table-cell>
          <table:table-cell office:value-type="float" office:value="6.22566072554883" calcext:value-type="float">
            <text:p>6.22566072554883</text:p>
          </table:table-cell>
          <table:table-cell office:value-type="float" office:value="6.86496792928646" calcext:value-type="float">
            <text:p>6.86496792928646</text:p>
          </table:table-cell>
          <table:table-cell office:value-type="float" office:value="5.9736120021537" calcext:value-type="float">
            <text:p>5.9736120021537</text:p>
          </table:table-cell>
          <table:table-cell table:number-columns-repeated="9"/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74.8437218193119" calcext:value-type="float">
            <text:p>74.8437218193119</text:p>
          </table:table-cell>
          <table:table-cell office:value-type="float" office:value="6.05428328471299" calcext:value-type="float">
            <text:p>6.05428328471299</text:p>
          </table:table-cell>
          <table:table-cell office:value-type="float" office:value="7.11679741421471" calcext:value-type="float">
            <text:p>7.11679741421471</text:p>
          </table:table-cell>
          <table:table-cell office:value-type="float" office:value="6.33201907306191" calcext:value-type="float">
            <text:p>6.33201907306191</text:p>
          </table:table-cell>
          <table:table-cell table:number-columns-repeated="9"/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82.2985799146815" calcext:value-type="float">
            <text:p>82.2985799146815</text:p>
          </table:table-cell>
          <table:table-cell office:value-type="float" office:value="6.34536872764154" calcext:value-type="float">
            <text:p>6.34536872764154</text:p>
          </table:table-cell>
          <table:table-cell office:value-type="float" office:value="6.54410388160928" calcext:value-type="float">
            <text:p>6.54410388160928</text:p>
          </table:table-cell>
          <table:table-cell office:value-type="float" office:value="6.64458424832239" calcext:value-type="float">
            <text:p>6.64458424832239</text:p>
          </table:table-cell>
          <table:table-cell table:number-columns-repeated="9"/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62.7060750513506" calcext:value-type="float">
            <text:p>62.7060750513506</text:p>
          </table:table-cell>
          <table:table-cell office:value-type="float" office:value="5.42795869365991" calcext:value-type="float">
            <text:p>5.42795869365991</text:p>
          </table:table-cell>
          <table:table-cell office:value-type="float" office:value="6.66963815944316" calcext:value-type="float">
            <text:p>6.66963815944316</text:p>
          </table:table-cell>
          <table:table-cell office:value-type="float" office:value="5.98381287645918" calcext:value-type="float">
            <text:p>5.98381287645918</text:p>
          </table:table-cell>
          <table:table-cell table:number-columns-repeated="9"/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81.6091006027068" calcext:value-type="float">
            <text:p>81.6091006027068</text:p>
          </table:table-cell>
          <table:table-cell office:value-type="float" office:value="6.27554957853032" calcext:value-type="float">
            <text:p>6.27554957853032</text:p>
          </table:table-cell>
          <table:table-cell office:value-type="float" office:value="7.18197693633335" calcext:value-type="float">
            <text:p>7.18197693633335</text:p>
          </table:table-cell>
          <table:table-cell office:value-type="float" office:value="6.27582117963003" calcext:value-type="float">
            <text:p>6.27582117963003</text:p>
          </table:table-cell>
          <table:table-cell table:number-columns-repeated="9"/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72.1550686630683" calcext:value-type="float">
            <text:p>72.1550686630683</text:p>
          </table:table-cell>
          <table:table-cell office:value-type="float" office:value="7.05360849368205" calcext:value-type="float">
            <text:p>7.05360849368205</text:p>
          </table:table-cell>
          <table:table-cell office:value-type="float" office:value="6.91502047474766" calcext:value-type="float">
            <text:p>6.91502047474766</text:p>
          </table:table-cell>
          <table:table-cell office:value-type="float" office:value="5.552385738923" calcext:value-type="float">
            <text:p>5.552385738923</text:p>
          </table:table-cell>
          <table:table-cell table:number-columns-repeated="9"/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79.5416021814203" calcext:value-type="float">
            <text:p>79.5416021814203</text:p>
          </table:table-cell>
          <table:table-cell office:value-type="float" office:value="6.27798769633939" calcext:value-type="float">
            <text:p>6.27798769633939</text:p>
          </table:table-cell>
          <table:table-cell office:value-type="float" office:value="6.58494974177683" calcext:value-type="float">
            <text:p>6.58494974177683</text:p>
          </table:table-cell>
          <table:table-cell office:value-type="float" office:value="6.05996581050547" calcext:value-type="float">
            <text:p>6.05996581050547</text:p>
          </table:table-cell>
          <table:table-cell table:number-columns-repeated="9"/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69.3284101502813" calcext:value-type="float">
            <text:p>69.3284101502813</text:p>
          </table:table-cell>
          <table:table-cell office:value-type="float" office:value="5.57575054585881" calcext:value-type="float">
            <text:p>5.57575054585881</text:p>
          </table:table-cell>
          <table:table-cell office:value-type="float" office:value="6.50303875841128" calcext:value-type="float">
            <text:p>6.50303875841128</text:p>
          </table:table-cell>
          <table:table-cell office:value-type="float" office:value="6.28095316815423" calcext:value-type="float">
            <text:p>6.28095316815423</text:p>
          </table:table-cell>
          <table:table-cell table:number-columns-repeated="9"/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53.8772169163231" calcext:value-type="float">
            <text:p>53.8772169163231</text:p>
          </table:table-cell>
          <table:table-cell office:value-type="float" office:value="5.63605290617453" calcext:value-type="float">
            <text:p>5.63605290617453</text:p>
          </table:table-cell>
          <table:table-cell office:value-type="float" office:value="6.72680611202014" calcext:value-type="float">
            <text:p>6.72680611202014</text:p>
          </table:table-cell>
          <table:table-cell office:value-type="float" office:value="6.09324241939064" calcext:value-type="float">
            <text:p>6.09324241939064</text:p>
          </table:table-cell>
          <table:table-cell table:number-columns-repeated="9"/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70.8064527103203" calcext:value-type="float">
            <text:p>70.8064527103203</text:p>
          </table:table-cell>
          <table:table-cell office:value-type="float" office:value="6.66176751402542" calcext:value-type="float">
            <text:p>6.66176751402542</text:p>
          </table:table-cell>
          <table:table-cell office:value-type="float" office:value="7.05123729237685" calcext:value-type="float">
            <text:p>7.05123729237685</text:p>
          </table:table-cell>
          <table:table-cell office:value-type="float" office:value="6.1293306281076" calcext:value-type="float">
            <text:p>6.1293306281076</text:p>
          </table:table-cell>
          <table:table-cell table:number-columns-repeated="9"/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56.4509666788059" calcext:value-type="float">
            <text:p>56.4509666788059</text:p>
          </table:table-cell>
          <table:table-cell office:value-type="float" office:value="6.02787789752999" calcext:value-type="float">
            <text:p>6.02787789752999</text:p>
          </table:table-cell>
          <table:table-cell office:value-type="float" office:value="6.82772019874857" calcext:value-type="float">
            <text:p>6.82772019874857</text:p>
          </table:table-cell>
          <table:table-cell office:value-type="float" office:value="6.06534363475465" calcext:value-type="float">
            <text:p>6.06534363475465</text:p>
          </table:table-cell>
          <table:table-cell table:number-columns-repeated="9"/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53.6957055449524" calcext:value-type="float">
            <text:p>53.6957055449524</text:p>
          </table:table-cell>
          <table:table-cell office:value-type="float" office:value="6.39700084746563" calcext:value-type="float">
            <text:p>6.39700084746563</text:p>
          </table:table-cell>
          <table:table-cell office:value-type="float" office:value="6.37333089994149" calcext:value-type="float">
            <text:p>6.37333089994149</text:p>
          </table:table-cell>
          <table:table-cell office:value-type="float" office:value="6.71261869811253" calcext:value-type="float">
            <text:p>6.71261869811253</text:p>
          </table:table-cell>
          <table:table-cell table:number-columns-repeated="9"/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73.5577039946209" calcext:value-type="float">
            <text:p>73.5577039946209</text:p>
          </table:table-cell>
          <table:table-cell office:value-type="float" office:value="5.45352006885211" calcext:value-type="float">
            <text:p>5.45352006885211</text:p>
          </table:table-cell>
          <table:table-cell office:value-type="float" office:value="6.75225249313419" calcext:value-type="float">
            <text:p>6.75225249313419</text:p>
          </table:table-cell>
          <table:table-cell office:value-type="float" office:value="5.9571441130084" calcext:value-type="float">
            <text:p>5.9571441130084</text:p>
          </table:table-cell>
          <table:table-cell table:number-columns-repeated="9"/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62.1643897182852" calcext:value-type="float">
            <text:p>62.1643897182852</text:p>
          </table:table-cell>
          <table:table-cell office:value-type="float" office:value="5.72139042380425" calcext:value-type="float">
            <text:p>5.72139042380425</text:p>
          </table:table-cell>
          <table:table-cell office:value-type="float" office:value="6.43627621486084" calcext:value-type="float">
            <text:p>6.43627621486084</text:p>
          </table:table-cell>
          <table:table-cell office:value-type="float" office:value="5.98668986312043" calcext:value-type="float">
            <text:p>5.98668986312043</text:p>
          </table:table-cell>
          <table:table-cell table:number-columns-repeated="9"/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59.677573026381" calcext:value-type="float">
            <text:p>59.677573026381</text:p>
          </table:table-cell>
          <table:table-cell office:value-type="float" office:value="6.19613087530597" calcext:value-type="float">
            <text:p>6.19613087530597</text:p>
          </table:table-cell>
          <table:table-cell office:value-type="float" office:value="6.79283890663784" calcext:value-type="float">
            <text:p>6.79283890663784</text:p>
          </table:table-cell>
          <table:table-cell office:value-type="float" office:value="6.34118228059359" calcext:value-type="float">
            <text:p>6.34118228059359</text:p>
          </table:table-cell>
          <table:table-cell table:number-columns-repeated="9"/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77.7387237692094" calcext:value-type="float">
            <text:p>77.7387237692094</text:p>
          </table:table-cell>
          <table:table-cell office:value-type="float" office:value="6.49914586104449" calcext:value-type="float">
            <text:p>6.49914586104449</text:p>
          </table:table-cell>
          <table:table-cell office:value-type="float" office:value="6.4304353114475" calcext:value-type="float">
            <text:p>6.4304353114475</text:p>
          </table:table-cell>
          <table:table-cell office:value-type="float" office:value="5.84351870585736" calcext:value-type="float">
            <text:p>5.84351870585736</text:p>
          </table:table-cell>
          <table:table-cell table:number-columns-repeated="9"/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65.8667096183473" calcext:value-type="float">
            <text:p>65.8667096183473</text:p>
          </table:table-cell>
          <table:table-cell office:value-type="float" office:value="6.0606059683445" calcext:value-type="float">
            <text:p>6.0606059683445</text:p>
          </table:table-cell>
          <table:table-cell office:value-type="float" office:value="6.027495234572" calcext:value-type="float">
            <text:p>6.027495234572</text:p>
          </table:table-cell>
          <table:table-cell office:value-type="float" office:value="89.5831559549864" calcext:value-type="float">
            <text:p>89.5831559549864</text:p>
          </table:table-cell>
          <table:table-cell table:number-columns-repeated="9"/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77.4531584723514" calcext:value-type="float">
            <text:p>77.4531584723514</text:p>
          </table:table-cell>
          <table:table-cell office:value-type="float" office:value="6.51160993045065" calcext:value-type="float">
            <text:p>6.51160993045065</text:p>
          </table:table-cell>
          <table:table-cell office:value-type="float" office:value="7.0474008371606" calcext:value-type="float">
            <text:p>7.0474008371606</text:p>
          </table:table-cell>
          <table:table-cell office:value-type="float" office:value="7.29608506245437" calcext:value-type="float">
            <text:p>7.29608506245437</text:p>
          </table:table-cell>
          <table:table-cell table:number-columns-repeated="9"/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52.1236052249412" calcext:value-type="float">
            <text:p>52.1236052249412</text:p>
          </table:table-cell>
          <table:table-cell office:value-type="float" office:value="5.97788439562178" calcext:value-type="float">
            <text:p>5.97788439562178</text:p>
          </table:table-cell>
          <table:table-cell office:value-type="float" office:value="6.39251898712821" calcext:value-type="float">
            <text:p>6.39251898712821</text:p>
          </table:table-cell>
          <table:table-cell office:value-type="float" office:value="6.1418174858766" calcext:value-type="float">
            <text:p>6.1418174858766</text:p>
          </table:table-cell>
          <table:table-cell table:number-columns-repeated="9"/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69.4961217781392" calcext:value-type="float">
            <text:p>69.4961217781392</text:p>
          </table:table-cell>
          <table:table-cell office:value-type="float" office:value="6.14645822349245" calcext:value-type="float">
            <text:p>6.14645822349245</text:p>
          </table:table-cell>
          <table:table-cell office:value-type="float" office:value="6.24732755196778" calcext:value-type="float">
            <text:p>6.24732755196778</text:p>
          </table:table-cell>
          <table:table-cell office:value-type="float" office:value="5.83132112799481" calcext:value-type="float">
            <text:p>5.83132112799481</text:p>
          </table:table-cell>
          <table:table-cell table:number-columns-repeated="9"/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69.1712075494017" calcext:value-type="float">
            <text:p>69.1712075494017</text:p>
          </table:table-cell>
          <table:table-cell office:value-type="float" office:value="6.20847986491475" calcext:value-type="float">
            <text:p>6.20847986491475</text:p>
          </table:table-cell>
          <table:table-cell office:value-type="float" office:value="6.88453459041777" calcext:value-type="float">
            <text:p>6.88453459041777</text:p>
          </table:table-cell>
          <table:table-cell office:value-type="float" office:value="5.6793321687163" calcext:value-type="float">
            <text:p>5.6793321687163</text:p>
          </table:table-cell>
          <table:table-cell table:number-columns-repeated="9"/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64.3843192750671" calcext:value-type="float">
            <text:p>64.3843192750671</text:p>
          </table:table-cell>
          <table:table-cell office:value-type="float" office:value="6.41835031826257" calcext:value-type="float">
            <text:p>6.41835031826257</text:p>
          </table:table-cell>
          <table:table-cell office:value-type="float" office:value="6.415083710589" calcext:value-type="float">
            <text:p>6.415083710589</text:p>
          </table:table-cell>
          <table:table-cell office:value-type="float" office:value="6.32633245839551" calcext:value-type="float">
            <text:p>6.32633245839551</text:p>
          </table:table-cell>
          <table:table-cell table:number-columns-repeated="9"/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72.9493102952887" calcext:value-type="float">
            <text:p>72.9493102952887</text:p>
          </table:table-cell>
          <table:table-cell office:value-type="float" office:value="7.35205718812461" calcext:value-type="float">
            <text:p>7.35205718812461</text:p>
          </table:table-cell>
          <table:table-cell office:value-type="float" office:value="6.90006619856393" calcext:value-type="float">
            <text:p>6.90006619856393</text:p>
          </table:table-cell>
          <table:table-cell office:value-type="float" office:value="6.51497283057215" calcext:value-type="float">
            <text:p>6.51497283057215</text:p>
          </table:table-cell>
          <table:table-cell table:number-columns-repeated="9"/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70.9122218607824" calcext:value-type="float">
            <text:p>70.9122218607824</text:p>
          </table:table-cell>
          <table:table-cell office:value-type="float" office:value="6.35051986208134" calcext:value-type="float">
            <text:p>6.35051986208134</text:p>
          </table:table-cell>
          <table:table-cell office:value-type="float" office:value="6.38600062135068" calcext:value-type="float">
            <text:p>6.38600062135068</text:p>
          </table:table-cell>
          <table:table-cell office:value-type="float" office:value="6.3425283095526" calcext:value-type="float">
            <text:p>6.3425283095526</text:p>
          </table:table-cell>
          <table:table-cell table:number-columns-repeated="9"/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71.1084159623861" calcext:value-type="float">
            <text:p>71.1084159623861</text:p>
          </table:table-cell>
          <table:table-cell office:value-type="float" office:value="6.1531866359457" calcext:value-type="float">
            <text:p>6.1531866359457</text:p>
          </table:table-cell>
          <table:table-cell office:value-type="float" office:value="6.50783948178138" calcext:value-type="float">
            <text:p>6.50783948178138</text:p>
          </table:table-cell>
          <table:table-cell office:value-type="float" office:value="5.77898621368847" calcext:value-type="float">
            <text:p>5.77898621368847</text:p>
          </table:table-cell>
          <table:table-cell table:number-columns-repeated="9"/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71.5290774791609" calcext:value-type="float">
            <text:p>71.5290774791609</text:p>
          </table:table-cell>
          <table:table-cell office:value-type="float" office:value="5.70029141947493" calcext:value-type="float">
            <text:p>5.70029141947493</text:p>
          </table:table-cell>
          <table:table-cell office:value-type="float" office:value="6.52577731114413" calcext:value-type="float">
            <text:p>6.52577731114413</text:p>
          </table:table-cell>
          <table:table-cell office:value-type="float" office:value="5.83935013003761" calcext:value-type="float">
            <text:p>5.83935013003761</text:p>
          </table:table-cell>
          <table:table-cell table:number-columns-repeated="9"/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74.0282197841743" calcext:value-type="float">
            <text:p>74.0282197841743</text:p>
          </table:table-cell>
          <table:table-cell office:value-type="float" office:value="6.81142206871932" calcext:value-type="float">
            <text:p>6.81142206871932</text:p>
          </table:table-cell>
          <table:table-cell office:value-type="float" office:value="6.6703692119042" calcext:value-type="float">
            <text:p>6.6703692119042</text:p>
          </table:table-cell>
          <table:table-cell office:value-type="float" office:value="6.40197149009152" calcext:value-type="float">
            <text:p>6.40197149009152</text:p>
          </table:table-cell>
          <table:table-cell table:number-columns-repeated="9"/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62.4266402031877" calcext:value-type="float">
            <text:p>62.4266402031877</text:p>
          </table:table-cell>
          <table:table-cell office:value-type="float" office:value="6.12646140787548" calcext:value-type="float">
            <text:p>6.12646140787548</text:p>
          </table:table-cell>
          <table:table-cell office:value-type="float" office:value="6.74297310636401" calcext:value-type="float">
            <text:p>6.74297310636401</text:p>
          </table:table-cell>
          <table:table-cell office:value-type="float" office:value="5.57483899477482" calcext:value-type="float">
            <text:p>5.57483899477482</text:p>
          </table:table-cell>
          <table:table-cell table:number-columns-repeated="9"/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65.1967044693419" calcext:value-type="float">
            <text:p>65.1967044693419</text:p>
          </table:table-cell>
          <table:table-cell office:value-type="float" office:value="6.05043958411439" calcext:value-type="float">
            <text:p>6.05043958411439</text:p>
          </table:table-cell>
          <table:table-cell office:value-type="float" office:value="6.95936260844972" calcext:value-type="float">
            <text:p>6.95936260844972</text:p>
          </table:table-cell>
          <table:table-cell office:value-type="float" office:value="87.1513517541003" calcext:value-type="float">
            <text:p>87.1513517541003</text:p>
          </table:table-cell>
          <table:table-cell table:number-columns-repeated="9"/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57.100290483077" calcext:value-type="float">
            <text:p>57.100290483077</text:p>
          </table:table-cell>
          <table:table-cell office:value-type="float" office:value="5.75964908552703" calcext:value-type="float">
            <text:p>5.75964908552703</text:p>
          </table:table-cell>
          <table:table-cell office:value-type="float" office:value="7.18830298034614" calcext:value-type="float">
            <text:p>7.18830298034614</text:p>
          </table:table-cell>
          <table:table-cell office:value-type="float" office:value="6.84170403599755" calcext:value-type="float">
            <text:p>6.84170403599755</text:p>
          </table:table-cell>
          <table:table-cell table:number-columns-repeated="9"/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63.3261386013301" calcext:value-type="float">
            <text:p>63.3261386013301</text:p>
          </table:table-cell>
          <table:table-cell office:value-type="float" office:value="6.82918552297784" calcext:value-type="float">
            <text:p>6.82918552297784</text:p>
          </table:table-cell>
          <table:table-cell office:value-type="float" office:value="6.3006124063485" calcext:value-type="float">
            <text:p>6.3006124063485</text:p>
          </table:table-cell>
          <table:table-cell office:value-type="float" office:value="6.15117836703699" calcext:value-type="float">
            <text:p>6.15117836703699</text:p>
          </table:table-cell>
          <table:table-cell table:number-columns-repeated="9"/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76.1126389212618" calcext:value-type="float">
            <text:p>76.1126389212618</text:p>
          </table:table-cell>
          <table:table-cell office:value-type="float" office:value="5.98898334159588" calcext:value-type="float">
            <text:p>5.98898334159588</text:p>
          </table:table-cell>
          <table:table-cell office:value-type="float" office:value="6.36056339034348" calcext:value-type="float">
            <text:p>6.36056339034348</text:p>
          </table:table-cell>
          <table:table-cell office:value-type="float" office:value="6.05114648029632" calcext:value-type="float">
            <text:p>6.05114648029632</text:p>
          </table:table-cell>
          <table:table-cell table:number-columns-repeated="9"/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60.63944360498" calcext:value-type="float">
            <text:p>60.63944360498</text:p>
          </table:table-cell>
          <table:table-cell office:value-type="float" office:value="5.80461504729427" calcext:value-type="float">
            <text:p>5.80461504729427</text:p>
          </table:table-cell>
          <table:table-cell office:value-type="float" office:value="6.19642167826371" calcext:value-type="float">
            <text:p>6.19642167826371</text:p>
          </table:table-cell>
          <table:table-cell office:value-type="float" office:value="6.0918976284951" calcext:value-type="float">
            <text:p>6.0918976284951</text:p>
          </table:table-cell>
          <table:table-cell table:number-columns-repeated="9"/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72.4950761861838" calcext:value-type="float">
            <text:p>72.4950761861838</text:p>
          </table:table-cell>
          <table:table-cell office:value-type="float" office:value="6.18530566205865" calcext:value-type="float">
            <text:p>6.18530566205865</text:p>
          </table:table-cell>
          <table:table-cell office:value-type="float" office:value="6.24745373394948" calcext:value-type="float">
            <text:p>6.24745373394948</text:p>
          </table:table-cell>
          <table:table-cell office:value-type="float" office:value="6.04531864662254" calcext:value-type="float">
            <text:p>6.04531864662254</text:p>
          </table:table-cell>
          <table:table-cell table:number-columns-repeated="9"/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63.6546191036137" calcext:value-type="float">
            <text:p>63.6546191036137</text:p>
          </table:table-cell>
          <table:table-cell office:value-type="float" office:value="5.98494516438628" calcext:value-type="float">
            <text:p>5.98494516438628</text:p>
          </table:table-cell>
          <table:table-cell office:value-type="float" office:value="6.17353222414849" calcext:value-type="float">
            <text:p>6.17353222414849</text:p>
          </table:table-cell>
          <table:table-cell office:value-type="float" office:value="6.32066074388702" calcext:value-type="float">
            <text:p>6.32066074388702</text:p>
          </table:table-cell>
          <table:table-cell table:number-columns-repeated="9"/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77.9916632063357" calcext:value-type="float">
            <text:p>77.9916632063357</text:p>
          </table:table-cell>
          <table:table-cell office:value-type="float" office:value="6.51919759873938" calcext:value-type="float">
            <text:p>6.51919759873938</text:p>
          </table:table-cell>
          <table:table-cell office:value-type="float" office:value="6.51907977835676" calcext:value-type="float">
            <text:p>6.51907977835676</text:p>
          </table:table-cell>
          <table:table-cell office:value-type="float" office:value="5.66387576031261" calcext:value-type="float">
            <text:p>5.66387576031261</text:p>
          </table:table-cell>
          <table:table-cell table:number-columns-repeated="9"/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65.6760269044548" calcext:value-type="float">
            <text:p>65.6760269044548</text:p>
          </table:table-cell>
          <table:table-cell office:value-type="float" office:value="5.79483808804226" calcext:value-type="float">
            <text:p>5.79483808804226</text:p>
          </table:table-cell>
          <table:table-cell office:value-type="float" office:value="7.0831272692821" calcext:value-type="float">
            <text:p>7.0831272692821</text:p>
          </table:table-cell>
          <table:table-cell office:value-type="float" office:value="5.85568053177893" calcext:value-type="float">
            <text:p>5.85568053177893</text:p>
          </table:table-cell>
          <table:table-cell table:number-columns-repeated="9"/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85.7008040857164" calcext:value-type="float">
            <text:p>85.7008040857164</text:p>
          </table:table-cell>
          <table:table-cell office:value-type="float" office:value="6.39472389218153" calcext:value-type="float">
            <text:p>6.39472389218153</text:p>
          </table:table-cell>
          <table:table-cell office:value-type="float" office:value="6.41090401729557" calcext:value-type="float">
            <text:p>6.41090401729557</text:p>
          </table:table-cell>
          <table:table-cell office:value-type="float" office:value="5.90813947792313" calcext:value-type="float">
            <text:p>5.90813947792313</text:p>
          </table:table-cell>
          <table:table-cell table:number-columns-repeated="9"/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70.8627517440385" calcext:value-type="float">
            <text:p>70.8627517440385</text:p>
          </table:table-cell>
          <table:table-cell office:value-type="float" office:value="5.93905307902697" calcext:value-type="float">
            <text:p>5.93905307902697</text:p>
          </table:table-cell>
          <table:table-cell office:value-type="float" office:value="7.03309512228673" calcext:value-type="float">
            <text:p>7.03309512228673</text:p>
          </table:table-cell>
          <table:table-cell office:value-type="float" office:value="5.95601854715983" calcext:value-type="float">
            <text:p>5.95601854715983</text:p>
          </table:table-cell>
          <table:table-cell table:number-columns-repeated="9"/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51.3628376542067" calcext:value-type="float">
            <text:p>51.3628376542067</text:p>
          </table:table-cell>
          <table:table-cell office:value-type="float" office:value="5.87035401771308" calcext:value-type="float">
            <text:p>5.87035401771308</text:p>
          </table:table-cell>
          <table:table-cell office:value-type="float" office:value="6.61778911517408" calcext:value-type="float">
            <text:p>6.61778911517408</text:p>
          </table:table-cell>
          <table:table-cell office:value-type="float" office:value="6.10261740510524" calcext:value-type="float">
            <text:p>6.10261740510524</text:p>
          </table:table-cell>
          <table:table-cell table:number-columns-repeated="9"/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58.251833948123" calcext:value-type="float">
            <text:p>58.251833948123</text:p>
          </table:table-cell>
          <table:table-cell office:value-type="float" office:value="6.07685527134891" calcext:value-type="float">
            <text:p>6.07685527134891</text:p>
          </table:table-cell>
          <table:table-cell office:value-type="float" office:value="6.51007112151625" calcext:value-type="float">
            <text:p>6.51007112151625</text:p>
          </table:table-cell>
          <table:table-cell office:value-type="float" office:value="5.77835754849564" calcext:value-type="float">
            <text:p>5.77835754849564</text:p>
          </table:table-cell>
          <table:table-cell table:number-columns-repeated="9"/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64.9326539155013" calcext:value-type="float">
            <text:p>64.9326539155013</text:p>
          </table:table-cell>
          <table:table-cell office:value-type="float" office:value="6.6954833783305" calcext:value-type="float">
            <text:p>6.6954833783305</text:p>
          </table:table-cell>
          <table:table-cell office:value-type="float" office:value="6.49941401977543" calcext:value-type="float">
            <text:p>6.49941401977543</text:p>
          </table:table-cell>
          <table:table-cell office:value-type="float" office:value="5.84438009289722" calcext:value-type="float">
            <text:p>5.84438009289722</text:p>
          </table:table-cell>
          <table:table-cell table:number-columns-repeated="9"/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76.7746386017798" calcext:value-type="float">
            <text:p>76.7746386017798</text:p>
          </table:table-cell>
          <table:table-cell office:value-type="float" office:value="5.54827995439029" calcext:value-type="float">
            <text:p>5.54827995439029</text:p>
          </table:table-cell>
          <table:table-cell office:value-type="float" office:value="6.71660879844876" calcext:value-type="float">
            <text:p>6.71660879844876</text:p>
          </table:table-cell>
          <table:table-cell office:value-type="float" office:value="6.16546481351018" calcext:value-type="float">
            <text:p>6.16546481351018</text:p>
          </table:table-cell>
          <table:table-cell table:number-columns-repeated="9"/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64.5893823332659" calcext:value-type="float">
            <text:p>64.5893823332659</text:p>
          </table:table-cell>
          <table:table-cell office:value-type="float" office:value="6.23791494656879" calcext:value-type="float">
            <text:p>6.23791494656879</text:p>
          </table:table-cell>
          <table:table-cell office:value-type="float" office:value="6.54329131930075" calcext:value-type="float">
            <text:p>6.54329131930075</text:p>
          </table:table-cell>
          <table:table-cell office:value-type="float" office:value="6.09274755063618" calcext:value-type="float">
            <text:p>6.09274755063618</text:p>
          </table:table-cell>
          <table:table-cell table:number-columns-repeated="9"/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58.8313413931972" calcext:value-type="float">
            <text:p>58.8313413931972</text:p>
          </table:table-cell>
          <table:table-cell office:value-type="float" office:value="6.38778627496138" calcext:value-type="float">
            <text:p>6.38778627496138</text:p>
          </table:table-cell>
          <table:table-cell office:value-type="float" office:value="6.25124006337848" calcext:value-type="float">
            <text:p>6.25124006337848</text:p>
          </table:table-cell>
          <table:table-cell office:value-type="float" office:value="5.80346777072963" calcext:value-type="float">
            <text:p>5.80346777072963</text:p>
          </table:table-cell>
          <table:table-cell table:number-columns-repeated="9"/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78.6069450770061" calcext:value-type="float">
            <text:p>78.6069450770061</text:p>
          </table:table-cell>
          <table:table-cell office:value-type="float" office:value="7.05583007221556" calcext:value-type="float">
            <text:p>7.05583007221556</text:p>
          </table:table-cell>
          <table:table-cell office:value-type="float" office:value="6.79114271505548" calcext:value-type="float">
            <text:p>6.79114271505548</text:p>
          </table:table-cell>
          <table:table-cell office:value-type="float" office:value="5.718825232534" calcext:value-type="float">
            <text:p>5.718825232534</text:p>
          </table:table-cell>
          <table:table-cell table:number-columns-repeated="9"/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69.4004074331267" calcext:value-type="float">
            <text:p>69.4004074331267</text:p>
          </table:table-cell>
          <table:table-cell office:value-type="float" office:value="6.40081613292922" calcext:value-type="float">
            <text:p>6.40081613292922</text:p>
          </table:table-cell>
          <table:table-cell office:value-type="float" office:value="6.36837821626207" calcext:value-type="float">
            <text:p>6.36837821626207</text:p>
          </table:table-cell>
          <table:table-cell office:value-type="float" office:value="5.98644840400621" calcext:value-type="float">
            <text:p>5.98644840400621</text:p>
          </table:table-cell>
          <table:table-cell table:number-columns-repeated="9"/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46.5878302335851" calcext:value-type="float">
            <text:p>46.5878302335851</text:p>
          </table:table-cell>
          <table:table-cell office:value-type="float" office:value="6.83259926299112" calcext:value-type="float">
            <text:p>6.83259926299112</text:p>
          </table:table-cell>
          <table:table-cell office:value-type="float" office:value="6.14166883118676" calcext:value-type="float">
            <text:p>6.14166883118676</text:p>
          </table:table-cell>
          <table:table-cell office:value-type="float" office:value="5.95111810022886" calcext:value-type="float">
            <text:p>5.95111810022886</text:p>
          </table:table-cell>
          <table:table-cell table:number-columns-repeated="9"/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69.0651238108143" calcext:value-type="float">
            <text:p>69.0651238108143</text:p>
          </table:table-cell>
          <table:table-cell office:value-type="float" office:value="6.25784274637306" calcext:value-type="float">
            <text:p>6.25784274637306</text:p>
          </table:table-cell>
          <table:table-cell office:value-type="float" office:value="6.24665359057167" calcext:value-type="float">
            <text:p>6.24665359057167</text:p>
          </table:table-cell>
          <table:table-cell office:value-type="float" office:value="5.97179019374502" calcext:value-type="float">
            <text:p>5.97179019374502</text:p>
          </table:table-cell>
          <table:table-cell table:number-columns-repeated="9"/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74.8575647799739" calcext:value-type="float">
            <text:p>74.8575647799739</text:p>
          </table:table-cell>
          <table:table-cell office:value-type="float" office:value="6.05299889434313" calcext:value-type="float">
            <text:p>6.05299889434313</text:p>
          </table:table-cell>
          <table:table-cell office:value-type="float" office:value="6.53220748479588" calcext:value-type="float">
            <text:p>6.53220748479588</text:p>
          </table:table-cell>
          <table:table-cell office:value-type="float" office:value="5.82727290330775" calcext:value-type="float">
            <text:p>5.82727290330775</text:p>
          </table:table-cell>
          <table:table-cell table:number-columns-repeated="9"/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60.8934429962701" calcext:value-type="float">
            <text:p>60.8934429962701</text:p>
          </table:table-cell>
          <table:table-cell office:value-type="float" office:value="6.63776079162809" calcext:value-type="float">
            <text:p>6.63776079162809</text:p>
          </table:table-cell>
          <table:table-cell office:value-type="float" office:value="6.63025954078731" calcext:value-type="float">
            <text:p>6.63025954078731</text:p>
          </table:table-cell>
          <table:table-cell office:value-type="float" office:value="6.25421485734596" calcext:value-type="float">
            <text:p>6.25421485734596</text:p>
          </table:table-cell>
          <table:table-cell table:number-columns-repeated="9"/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67.4328657039994" calcext:value-type="float">
            <text:p>67.4328657039994</text:p>
          </table:table-cell>
          <table:table-cell office:value-type="float" office:value="6.12905516247762" calcext:value-type="float">
            <text:p>6.12905516247762</text:p>
          </table:table-cell>
          <table:table-cell office:value-type="float" office:value="6.46244158982372" calcext:value-type="float">
            <text:p>6.46244158982372</text:p>
          </table:table-cell>
          <table:table-cell office:value-type="float" office:value="6.07272140342724" calcext:value-type="float">
            <text:p>6.07272140342724</text:p>
          </table:table-cell>
          <table:table-cell table:number-columns-repeated="9"/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82.033602061715" calcext:value-type="float">
            <text:p>82.033602061715</text:p>
          </table:table-cell>
          <table:table-cell office:value-type="float" office:value="5.63748027310433" calcext:value-type="float">
            <text:p>5.63748027310433</text:p>
          </table:table-cell>
          <table:table-cell office:value-type="float" office:value="6.65844887591025" calcext:value-type="float">
            <text:p>6.65844887591025</text:p>
          </table:table-cell>
          <table:table-cell office:value-type="float" office:value="5.82815781124222" calcext:value-type="float">
            <text:p>5.82815781124222</text:p>
          </table:table-cell>
          <table:table-cell table:number-columns-repeated="9"/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81.16036097512" calcext:value-type="float">
            <text:p>81.16036097512</text:p>
          </table:table-cell>
          <table:table-cell office:value-type="float" office:value="6.64156526382544" calcext:value-type="float">
            <text:p>6.64156526382544</text:p>
          </table:table-cell>
          <table:table-cell office:value-type="float" office:value="6.89253442025539" calcext:value-type="float">
            <text:p>6.89253442025539</text:p>
          </table:table-cell>
          <table:table-cell office:value-type="float" office:value="5.91133746157125" calcext:value-type="float">
            <text:p>5.91133746157125</text:p>
          </table:table-cell>
          <table:table-cell table:number-columns-repeated="9"/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58.4904360131589" calcext:value-type="float">
            <text:p>58.4904360131589</text:p>
          </table:table-cell>
          <table:table-cell office:value-type="float" office:value="7.46150292918243" calcext:value-type="float">
            <text:p>7.46150292918243</text:p>
          </table:table-cell>
          <table:table-cell office:value-type="float" office:value="7.12334863655232" calcext:value-type="float">
            <text:p>7.12334863655232</text:p>
          </table:table-cell>
          <table:table-cell office:value-type="float" office:value="5.69925570629598" calcext:value-type="float">
            <text:p>5.69925570629598</text:p>
          </table:table-cell>
          <table:table-cell table:number-columns-repeated="9"/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70.0744528582191" calcext:value-type="float">
            <text:p>70.0744528582191</text:p>
          </table:table-cell>
          <table:table-cell office:value-type="float" office:value="6.48092546573467" calcext:value-type="float">
            <text:p>6.48092546573467</text:p>
          </table:table-cell>
          <table:table-cell office:value-type="float" office:value="6.52334894202231" calcext:value-type="float">
            <text:p>6.52334894202231</text:p>
          </table:table-cell>
          <table:table-cell office:value-type="float" office:value="6.32193684964048" calcext:value-type="float">
            <text:p>6.32193684964048</text:p>
          </table:table-cell>
          <table:table-cell table:number-columns-repeated="9"/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74.9703981943336" calcext:value-type="float">
            <text:p>74.9703981943336</text:p>
          </table:table-cell>
          <table:table-cell office:value-type="float" office:value="6.75891846127983" calcext:value-type="float">
            <text:p>6.75891846127983</text:p>
          </table:table-cell>
          <table:table-cell office:value-type="float" office:value="6.67054239281081" calcext:value-type="float">
            <text:p>6.67054239281081</text:p>
          </table:table-cell>
          <table:table-cell office:value-type="float" office:value="6.18774011102006" calcext:value-type="float">
            <text:p>6.18774011102006</text:p>
          </table:table-cell>
          <table:table-cell table:number-columns-repeated="9"/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71.9573597052444" calcext:value-type="float">
            <text:p>71.9573597052444</text:p>
          </table:table-cell>
          <table:table-cell office:value-type="float" office:value="5.77319320000716" calcext:value-type="float">
            <text:p>5.77319320000716</text:p>
          </table:table-cell>
          <table:table-cell office:value-type="float" office:value="6.88088110681283" calcext:value-type="float">
            <text:p>6.88088110681283</text:p>
          </table:table-cell>
          <table:table-cell office:value-type="float" office:value="6.18457833465235" calcext:value-type="float">
            <text:p>6.18457833465235</text:p>
          </table:table-cell>
          <table:table-cell table:number-columns-repeated="9"/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72.6437377696337" calcext:value-type="float">
            <text:p>72.6437377696337</text:p>
          </table:table-cell>
          <table:table-cell office:value-type="float" office:value="5.78831813374806" calcext:value-type="float">
            <text:p>5.78831813374806</text:p>
          </table:table-cell>
          <table:table-cell office:value-type="float" office:value="6.96164652308616" calcext:value-type="float">
            <text:p>6.96164652308616</text:p>
          </table:table-cell>
          <table:table-cell office:value-type="float" office:value="6.27699043910975" calcext:value-type="float">
            <text:p>6.27699043910975</text:p>
          </table:table-cell>
          <table:table-cell table:number-columns-repeated="9"/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67.3793334622312" calcext:value-type="float">
            <text:p>67.3793334622312</text:p>
          </table:table-cell>
          <table:table-cell office:value-type="float" office:value="6.03688478667003" calcext:value-type="float">
            <text:p>6.03688478667003</text:p>
          </table:table-cell>
          <table:table-cell office:value-type="float" office:value="6.5539833115232" calcext:value-type="float">
            <text:p>6.5539833115232</text:p>
          </table:table-cell>
          <table:table-cell office:value-type="float" office:value="6.14042779519029" calcext:value-type="float">
            <text:p>6.14042779519029</text:p>
          </table:table-cell>
          <table:table-cell table:number-columns-repeated="9"/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75.7308851462708" calcext:value-type="float">
            <text:p>75.7308851462708</text:p>
          </table:table-cell>
          <table:table-cell office:value-type="float" office:value="6.08226891151733" calcext:value-type="float">
            <text:p>6.08226891151733</text:p>
          </table:table-cell>
          <table:table-cell office:value-type="float" office:value="6.40638905390158" calcext:value-type="float">
            <text:p>6.40638905390158</text:p>
          </table:table-cell>
          <table:table-cell office:value-type="float" office:value="5.98218163985109" calcext:value-type="float">
            <text:p>5.98218163985109</text:p>
          </table:table-cell>
          <table:table-cell table:number-columns-repeated="9"/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68.3732310439233" calcext:value-type="float">
            <text:p>68.3732310439233</text:p>
          </table:table-cell>
          <table:table-cell office:value-type="float" office:value="5.8503041248911" calcext:value-type="float">
            <text:p>5.8503041248911</text:p>
          </table:table-cell>
          <table:table-cell office:value-type="float" office:value="6.81476575600739" calcext:value-type="float">
            <text:p>6.81476575600739</text:p>
          </table:table-cell>
          <table:table-cell office:value-type="float" office:value="5.9281314616907" calcext:value-type="float">
            <text:p>5.9281314616907</text:p>
          </table:table-cell>
          <table:table-cell table:number-columns-repeated="9"/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73.3777034135858" calcext:value-type="float">
            <text:p>73.3777034135858</text:p>
          </table:table-cell>
          <table:table-cell office:value-type="float" office:value="6.53115689908594" calcext:value-type="float">
            <text:p>6.53115689908594</text:p>
          </table:table-cell>
          <table:table-cell office:value-type="float" office:value="6.31525731911403" calcext:value-type="float">
            <text:p>6.31525731911403</text:p>
          </table:table-cell>
          <table:table-cell office:value-type="float" office:value="6.03304017995388" calcext:value-type="float">
            <text:p>6.03304017995388</text:p>
          </table:table-cell>
          <table:table-cell table:number-columns-repeated="9"/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72.6404542145507" calcext:value-type="float">
            <text:p>72.6404542145507</text:p>
          </table:table-cell>
          <table:table-cell office:value-type="float" office:value="6.78551567260812" calcext:value-type="float">
            <text:p>6.78551567260812</text:p>
          </table:table-cell>
          <table:table-cell office:value-type="float" office:value="7.10845150339871" calcext:value-type="float">
            <text:p>7.10845150339871</text:p>
          </table:table-cell>
          <table:table-cell office:value-type="float" office:value="5.78638013327448" calcext:value-type="float">
            <text:p>5.78638013327448</text:p>
          </table:table-cell>
          <table:table-cell table:number-columns-repeated="9"/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74.0345176054944" calcext:value-type="float">
            <text:p>74.0345176054944</text:p>
          </table:table-cell>
          <table:table-cell office:value-type="float" office:value="6.224292479454" calcext:value-type="float">
            <text:p>6.224292479454</text:p>
          </table:table-cell>
          <table:table-cell office:value-type="float" office:value="6.55587434987916" calcext:value-type="float">
            <text:p>6.55587434987916</text:p>
          </table:table-cell>
          <table:table-cell office:value-type="float" office:value="6.36644249805503" calcext:value-type="float">
            <text:p>6.36644249805503</text:p>
          </table:table-cell>
          <table:table-cell table:number-columns-repeated="9"/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71.5089585505396" calcext:value-type="float">
            <text:p>71.5089585505396</text:p>
          </table:table-cell>
          <table:table-cell office:value-type="float" office:value="6.2807796447255" calcext:value-type="float">
            <text:p>6.2807796447255</text:p>
          </table:table-cell>
          <table:table-cell office:value-type="float" office:value="6.47770311594896" calcext:value-type="float">
            <text:p>6.47770311594896</text:p>
          </table:table-cell>
          <table:table-cell office:value-type="float" office:value="5.77991819648577" calcext:value-type="float">
            <text:p>5.77991819648577</text:p>
          </table:table-cell>
          <table:table-cell table:number-columns-repeated="9"/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60.2542536540479" calcext:value-type="float">
            <text:p>60.2542536540479</text:p>
          </table:table-cell>
          <table:table-cell office:value-type="float" office:value="5.8718988314332" calcext:value-type="float">
            <text:p>5.8718988314332</text:p>
          </table:table-cell>
          <table:table-cell office:value-type="float" office:value="6.03379842323621" calcext:value-type="float">
            <text:p>6.03379842323621</text:p>
          </table:table-cell>
          <table:table-cell office:value-type="float" office:value="6.20395593124426" calcext:value-type="float">
            <text:p>6.20395593124426</text:p>
          </table:table-cell>
          <table:table-cell table:number-columns-repeated="9"/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64.6675602837791" calcext:value-type="float">
            <text:p>64.6675602837791</text:p>
          </table:table-cell>
          <table:table-cell office:value-type="float" office:value="5.58108653743193" calcext:value-type="float">
            <text:p>5.58108653743193</text:p>
          </table:table-cell>
          <table:table-cell office:value-type="float" office:value="6.83763034188715" calcext:value-type="float">
            <text:p>6.83763034188715</text:p>
          </table:table-cell>
          <table:table-cell office:value-type="float" office:value="5.86214938540161" calcext:value-type="float">
            <text:p>5.86214938540161</text:p>
          </table:table-cell>
          <table:table-cell table:number-columns-repeated="9"/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61.2368133119149" calcext:value-type="float">
            <text:p>61.2368133119149</text:p>
          </table:table-cell>
          <table:table-cell office:value-type="float" office:value="5.90610198540792" calcext:value-type="float">
            <text:p>5.90610198540792</text:p>
          </table:table-cell>
          <table:table-cell office:value-type="float" office:value="7.12622629116305" calcext:value-type="float">
            <text:p>7.12622629116305</text:p>
          </table:table-cell>
          <table:table-cell office:value-type="float" office:value="6.09603996593683" calcext:value-type="float">
            <text:p>6.09603996593683</text:p>
          </table:table-cell>
          <table:table-cell table:number-columns-repeated="9"/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65.5777481184722" calcext:value-type="float">
            <text:p>65.5777481184722</text:p>
          </table:table-cell>
          <table:table-cell office:value-type="float" office:value="6.07227037249572" calcext:value-type="float">
            <text:p>6.07227037249572</text:p>
          </table:table-cell>
          <table:table-cell office:value-type="float" office:value="6.61509920289909" calcext:value-type="float">
            <text:p>6.61509920289909</text:p>
          </table:table-cell>
          <table:table-cell office:value-type="float" office:value="5.78651157326974" calcext:value-type="float">
            <text:p>5.78651157326974</text:p>
          </table:table-cell>
          <table:table-cell table:number-columns-repeated="9"/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55.0270128082509" calcext:value-type="float">
            <text:p>55.0270128082509</text:p>
          </table:table-cell>
          <table:table-cell office:value-type="float" office:value="6.28621558691984" calcext:value-type="float">
            <text:p>6.28621558691984</text:p>
          </table:table-cell>
          <table:table-cell office:value-type="float" office:value="6.65877788966129" calcext:value-type="float">
            <text:p>6.65877788966129</text:p>
          </table:table-cell>
          <table:table-cell office:value-type="float" office:value="5.95231457840775" calcext:value-type="float">
            <text:p>5.95231457840775</text:p>
          </table:table-cell>
          <table:table-cell table:number-columns-repeated="9"/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65.3788886985183" calcext:value-type="float">
            <text:p>65.3788886985183</text:p>
          </table:table-cell>
          <table:table-cell office:value-type="float" office:value="6.03660918259487" calcext:value-type="float">
            <text:p>6.03660918259487</text:p>
          </table:table-cell>
          <table:table-cell office:value-type="float" office:value="6.49047773402829" calcext:value-type="float">
            <text:p>6.49047773402829</text:p>
          </table:table-cell>
          <table:table-cell office:value-type="float" office:value="6.07892527133541" calcext:value-type="float">
            <text:p>6.07892527133541</text:p>
          </table:table-cell>
          <table:table-cell table:number-columns-repeated="9"/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57.476487416304" calcext:value-type="float">
            <text:p>57.476487416304</text:p>
          </table:table-cell>
          <table:table-cell office:value-type="float" office:value="5.91063632393452" calcext:value-type="float">
            <text:p>5.91063632393452</text:p>
          </table:table-cell>
          <table:table-cell office:value-type="float" office:value="7.22048608755332" calcext:value-type="float">
            <text:p>7.22048608755332</text:p>
          </table:table-cell>
          <table:table-cell office:value-type="float" office:value="5.97970954839158" calcext:value-type="float">
            <text:p>5.97970954839158</text:p>
          </table:table-cell>
          <table:table-cell table:number-columns-repeated="9"/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65.3524222376816" calcext:value-type="float">
            <text:p>65.3524222376816</text:p>
          </table:table-cell>
          <table:table-cell office:value-type="float" office:value="6.00854153283904" calcext:value-type="float">
            <text:p>6.00854153283904</text:p>
          </table:table-cell>
          <table:table-cell office:value-type="float" office:value="6.71627883435003" calcext:value-type="float">
            <text:p>6.71627883435003</text:p>
          </table:table-cell>
          <table:table-cell office:value-type="float" office:value="6.42932186240046" calcext:value-type="float">
            <text:p>6.42932186240046</text:p>
          </table:table-cell>
          <table:table-cell table:number-columns-repeated="9"/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65.1009609437122" calcext:value-type="float">
            <text:p>65.1009609437122</text:p>
          </table:table-cell>
          <table:table-cell office:value-type="float" office:value="6.09458005446619" calcext:value-type="float">
            <text:p>6.09458005446619</text:p>
          </table:table-cell>
          <table:table-cell office:value-type="float" office:value="6.66648236182283" calcext:value-type="float">
            <text:p>6.66648236182283</text:p>
          </table:table-cell>
          <table:table-cell office:value-type="float" office:value="6.60461508054086" calcext:value-type="float">
            <text:p>6.60461508054086</text:p>
          </table:table-cell>
          <table:table-cell table:number-columns-repeated="9"/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66.8352487416983" calcext:value-type="float">
            <text:p>66.8352487416983</text:p>
          </table:table-cell>
          <table:table-cell office:value-type="float" office:value="5.91388799310122" calcext:value-type="float">
            <text:p>5.91388799310122</text:p>
          </table:table-cell>
          <table:table-cell office:value-type="float" office:value="6.32300227137835" calcext:value-type="float">
            <text:p>6.32300227137835</text:p>
          </table:table-cell>
          <table:table-cell office:value-type="float" office:value="5.99618784899621" calcext:value-type="float">
            <text:p>5.99618784899621</text:p>
          </table:table-cell>
          <table:table-cell table:number-columns-repeated="9"/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67.0401181981768" calcext:value-type="float">
            <text:p>67.0401181981768</text:p>
          </table:table-cell>
          <table:table-cell office:value-type="float" office:value="5.97983809065417" calcext:value-type="float">
            <text:p>5.97983809065417</text:p>
          </table:table-cell>
          <table:table-cell office:value-type="float" office:value="6.6003766839918" calcext:value-type="float">
            <text:p>6.6003766839918</text:p>
          </table:table-cell>
          <table:table-cell office:value-type="float" office:value="5.89313186658873" calcext:value-type="float">
            <text:p>5.89313186658873</text:p>
          </table:table-cell>
          <table:table-cell table:number-columns-repeated="9"/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79.8642928229736" calcext:value-type="float">
            <text:p>79.8642928229736</text:p>
          </table:table-cell>
          <table:table-cell office:value-type="float" office:value="6.00049624978488" calcext:value-type="float">
            <text:p>6.00049624978488</text:p>
          </table:table-cell>
          <table:table-cell office:value-type="float" office:value="7.03309900916606" calcext:value-type="float">
            <text:p>7.03309900916606</text:p>
          </table:table-cell>
          <table:table-cell office:value-type="float" office:value="5.64473001727764" calcext:value-type="float">
            <text:p>5.64473001727764</text:p>
          </table:table-cell>
          <table:table-cell table:number-columns-repeated="9"/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83.7234212123729" calcext:value-type="float">
            <text:p>83.7234212123729</text:p>
          </table:table-cell>
          <table:table-cell office:value-type="float" office:value="5.64343380741223" calcext:value-type="float">
            <text:p>5.64343380741223</text:p>
          </table:table-cell>
          <table:table-cell office:value-type="float" office:value="6.42727745919196" calcext:value-type="float">
            <text:p>6.42727745919196</text:p>
          </table:table-cell>
          <table:table-cell office:value-type="float" office:value="5.95756785027769" calcext:value-type="float">
            <text:p>5.95756785027769</text:p>
          </table:table-cell>
          <table:table-cell table:number-columns-repeated="9"/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75.5095495483942" calcext:value-type="float">
            <text:p>75.5095495483942</text:p>
          </table:table-cell>
          <table:table-cell office:value-type="float" office:value="5.82051203246649" calcext:value-type="float">
            <text:p>5.82051203246649</text:p>
          </table:table-cell>
          <table:table-cell office:value-type="float" office:value="6.94460061732473" calcext:value-type="float">
            <text:p>6.94460061732473</text:p>
          </table:table-cell>
          <table:table-cell office:value-type="float" office:value="6.21933004538448" calcext:value-type="float">
            <text:p>6.21933004538448</text:p>
          </table:table-cell>
          <table:table-cell table:number-columns-repeated="9"/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72.5478213205968" calcext:value-type="float">
            <text:p>72.5478213205968</text:p>
          </table:table-cell>
          <table:table-cell office:value-type="float" office:value="6.68104853119758" calcext:value-type="float">
            <text:p>6.68104853119758</text:p>
          </table:table-cell>
          <table:table-cell office:value-type="float" office:value="7.19453643048396" calcext:value-type="float">
            <text:p>7.19453643048396</text:p>
          </table:table-cell>
          <table:table-cell office:value-type="float" office:value="5.9083760044132" calcext:value-type="float">
            <text:p>5.9083760044132</text:p>
          </table:table-cell>
          <table:table-cell table:number-columns-repeated="9"/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49.091385630048" calcext:value-type="float">
            <text:p>49.091385630048</text:p>
          </table:table-cell>
          <table:table-cell office:value-type="float" office:value="6.59115575646156" calcext:value-type="float">
            <text:p>6.59115575646156</text:p>
          </table:table-cell>
          <table:table-cell office:value-type="float" office:value="6.11322886750394" calcext:value-type="float">
            <text:p>6.11322886750394</text:p>
          </table:table-cell>
          <table:table-cell office:value-type="float" office:value="6.33850256878279" calcext:value-type="float">
            <text:p>6.33850256878279</text:p>
          </table:table-cell>
          <table:table-cell table:number-columns-repeated="9"/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65.6433661570299" calcext:value-type="float">
            <text:p>65.6433661570299</text:p>
          </table:table-cell>
          <table:table-cell office:value-type="float" office:value="6.52867125573295" calcext:value-type="float">
            <text:p>6.52867125573295</text:p>
          </table:table-cell>
          <table:table-cell office:value-type="float" office:value="6.89770496811844" calcext:value-type="float">
            <text:p>6.89770496811844</text:p>
          </table:table-cell>
          <table:table-cell office:value-type="float" office:value="6.4002375361299" calcext:value-type="float">
            <text:p>6.4002375361299</text:p>
          </table:table-cell>
          <table:table-cell table:number-columns-repeated="9"/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66.7280479595982" calcext:value-type="float">
            <text:p>66.7280479595982</text:p>
          </table:table-cell>
          <table:table-cell office:value-type="float" office:value="6.42484295320772" calcext:value-type="float">
            <text:p>6.42484295320772</text:p>
          </table:table-cell>
          <table:table-cell office:value-type="float" office:value="6.95388031174163" calcext:value-type="float">
            <text:p>6.95388031174163</text:p>
          </table:table-cell>
          <table:table-cell office:value-type="float" office:value="6.50962303540935" calcext:value-type="float">
            <text:p>6.50962303540935</text:p>
          </table:table-cell>
          <table:table-cell table:number-columns-repeated="9"/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65.8461695437656" calcext:value-type="float">
            <text:p>65.8461695437656</text:p>
          </table:table-cell>
          <table:table-cell office:value-type="float" office:value="6.5150137192925" calcext:value-type="float">
            <text:p>6.5150137192925</text:p>
          </table:table-cell>
          <table:table-cell office:value-type="float" office:value="7.45178547695831" calcext:value-type="float">
            <text:p>7.45178547695831</text:p>
          </table:table-cell>
          <table:table-cell office:value-type="float" office:value="5.58946051580636" calcext:value-type="float">
            <text:p>5.58946051580636</text:p>
          </table:table-cell>
          <table:table-cell table:number-columns-repeated="9"/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69.367672020725" calcext:value-type="float">
            <text:p>69.367672020725</text:p>
          </table:table-cell>
          <table:table-cell office:value-type="float" office:value="6.58947821995031" calcext:value-type="float">
            <text:p>6.58947821995031</text:p>
          </table:table-cell>
          <table:table-cell office:value-type="float" office:value="6.73480192897088" calcext:value-type="float">
            <text:p>6.73480192897088</text:p>
          </table:table-cell>
          <table:table-cell office:value-type="float" office:value="5.7220166228655" calcext:value-type="float">
            <text:p>5.7220166228655</text:p>
          </table:table-cell>
          <table:table-cell table:number-columns-repeated="9"/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68.2236135223549" calcext:value-type="float">
            <text:p>68.2236135223549</text:p>
          </table:table-cell>
          <table:table-cell office:value-type="float" office:value="5.86480136420812" calcext:value-type="float">
            <text:p>5.86480136420812</text:p>
          </table:table-cell>
          <table:table-cell office:value-type="float" office:value="7.1289815949655" calcext:value-type="float">
            <text:p>7.1289815949655</text:p>
          </table:table-cell>
          <table:table-cell office:value-type="float" office:value="5.75950468785995" calcext:value-type="float">
            <text:p>5.75950468785995</text:p>
          </table:table-cell>
          <table:table-cell table:number-columns-repeated="9"/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66.2411684826042" calcext:value-type="float">
            <text:p>66.2411684826042</text:p>
          </table:table-cell>
          <table:table-cell office:value-type="float" office:value="6.87789506274243" calcext:value-type="float">
            <text:p>6.87789506274243</text:p>
          </table:table-cell>
          <table:table-cell office:value-type="float" office:value="6.57716493619515" calcext:value-type="float">
            <text:p>6.57716493619515</text:p>
          </table:table-cell>
          <table:table-cell office:value-type="float" office:value="5.48061665480823" calcext:value-type="float">
            <text:p>5.48061665480823</text:p>
          </table:table-cell>
          <table:table-cell table:number-columns-repeated="9"/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65.3651706146508" calcext:value-type="float">
            <text:p>65.3651706146508</text:p>
          </table:table-cell>
          <table:table-cell office:value-type="float" office:value="5.92826246205207" calcext:value-type="float">
            <text:p>5.92826246205207</text:p>
          </table:table-cell>
          <table:table-cell office:value-type="float" office:value="6.49553207685943" calcext:value-type="float">
            <text:p>6.49553207685943</text:p>
          </table:table-cell>
          <table:table-cell office:value-type="float" office:value="101.588552172528" calcext:value-type="float">
            <text:p>101.588552172528</text:p>
          </table:table-cell>
          <table:table-cell table:number-columns-repeated="9"/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66.5750485804023" calcext:value-type="float">
            <text:p>66.5750485804023</text:p>
          </table:table-cell>
          <table:table-cell office:value-type="float" office:value="6.18838555114218" calcext:value-type="float">
            <text:p>6.18838555114218</text:p>
          </table:table-cell>
          <table:table-cell office:value-type="float" office:value="6.9125032681857" calcext:value-type="float">
            <text:p>6.9125032681857</text:p>
          </table:table-cell>
          <table:table-cell office:value-type="float" office:value="6.75484490431308" calcext:value-type="float">
            <text:p>6.75484490431308</text:p>
          </table:table-cell>
          <table:table-cell table:number-columns-repeated="9"/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58.7327192451965" calcext:value-type="float">
            <text:p>58.7327192451965</text:p>
          </table:table-cell>
          <table:table-cell office:value-type="float" office:value="6.11687904990542" calcext:value-type="float">
            <text:p>6.11687904990542</text:p>
          </table:table-cell>
          <table:table-cell office:value-type="float" office:value="6.47587824284575" calcext:value-type="float">
            <text:p>6.47587824284575</text:p>
          </table:table-cell>
          <table:table-cell office:value-type="float" office:value="5.91259037194604" calcext:value-type="float">
            <text:p>5.91259037194604</text:p>
          </table:table-cell>
          <table:table-cell table:number-columns-repeated="9"/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68.4125424784109" calcext:value-type="float">
            <text:p>68.4125424784109</text:p>
          </table:table-cell>
          <table:table-cell office:value-type="float" office:value="6.01705111252164" calcext:value-type="float">
            <text:p>6.01705111252164</text:p>
          </table:table-cell>
          <table:table-cell office:value-type="float" office:value="6.50828941041922" calcext:value-type="float">
            <text:p>6.50828941041922</text:p>
          </table:table-cell>
          <table:table-cell office:value-type="float" office:value="5.90019215019249" calcext:value-type="float">
            <text:p>5.90019215019249</text:p>
          </table:table-cell>
          <table:table-cell table:number-columns-repeated="9"/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60.4353966424994" calcext:value-type="float">
            <text:p>60.4353966424994</text:p>
          </table:table-cell>
          <table:table-cell office:value-type="float" office:value="6.237183743457" calcext:value-type="float">
            <text:p>6.237183743457</text:p>
          </table:table-cell>
          <table:table-cell office:value-type="float" office:value="6.27552613044355" calcext:value-type="float">
            <text:p>6.27552613044355</text:p>
          </table:table-cell>
          <table:table-cell office:value-type="float" office:value="6.00088054857143" calcext:value-type="float">
            <text:p>6.00088054857143</text:p>
          </table:table-cell>
          <table:table-cell table:number-columns-repeated="9"/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66.156126649061" calcext:value-type="float">
            <text:p>66.156126649061</text:p>
          </table:table-cell>
          <table:table-cell office:value-type="float" office:value="6.17941050210156" calcext:value-type="float">
            <text:p>6.17941050210156</text:p>
          </table:table-cell>
          <table:table-cell office:value-type="float" office:value="6.20112306995885" calcext:value-type="float">
            <text:p>6.20112306995885</text:p>
          </table:table-cell>
          <table:table-cell office:value-type="float" office:value="6.35817554794109" calcext:value-type="float">
            <text:p>6.35817554794109</text:p>
          </table:table-cell>
          <table:table-cell table:number-columns-repeated="9"/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54.6950174416868" calcext:value-type="float">
            <text:p>54.6950174416868</text:p>
          </table:table-cell>
          <table:table-cell office:value-type="float" office:value="6.89136793024454" calcext:value-type="float">
            <text:p>6.89136793024454</text:p>
          </table:table-cell>
          <table:table-cell office:value-type="float" office:value="6.48907072680988" calcext:value-type="float">
            <text:p>6.48907072680988</text:p>
          </table:table-cell>
          <table:table-cell office:value-type="float" office:value="6.59927958238499" calcext:value-type="float">
            <text:p>6.59927958238499</text:p>
          </table:table-cell>
          <table:table-cell table:number-columns-repeated="9"/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69.0846612577419" calcext:value-type="float">
            <text:p>69.0846612577419</text:p>
          </table:table-cell>
          <table:table-cell office:value-type="float" office:value="5.76354430106051" calcext:value-type="float">
            <text:p>5.76354430106051</text:p>
          </table:table-cell>
          <table:table-cell office:value-type="float" office:value="6.3018478925483" calcext:value-type="float">
            <text:p>6.3018478925483</text:p>
          </table:table-cell>
          <table:table-cell office:value-type="float" office:value="6.07765332164879" calcext:value-type="float">
            <text:p>6.07765332164879</text:p>
          </table:table-cell>
          <table:table-cell table:number-columns-repeated="9"/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69.2518342752749" calcext:value-type="float">
            <text:p>69.2518342752749</text:p>
          </table:table-cell>
          <table:table-cell office:value-type="float" office:value="5.90362678769365" calcext:value-type="float">
            <text:p>5.90362678769365</text:p>
          </table:table-cell>
          <table:table-cell office:value-type="float" office:value="6.37314495068548" calcext:value-type="float">
            <text:p>6.37314495068548</text:p>
          </table:table-cell>
          <table:table-cell office:value-type="float" office:value="6.33656941586252" calcext:value-type="float">
            <text:p>6.33656941586252</text:p>
          </table:table-cell>
          <table:table-cell table:number-columns-repeated="9"/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67.4341114499253" calcext:value-type="float">
            <text:p>67.4341114499253</text:p>
          </table:table-cell>
          <table:table-cell office:value-type="float" office:value="6.36206272266584" calcext:value-type="float">
            <text:p>6.36206272266584</text:p>
          </table:table-cell>
          <table:table-cell office:value-type="float" office:value="6.45568582342979" calcext:value-type="float">
            <text:p>6.45568582342979</text:p>
          </table:table-cell>
          <table:table-cell office:value-type="float" office:value="6.14253388044957" calcext:value-type="float">
            <text:p>6.14253388044957</text:p>
          </table:table-cell>
          <table:table-cell table:number-columns-repeated="9"/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71.2117953304582" calcext:value-type="float">
            <text:p>71.2117953304582</text:p>
          </table:table-cell>
          <table:table-cell office:value-type="float" office:value="6.03936025651074" calcext:value-type="float">
            <text:p>6.03936025651074</text:p>
          </table:table-cell>
          <table:table-cell office:value-type="float" office:value="7.23423195379307" calcext:value-type="float">
            <text:p>7.23423195379307</text:p>
          </table:table-cell>
          <table:table-cell office:value-type="float" office:value="6.04865164909763" calcext:value-type="float">
            <text:p>6.04865164909763</text:p>
          </table:table-cell>
          <table:table-cell table:number-columns-repeated="9"/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64.7951422179736" calcext:value-type="float">
            <text:p>64.7951422179736</text:p>
          </table:table-cell>
          <table:table-cell office:value-type="float" office:value="7.27356616294898" calcext:value-type="float">
            <text:p>7.27356616294898</text:p>
          </table:table-cell>
          <table:table-cell office:value-type="float" office:value="6.31844961060456" calcext:value-type="float">
            <text:p>6.31844961060456</text:p>
          </table:table-cell>
          <table:table-cell office:value-type="float" office:value="6.02765559791438" calcext:value-type="float">
            <text:p>6.02765559791438</text:p>
          </table:table-cell>
          <table:table-cell table:number-columns-repeated="9"/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64.6385544223207" calcext:value-type="float">
            <text:p>64.6385544223207</text:p>
          </table:table-cell>
          <table:table-cell office:value-type="float" office:value="6.42228238225001" calcext:value-type="float">
            <text:p>6.42228238225001</text:p>
          </table:table-cell>
          <table:table-cell office:value-type="float" office:value="6.76568372432652" calcext:value-type="float">
            <text:p>6.76568372432652</text:p>
          </table:table-cell>
          <table:table-cell office:value-type="float" office:value="6.42978231939461" calcext:value-type="float">
            <text:p>6.42978231939461</text:p>
          </table:table-cell>
          <table:table-cell table:number-columns-repeated="9"/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63.7962338332024" calcext:value-type="float">
            <text:p>63.7962338332024</text:p>
          </table:table-cell>
          <table:table-cell office:value-type="float" office:value="5.9477198413096" calcext:value-type="float">
            <text:p>5.9477198413096</text:p>
          </table:table-cell>
          <table:table-cell office:value-type="float" office:value="6.86781683783734" calcext:value-type="float">
            <text:p>6.86781683783734</text:p>
          </table:table-cell>
          <table:table-cell office:value-type="float" office:value="6.10497174767144" calcext:value-type="float">
            <text:p>6.10497174767144</text:p>
          </table:table-cell>
          <table:table-cell table:number-columns-repeated="9"/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72.4194386005944" calcext:value-type="float">
            <text:p>72.4194386005944</text:p>
          </table:table-cell>
          <table:table-cell office:value-type="float" office:value="5.7877182980112" calcext:value-type="float">
            <text:p>5.7877182980112</text:p>
          </table:table-cell>
          <table:table-cell office:value-type="float" office:value="6.5323071799816" calcext:value-type="float">
            <text:p>6.5323071799816</text:p>
          </table:table-cell>
          <table:table-cell office:value-type="float" office:value="5.73724676041162" calcext:value-type="float">
            <text:p>5.73724676041162</text:p>
          </table:table-cell>
          <table:table-cell table:number-columns-repeated="9"/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54.5910727583901" calcext:value-type="float">
            <text:p>54.5910727583901</text:p>
          </table:table-cell>
          <table:table-cell office:value-type="float" office:value="6.64624677722628" calcext:value-type="float">
            <text:p>6.64624677722628</text:p>
          </table:table-cell>
          <table:table-cell office:value-type="float" office:value="6.46381349220449" calcext:value-type="float">
            <text:p>6.46381349220449</text:p>
          </table:table-cell>
          <table:table-cell office:value-type="float" office:value="6.4170718810805" calcext:value-type="float">
            <text:p>6.4170718810805</text:p>
          </table:table-cell>
          <table:table-cell table:number-columns-repeated="9"/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64.7892886614775" calcext:value-type="float">
            <text:p>64.7892886614775</text:p>
          </table:table-cell>
          <table:table-cell office:value-type="float" office:value="5.90886280138969" calcext:value-type="float">
            <text:p>5.90886280138969</text:p>
          </table:table-cell>
          <table:table-cell office:value-type="float" office:value="6.06866788656949" calcext:value-type="float">
            <text:p>6.06866788656949</text:p>
          </table:table-cell>
          <table:table-cell office:value-type="float" office:value="6.19021251562831" calcext:value-type="float">
            <text:p>6.19021251562831</text:p>
          </table:table-cell>
          <table:table-cell table:number-columns-repeated="9"/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68.2673043309032" calcext:value-type="float">
            <text:p>68.2673043309032</text:p>
          </table:table-cell>
          <table:table-cell office:value-type="float" office:value="5.73141092646243" calcext:value-type="float">
            <text:p>5.73141092646243</text:p>
          </table:table-cell>
          <table:table-cell office:value-type="float" office:value="6.51195199348269" calcext:value-type="float">
            <text:p>6.51195199348269</text:p>
          </table:table-cell>
          <table:table-cell office:value-type="float" office:value="5.77403286008519" calcext:value-type="float">
            <text:p>5.77403286008519</text:p>
          </table:table-cell>
          <table:table-cell table:number-columns-repeated="9"/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55.6150727349177" calcext:value-type="float">
            <text:p>55.6150727349177</text:p>
          </table:table-cell>
          <table:table-cell office:value-type="float" office:value="6.12312692879793" calcext:value-type="float">
            <text:p>6.12312692879793</text:p>
          </table:table-cell>
          <table:table-cell office:value-type="float" office:value="6.19945070248867" calcext:value-type="float">
            <text:p>6.19945070248867</text:p>
          </table:table-cell>
          <table:table-cell office:value-type="float" office:value="6.7114236173531" calcext:value-type="float">
            <text:p>6.7114236173531</text:p>
          </table:table-cell>
          <table:table-cell table:number-columns-repeated="9"/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63.2173927524977" calcext:value-type="float">
            <text:p>63.2173927524977</text:p>
          </table:table-cell>
          <table:table-cell office:value-type="float" office:value="5.66940951977533" calcext:value-type="float">
            <text:p>5.66940951977533</text:p>
          </table:table-cell>
          <table:table-cell office:value-type="float" office:value="6.35252796817653" calcext:value-type="float">
            <text:p>6.35252796817653</text:p>
          </table:table-cell>
          <table:table-cell office:value-type="float" office:value="6.77748433981203" calcext:value-type="float">
            <text:p>6.77748433981203</text:p>
          </table:table-cell>
          <table:table-cell table:number-columns-repeated="9"/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82.1124309422509" calcext:value-type="float">
            <text:p>82.1124309422509</text:p>
          </table:table-cell>
          <table:table-cell office:value-type="float" office:value="6.38778904248922" calcext:value-type="float">
            <text:p>6.38778904248922</text:p>
          </table:table-cell>
          <table:table-cell office:value-type="float" office:value="6.85960367450057" calcext:value-type="float">
            <text:p>6.85960367450057</text:p>
          </table:table-cell>
          <table:table-cell office:value-type="float" office:value="6.50724208569999" calcext:value-type="float">
            <text:p>6.50724208569999</text:p>
          </table:table-cell>
          <table:table-cell table:number-columns-repeated="9"/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71.7871111219171" calcext:value-type="float">
            <text:p>71.7871111219171</text:p>
          </table:table-cell>
          <table:table-cell office:value-type="float" office:value="6.2575116000072" calcext:value-type="float">
            <text:p>6.2575116000072</text:p>
          </table:table-cell>
          <table:table-cell office:value-type="float" office:value="6.43728202574667" calcext:value-type="float">
            <text:p>6.43728202574667</text:p>
          </table:table-cell>
          <table:table-cell office:value-type="float" office:value="6.32616393808231" calcext:value-type="float">
            <text:p>6.32616393808231</text:p>
          </table:table-cell>
          <table:table-cell table:number-columns-repeated="9"/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73.3270158123699" calcext:value-type="float">
            <text:p>73.3270158123699</text:p>
          </table:table-cell>
          <table:table-cell office:value-type="float" office:value="6.19419587182448" calcext:value-type="float">
            <text:p>6.19419587182448</text:p>
          </table:table-cell>
          <table:table-cell office:value-type="float" office:value="6.3734974771153" calcext:value-type="float">
            <text:p>6.3734974771153</text:p>
          </table:table-cell>
          <table:table-cell office:value-type="float" office:value="6.26025609852462" calcext:value-type="float">
            <text:p>6.26025609852462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</table:table>
      <table:table table:name="Prime1mMeanThreads500" table:style-name="ta1"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/>
          <table:table-cell/>
        </table:table-row>
      </table:table>
      <table:table table:name="Prime10mMean500" table:style-name="ta1">
        <table:table-column table:style-name="co10" table:default-cell-style-name="ce1"/>
        <table:table-column table:style-name="co2" table:number-columns-repeated="4" table:default-cell-style-name="ce2"/>
        <table:table-column table:style-name="co2" table:number-columns-repeated="5" table:default-cell-style-name="Default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632.051784198255" calcext:value-type="float">
            <text:p>632.051784198255</text:p>
          </table:table-cell>
          <table:table-cell office:value-type="float" office:value="489.109332311377" calcext:value-type="float">
            <text:p>489.109332311377</text:p>
          </table:table-cell>
          <table:table-cell office:value-type="float" office:value="64.2528312858661" calcext:value-type="float">
            <text:p>64.2528312858661</text:p>
          </table:table-cell>
          <table:table-cell office:value-type="float" office:value="689.476276446991" calcext:value-type="float">
            <text:p>689.476276446991</text:p>
          </table:table-cell>
          <table:table-cell table:number-columns-repeated="9"/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558.719715350181" calcext:value-type="float">
            <text:p>558.719715350181</text:p>
          </table:table-cell>
          <table:table-cell office:value-type="float" office:value="314.045912730155" calcext:value-type="float">
            <text:p>314.045912730155</text:p>
          </table:table-cell>
          <table:table-cell office:value-type="float" office:value="35.8336614376506" calcext:value-type="float">
            <text:p>35.8336614376506</text:p>
          </table:table-cell>
          <table:table-cell office:value-type="float" office:value="479.881223759503" calcext:value-type="float">
            <text:p>479.881223759503</text:p>
          </table:table-cell>
          <table:table-cell table:number-columns-repeated="9"/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543.059027430436" calcext:value-type="float">
            <text:p>543.059027430436</text:p>
          </table:table-cell>
          <table:table-cell office:value-type="float" office:value="511.271046763264" calcext:value-type="float">
            <text:p>511.271046763264</text:p>
          </table:table-cell>
          <table:table-cell office:value-type="float" office:value="59.3164574100687" calcext:value-type="float">
            <text:p>59.3164574100687</text:p>
          </table:table-cell>
          <table:table-cell office:value-type="float" office:value="559.985766725156" calcext:value-type="float">
            <text:p>559.985766725156</text:p>
          </table:table-cell>
          <table:table-cell table:number-columns-repeated="9"/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535.660353564642" calcext:value-type="float">
            <text:p>535.660353564642</text:p>
          </table:table-cell>
          <table:table-cell office:value-type="float" office:value="477.511091894228" calcext:value-type="float">
            <text:p>477.511091894228</text:p>
          </table:table-cell>
          <table:table-cell office:value-type="float" office:value="63.3655260897979" calcext:value-type="float">
            <text:p>63.3655260897979</text:p>
          </table:table-cell>
          <table:table-cell office:value-type="float" office:value="989.55156366646" calcext:value-type="float">
            <text:p>989.55156366646</text:p>
          </table:table-cell>
          <table:table-cell table:number-columns-repeated="9"/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524.194902653719" calcext:value-type="float">
            <text:p>524.194902653719</text:p>
          </table:table-cell>
          <table:table-cell office:value-type="float" office:value="504.857337378343" calcext:value-type="float">
            <text:p>504.857337378343</text:p>
          </table:table-cell>
          <table:table-cell office:value-type="float" office:value="41.5835248666355" calcext:value-type="float">
            <text:p>41.5835248666355</text:p>
          </table:table-cell>
          <table:table-cell office:value-type="float" office:value="527.530902783434" calcext:value-type="float">
            <text:p>527.530902783434</text:p>
          </table:table-cell>
          <table:table-cell table:number-columns-repeated="9"/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536.937106020081" calcext:value-type="float">
            <text:p>536.937106020081</text:p>
          </table:table-cell>
          <table:table-cell office:value-type="float" office:value="534.129756169702" calcext:value-type="float">
            <text:p>534.129756169702</text:p>
          </table:table-cell>
          <table:table-cell office:value-type="float" office:value="55.9778738597352" calcext:value-type="float">
            <text:p>55.9778738597352</text:p>
          </table:table-cell>
          <table:table-cell office:value-type="float" office:value="355.881748211269" calcext:value-type="float">
            <text:p>355.881748211269</text:p>
          </table:table-cell>
          <table:table-cell table:number-columns-repeated="9"/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553.369408149883" calcext:value-type="float">
            <text:p>553.369408149883</text:p>
          </table:table-cell>
          <table:table-cell office:value-type="float" office:value="559.745011464067" calcext:value-type="float">
            <text:p>559.745011464067</text:p>
          </table:table-cell>
          <table:table-cell office:value-type="float" office:value="47.8639956526352" calcext:value-type="float">
            <text:p>47.8639956526352</text:p>
          </table:table-cell>
          <table:table-cell office:value-type="float" office:value="339.794564750082" calcext:value-type="float">
            <text:p>339.794564750082</text:p>
          </table:table-cell>
          <table:table-cell table:number-columns-repeated="9"/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543.304348237781" calcext:value-type="float">
            <text:p>543.304348237781</text:p>
          </table:table-cell>
          <table:table-cell office:value-type="float" office:value="512.555290767338" calcext:value-type="float">
            <text:p>512.555290767338</text:p>
          </table:table-cell>
          <table:table-cell office:value-type="float" office:value="60.8049274814815" calcext:value-type="float">
            <text:p>60.8049274814815</text:p>
          </table:table-cell>
          <table:table-cell office:value-type="float" office:value="376.486368696817" calcext:value-type="float">
            <text:p>376.486368696817</text:p>
          </table:table-cell>
          <table:table-cell table:number-columns-repeated="9"/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531.813322538153" calcext:value-type="float">
            <text:p>531.813322538153</text:p>
          </table:table-cell>
          <table:table-cell office:value-type="float" office:value="539.866371807621" calcext:value-type="float">
            <text:p>539.866371807621</text:p>
          </table:table-cell>
          <table:table-cell office:value-type="float" office:value="49.0289441984943" calcext:value-type="float">
            <text:p>49.0289441984943</text:p>
          </table:table-cell>
          <table:table-cell office:value-type="float" office:value="407.714320792733" calcext:value-type="float">
            <text:p>407.714320792733</text:p>
          </table:table-cell>
          <table:table-cell table:number-columns-repeated="9"/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527.087492751772" calcext:value-type="float">
            <text:p>527.087492751772</text:p>
          </table:table-cell>
          <table:table-cell office:value-type="float" office:value="531.970051728821" calcext:value-type="float">
            <text:p>531.970051728821</text:p>
          </table:table-cell>
          <table:table-cell office:value-type="float" office:value="39.8699679856531" calcext:value-type="float">
            <text:p>39.8699679856531</text:p>
          </table:table-cell>
          <table:table-cell office:value-type="float" office:value="380.249961505091" calcext:value-type="float">
            <text:p>380.249961505091</text:p>
          </table:table-cell>
          <table:table-cell table:number-columns-repeated="9"/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490.586595547133" calcext:value-type="float">
            <text:p>490.586595547133</text:p>
          </table:table-cell>
          <table:table-cell office:value-type="float" office:value="546.246449594625" calcext:value-type="float">
            <text:p>546.246449594625</text:p>
          </table:table-cell>
          <table:table-cell office:value-type="float" office:value="39.9538608587755" calcext:value-type="float">
            <text:p>39.9538608587755</text:p>
          </table:table-cell>
          <table:table-cell office:value-type="float" office:value="288.173166973063" calcext:value-type="float">
            <text:p>288.173166973063</text:p>
          </table:table-cell>
          <table:table-cell table:number-columns-repeated="9"/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497.897798127797" calcext:value-type="float">
            <text:p>497.897798127797</text:p>
          </table:table-cell>
          <table:table-cell office:value-type="float" office:value="516.850506011827" calcext:value-type="float">
            <text:p>516.850506011827</text:p>
          </table:table-cell>
          <table:table-cell office:value-type="float" office:value="48.9489964527159" calcext:value-type="float">
            <text:p>48.9489964527159</text:p>
          </table:table-cell>
          <table:table-cell office:value-type="float" office:value="307.949632641702" calcext:value-type="float">
            <text:p>307.949632641702</text:p>
          </table:table-cell>
          <table:table-cell table:number-columns-repeated="9"/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532.781923981661" calcext:value-type="float">
            <text:p>532.781923981661</text:p>
          </table:table-cell>
          <table:table-cell office:value-type="float" office:value="534.358724625257" calcext:value-type="float">
            <text:p>534.358724625257</text:p>
          </table:table-cell>
          <table:table-cell office:value-type="float" office:value="50.2560677647059" calcext:value-type="float">
            <text:p>50.2560677647059</text:p>
          </table:table-cell>
          <table:table-cell office:value-type="float" office:value="384.80873372332" calcext:value-type="float">
            <text:p>384.80873372332</text:p>
          </table:table-cell>
          <table:table-cell table:number-columns-repeated="9"/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512.281113183761" calcext:value-type="float">
            <text:p>512.281113183761</text:p>
          </table:table-cell>
          <table:table-cell office:value-type="float" office:value="477.49447926995" calcext:value-type="float">
            <text:p>477.49447926995</text:p>
          </table:table-cell>
          <table:table-cell office:value-type="float" office:value="43.3537637576919" calcext:value-type="float">
            <text:p>43.3537637576919</text:p>
          </table:table-cell>
          <table:table-cell office:value-type="float" office:value="148.405629845669" calcext:value-type="float">
            <text:p>148.405629845669</text:p>
          </table:table-cell>
          <table:table-cell table:number-columns-repeated="9"/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495.106070865725" calcext:value-type="float">
            <text:p>495.106070865725</text:p>
          </table:table-cell>
          <table:table-cell office:value-type="float" office:value="532.541871252075" calcext:value-type="float">
            <text:p>532.541871252075</text:p>
          </table:table-cell>
          <table:table-cell office:value-type="float" office:value="54.015511009642" calcext:value-type="float">
            <text:p>54.015511009642</text:p>
          </table:table-cell>
          <table:table-cell office:value-type="float" office:value="127.521368398681" calcext:value-type="float">
            <text:p>127.521368398681</text:p>
          </table:table-cell>
          <table:table-cell table:number-columns-repeated="9"/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542.118878807497" calcext:value-type="float">
            <text:p>542.118878807497</text:p>
          </table:table-cell>
          <table:table-cell office:value-type="float" office:value="528.505883675676" calcext:value-type="float">
            <text:p>528.505883675676</text:p>
          </table:table-cell>
          <table:table-cell office:value-type="float" office:value="70.9189909064502" calcext:value-type="float">
            <text:p>70.9189909064502</text:p>
          </table:table-cell>
          <table:table-cell office:value-type="float" office:value="305.149109483692" calcext:value-type="float">
            <text:p>305.149109483692</text:p>
          </table:table-cell>
          <table:table-cell table:number-columns-repeated="9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521.376166285957" calcext:value-type="float">
            <text:p>521.376166285957</text:p>
          </table:table-cell>
          <table:table-cell office:value-type="float" office:value="517.320327854422" calcext:value-type="float">
            <text:p>517.320327854422</text:p>
          </table:table-cell>
          <table:table-cell office:value-type="float" office:value="48.3349238949352" calcext:value-type="float">
            <text:p>48.3349238949352</text:p>
          </table:table-cell>
          <table:table-cell office:value-type="float" office:value="230.509433636071" calcext:value-type="float">
            <text:p>230.509433636071</text:p>
          </table:table-cell>
          <table:table-cell table:number-columns-repeated="9"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553.643539547971" calcext:value-type="float">
            <text:p>553.643539547971</text:p>
          </table:table-cell>
          <table:table-cell office:value-type="float" office:value="524.999990603281" calcext:value-type="float">
            <text:p>524.999990603281</text:p>
          </table:table-cell>
          <table:table-cell office:value-type="float" office:value="55.7974858386651" calcext:value-type="float">
            <text:p>55.7974858386651</text:p>
          </table:table-cell>
          <table:table-cell office:value-type="float" office:value="105.126072024134" calcext:value-type="float">
            <text:p>105.126072024134</text:p>
          </table:table-cell>
          <table:table-cell table:number-columns-repeated="9"/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533.449629808219" calcext:value-type="float">
            <text:p>533.449629808219</text:p>
          </table:table-cell>
          <table:table-cell office:value-type="float" office:value="546.713844258967" calcext:value-type="float">
            <text:p>546.713844258967</text:p>
          </table:table-cell>
          <table:table-cell office:value-type="float" office:value="51.7080161230769" calcext:value-type="float">
            <text:p>51.7080161230769</text:p>
          </table:table-cell>
          <table:table-cell office:value-type="float" office:value="318.782631328221" calcext:value-type="float">
            <text:p>318.782631328221</text:p>
          </table:table-cell>
          <table:table-cell table:number-columns-repeated="9"/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550.922087805401" calcext:value-type="float">
            <text:p>550.922087805401</text:p>
          </table:table-cell>
          <table:table-cell office:value-type="float" office:value="551.602793470294" calcext:value-type="float">
            <text:p>551.602793470294</text:p>
          </table:table-cell>
          <table:table-cell office:value-type="float" office:value="35.6025204120873" calcext:value-type="float">
            <text:p>35.6025204120873</text:p>
          </table:table-cell>
          <table:table-cell office:value-type="float" office:value="269.163553812165" calcext:value-type="float">
            <text:p>269.163553812165</text:p>
          </table:table-cell>
          <table:table-cell table:number-columns-repeated="9"/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511.125473125628" calcext:value-type="float">
            <text:p>511.125473125628</text:p>
          </table:table-cell>
          <table:table-cell office:value-type="float" office:value="540.3010225823" calcext:value-type="float">
            <text:p>540.3010225823</text:p>
          </table:table-cell>
          <table:table-cell office:value-type="float" office:value="50.3521701967285" calcext:value-type="float">
            <text:p>50.3521701967285</text:p>
          </table:table-cell>
          <table:table-cell office:value-type="float" office:value="325.761822211393" calcext:value-type="float">
            <text:p>325.761822211393</text:p>
          </table:table-cell>
          <table:table-cell table:number-columns-repeated="9"/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546.885400592658" calcext:value-type="float">
            <text:p>546.885400592658</text:p>
          </table:table-cell>
          <table:table-cell office:value-type="float" office:value="506.519126364632" calcext:value-type="float">
            <text:p>506.519126364632</text:p>
          </table:table-cell>
          <table:table-cell office:value-type="float" office:value="47.584524899442" calcext:value-type="float">
            <text:p>47.584524899442</text:p>
          </table:table-cell>
          <table:table-cell office:value-type="float" office:value="137.860330450807" calcext:value-type="float">
            <text:p>137.860330450807</text:p>
          </table:table-cell>
          <table:table-cell table:number-columns-repeated="9"/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512.538645805078" calcext:value-type="float">
            <text:p>512.538645805078</text:p>
          </table:table-cell>
          <table:table-cell office:value-type="float" office:value="514.87208989001" calcext:value-type="float">
            <text:p>514.87208989001</text:p>
          </table:table-cell>
          <table:table-cell office:value-type="float" office:value="52.0075569321483" calcext:value-type="float">
            <text:p>52.0075569321483</text:p>
          </table:table-cell>
          <table:table-cell office:value-type="float" office:value="229.330918234646" calcext:value-type="float">
            <text:p>229.330918234646</text:p>
          </table:table-cell>
          <table:table-cell table:number-columns-repeated="9"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507.072648867156" calcext:value-type="float">
            <text:p>507.072648867156</text:p>
          </table:table-cell>
          <table:table-cell office:value-type="float" office:value="528.279333558555" calcext:value-type="float">
            <text:p>528.279333558555</text:p>
          </table:table-cell>
          <table:table-cell office:value-type="float" office:value="39.1209210630269" calcext:value-type="float">
            <text:p>39.1209210630269</text:p>
          </table:table-cell>
          <table:table-cell office:value-type="float" office:value="238.582625290433" calcext:value-type="float">
            <text:p>238.582625290433</text:p>
          </table:table-cell>
          <table:table-cell table:number-columns-repeated="9"/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555.287391664061" calcext:value-type="float">
            <text:p>555.287391664061</text:p>
          </table:table-cell>
          <table:table-cell office:value-type="float" office:value="504.00854016" calcext:value-type="float">
            <text:p>504.00854016</text:p>
          </table:table-cell>
          <table:table-cell office:value-type="float" office:value="42.5605487543805" calcext:value-type="float">
            <text:p>42.5605487543805</text:p>
          </table:table-cell>
          <table:table-cell office:value-type="float" office:value="157.643764261898" calcext:value-type="float">
            <text:p>157.643764261898</text:p>
          </table:table-cell>
          <table:table-cell table:number-columns-repeated="9"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509.701753123369" calcext:value-type="float">
            <text:p>509.701753123369</text:p>
          </table:table-cell>
          <table:table-cell office:value-type="float" office:value="495.510029128205" calcext:value-type="float">
            <text:p>495.510029128205</text:p>
          </table:table-cell>
          <table:table-cell office:value-type="float" office:value="34.4193230371567" calcext:value-type="float">
            <text:p>34.4193230371567</text:p>
          </table:table-cell>
          <table:table-cell office:value-type="float" office:value="92.0215829924089" calcext:value-type="float">
            <text:p>92.0215829924089</text:p>
          </table:table-cell>
          <table:table-cell table:number-columns-repeated="9"/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539.622545843095" calcext:value-type="float">
            <text:p>539.622545843095</text:p>
          </table:table-cell>
          <table:table-cell office:value-type="float" office:value="534.54022657121" calcext:value-type="float">
            <text:p>534.54022657121</text:p>
          </table:table-cell>
          <table:table-cell office:value-type="float" office:value="52.983568739602" calcext:value-type="float">
            <text:p>52.983568739602</text:p>
          </table:table-cell>
          <table:table-cell office:value-type="float" office:value="49.3197070771663" calcext:value-type="float">
            <text:p>49.3197070771663</text:p>
          </table:table-cell>
          <table:table-cell table:number-columns-repeated="9"/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521.947797700768" calcext:value-type="float">
            <text:p>521.947797700768</text:p>
          </table:table-cell>
          <table:table-cell office:value-type="float" office:value="491.528423478527" calcext:value-type="float">
            <text:p>491.528423478527</text:p>
          </table:table-cell>
          <table:table-cell office:value-type="float" office:value="46.6516265395745" calcext:value-type="float">
            <text:p>46.6516265395745</text:p>
          </table:table-cell>
          <table:table-cell office:value-type="float" office:value="58.4995404965842" calcext:value-type="float">
            <text:p>58.4995404965842</text:p>
          </table:table-cell>
          <table:table-cell table:number-columns-repeated="9"/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536.493075076588" calcext:value-type="float">
            <text:p>536.493075076588</text:p>
          </table:table-cell>
          <table:table-cell office:value-type="float" office:value="547.725374149313" calcext:value-type="float">
            <text:p>547.725374149313</text:p>
          </table:table-cell>
          <table:table-cell office:value-type="float" office:value="50.4487886046115" calcext:value-type="float">
            <text:p>50.4487886046115</text:p>
          </table:table-cell>
          <table:table-cell office:value-type="float" office:value="56.9948450684402" calcext:value-type="float">
            <text:p>56.9948450684402</text:p>
          </table:table-cell>
          <table:table-cell table:number-columns-repeated="9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542.330311111111" calcext:value-type="float">
            <text:p>542.330311111111</text:p>
          </table:table-cell>
          <table:table-cell office:value-type="float" office:value="539.497698912316" calcext:value-type="float">
            <text:p>539.497698912316</text:p>
          </table:table-cell>
          <table:table-cell office:value-type="float" office:value="46.8482718877258" calcext:value-type="float">
            <text:p>46.8482718877258</text:p>
          </table:table-cell>
          <table:table-cell office:value-type="float" office:value="48.6134739406618" calcext:value-type="float">
            <text:p>48.6134739406618</text:p>
          </table:table-cell>
          <table:table-cell table:number-columns-repeated="9"/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510.959592372476" calcext:value-type="float">
            <text:p>510.959592372476</text:p>
          </table:table-cell>
          <table:table-cell office:value-type="float" office:value="515.083327272577" calcext:value-type="float">
            <text:p>515.083327272577</text:p>
          </table:table-cell>
          <table:table-cell office:value-type="float" office:value="52.8352325367304" calcext:value-type="float">
            <text:p>52.8352325367304</text:p>
          </table:table-cell>
          <table:table-cell office:value-type="float" office:value="55.5241976813247" calcext:value-type="float">
            <text:p>55.5241976813247</text:p>
          </table:table-cell>
          <table:table-cell table:number-columns-repeated="9"/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555.285244418579" calcext:value-type="float">
            <text:p>555.285244418579</text:p>
          </table:table-cell>
          <table:table-cell office:value-type="float" office:value="550.825990097332" calcext:value-type="float">
            <text:p>550.825990097332</text:p>
          </table:table-cell>
          <table:table-cell office:value-type="float" office:value="46.7831753920366" calcext:value-type="float">
            <text:p>46.7831753920366</text:p>
          </table:table-cell>
          <table:table-cell office:value-type="float" office:value="50.4289648239731" calcext:value-type="float">
            <text:p>50.4289648239731</text:p>
          </table:table-cell>
          <table:table-cell table:number-columns-repeated="9"/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527.421315566729" calcext:value-type="float">
            <text:p>527.421315566729</text:p>
          </table:table-cell>
          <table:table-cell office:value-type="float" office:value="528.510637909225" calcext:value-type="float">
            <text:p>528.510637909225</text:p>
          </table:table-cell>
          <table:table-cell office:value-type="float" office:value="49.0475178280851" calcext:value-type="float">
            <text:p>49.0475178280851</text:p>
          </table:table-cell>
          <table:table-cell office:value-type="float" office:value="49.3684769961875" calcext:value-type="float">
            <text:p>49.3684769961875</text:p>
          </table:table-cell>
          <table:table-cell table:number-columns-repeated="9"/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548.494344221231" calcext:value-type="float">
            <text:p>548.494344221231</text:p>
          </table:table-cell>
          <table:table-cell office:value-type="float" office:value="543.411883752881" calcext:value-type="float">
            <text:p>543.411883752881</text:p>
          </table:table-cell>
          <table:table-cell office:value-type="float" office:value="51.6760768598774" calcext:value-type="float">
            <text:p>51.6760768598774</text:p>
          </table:table-cell>
          <table:table-cell office:value-type="float" office:value="56.6046448981974" calcext:value-type="float">
            <text:p>56.6046448981974</text:p>
          </table:table-cell>
          <table:table-cell table:number-columns-repeated="9"/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542.503266300923" calcext:value-type="float">
            <text:p>542.503266300923</text:p>
          </table:table-cell>
          <table:table-cell office:value-type="float" office:value="503.033753886004" calcext:value-type="float">
            <text:p>503.033753886004</text:p>
          </table:table-cell>
          <table:table-cell office:value-type="float" office:value="41.6282524292405" calcext:value-type="float">
            <text:p>41.6282524292405</text:p>
          </table:table-cell>
          <table:table-cell office:value-type="float" office:value="58.567648650161" calcext:value-type="float">
            <text:p>58.567648650161</text:p>
          </table:table-cell>
          <table:table-cell table:number-columns-repeated="9"/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556.137786223827" calcext:value-type="float">
            <text:p>556.137786223827</text:p>
          </table:table-cell>
          <table:table-cell office:value-type="float" office:value="545.88671756541" calcext:value-type="float">
            <text:p>545.88671756541</text:p>
          </table:table-cell>
          <table:table-cell office:value-type="float" office:value="51.0833842540104" calcext:value-type="float">
            <text:p>51.0833842540104</text:p>
          </table:table-cell>
          <table:table-cell office:value-type="float" office:value="51.7458534339133" calcext:value-type="float">
            <text:p>51.7458534339133</text:p>
          </table:table-cell>
          <table:table-cell table:number-columns-repeated="9"/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545.389823165762" calcext:value-type="float">
            <text:p>545.389823165762</text:p>
          </table:table-cell>
          <table:table-cell office:value-type="float" office:value="562.475026533937" calcext:value-type="float">
            <text:p>562.475026533937</text:p>
          </table:table-cell>
          <table:table-cell office:value-type="float" office:value="45.4161507412202" calcext:value-type="float">
            <text:p>45.4161507412202</text:p>
          </table:table-cell>
          <table:table-cell office:value-type="float" office:value="40.3198700286533" calcext:value-type="float">
            <text:p>40.3198700286533</text:p>
          </table:table-cell>
          <table:table-cell table:number-columns-repeated="9"/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539.686417840894" calcext:value-type="float">
            <text:p>539.686417840894</text:p>
          </table:table-cell>
          <table:table-cell office:value-type="float" office:value="524.015212981682" calcext:value-type="float">
            <text:p>524.015212981682</text:p>
          </table:table-cell>
          <table:table-cell office:value-type="float" office:value="42.3593955711007" calcext:value-type="float">
            <text:p>42.3593955711007</text:p>
          </table:table-cell>
          <table:table-cell office:value-type="float" office:value="71.7901469409342" calcext:value-type="float">
            <text:p>71.7901469409342</text:p>
          </table:table-cell>
          <table:table-cell table:number-columns-repeated="9"/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519.803398109785" calcext:value-type="float">
            <text:p>519.803398109785</text:p>
          </table:table-cell>
          <table:table-cell office:value-type="float" office:value="464.689297765506" calcext:value-type="float">
            <text:p>464.689297765506</text:p>
          </table:table-cell>
          <table:table-cell office:value-type="float" office:value="54.4950712899717" calcext:value-type="float">
            <text:p>54.4950712899717</text:p>
          </table:table-cell>
          <table:table-cell office:value-type="float" office:value="98.482856" calcext:value-type="float">
            <text:p>98.482856</text:p>
          </table:table-cell>
          <table:table-cell table:number-columns-repeated="9"/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546.584525065989" calcext:value-type="float">
            <text:p>546.584525065989</text:p>
          </table:table-cell>
          <table:table-cell office:value-type="float" office:value="549.288912731617" calcext:value-type="float">
            <text:p>549.288912731617</text:p>
          </table:table-cell>
          <table:table-cell office:value-type="float" office:value="47.7537565388622" calcext:value-type="float">
            <text:p>47.7537565388622</text:p>
          </table:table-cell>
          <table:table-cell office:value-type="float" office:value="214.589953637129" calcext:value-type="float">
            <text:p>214.589953637129</text:p>
          </table:table-cell>
          <table:table-cell table:number-columns-repeated="9"/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513.48366688955" calcext:value-type="float">
            <text:p>513.48366688955</text:p>
          </table:table-cell>
          <table:table-cell office:value-type="float" office:value="519.162063641409" calcext:value-type="float">
            <text:p>519.162063641409</text:p>
          </table:table-cell>
          <table:table-cell office:value-type="float" office:value="40.8714140610058" calcext:value-type="float">
            <text:p>40.8714140610058</text:p>
          </table:table-cell>
          <table:table-cell office:value-type="float" office:value="155.062131869281" calcext:value-type="float">
            <text:p>155.062131869281</text:p>
          </table:table-cell>
          <table:table-cell table:number-columns-repeated="9"/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522.089777803685" calcext:value-type="float">
            <text:p>522.089777803685</text:p>
          </table:table-cell>
          <table:table-cell office:value-type="float" office:value="484.443918643694" calcext:value-type="float">
            <text:p>484.443918643694</text:p>
          </table:table-cell>
          <table:table-cell office:value-type="float" office:value="56.1193815933198" calcext:value-type="float">
            <text:p>56.1193815933198</text:p>
          </table:table-cell>
          <table:table-cell office:value-type="float" office:value="89.8380142043116" calcext:value-type="float">
            <text:p>89.8380142043116</text:p>
          </table:table-cell>
          <table:table-cell table:number-columns-repeated="9"/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522.081305202493" calcext:value-type="float">
            <text:p>522.081305202493</text:p>
          </table:table-cell>
          <table:table-cell office:value-type="float" office:value="511.130732166754" calcext:value-type="float">
            <text:p>511.130732166754</text:p>
          </table:table-cell>
          <table:table-cell office:value-type="float" office:value="47.2841092496952" calcext:value-type="float">
            <text:p>47.2841092496952</text:p>
          </table:table-cell>
          <table:table-cell office:value-type="float" office:value="56.7555224300189" calcext:value-type="float">
            <text:p>56.7555224300189</text:p>
          </table:table-cell>
          <table:table-cell table:number-columns-repeated="9"/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555.991644681898" calcext:value-type="float">
            <text:p>555.991644681898</text:p>
          </table:table-cell>
          <table:table-cell office:value-type="float" office:value="500.225878359246" calcext:value-type="float">
            <text:p>500.225878359246</text:p>
          </table:table-cell>
          <table:table-cell office:value-type="float" office:value="55.9300910650025" calcext:value-type="float">
            <text:p>55.9300910650025</text:p>
          </table:table-cell>
          <table:table-cell office:value-type="float" office:value="48.6693133081449" calcext:value-type="float">
            <text:p>48.6693133081449</text:p>
          </table:table-cell>
          <table:table-cell table:number-columns-repeated="9"/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559.315267368421" calcext:value-type="float">
            <text:p>559.315267368421</text:p>
          </table:table-cell>
          <table:table-cell office:value-type="float" office:value="562.868369353958" calcext:value-type="float">
            <text:p>562.868369353958</text:p>
          </table:table-cell>
          <table:table-cell office:value-type="float" office:value="66.7781269364213" calcext:value-type="float">
            <text:p>66.7781269364213</text:p>
          </table:table-cell>
          <table:table-cell office:value-type="float" office:value="68.302283660274" calcext:value-type="float">
            <text:p>68.302283660274</text:p>
          </table:table-cell>
          <table:table-cell table:number-columns-repeated="9"/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557.988544092599" calcext:value-type="float">
            <text:p>557.988544092599</text:p>
          </table:table-cell>
          <table:table-cell office:value-type="float" office:value="546.071500794323" calcext:value-type="float">
            <text:p>546.071500794323</text:p>
          </table:table-cell>
          <table:table-cell office:value-type="float" office:value="49.7153225041551" calcext:value-type="float">
            <text:p>49.7153225041551</text:p>
          </table:table-cell>
          <table:table-cell office:value-type="float" office:value="40.8470808687886" calcext:value-type="float">
            <text:p>40.8470808687886</text:p>
          </table:table-cell>
          <table:table-cell table:number-columns-repeated="9"/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545.324597706294" calcext:value-type="float">
            <text:p>545.324597706294</text:p>
          </table:table-cell>
          <table:table-cell office:value-type="float" office:value="501.105203815109" calcext:value-type="float">
            <text:p>501.105203815109</text:p>
          </table:table-cell>
          <table:table-cell office:value-type="float" office:value="49.2455737753733" calcext:value-type="float">
            <text:p>49.2455737753733</text:p>
          </table:table-cell>
          <table:table-cell office:value-type="float" office:value="41.2455475875614" calcext:value-type="float">
            <text:p>41.2455475875614</text:p>
          </table:table-cell>
          <table:table-cell table:number-columns-repeated="9"/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525.366772334177" calcext:value-type="float">
            <text:p>525.366772334177</text:p>
          </table:table-cell>
          <table:table-cell office:value-type="float" office:value="528.069507724941" calcext:value-type="float">
            <text:p>528.069507724941</text:p>
          </table:table-cell>
          <table:table-cell office:value-type="float" office:value="54.973633282523" calcext:value-type="float">
            <text:p>54.973633282523</text:p>
          </table:table-cell>
          <table:table-cell office:value-type="float" office:value="58.5340078785392" calcext:value-type="float">
            <text:p>58.5340078785392</text:p>
          </table:table-cell>
          <table:table-cell table:number-columns-repeated="9"/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529.774392922129" calcext:value-type="float">
            <text:p>529.774392922129</text:p>
          </table:table-cell>
          <table:table-cell office:value-type="float" office:value="533.297804429302" calcext:value-type="float">
            <text:p>533.297804429302</text:p>
          </table:table-cell>
          <table:table-cell office:value-type="float" office:value="44.9466234771017" calcext:value-type="float">
            <text:p>44.9466234771017</text:p>
          </table:table-cell>
          <table:table-cell office:value-type="float" office:value="71.2454964081" calcext:value-type="float">
            <text:p>71.2454964081</text:p>
          </table:table-cell>
          <table:table-cell table:number-columns-repeated="9"/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524.681090864962" calcext:value-type="float">
            <text:p>524.681090864962</text:p>
          </table:table-cell>
          <table:table-cell office:value-type="float" office:value="481.226385602136" calcext:value-type="float">
            <text:p>481.226385602136</text:p>
          </table:table-cell>
          <table:table-cell office:value-type="float" office:value="43.5208274215708" calcext:value-type="float">
            <text:p>43.5208274215708</text:p>
          </table:table-cell>
          <table:table-cell office:value-type="float" office:value="36.8561988106416" calcext:value-type="float">
            <text:p>36.8561988106416</text:p>
          </table:table-cell>
          <table:table-cell table:number-columns-repeated="9"/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489.298830132173" calcext:value-type="float">
            <text:p>489.298830132173</text:p>
          </table:table-cell>
          <table:table-cell office:value-type="float" office:value="524.70207156195" calcext:value-type="float">
            <text:p>524.70207156195</text:p>
          </table:table-cell>
          <table:table-cell office:value-type="float" office:value="43.4898388169522" calcext:value-type="float">
            <text:p>43.4898388169522</text:p>
          </table:table-cell>
          <table:table-cell office:value-type="float" office:value="49.9054122323503" calcext:value-type="float">
            <text:p>49.9054122323503</text:p>
          </table:table-cell>
          <table:table-cell table:number-columns-repeated="9"/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466.09058555527" calcext:value-type="float">
            <text:p>466.09058555527</text:p>
          </table:table-cell>
          <table:table-cell office:value-type="float" office:value="528.404740582273" calcext:value-type="float">
            <text:p>528.404740582273</text:p>
          </table:table-cell>
          <table:table-cell office:value-type="float" office:value="44.5197905306985" calcext:value-type="float">
            <text:p>44.5197905306985</text:p>
          </table:table-cell>
          <table:table-cell office:value-type="float" office:value="42.6464547649444" calcext:value-type="float">
            <text:p>42.6464547649444</text:p>
          </table:table-cell>
          <table:table-cell table:number-columns-repeated="9"/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541.110061338305" calcext:value-type="float">
            <text:p>541.110061338305</text:p>
          </table:table-cell>
          <table:table-cell office:value-type="float" office:value="530.955943776733" calcext:value-type="float">
            <text:p>530.955943776733</text:p>
          </table:table-cell>
          <table:table-cell office:value-type="float" office:value="35.6609005637864" calcext:value-type="float">
            <text:p>35.6609005637864</text:p>
          </table:table-cell>
          <table:table-cell office:value-type="float" office:value="65.972097812044" calcext:value-type="float">
            <text:p>65.972097812044</text:p>
          </table:table-cell>
          <table:table-cell table:number-columns-repeated="9"/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579.016719313471" calcext:value-type="float">
            <text:p>579.016719313471</text:p>
          </table:table-cell>
          <table:table-cell office:value-type="float" office:value="538.243191193323" calcext:value-type="float">
            <text:p>538.243191193323</text:p>
          </table:table-cell>
          <table:table-cell office:value-type="float" office:value="36.5152227353812" calcext:value-type="float">
            <text:p>36.5152227353812</text:p>
          </table:table-cell>
          <table:table-cell office:value-type="float" office:value="50.2946532526574" calcext:value-type="float">
            <text:p>50.2946532526574</text:p>
          </table:table-cell>
          <table:table-cell table:number-columns-repeated="9"/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562.941505231897" calcext:value-type="float">
            <text:p>562.941505231897</text:p>
          </table:table-cell>
          <table:table-cell office:value-type="float" office:value="529.145116624815" calcext:value-type="float">
            <text:p>529.145116624815</text:p>
          </table:table-cell>
          <table:table-cell office:value-type="float" office:value="40.686715616616" calcext:value-type="float">
            <text:p>40.686715616616</text:p>
          </table:table-cell>
          <table:table-cell office:value-type="float" office:value="39.9884702583952" calcext:value-type="float">
            <text:p>39.9884702583952</text:p>
          </table:table-cell>
          <table:table-cell table:number-columns-repeated="9"/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515.029315192832" calcext:value-type="float">
            <text:p>515.029315192832</text:p>
          </table:table-cell>
          <table:table-cell office:value-type="float" office:value="482.368575164524" calcext:value-type="float">
            <text:p>482.368575164524</text:p>
          </table:table-cell>
          <table:table-cell office:value-type="float" office:value="51.8455421340437" calcext:value-type="float">
            <text:p>51.8455421340437</text:p>
          </table:table-cell>
          <table:table-cell office:value-type="float" office:value="44.8642841505783" calcext:value-type="float">
            <text:p>44.8642841505783</text:p>
          </table:table-cell>
          <table:table-cell table:number-columns-repeated="9"/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516.054746783668" calcext:value-type="float">
            <text:p>516.054746783668</text:p>
          </table:table-cell>
          <table:table-cell office:value-type="float" office:value="510.213237819944" calcext:value-type="float">
            <text:p>510.213237819944</text:p>
          </table:table-cell>
          <table:table-cell office:value-type="float" office:value="50.8458295252815" calcext:value-type="float">
            <text:p>50.8458295252815</text:p>
          </table:table-cell>
          <table:table-cell office:value-type="float" office:value="65.7762235094944" calcext:value-type="float">
            <text:p>65.7762235094944</text:p>
          </table:table-cell>
          <table:table-cell table:number-columns-repeated="9"/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528.56111207044" calcext:value-type="float">
            <text:p>528.56111207044</text:p>
          </table:table-cell>
          <table:table-cell office:value-type="float" office:value="510.306188142733" calcext:value-type="float">
            <text:p>510.306188142733</text:p>
          </table:table-cell>
          <table:table-cell office:value-type="float" office:value="61.7798739299166" calcext:value-type="float">
            <text:p>61.7798739299166</text:p>
          </table:table-cell>
          <table:table-cell office:value-type="float" office:value="52.8090019124327" calcext:value-type="float">
            <text:p>52.8090019124327</text:p>
          </table:table-cell>
          <table:table-cell table:number-columns-repeated="9"/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518.116100023204" calcext:value-type="float">
            <text:p>518.116100023204</text:p>
          </table:table-cell>
          <table:table-cell office:value-type="float" office:value="477.313665801388" calcext:value-type="float">
            <text:p>477.313665801388</text:p>
          </table:table-cell>
          <table:table-cell office:value-type="float" office:value="55.2218997133635" calcext:value-type="float">
            <text:p>55.2218997133635</text:p>
          </table:table-cell>
          <table:table-cell office:value-type="float" office:value="46.7859232638117" calcext:value-type="float">
            <text:p>46.7859232638117</text:p>
          </table:table-cell>
          <table:table-cell table:number-columns-repeated="9"/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548.996190115575" calcext:value-type="float">
            <text:p>548.996190115575</text:p>
          </table:table-cell>
          <table:table-cell office:value-type="float" office:value="495.566010191134" calcext:value-type="float">
            <text:p>495.566010191134</text:p>
          </table:table-cell>
          <table:table-cell office:value-type="float" office:value="47.8731597303371" calcext:value-type="float">
            <text:p>47.8731597303371</text:p>
          </table:table-cell>
          <table:table-cell office:value-type="float" office:value="40.824735979135" calcext:value-type="float">
            <text:p>40.824735979135</text:p>
          </table:table-cell>
          <table:table-cell table:number-columns-repeated="9"/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568.359762030108" calcext:value-type="float">
            <text:p>568.359762030108</text:p>
          </table:table-cell>
          <table:table-cell office:value-type="float" office:value="539.25767987554" calcext:value-type="float">
            <text:p>539.25767987554</text:p>
          </table:table-cell>
          <table:table-cell office:value-type="float" office:value="41.849341458892" calcext:value-type="float">
            <text:p>41.849341458892</text:p>
          </table:table-cell>
          <table:table-cell office:value-type="float" office:value="40.6653895744895" calcext:value-type="float">
            <text:p>40.6653895744895</text:p>
          </table:table-cell>
          <table:table-cell table:number-columns-repeated="9"/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522.058029851554" calcext:value-type="float">
            <text:p>522.058029851554</text:p>
          </table:table-cell>
          <table:table-cell office:value-type="float" office:value="551.3237884369" calcext:value-type="float">
            <text:p>551.3237884369</text:p>
          </table:table-cell>
          <table:table-cell office:value-type="float" office:value="48.1903162800375" calcext:value-type="float">
            <text:p>48.1903162800375</text:p>
          </table:table-cell>
          <table:table-cell office:value-type="float" office:value="39.9579765741964" calcext:value-type="float">
            <text:p>39.9579765741964</text:p>
          </table:table-cell>
          <table:table-cell table:number-columns-repeated="9"/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513.556874070934" calcext:value-type="float">
            <text:p>513.556874070934</text:p>
          </table:table-cell>
          <table:table-cell office:value-type="float" office:value="515.343048044312" calcext:value-type="float">
            <text:p>515.343048044312</text:p>
          </table:table-cell>
          <table:table-cell office:value-type="float" office:value="61.5517977147041" calcext:value-type="float">
            <text:p>61.5517977147041</text:p>
          </table:table-cell>
          <table:table-cell office:value-type="float" office:value="48.0255260625724" calcext:value-type="float">
            <text:p>48.0255260625724</text:p>
          </table:table-cell>
          <table:table-cell table:number-columns-repeated="9"/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524.499281885522" calcext:value-type="float">
            <text:p>524.499281885522</text:p>
          </table:table-cell>
          <table:table-cell office:value-type="float" office:value="533.885201717318" calcext:value-type="float">
            <text:p>533.885201717318</text:p>
          </table:table-cell>
          <table:table-cell office:value-type="float" office:value="50.8598126631468" calcext:value-type="float">
            <text:p>50.8598126631468</text:p>
          </table:table-cell>
          <table:table-cell office:value-type="float" office:value="53.2184789296204" calcext:value-type="float">
            <text:p>53.2184789296204</text:p>
          </table:table-cell>
          <table:table-cell table:number-columns-repeated="9"/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498.406970212152" calcext:value-type="float">
            <text:p>498.406970212152</text:p>
          </table:table-cell>
          <table:table-cell office:value-type="float" office:value="489.502394609262" calcext:value-type="float">
            <text:p>489.502394609262</text:p>
          </table:table-cell>
          <table:table-cell office:value-type="float" office:value="48.449467383235" calcext:value-type="float">
            <text:p>48.449467383235</text:p>
          </table:table-cell>
          <table:table-cell office:value-type="float" office:value="46.9041943046164" calcext:value-type="float">
            <text:p>46.9041943046164</text:p>
          </table:table-cell>
          <table:table-cell table:number-columns-repeated="9"/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562.767149738201" calcext:value-type="float">
            <text:p>562.767149738201</text:p>
          </table:table-cell>
          <table:table-cell office:value-type="float" office:value="499.936846180102" calcext:value-type="float">
            <text:p>499.936846180102</text:p>
          </table:table-cell>
          <table:table-cell office:value-type="float" office:value="61.9091180820847" calcext:value-type="float">
            <text:p>61.9091180820847</text:p>
          </table:table-cell>
          <table:table-cell office:value-type="float" office:value="55.9420111755473" calcext:value-type="float">
            <text:p>55.9420111755473</text:p>
          </table:table-cell>
          <table:table-cell table:number-columns-repeated="9"/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528.567620618839" calcext:value-type="float">
            <text:p>528.567620618839</text:p>
          </table:table-cell>
          <table:table-cell office:value-type="float" office:value="539.417095621862" calcext:value-type="float">
            <text:p>539.417095621862</text:p>
          </table:table-cell>
          <table:table-cell office:value-type="float" office:value="44.8234195740348" calcext:value-type="float">
            <text:p>44.8234195740348</text:p>
          </table:table-cell>
          <table:table-cell office:value-type="float" office:value="38.0631148957938" calcext:value-type="float">
            <text:p>38.0631148957938</text:p>
          </table:table-cell>
          <table:table-cell table:number-columns-repeated="9"/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522.939823163431" calcext:value-type="float">
            <text:p>522.939823163431</text:p>
          </table:table-cell>
          <table:table-cell office:value-type="float" office:value="555.190506017579" calcext:value-type="float">
            <text:p>555.190506017579</text:p>
          </table:table-cell>
          <table:table-cell office:value-type="float" office:value="40.4477874744925" calcext:value-type="float">
            <text:p>40.4477874744925</text:p>
          </table:table-cell>
          <table:table-cell office:value-type="float" office:value="36.541116836813" calcext:value-type="float">
            <text:p>36.541116836813</text:p>
          </table:table-cell>
          <table:table-cell table:number-columns-repeated="9"/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494.098097097834" calcext:value-type="float">
            <text:p>494.098097097834</text:p>
          </table:table-cell>
          <table:table-cell office:value-type="float" office:value="474.611281258844" calcext:value-type="float">
            <text:p>474.611281258844</text:p>
          </table:table-cell>
          <table:table-cell office:value-type="float" office:value="51.7396426889103" calcext:value-type="float">
            <text:p>51.7396426889103</text:p>
          </table:table-cell>
          <table:table-cell office:value-type="float" office:value="39.7338349712359" calcext:value-type="float">
            <text:p>39.7338349712359</text:p>
          </table:table-cell>
          <table:table-cell table:number-columns-repeated="9"/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474.400003168257" calcext:value-type="float">
            <text:p>474.400003168257</text:p>
          </table:table-cell>
          <table:table-cell office:value-type="float" office:value="511.213109824961" calcext:value-type="float">
            <text:p>511.213109824961</text:p>
          </table:table-cell>
          <table:table-cell office:value-type="float" office:value="44.4302174371208" calcext:value-type="float">
            <text:p>44.4302174371208</text:p>
          </table:table-cell>
          <table:table-cell office:value-type="float" office:value="53.3675663413901" calcext:value-type="float">
            <text:p>53.3675663413901</text:p>
          </table:table-cell>
          <table:table-cell table:number-columns-repeated="9"/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550.470490374763" calcext:value-type="float">
            <text:p>550.470490374763</text:p>
          </table:table-cell>
          <table:table-cell office:value-type="float" office:value="531.05066373463" calcext:value-type="float">
            <text:p>531.05066373463</text:p>
          </table:table-cell>
          <table:table-cell office:value-type="float" office:value="48.6791933298852" calcext:value-type="float">
            <text:p>48.6791933298852</text:p>
          </table:table-cell>
          <table:table-cell office:value-type="float" office:value="41.9055270277778" calcext:value-type="float">
            <text:p>41.9055270277778</text:p>
          </table:table-cell>
          <table:table-cell table:number-columns-repeated="9"/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512.201358952775" calcext:value-type="float">
            <text:p>512.201358952775</text:p>
          </table:table-cell>
          <table:table-cell office:value-type="float" office:value="490.335272105532" calcext:value-type="float">
            <text:p>490.335272105532</text:p>
          </table:table-cell>
          <table:table-cell office:value-type="float" office:value="43.6227014703178" calcext:value-type="float">
            <text:p>43.6227014703178</text:p>
          </table:table-cell>
          <table:table-cell office:value-type="float" office:value="42.4392723392315" calcext:value-type="float">
            <text:p>42.4392723392315</text:p>
          </table:table-cell>
          <table:table-cell table:number-columns-repeated="9"/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554.331369828546" calcext:value-type="float">
            <text:p>554.331369828546</text:p>
          </table:table-cell>
          <table:table-cell office:value-type="float" office:value="522.844346769328" calcext:value-type="float">
            <text:p>522.844346769328</text:p>
          </table:table-cell>
          <table:table-cell office:value-type="float" office:value="47.6580751167087" calcext:value-type="float">
            <text:p>47.6580751167087</text:p>
          </table:table-cell>
          <table:table-cell office:value-type="float" office:value="47.5884579888336" calcext:value-type="float">
            <text:p>47.5884579888336</text:p>
          </table:table-cell>
          <table:table-cell table:number-columns-repeated="9"/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504.430835427156" calcext:value-type="float">
            <text:p>504.430835427156</text:p>
          </table:table-cell>
          <table:table-cell office:value-type="float" office:value="510.321892894118" calcext:value-type="float">
            <text:p>510.321892894118</text:p>
          </table:table-cell>
          <table:table-cell office:value-type="float" office:value="49.5259494757028" calcext:value-type="float">
            <text:p>49.5259494757028</text:p>
          </table:table-cell>
          <table:table-cell office:value-type="float" office:value="57.1521161634118" calcext:value-type="float">
            <text:p>57.1521161634118</text:p>
          </table:table-cell>
          <table:table-cell table:number-columns-repeated="9"/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562.349551410056" calcext:value-type="float">
            <text:p>562.349551410056</text:p>
          </table:table-cell>
          <table:table-cell office:value-type="float" office:value="497.464355467693" calcext:value-type="float">
            <text:p>497.464355467693</text:p>
          </table:table-cell>
          <table:table-cell office:value-type="float" office:value="41.5183709978513" calcext:value-type="float">
            <text:p>41.5183709978513</text:p>
          </table:table-cell>
          <table:table-cell office:value-type="float" office:value="42.5485585576448" calcext:value-type="float">
            <text:p>42.5485585576448</text:p>
          </table:table-cell>
          <table:table-cell table:number-columns-repeated="9"/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552.464361178516" calcext:value-type="float">
            <text:p>552.464361178516</text:p>
          </table:table-cell>
          <table:table-cell office:value-type="float" office:value="548.4238960433" calcext:value-type="float">
            <text:p>548.4238960433</text:p>
          </table:table-cell>
          <table:table-cell office:value-type="float" office:value="36.4015189929137" calcext:value-type="float">
            <text:p>36.4015189929137</text:p>
          </table:table-cell>
          <table:table-cell office:value-type="float" office:value="47.1456073915902" calcext:value-type="float">
            <text:p>47.1456073915902</text:p>
          </table:table-cell>
          <table:table-cell table:number-columns-repeated="9"/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517.17646755961" calcext:value-type="float">
            <text:p>517.17646755961</text:p>
          </table:table-cell>
          <table:table-cell office:value-type="float" office:value="514.781177832652" calcext:value-type="float">
            <text:p>514.781177832652</text:p>
          </table:table-cell>
          <table:table-cell office:value-type="float" office:value="50.6439308873039" calcext:value-type="float">
            <text:p>50.6439308873039</text:p>
          </table:table-cell>
          <table:table-cell office:value-type="float" office:value="53.2130829222198" calcext:value-type="float">
            <text:p>53.2130829222198</text:p>
          </table:table-cell>
          <table:table-cell table:number-columns-repeated="9"/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515.513396814057" calcext:value-type="float">
            <text:p>515.513396814057</text:p>
          </table:table-cell>
          <table:table-cell office:value-type="float" office:value="526.453709163121" calcext:value-type="float">
            <text:p>526.453709163121</text:p>
          </table:table-cell>
          <table:table-cell office:value-type="float" office:value="53.3243415426228" calcext:value-type="float">
            <text:p>53.3243415426228</text:p>
          </table:table-cell>
          <table:table-cell office:value-type="float" office:value="52.5627733656741" calcext:value-type="float">
            <text:p>52.5627733656741</text:p>
          </table:table-cell>
          <table:table-cell table:number-columns-repeated="9"/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536.143287327969" calcext:value-type="float">
            <text:p>536.143287327969</text:p>
          </table:table-cell>
          <table:table-cell office:value-type="float" office:value="539.135065824561" calcext:value-type="float">
            <text:p>539.135065824561</text:p>
          </table:table-cell>
          <table:table-cell office:value-type="float" office:value="46.7834577567424" calcext:value-type="float">
            <text:p>46.7834577567424</text:p>
          </table:table-cell>
          <table:table-cell office:value-type="float" office:value="59.2126358000645" calcext:value-type="float">
            <text:p>59.2126358000645</text:p>
          </table:table-cell>
          <table:table-cell table:number-columns-repeated="9"/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504.037402608201" calcext:value-type="float">
            <text:p>504.037402608201</text:p>
          </table:table-cell>
          <table:table-cell office:value-type="float" office:value="500.160656184208" calcext:value-type="float">
            <text:p>500.160656184208</text:p>
          </table:table-cell>
          <table:table-cell office:value-type="float" office:value="46.9148956556815" calcext:value-type="float">
            <text:p>46.9148956556815</text:p>
          </table:table-cell>
          <table:table-cell office:value-type="float" office:value="55.4634180465116" calcext:value-type="float">
            <text:p>55.4634180465116</text:p>
          </table:table-cell>
          <table:table-cell table:number-columns-repeated="9"/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504.814468505122" calcext:value-type="float">
            <text:p>504.814468505122</text:p>
          </table:table-cell>
          <table:table-cell office:value-type="float" office:value="503.70649712992" calcext:value-type="float">
            <text:p>503.70649712992</text:p>
          </table:table-cell>
          <table:table-cell office:value-type="float" office:value="54.6919463489054" calcext:value-type="float">
            <text:p>54.6919463489054</text:p>
          </table:table-cell>
          <table:table-cell office:value-type="float" office:value="48.9971072411162" calcext:value-type="float">
            <text:p>48.9971072411162</text:p>
          </table:table-cell>
          <table:table-cell table:number-columns-repeated="9"/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550.576622189344" calcext:value-type="float">
            <text:p>550.576622189344</text:p>
          </table:table-cell>
          <table:table-cell office:value-type="float" office:value="491.730950543131" calcext:value-type="float">
            <text:p>491.730950543131</text:p>
          </table:table-cell>
          <table:table-cell office:value-type="float" office:value="56.3572702704439" calcext:value-type="float">
            <text:p>56.3572702704439</text:p>
          </table:table-cell>
          <table:table-cell office:value-type="float" office:value="41.2383840421008" calcext:value-type="float">
            <text:p>41.2383840421008</text:p>
          </table:table-cell>
          <table:table-cell table:number-columns-repeated="9"/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502.648820452678" calcext:value-type="float">
            <text:p>502.648820452678</text:p>
          </table:table-cell>
          <table:table-cell office:value-type="float" office:value="526.189071325394" calcext:value-type="float">
            <text:p>526.189071325394</text:p>
          </table:table-cell>
          <table:table-cell office:value-type="float" office:value="46.8602473778899" calcext:value-type="float">
            <text:p>46.8602473778899</text:p>
          </table:table-cell>
          <table:table-cell office:value-type="float" office:value="47.6904529503773" calcext:value-type="float">
            <text:p>47.6904529503773</text:p>
          </table:table-cell>
          <table:table-cell table:number-columns-repeated="9"/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536.380758080315" calcext:value-type="float">
            <text:p>536.380758080315</text:p>
          </table:table-cell>
          <table:table-cell office:value-type="float" office:value="482.46405079303" calcext:value-type="float">
            <text:p>482.46405079303</text:p>
          </table:table-cell>
          <table:table-cell office:value-type="float" office:value="38.5219364463654" calcext:value-type="float">
            <text:p>38.5219364463654</text:p>
          </table:table-cell>
          <table:table-cell office:value-type="float" office:value="59.2449364077481" calcext:value-type="float">
            <text:p>59.2449364077481</text:p>
          </table:table-cell>
          <table:table-cell table:number-columns-repeated="9"/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553.303018212766" calcext:value-type="float">
            <text:p>553.303018212766</text:p>
          </table:table-cell>
          <table:table-cell office:value-type="float" office:value="476.908668233777" calcext:value-type="float">
            <text:p>476.908668233777</text:p>
          </table:table-cell>
          <table:table-cell office:value-type="float" office:value="46.6542907946128" calcext:value-type="float">
            <text:p>46.6542907946128</text:p>
          </table:table-cell>
          <table:table-cell office:value-type="float" office:value="55.6999188035361" calcext:value-type="float">
            <text:p>55.6999188035361</text:p>
          </table:table-cell>
          <table:table-cell table:number-columns-repeated="9"/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531.12900295266" calcext:value-type="float">
            <text:p>531.12900295266</text:p>
          </table:table-cell>
          <table:table-cell office:value-type="float" office:value="514.747631092867" calcext:value-type="float">
            <text:p>514.747631092867</text:p>
          </table:table-cell>
          <table:table-cell office:value-type="float" office:value="38.4442212120827" calcext:value-type="float">
            <text:p>38.4442212120827</text:p>
          </table:table-cell>
          <table:table-cell office:value-type="float" office:value="61.4708788029034" calcext:value-type="float">
            <text:p>61.4708788029034</text:p>
          </table:table-cell>
          <table:table-cell table:number-columns-repeated="9"/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533.58092639913" calcext:value-type="float">
            <text:p>533.58092639913</text:p>
          </table:table-cell>
          <table:table-cell office:value-type="float" office:value="478.299988155616" calcext:value-type="float">
            <text:p>478.299988155616</text:p>
          </table:table-cell>
          <table:table-cell office:value-type="float" office:value="55.1574947344394" calcext:value-type="float">
            <text:p>55.1574947344394</text:p>
          </table:table-cell>
          <table:table-cell office:value-type="float" office:value="55.4263615638649" calcext:value-type="float">
            <text:p>55.4263615638649</text:p>
          </table:table-cell>
          <table:table-cell table:number-columns-repeated="9"/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529.49146819693" calcext:value-type="float">
            <text:p>529.49146819693</text:p>
          </table:table-cell>
          <table:table-cell office:value-type="float" office:value="532.947367613236" calcext:value-type="float">
            <text:p>532.947367613236</text:p>
          </table:table-cell>
          <table:table-cell office:value-type="float" office:value="44.3583690009741" calcext:value-type="float">
            <text:p>44.3583690009741</text:p>
          </table:table-cell>
          <table:table-cell office:value-type="float" office:value="53.7856859513097" calcext:value-type="float">
            <text:p>53.7856859513097</text:p>
          </table:table-cell>
          <table:table-cell table:number-columns-repeated="9"/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535.554025224979" calcext:value-type="float">
            <text:p>535.554025224979</text:p>
          </table:table-cell>
          <table:table-cell office:value-type="float" office:value="515.660195893613" calcext:value-type="float">
            <text:p>515.660195893613</text:p>
          </table:table-cell>
          <table:table-cell office:value-type="float" office:value="57.8722411428571" calcext:value-type="float">
            <text:p>57.8722411428571</text:p>
          </table:table-cell>
          <table:table-cell office:value-type="float" office:value="47.0701334394634" calcext:value-type="float">
            <text:p>47.0701334394634</text:p>
          </table:table-cell>
          <table:table-cell table:number-columns-repeated="9"/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516.347146380537" calcext:value-type="float">
            <text:p>516.347146380537</text:p>
          </table:table-cell>
          <table:table-cell office:value-type="float" office:value="501.226341153308" calcext:value-type="float">
            <text:p>501.226341153308</text:p>
          </table:table-cell>
          <table:table-cell office:value-type="float" office:value="67.6757266745995" calcext:value-type="float">
            <text:p>67.6757266745995</text:p>
          </table:table-cell>
          <table:table-cell office:value-type="float" office:value="45.0760234423185" calcext:value-type="float">
            <text:p>45.0760234423185</text:p>
          </table:table-cell>
          <table:table-cell table:number-columns-repeated="9"/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544.640690158156" calcext:value-type="float">
            <text:p>544.640690158156</text:p>
          </table:table-cell>
          <table:table-cell office:value-type="float" office:value="578.155346945102" calcext:value-type="float">
            <text:p>578.155346945102</text:p>
          </table:table-cell>
          <table:table-cell office:value-type="float" office:value="104.283521119157" calcext:value-type="float">
            <text:p>104.283521119157</text:p>
          </table:table-cell>
          <table:table-cell office:value-type="float" office:value="40.4186933317274" calcext:value-type="float">
            <text:p>40.4186933317274</text:p>
          </table:table-cell>
          <table:table-cell table:number-columns-repeated="9"/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511.287143719832" calcext:value-type="float">
            <text:p>511.287143719832</text:p>
          </table:table-cell>
          <table:table-cell office:value-type="float" office:value="534.524831429813" calcext:value-type="float">
            <text:p>534.524831429813</text:p>
          </table:table-cell>
          <table:table-cell office:value-type="float" office:value="59.5985599457032" calcext:value-type="float">
            <text:p>59.5985599457032</text:p>
          </table:table-cell>
          <table:table-cell office:value-type="float" office:value="43.8898223949516" calcext:value-type="float">
            <text:p>43.8898223949516</text:p>
          </table:table-cell>
          <table:table-cell table:number-columns-repeated="9"/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519.548030748492" calcext:value-type="float">
            <text:p>519.548030748492</text:p>
          </table:table-cell>
          <table:table-cell office:value-type="float" office:value="528.275909572088" calcext:value-type="float">
            <text:p>528.275909572088</text:p>
          </table:table-cell>
          <table:table-cell office:value-type="float" office:value="37.418318878421" calcext:value-type="float">
            <text:p>37.418318878421</text:p>
          </table:table-cell>
          <table:table-cell office:value-type="float" office:value="51.6425619568219" calcext:value-type="float">
            <text:p>51.6425619568219</text:p>
          </table:table-cell>
          <table:table-cell table:number-columns-repeated="9"/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576.824040727273" calcext:value-type="float">
            <text:p>576.824040727273</text:p>
          </table:table-cell>
          <table:table-cell office:value-type="float" office:value="519.99283488896" calcext:value-type="float">
            <text:p>519.99283488896</text:p>
          </table:table-cell>
          <table:table-cell office:value-type="float" office:value="46.1413069616253" calcext:value-type="float">
            <text:p>46.1413069616253</text:p>
          </table:table-cell>
          <table:table-cell office:value-type="float" office:value="50.8287514728807" calcext:value-type="float">
            <text:p>50.8287514728807</text:p>
          </table:table-cell>
          <table:table-cell table:number-columns-repeated="9"/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508.199123406452" calcext:value-type="float">
            <text:p>508.199123406452</text:p>
          </table:table-cell>
          <table:table-cell office:value-type="float" office:value="535.239224356991" calcext:value-type="float">
            <text:p>535.239224356991</text:p>
          </table:table-cell>
          <table:table-cell office:value-type="float" office:value="55.4043807936438" calcext:value-type="float">
            <text:p>55.4043807936438</text:p>
          </table:table-cell>
          <table:table-cell office:value-type="float" office:value="50.0656871593454" calcext:value-type="float">
            <text:p>50.0656871593454</text:p>
          </table:table-cell>
          <table:table-cell table:number-columns-repeated="9"/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538.219529635586" calcext:value-type="float">
            <text:p>538.219529635586</text:p>
          </table:table-cell>
          <table:table-cell office:value-type="float" office:value="514.384412236689" calcext:value-type="float">
            <text:p>514.384412236689</text:p>
          </table:table-cell>
          <table:table-cell office:value-type="float" office:value="51.3791227386143" calcext:value-type="float">
            <text:p>51.3791227386143</text:p>
          </table:table-cell>
          <table:table-cell office:value-type="float" office:value="52.3681798774569" calcext:value-type="float">
            <text:p>52.3681798774569</text:p>
          </table:table-cell>
          <table:table-cell table:number-columns-repeated="9"/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537.062249745721" calcext:value-type="float">
            <text:p>537.062249745721</text:p>
          </table:table-cell>
          <table:table-cell office:value-type="float" office:value="541.328043259774" calcext:value-type="float">
            <text:p>541.328043259774</text:p>
          </table:table-cell>
          <table:table-cell office:value-type="float" office:value="57.2375749266175" calcext:value-type="float">
            <text:p>57.2375749266175</text:p>
          </table:table-cell>
          <table:table-cell office:value-type="float" office:value="55.4620306582507" calcext:value-type="float">
            <text:p>55.4620306582507</text:p>
          </table:table-cell>
          <table:table-cell table:number-columns-repeated="9"/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511.479176161251" calcext:value-type="float">
            <text:p>511.479176161251</text:p>
          </table:table-cell>
          <table:table-cell office:value-type="float" office:value="521.684204580457" calcext:value-type="float">
            <text:p>521.684204580457</text:p>
          </table:table-cell>
          <table:table-cell office:value-type="float" office:value="54.19847442708" calcext:value-type="float">
            <text:p>54.19847442708</text:p>
          </table:table-cell>
          <table:table-cell office:value-type="float" office:value="39.5727732453396" calcext:value-type="float">
            <text:p>39.5727732453396</text:p>
          </table:table-cell>
          <table:table-cell table:number-columns-repeated="9"/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535.478776040874" calcext:value-type="float">
            <text:p>535.478776040874</text:p>
          </table:table-cell>
          <table:table-cell office:value-type="float" office:value="504.307577704918" calcext:value-type="float">
            <text:p>504.307577704918</text:p>
          </table:table-cell>
          <table:table-cell office:value-type="float" office:value="56.1891949920424" calcext:value-type="float">
            <text:p>56.1891949920424</text:p>
          </table:table-cell>
          <table:table-cell office:value-type="float" office:value="57.7987553208858" calcext:value-type="float">
            <text:p>57.7987553208858</text:p>
          </table:table-cell>
          <table:table-cell table:number-columns-repeated="9"/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549.675994565375" calcext:value-type="float">
            <text:p>549.675994565375</text:p>
          </table:table-cell>
          <table:table-cell office:value-type="float" office:value="516.015960911771" calcext:value-type="float">
            <text:p>516.015960911771</text:p>
          </table:table-cell>
          <table:table-cell office:value-type="float" office:value="56.4172584477359" calcext:value-type="float">
            <text:p>56.4172584477359</text:p>
          </table:table-cell>
          <table:table-cell office:value-type="float" office:value="52.4929175672204" calcext:value-type="float">
            <text:p>52.4929175672204</text:p>
          </table:table-cell>
          <table:table-cell table:number-columns-repeated="9"/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509.986079518895" calcext:value-type="float">
            <text:p>509.986079518895</text:p>
          </table:table-cell>
          <table:table-cell office:value-type="float" office:value="464.892246926374" calcext:value-type="float">
            <text:p>464.892246926374</text:p>
          </table:table-cell>
          <table:table-cell office:value-type="float" office:value="52.2324550391133" calcext:value-type="float">
            <text:p>52.2324550391133</text:p>
          </table:table-cell>
          <table:table-cell office:value-type="float" office:value="49.0848679190486" calcext:value-type="float">
            <text:p>49.0848679190486</text:p>
          </table:table-cell>
          <table:table-cell table:number-columns-repeated="9"/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508.979330903093" calcext:value-type="float">
            <text:p>508.979330903093</text:p>
          </table:table-cell>
          <table:table-cell office:value-type="float" office:value="524.662507115719" calcext:value-type="float">
            <text:p>524.662507115719</text:p>
          </table:table-cell>
          <table:table-cell office:value-type="float" office:value="40.2980713786896" calcext:value-type="float">
            <text:p>40.2980713786896</text:p>
          </table:table-cell>
          <table:table-cell office:value-type="float" office:value="58.2941796184135" calcext:value-type="float">
            <text:p>58.2941796184135</text:p>
          </table:table-cell>
          <table:table-cell table:number-columns-repeated="9"/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546.078584270329" calcext:value-type="float">
            <text:p>546.078584270329</text:p>
          </table:table-cell>
          <table:table-cell office:value-type="float" office:value="528.866865240377" calcext:value-type="float">
            <text:p>528.866865240377</text:p>
          </table:table-cell>
          <table:table-cell office:value-type="float" office:value="43.3508350796808" calcext:value-type="float">
            <text:p>43.3508350796808</text:p>
          </table:table-cell>
          <table:table-cell office:value-type="float" office:value="44.3123009112035" calcext:value-type="float">
            <text:p>44.3123009112035</text:p>
          </table:table-cell>
          <table:table-cell table:number-columns-repeated="9"/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509.802476002056" calcext:value-type="float">
            <text:p>509.802476002056</text:p>
          </table:table-cell>
          <table:table-cell office:value-type="float" office:value="534.799774725571" calcext:value-type="float">
            <text:p>534.799774725571</text:p>
          </table:table-cell>
          <table:table-cell office:value-type="float" office:value="44.6870230499786" calcext:value-type="float">
            <text:p>44.6870230499786</text:p>
          </table:table-cell>
          <table:table-cell office:value-type="float" office:value="58.916099982368" calcext:value-type="float">
            <text:p>58.916099982368</text:p>
          </table:table-cell>
          <table:table-cell table:number-columns-repeated="9"/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517.2251466099" calcext:value-type="float">
            <text:p>517.2251466099</text:p>
          </table:table-cell>
          <table:table-cell office:value-type="float" office:value="493.147313965031" calcext:value-type="float">
            <text:p>493.147313965031</text:p>
          </table:table-cell>
          <table:table-cell office:value-type="float" office:value="58.2135811781558" calcext:value-type="float">
            <text:p>58.2135811781558</text:p>
          </table:table-cell>
          <table:table-cell office:value-type="float" office:value="42.5564760559329" calcext:value-type="float">
            <text:p>42.5564760559329</text:p>
          </table:table-cell>
          <table:table-cell table:number-columns-repeated="9"/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501.559699854274" calcext:value-type="float">
            <text:p>501.559699854274</text:p>
          </table:table-cell>
          <table:table-cell office:value-type="float" office:value="590.764792948576" calcext:value-type="float">
            <text:p>590.764792948576</text:p>
          </table:table-cell>
          <table:table-cell office:value-type="float" office:value="45.4672514420467" calcext:value-type="float">
            <text:p>45.4672514420467</text:p>
          </table:table-cell>
          <table:table-cell office:value-type="float" office:value="52.3948242197714" calcext:value-type="float">
            <text:p>52.3948242197714</text:p>
          </table:table-cell>
          <table:table-cell table:number-columns-repeated="9"/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514.146776762023" calcext:value-type="float">
            <text:p>514.146776762023</text:p>
          </table:table-cell>
          <table:table-cell office:value-type="float" office:value="538.364362540605" calcext:value-type="float">
            <text:p>538.364362540605</text:p>
          </table:table-cell>
          <table:table-cell office:value-type="float" office:value="49.2545127873342" calcext:value-type="float">
            <text:p>49.2545127873342</text:p>
          </table:table-cell>
          <table:table-cell office:value-type="float" office:value="54.9351329055338" calcext:value-type="float">
            <text:p>54.9351329055338</text:p>
          </table:table-cell>
          <table:table-cell table:number-columns-repeated="9"/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529.89005514992" calcext:value-type="float">
            <text:p>529.89005514992</text:p>
          </table:table-cell>
          <table:table-cell office:value-type="float" office:value="547.542353604188" calcext:value-type="float">
            <text:p>547.542353604188</text:p>
          </table:table-cell>
          <table:table-cell office:value-type="float" office:value="50.5167289325569" calcext:value-type="float">
            <text:p>50.5167289325569</text:p>
          </table:table-cell>
          <table:table-cell office:value-type="float" office:value="71.582905778952" calcext:value-type="float">
            <text:p>71.582905778952</text:p>
          </table:table-cell>
          <table:table-cell table:number-columns-repeated="9"/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546.856910092254" calcext:value-type="float">
            <text:p>546.856910092254</text:p>
          </table:table-cell>
          <table:table-cell office:value-type="float" office:value="540.803735071814" calcext:value-type="float">
            <text:p>540.803735071814</text:p>
          </table:table-cell>
          <table:table-cell office:value-type="float" office:value="52.1670884901569" calcext:value-type="float">
            <text:p>52.1670884901569</text:p>
          </table:table-cell>
          <table:table-cell office:value-type="float" office:value="47.9793030571314" calcext:value-type="float">
            <text:p>47.9793030571314</text:p>
          </table:table-cell>
          <table:table-cell table:number-columns-repeated="9"/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491.575460575075" calcext:value-type="float">
            <text:p>491.575460575075</text:p>
          </table:table-cell>
          <table:table-cell office:value-type="float" office:value="490.778756962654" calcext:value-type="float">
            <text:p>490.778756962654</text:p>
          </table:table-cell>
          <table:table-cell office:value-type="float" office:value="45.7846104029995" calcext:value-type="float">
            <text:p>45.7846104029995</text:p>
          </table:table-cell>
          <table:table-cell office:value-type="float" office:value="46.7743594241166" calcext:value-type="float">
            <text:p>46.7743594241166</text:p>
          </table:table-cell>
          <table:table-cell table:number-columns-repeated="9"/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545.304951444372" calcext:value-type="float">
            <text:p>545.304951444372</text:p>
          </table:table-cell>
          <table:table-cell office:value-type="float" office:value="523.716915405514" calcext:value-type="float">
            <text:p>523.716915405514</text:p>
          </table:table-cell>
          <table:table-cell office:value-type="float" office:value="44.470337834374" calcext:value-type="float">
            <text:p>44.470337834374</text:p>
          </table:table-cell>
          <table:table-cell office:value-type="float" office:value="56.0061205446508" calcext:value-type="float">
            <text:p>56.0061205446508</text:p>
          </table:table-cell>
          <table:table-cell table:number-columns-repeated="9"/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540.044973716278" calcext:value-type="float">
            <text:p>540.044973716278</text:p>
          </table:table-cell>
          <table:table-cell office:value-type="float" office:value="500.537618682862" calcext:value-type="float">
            <text:p>500.537618682862</text:p>
          </table:table-cell>
          <table:table-cell office:value-type="float" office:value="60.4782421013133" calcext:value-type="float">
            <text:p>60.4782421013133</text:p>
          </table:table-cell>
          <table:table-cell office:value-type="float" office:value="48.3290972996333" calcext:value-type="float">
            <text:p>48.3290972996333</text:p>
          </table:table-cell>
          <table:table-cell table:number-columns-repeated="9"/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579.039710460834" calcext:value-type="float">
            <text:p>579.039710460834</text:p>
          </table:table-cell>
          <table:table-cell office:value-type="float" office:value="520.992094307219" calcext:value-type="float">
            <text:p>520.992094307219</text:p>
          </table:table-cell>
          <table:table-cell office:value-type="float" office:value="60.1507822126588" calcext:value-type="float">
            <text:p>60.1507822126588</text:p>
          </table:table-cell>
          <table:table-cell office:value-type="float" office:value="47.6905011018837" calcext:value-type="float">
            <text:p>47.6905011018837</text:p>
          </table:table-cell>
          <table:table-cell table:number-columns-repeated="9"/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541.795770011981" calcext:value-type="float">
            <text:p>541.795770011981</text:p>
          </table:table-cell>
          <table:table-cell office:value-type="float" office:value="535.451984027634" calcext:value-type="float">
            <text:p>535.451984027634</text:p>
          </table:table-cell>
          <table:table-cell office:value-type="float" office:value="63.2522933203478" calcext:value-type="float">
            <text:p>63.2522933203478</text:p>
          </table:table-cell>
          <table:table-cell office:value-type="float" office:value="47.1855429001949" calcext:value-type="float">
            <text:p>47.1855429001949</text:p>
          </table:table-cell>
          <table:table-cell table:number-columns-repeated="9"/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564.881181999317" calcext:value-type="float">
            <text:p>564.881181999317</text:p>
          </table:table-cell>
          <table:table-cell office:value-type="float" office:value="510.836114706434" calcext:value-type="float">
            <text:p>510.836114706434</text:p>
          </table:table-cell>
          <table:table-cell office:value-type="float" office:value="65.5316535784814" calcext:value-type="float">
            <text:p>65.5316535784814</text:p>
          </table:table-cell>
          <table:table-cell office:value-type="float" office:value="53.5756399310703" calcext:value-type="float">
            <text:p>53.5756399310703</text:p>
          </table:table-cell>
          <table:table-cell table:number-columns-repeated="9"/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514.153623347926" calcext:value-type="float">
            <text:p>514.153623347926</text:p>
          </table:table-cell>
          <table:table-cell office:value-type="float" office:value="497.51821958003" calcext:value-type="float">
            <text:p>497.51821958003</text:p>
          </table:table-cell>
          <table:table-cell office:value-type="float" office:value="45.3345258131661" calcext:value-type="float">
            <text:p>45.3345258131661</text:p>
          </table:table-cell>
          <table:table-cell office:value-type="float" office:value="71.1817256971514" calcext:value-type="float">
            <text:p>71.1817256971514</text:p>
          </table:table-cell>
          <table:table-cell table:number-columns-repeated="9"/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557.832322410762" calcext:value-type="float">
            <text:p>557.832322410762</text:p>
          </table:table-cell>
          <table:table-cell office:value-type="float" office:value="526.508273455788" calcext:value-type="float">
            <text:p>526.508273455788</text:p>
          </table:table-cell>
          <table:table-cell office:value-type="float" office:value="40.9582906516492" calcext:value-type="float">
            <text:p>40.9582906516492</text:p>
          </table:table-cell>
          <table:table-cell office:value-type="float" office:value="58.2703836106436" calcext:value-type="float">
            <text:p>58.2703836106436</text:p>
          </table:table-cell>
          <table:table-cell table:number-columns-repeated="9"/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537.674461875877" calcext:value-type="float">
            <text:p>537.674461875877</text:p>
          </table:table-cell>
          <table:table-cell office:value-type="float" office:value="546.213765397422" calcext:value-type="float">
            <text:p>546.213765397422</text:p>
          </table:table-cell>
          <table:table-cell office:value-type="float" office:value="44.0323065141153" calcext:value-type="float">
            <text:p>44.0323065141153</text:p>
          </table:table-cell>
          <table:table-cell office:value-type="float" office:value="57.1528909865544" calcext:value-type="float">
            <text:p>57.1528909865544</text:p>
          </table:table-cell>
          <table:table-cell table:number-columns-repeated="9"/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557.424571359625" calcext:value-type="float">
            <text:p>557.424571359625</text:p>
          </table:table-cell>
          <table:table-cell office:value-type="float" office:value="512.480702725518" calcext:value-type="float">
            <text:p>512.480702725518</text:p>
          </table:table-cell>
          <table:table-cell office:value-type="float" office:value="44.6492208476039" calcext:value-type="float">
            <text:p>44.6492208476039</text:p>
          </table:table-cell>
          <table:table-cell office:value-type="float" office:value="78.1654060380864" calcext:value-type="float">
            <text:p>78.1654060380864</text:p>
          </table:table-cell>
          <table:table-cell table:number-columns-repeated="9"/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520.3599457716" calcext:value-type="float">
            <text:p>520.3599457716</text:p>
          </table:table-cell>
          <table:table-cell office:value-type="float" office:value="479.824852108533" calcext:value-type="float">
            <text:p>479.824852108533</text:p>
          </table:table-cell>
          <table:table-cell office:value-type="float" office:value="46.9232596535498" calcext:value-type="float">
            <text:p>46.9232596535498</text:p>
          </table:table-cell>
          <table:table-cell office:value-type="float" office:value="52.0077351830774" calcext:value-type="float">
            <text:p>52.0077351830774</text:p>
          </table:table-cell>
          <table:table-cell table:number-columns-repeated="9"/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499.525433753104" calcext:value-type="float">
            <text:p>499.525433753104</text:p>
          </table:table-cell>
          <table:table-cell office:value-type="float" office:value="519.635090612975" calcext:value-type="float">
            <text:p>519.635090612975</text:p>
          </table:table-cell>
          <table:table-cell office:value-type="float" office:value="41.7993637593588" calcext:value-type="float">
            <text:p>41.7993637593588</text:p>
          </table:table-cell>
          <table:table-cell office:value-type="float" office:value="52.7708654505581" calcext:value-type="float">
            <text:p>52.7708654505581</text:p>
          </table:table-cell>
          <table:table-cell table:number-columns-repeated="9"/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574.866859361079" calcext:value-type="float">
            <text:p>574.866859361079</text:p>
          </table:table-cell>
          <table:table-cell office:value-type="float" office:value="510.367313221096" calcext:value-type="float">
            <text:p>510.367313221096</text:p>
          </table:table-cell>
          <table:table-cell office:value-type="float" office:value="53.3549516066152" calcext:value-type="float">
            <text:p>53.3549516066152</text:p>
          </table:table-cell>
          <table:table-cell office:value-type="float" office:value="50.9456993616095" calcext:value-type="float">
            <text:p>50.9456993616095</text:p>
          </table:table-cell>
          <table:table-cell table:number-columns-repeated="9"/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557.862030467596" calcext:value-type="float">
            <text:p>557.862030467596</text:p>
          </table:table-cell>
          <table:table-cell office:value-type="float" office:value="516.296606435437" calcext:value-type="float">
            <text:p>516.296606435437</text:p>
          </table:table-cell>
          <table:table-cell office:value-type="float" office:value="51.7493369739214" calcext:value-type="float">
            <text:p>51.7493369739214</text:p>
          </table:table-cell>
          <table:table-cell office:value-type="float" office:value="77.854348889679" calcext:value-type="float">
            <text:p>77.854348889679</text:p>
          </table:table-cell>
          <table:table-cell table:number-columns-repeated="9"/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539.386520845003" calcext:value-type="float">
            <text:p>539.386520845003</text:p>
          </table:table-cell>
          <table:table-cell office:value-type="float" office:value="556.229587012065" calcext:value-type="float">
            <text:p>556.229587012065</text:p>
          </table:table-cell>
          <table:table-cell office:value-type="float" office:value="46.7245231371667" calcext:value-type="float">
            <text:p>46.7245231371667</text:p>
          </table:table-cell>
          <table:table-cell office:value-type="float" office:value="49.2149539402549" calcext:value-type="float">
            <text:p>49.2149539402549</text:p>
          </table:table-cell>
          <table:table-cell table:number-columns-repeated="9"/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578.576743574339" calcext:value-type="float">
            <text:p>578.576743574339</text:p>
          </table:table-cell>
          <table:table-cell office:value-type="float" office:value="493.103999136165" calcext:value-type="float">
            <text:p>493.103999136165</text:p>
          </table:table-cell>
          <table:table-cell office:value-type="float" office:value="44.3280258703761" calcext:value-type="float">
            <text:p>44.3280258703761</text:p>
          </table:table-cell>
          <table:table-cell office:value-type="float" office:value="66.7292389593724" calcext:value-type="float">
            <text:p>66.7292389593724</text:p>
          </table:table-cell>
          <table:table-cell table:number-columns-repeated="9"/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562.070503901813" calcext:value-type="float">
            <text:p>562.070503901813</text:p>
          </table:table-cell>
          <table:table-cell office:value-type="float" office:value="514.710620374155" calcext:value-type="float">
            <text:p>514.710620374155</text:p>
          </table:table-cell>
          <table:table-cell office:value-type="float" office:value="69.1630148255523" calcext:value-type="float">
            <text:p>69.1630148255523</text:p>
          </table:table-cell>
          <table:table-cell office:value-type="float" office:value="47.873943224303" calcext:value-type="float">
            <text:p>47.873943224303</text:p>
          </table:table-cell>
          <table:table-cell table:number-columns-repeated="9"/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547.164949162367" calcext:value-type="float">
            <text:p>547.164949162367</text:p>
          </table:table-cell>
          <table:table-cell office:value-type="float" office:value="510.713561371778" calcext:value-type="float">
            <text:p>510.713561371778</text:p>
          </table:table-cell>
          <table:table-cell office:value-type="float" office:value="50.05261212389" calcext:value-type="float">
            <text:p>50.05261212389</text:p>
          </table:table-cell>
          <table:table-cell office:value-type="float" office:value="45.7001169627459" calcext:value-type="float">
            <text:p>45.7001169627459</text:p>
          </table:table-cell>
          <table:table-cell table:number-columns-repeated="9"/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526.714047676223" calcext:value-type="float">
            <text:p>526.714047676223</text:p>
          </table:table-cell>
          <table:table-cell office:value-type="float" office:value="554.983292676451" calcext:value-type="float">
            <text:p>554.983292676451</text:p>
          </table:table-cell>
          <table:table-cell office:value-type="float" office:value="54.0181911967625" calcext:value-type="float">
            <text:p>54.0181911967625</text:p>
          </table:table-cell>
          <table:table-cell office:value-type="float" office:value="64.0385199808404" calcext:value-type="float">
            <text:p>64.0385199808404</text:p>
          </table:table-cell>
          <table:table-cell table:number-columns-repeated="9"/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533.196058149356" calcext:value-type="float">
            <text:p>533.196058149356</text:p>
          </table:table-cell>
          <table:table-cell office:value-type="float" office:value="478.842724216673" calcext:value-type="float">
            <text:p>478.842724216673</text:p>
          </table:table-cell>
          <table:table-cell office:value-type="float" office:value="39.1846866274668" calcext:value-type="float">
            <text:p>39.1846866274668</text:p>
          </table:table-cell>
          <table:table-cell office:value-type="float" office:value="48.9045313518598" calcext:value-type="float">
            <text:p>48.9045313518598</text:p>
          </table:table-cell>
          <table:table-cell table:number-columns-repeated="9"/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541.625368272757" calcext:value-type="float">
            <text:p>541.625368272757</text:p>
          </table:table-cell>
          <table:table-cell office:value-type="float" office:value="515.555427797522" calcext:value-type="float">
            <text:p>515.555427797522</text:p>
          </table:table-cell>
          <table:table-cell office:value-type="float" office:value="44.5184874989933" calcext:value-type="float">
            <text:p>44.5184874989933</text:p>
          </table:table-cell>
          <table:table-cell office:value-type="float" office:value="64.0451814623209" calcext:value-type="float">
            <text:p>64.0451814623209</text:p>
          </table:table-cell>
          <table:table-cell table:number-columns-repeated="9"/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531.900646040904" calcext:value-type="float">
            <text:p>531.900646040904</text:p>
          </table:table-cell>
          <table:table-cell office:value-type="float" office:value="546.980005786186" calcext:value-type="float">
            <text:p>546.980005786186</text:p>
          </table:table-cell>
          <table:table-cell office:value-type="float" office:value="55.2869545967672" calcext:value-type="float">
            <text:p>55.2869545967672</text:p>
          </table:table-cell>
          <table:table-cell office:value-type="float" office:value="62.6907737885962" calcext:value-type="float">
            <text:p>62.6907737885962</text:p>
          </table:table-cell>
          <table:table-cell table:number-columns-repeated="9"/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496.317738717887" calcext:value-type="float">
            <text:p>496.317738717887</text:p>
          </table:table-cell>
          <table:table-cell office:value-type="float" office:value="546.289774727033" calcext:value-type="float">
            <text:p>546.289774727033</text:p>
          </table:table-cell>
          <table:table-cell office:value-type="float" office:value="39.6807958108026" calcext:value-type="float">
            <text:p>39.6807958108026</text:p>
          </table:table-cell>
          <table:table-cell office:value-type="float" office:value="43.1609671755977" calcext:value-type="float">
            <text:p>43.1609671755977</text:p>
          </table:table-cell>
          <table:table-cell table:number-columns-repeated="9"/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484.619614373515" calcext:value-type="float">
            <text:p>484.619614373515</text:p>
          </table:table-cell>
          <table:table-cell office:value-type="float" office:value="545.905283657143" calcext:value-type="float">
            <text:p>545.905283657143</text:p>
          </table:table-cell>
          <table:table-cell office:value-type="float" office:value="31.6887971734198" calcext:value-type="float">
            <text:p>31.6887971734198</text:p>
          </table:table-cell>
          <table:table-cell office:value-type="float" office:value="44.2614005663564" calcext:value-type="float">
            <text:p>44.2614005663564</text:p>
          </table:table-cell>
          <table:table-cell table:number-columns-repeated="9"/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514.543518140428" calcext:value-type="float">
            <text:p>514.543518140428</text:p>
          </table:table-cell>
          <table:table-cell office:value-type="float" office:value="490.994309872043" calcext:value-type="float">
            <text:p>490.994309872043</text:p>
          </table:table-cell>
          <table:table-cell office:value-type="float" office:value="52.2404692245564" calcext:value-type="float">
            <text:p>52.2404692245564</text:p>
          </table:table-cell>
          <table:table-cell office:value-type="float" office:value="66.534169350011" calcext:value-type="float">
            <text:p>66.534169350011</text:p>
          </table:table-cell>
          <table:table-cell table:number-columns-repeated="9"/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521.428551606179" calcext:value-type="float">
            <text:p>521.428551606179</text:p>
          </table:table-cell>
          <table:table-cell office:value-type="float" office:value="480.558566846437" calcext:value-type="float">
            <text:p>480.558566846437</text:p>
          </table:table-cell>
          <table:table-cell office:value-type="float" office:value="42.8569687414318" calcext:value-type="float">
            <text:p>42.8569687414318</text:p>
          </table:table-cell>
          <table:table-cell office:value-type="float" office:value="43.9157228910134" calcext:value-type="float">
            <text:p>43.9157228910134</text:p>
          </table:table-cell>
          <table:table-cell table:number-columns-repeated="9"/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529.50487757628" calcext:value-type="float">
            <text:p>529.50487757628</text:p>
          </table:table-cell>
          <table:table-cell office:value-type="float" office:value="517.265380485349" calcext:value-type="float">
            <text:p>517.265380485349</text:p>
          </table:table-cell>
          <table:table-cell office:value-type="float" office:value="52.2681979123282" calcext:value-type="float">
            <text:p>52.2681979123282</text:p>
          </table:table-cell>
          <table:table-cell office:value-type="float" office:value="54.4441777527097" calcext:value-type="float">
            <text:p>54.4441777527097</text:p>
          </table:table-cell>
          <table:table-cell table:number-columns-repeated="9"/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525.156079794742" calcext:value-type="float">
            <text:p>525.156079794742</text:p>
          </table:table-cell>
          <table:table-cell office:value-type="float" office:value="507.089422381727" calcext:value-type="float">
            <text:p>507.089422381727</text:p>
          </table:table-cell>
          <table:table-cell office:value-type="float" office:value="45.6830040344577" calcext:value-type="float">
            <text:p>45.6830040344577</text:p>
          </table:table-cell>
          <table:table-cell office:value-type="float" office:value="53.2876268178844" calcext:value-type="float">
            <text:p>53.2876268178844</text:p>
          </table:table-cell>
          <table:table-cell table:number-columns-repeated="9"/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535.61121181444" calcext:value-type="float">
            <text:p>535.61121181444</text:p>
          </table:table-cell>
          <table:table-cell office:value-type="float" office:value="542.378122010367" calcext:value-type="float">
            <text:p>542.378122010367</text:p>
          </table:table-cell>
          <table:table-cell office:value-type="float" office:value="55.4338816864482" calcext:value-type="float">
            <text:p>55.4338816864482</text:p>
          </table:table-cell>
          <table:table-cell office:value-type="float" office:value="60.0376125811966" calcext:value-type="float">
            <text:p>60.0376125811966</text:p>
          </table:table-cell>
          <table:table-cell table:number-columns-repeated="9"/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514.048756976847" calcext:value-type="float">
            <text:p>514.048756976847</text:p>
          </table:table-cell>
          <table:table-cell office:value-type="float" office:value="494.254795980966" calcext:value-type="float">
            <text:p>494.254795980966</text:p>
          </table:table-cell>
          <table:table-cell office:value-type="float" office:value="47.7963242105263" calcext:value-type="float">
            <text:p>47.7963242105263</text:p>
          </table:table-cell>
          <table:table-cell office:value-type="float" office:value="55.4235745440733" calcext:value-type="float">
            <text:p>55.4235745440733</text:p>
          </table:table-cell>
          <table:table-cell table:number-columns-repeated="9"/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592.732299466949" calcext:value-type="float">
            <text:p>592.732299466949</text:p>
          </table:table-cell>
          <table:table-cell office:value-type="float" office:value="536.430443968476" calcext:value-type="float">
            <text:p>536.430443968476</text:p>
          </table:table-cell>
          <table:table-cell office:value-type="float" office:value="48.8554081158794" calcext:value-type="float">
            <text:p>48.8554081158794</text:p>
          </table:table-cell>
          <table:table-cell office:value-type="float" office:value="40.9605422819672" calcext:value-type="float">
            <text:p>40.9605422819672</text:p>
          </table:table-cell>
          <table:table-cell table:number-columns-repeated="9"/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513.905439043937" calcext:value-type="float">
            <text:p>513.905439043937</text:p>
          </table:table-cell>
          <table:table-cell office:value-type="float" office:value="513.40549776684" calcext:value-type="float">
            <text:p>513.40549776684</text:p>
          </table:table-cell>
          <table:table-cell office:value-type="float" office:value="54.0766114322438" calcext:value-type="float">
            <text:p>54.0766114322438</text:p>
          </table:table-cell>
          <table:table-cell office:value-type="float" office:value="49.6881474223389" calcext:value-type="float">
            <text:p>49.6881474223389</text:p>
          </table:table-cell>
          <table:table-cell table:number-columns-repeated="9"/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552.740784959181" calcext:value-type="float">
            <text:p>552.740784959181</text:p>
          </table:table-cell>
          <table:table-cell office:value-type="float" office:value="535.388347766863" calcext:value-type="float">
            <text:p>535.388347766863</text:p>
          </table:table-cell>
          <table:table-cell office:value-type="float" office:value="50.4359805586975" calcext:value-type="float">
            <text:p>50.4359805586975</text:p>
          </table:table-cell>
          <table:table-cell office:value-type="float" office:value="51.6132016646482" calcext:value-type="float">
            <text:p>51.6132016646482</text:p>
          </table:table-cell>
          <table:table-cell table:number-columns-repeated="9"/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525.544100905159" calcext:value-type="float">
            <text:p>525.544100905159</text:p>
          </table:table-cell>
          <table:table-cell office:value-type="float" office:value="519.802163413779" calcext:value-type="float">
            <text:p>519.802163413779</text:p>
          </table:table-cell>
          <table:table-cell office:value-type="float" office:value="40.8101057510226" calcext:value-type="float">
            <text:p>40.8101057510226</text:p>
          </table:table-cell>
          <table:table-cell office:value-type="float" office:value="57.7376511562597" calcext:value-type="float">
            <text:p>57.7376511562597</text:p>
          </table:table-cell>
          <table:table-cell table:number-columns-repeated="9"/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526.250173744641" calcext:value-type="float">
            <text:p>526.250173744641</text:p>
          </table:table-cell>
          <table:table-cell office:value-type="float" office:value="518.537494393958" calcext:value-type="float">
            <text:p>518.537494393958</text:p>
          </table:table-cell>
          <table:table-cell office:value-type="float" office:value="46.4805028031629" calcext:value-type="float">
            <text:p>46.4805028031629</text:p>
          </table:table-cell>
          <table:table-cell office:value-type="float" office:value="46.7144144125196" calcext:value-type="float">
            <text:p>46.7144144125196</text:p>
          </table:table-cell>
          <table:table-cell table:number-columns-repeated="9"/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554.393748042653" calcext:value-type="float">
            <text:p>554.393748042653</text:p>
          </table:table-cell>
          <table:table-cell office:value-type="float" office:value="511.59984018033" calcext:value-type="float">
            <text:p>511.59984018033</text:p>
          </table:table-cell>
          <table:table-cell office:value-type="float" office:value="45.7353108302094" calcext:value-type="float">
            <text:p>45.7353108302094</text:p>
          </table:table-cell>
          <table:table-cell office:value-type="float" office:value="52.2495943389648" calcext:value-type="float">
            <text:p>52.2495943389648</text:p>
          </table:table-cell>
          <table:table-cell table:number-columns-repeated="9"/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534.703209518837" calcext:value-type="float">
            <text:p>534.703209518837</text:p>
          </table:table-cell>
          <table:table-cell office:value-type="float" office:value="505.034763754148" calcext:value-type="float">
            <text:p>505.034763754148</text:p>
          </table:table-cell>
          <table:table-cell office:value-type="float" office:value="42.2520771772345" calcext:value-type="float">
            <text:p>42.2520771772345</text:p>
          </table:table-cell>
          <table:table-cell office:value-type="float" office:value="56.2192125024793" calcext:value-type="float">
            <text:p>56.2192125024793</text:p>
          </table:table-cell>
          <table:table-cell table:number-columns-repeated="9"/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523.676821105157" calcext:value-type="float">
            <text:p>523.676821105157</text:p>
          </table:table-cell>
          <table:table-cell office:value-type="float" office:value="543.383941417842" calcext:value-type="float">
            <text:p>543.383941417842</text:p>
          </table:table-cell>
          <table:table-cell office:value-type="float" office:value="51.0918364559607" calcext:value-type="float">
            <text:p>51.0918364559607</text:p>
          </table:table-cell>
          <table:table-cell office:value-type="float" office:value="228.234923382456" calcext:value-type="float">
            <text:p>228.234923382456</text:p>
          </table:table-cell>
          <table:table-cell table:number-columns-repeated="9"/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547.871429604079" calcext:value-type="float">
            <text:p>547.871429604079</text:p>
          </table:table-cell>
          <table:table-cell office:value-type="float" office:value="517.68231565116" calcext:value-type="float">
            <text:p>517.68231565116</text:p>
          </table:table-cell>
          <table:table-cell office:value-type="float" office:value="49.2290161733746" calcext:value-type="float">
            <text:p>49.2290161733746</text:p>
          </table:table-cell>
          <table:table-cell office:value-type="float" office:value="90.0942117029613" calcext:value-type="float">
            <text:p>90.0942117029613</text:p>
          </table:table-cell>
          <table:table-cell table:number-columns-repeated="9"/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565.668940184573" calcext:value-type="float">
            <text:p>565.668940184573</text:p>
          </table:table-cell>
          <table:table-cell office:value-type="float" office:value="538.355269984044" calcext:value-type="float">
            <text:p>538.355269984044</text:p>
          </table:table-cell>
          <table:table-cell office:value-type="float" office:value="49.921901606596" calcext:value-type="float">
            <text:p>49.921901606596</text:p>
          </table:table-cell>
          <table:table-cell office:value-type="float" office:value="49.520282962559" calcext:value-type="float">
            <text:p>49.520282962559</text:p>
          </table:table-cell>
          <table:table-cell table:number-columns-repeated="9"/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558.307288924804" calcext:value-type="float">
            <text:p>558.307288924804</text:p>
          </table:table-cell>
          <table:table-cell office:value-type="float" office:value="517.443267986841" calcext:value-type="float">
            <text:p>517.443267986841</text:p>
          </table:table-cell>
          <table:table-cell office:value-type="float" office:value="36.9855644041484" calcext:value-type="float">
            <text:p>36.9855644041484</text:p>
          </table:table-cell>
          <table:table-cell office:value-type="float" office:value="93.9479286995118" calcext:value-type="float">
            <text:p>93.9479286995118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5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 table:style-name="ce3"/>
          <table:table-cell table:number-columns-repeated="5"/>
          <table:table-cell table:style-name="Default" table:number-columns-repeated="4"/>
        </table:table-row>
      </table:table>
      <table:table table:name="Prime10mMeanThreads500" table:style-name="ta1">
        <table:table-column table:style-name="co11" table:default-cell-style-name="ce1"/>
        <table:table-column table:style-name="co12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number-rows-repeated="6">
          <table:table-cell table:style-name="Default"/>
          <table:table-cell/>
        </table:table-row>
        <table:table-row table:style-name="ro1">
          <table:table-cell table:style-name="Default"/>
          <table:table-cell table:style-name="ce3"/>
        </table:table-row>
      </table:table>
      <table:table table:name="DbWrite99P500" table:style-name="ta1">
        <table:table-column table:style-name="co7" table:default-cell-style-name="ce1"/>
        <table:table-column table:style-name="co2" table:number-columns-repeated="4" table:default-cell-style-name="ce2"/>
        <table:table-column table:style-name="co2" table:number-columns-repeated="5" table:default-cell-style-name="Default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9596.567551" calcext:value-type="float">
            <text:p>9596.567551</text:p>
          </table:table-cell>
          <table:table-cell office:value-type="float" office:value="9663.676415" calcext:value-type="float">
            <text:p>9663.676415</text:p>
          </table:table-cell>
          <table:table-cell office:value-type="float" office:value="1493.172223" calcext:value-type="float">
            <text:p>1493.172223</text:p>
          </table:table-cell>
          <table:table-cell office:value-type="float" office:value="7751.073791" calcext:value-type="float">
            <text:p>7751.073791</text:p>
          </table:table-cell>
          <table:table-cell table:number-columns-repeated="9"/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744.051199" calcext:value-type="float">
            <text:p>11744.051199</text:p>
          </table:table-cell>
          <table:table-cell office:value-type="float" office:value="11811.160063" calcext:value-type="float">
            <text:p>11811.160063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8153.726975" calcext:value-type="float">
            <text:p>8153.726975</text:p>
          </table:table-cell>
          <table:table-cell table:number-columns-repeated="9"/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274.289151" calcext:value-type="float">
            <text:p>11274.289151</text:p>
          </table:table-cell>
          <table:table-cell office:value-type="float" office:value="11542.724607" calcext:value-type="float">
            <text:p>11542.724607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9999.220735" calcext:value-type="float">
            <text:p>9999.220735</text:p>
          </table:table-cell>
          <table:table-cell table:number-columns-repeated="9"/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11072.962559" calcext:value-type="float">
            <text:p>11072.962559</text:p>
          </table:table-cell>
          <table:table-cell office:value-type="float" office:value="274.726911" calcext:value-type="float">
            <text:p>274.726911</text:p>
          </table:table-cell>
          <table:table-cell office:value-type="float" office:value="11341.398015" calcext:value-type="float">
            <text:p>11341.398015</text:p>
          </table:table-cell>
          <table:table-cell table:number-columns-repeated="9"/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761.607679" calcext:value-type="float">
            <text:p>1761.607679</text:p>
          </table:table-cell>
          <table:table-cell office:value-type="float" office:value="11072.962559" calcext:value-type="float">
            <text:p>11072.962559</text:p>
          </table:table-cell>
          <table:table-cell table:number-columns-repeated="9"/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0804.527103" calcext:value-type="float">
            <text:p>10804.527103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884.998143" calcext:value-type="float">
            <text:p>884.998143</text:p>
          </table:table-cell>
          <table:table-cell office:value-type="float" office:value="2021.654527" calcext:value-type="float">
            <text:p>2021.654527</text:p>
          </table:table-cell>
          <table:table-cell table:number-columns-repeated="9"/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2751.463423" calcext:value-type="float">
            <text:p>2751.463423</text:p>
          </table:table-cell>
          <table:table-cell office:value-type="float" office:value="2197.815295" calcext:value-type="float">
            <text:p>2197.815295</text:p>
          </table:table-cell>
          <table:table-cell table:number-columns-repeated="9"/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1475.615743" calcext:value-type="float">
            <text:p>11475.615743</text:p>
          </table:table-cell>
          <table:table-cell office:value-type="float" office:value="4798.283775" calcext:value-type="float">
            <text:p>4798.283775</text:p>
          </table:table-cell>
          <table:table-cell office:value-type="float" office:value="2181.038079" calcext:value-type="float">
            <text:p>2181.038079</text:p>
          </table:table-cell>
          <table:table-cell table:number-columns-repeated="9"/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1475.615743" calcext:value-type="float">
            <text:p>11475.615743</text:p>
          </table:table-cell>
          <table:table-cell office:value-type="float" office:value="1325.400063" calcext:value-type="float">
            <text:p>1325.400063</text:p>
          </table:table-cell>
          <table:table-cell office:value-type="float" office:value="3103.784959" calcext:value-type="float">
            <text:p>3103.784959</text:p>
          </table:table-cell>
          <table:table-cell table:number-columns-repeated="9"/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771.751935" calcext:value-type="float">
            <text:p>771.751935</text:p>
          </table:table-cell>
          <table:table-cell office:value-type="float" office:value="1686.110207" calcext:value-type="float">
            <text:p>1686.110207</text:p>
          </table:table-cell>
          <table:table-cell table:number-columns-repeated="9"/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2482.248703" calcext:value-type="float">
            <text:p>12482.248703</text:p>
          </table:table-cell>
          <table:table-cell office:value-type="float" office:value="1325.400063" calcext:value-type="float">
            <text:p>1325.400063</text:p>
          </table:table-cell>
          <table:table-cell office:value-type="float" office:value="1593.835519" calcext:value-type="float">
            <text:p>1593.835519</text:p>
          </table:table-cell>
          <table:table-cell table:number-columns-repeated="9"/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12616.466431" calcext:value-type="float">
            <text:p>12616.466431</text:p>
          </table:table-cell>
          <table:table-cell office:value-type="float" office:value="700.448767" calcext:value-type="float">
            <text:p>700.448767</text:p>
          </table:table-cell>
          <table:table-cell office:value-type="float" office:value="1820.327935" calcext:value-type="float">
            <text:p>1820.327935</text:p>
          </table:table-cell>
          <table:table-cell table:number-columns-repeated="9"/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1609.833471" calcext:value-type="float">
            <text:p>11609.833471</text:p>
          </table:table-cell>
          <table:table-cell office:value-type="float" office:value="2516.582399" calcext:value-type="float">
            <text:p>2516.582399</text:p>
          </table:table-cell>
          <table:table-cell office:value-type="float" office:value="1744.830463" calcext:value-type="float">
            <text:p>1744.830463</text:p>
          </table:table-cell>
          <table:table-cell table:number-columns-repeated="9"/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3891.534847" calcext:value-type="float">
            <text:p>13891.534847</text:p>
          </table:table-cell>
          <table:table-cell office:value-type="float" office:value="4328.521727" calcext:value-type="float">
            <text:p>4328.521727</text:p>
          </table:table-cell>
          <table:table-cell office:value-type="float" office:value="2885.681151" calcext:value-type="float">
            <text:p>2885.681151</text:p>
          </table:table-cell>
          <table:table-cell table:number-columns-repeated="9"/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8387.828735" calcext:value-type="float">
            <text:p>18387.828735</text:p>
          </table:table-cell>
          <table:table-cell office:value-type="float" office:value="1434.451967" calcext:value-type="float">
            <text:p>1434.451967</text:p>
          </table:table-cell>
          <table:table-cell office:value-type="float" office:value="1082.130431" calcext:value-type="float">
            <text:p>1082.130431</text:p>
          </table:table-cell>
          <table:table-cell table:number-columns-repeated="9"/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18924.699647" calcext:value-type="float">
            <text:p>18924.699647</text:p>
          </table:table-cell>
          <table:table-cell office:value-type="float" office:value="1107.296255" calcext:value-type="float">
            <text:p>1107.296255</text:p>
          </table:table-cell>
          <table:table-cell office:value-type="float" office:value="1509.949439" calcext:value-type="float">
            <text:p>1509.949439</text:p>
          </table:table-cell>
          <table:table-cell table:number-columns-repeated="9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5502.147583" calcext:value-type="float">
            <text:p>15502.147583</text:p>
          </table:table-cell>
          <table:table-cell office:value-type="float" office:value="868.220927" calcext:value-type="float">
            <text:p>868.220927</text:p>
          </table:table-cell>
          <table:table-cell office:value-type="float" office:value="1560.281087" calcext:value-type="float">
            <text:p>1560.281087</text:p>
          </table:table-cell>
          <table:table-cell table:number-columns-repeated="9"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0603.200511" calcext:value-type="float">
            <text:p>10603.200511</text:p>
          </table:table-cell>
          <table:table-cell office:value-type="float" office:value="12683.575295" calcext:value-type="float">
            <text:p>12683.575295</text:p>
          </table:table-cell>
          <table:table-cell office:value-type="float" office:value="616.562687" calcext:value-type="float">
            <text:p>616.562687</text:p>
          </table:table-cell>
          <table:table-cell office:value-type="float" office:value="1652.555775" calcext:value-type="float">
            <text:p>1652.555775</text:p>
          </table:table-cell>
          <table:table-cell table:number-columns-repeated="9"/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2750.684159" calcext:value-type="float">
            <text:p>12750.684159</text:p>
          </table:table-cell>
          <table:table-cell office:value-type="float" office:value="1736.441855" calcext:value-type="float">
            <text:p>1736.441855</text:p>
          </table:table-cell>
          <table:table-cell office:value-type="float" office:value="1434.451967" calcext:value-type="float">
            <text:p>1434.451967</text:p>
          </table:table-cell>
          <table:table-cell table:number-columns-repeated="9"/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5905.580031" calcext:value-type="float">
            <text:p>5905.580031</text:p>
          </table:table-cell>
          <table:table-cell office:value-type="float" office:value="2315.255807" calcext:value-type="float">
            <text:p>2315.255807</text:p>
          </table:table-cell>
          <table:table-cell table:number-columns-repeated="9"/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602.224127" calcext:value-type="float">
            <text:p>1602.224127</text:p>
          </table:table-cell>
          <table:table-cell office:value-type="float" office:value="1627.389951" calcext:value-type="float">
            <text:p>1627.389951</text:p>
          </table:table-cell>
          <table:table-cell table:number-columns-repeated="9"/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1072.962559" calcext:value-type="float">
            <text:p>11072.962559</text:p>
          </table:table-cell>
          <table:table-cell office:value-type="float" office:value="1325.400063" calcext:value-type="float">
            <text:p>1325.400063</text:p>
          </table:table-cell>
          <table:table-cell office:value-type="float" office:value="2113.929215" calcext:value-type="float">
            <text:p>2113.929215</text:p>
          </table:table-cell>
          <table:table-cell table:number-columns-repeated="9"/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10804.527103" calcext:value-type="float">
            <text:p>10804.527103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2785.017855" calcext:value-type="float">
            <text:p>2785.017855</text:p>
          </table:table-cell>
          <table:table-cell office:value-type="float" office:value="1501.560831" calcext:value-type="float">
            <text:p>1501.560831</text:p>
          </table:table-cell>
          <table:table-cell table:number-columns-repeated="9"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11744.051199" calcext:value-type="float">
            <text:p>11744.051199</text:p>
          </table:table-cell>
          <table:table-cell office:value-type="float" office:value="11072.962559" calcext:value-type="float">
            <text:p>11072.962559</text:p>
          </table:table-cell>
          <table:table-cell office:value-type="float" office:value="1061.158911" calcext:value-type="float">
            <text:p>1061.158911</text:p>
          </table:table-cell>
          <table:table-cell office:value-type="float" office:value="1468.006399" calcext:value-type="float">
            <text:p>1468.006399</text:p>
          </table:table-cell>
          <table:table-cell table:number-columns-repeated="9"/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12146.704383" calcext:value-type="float">
            <text:p>12146.704383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1954.545663" calcext:value-type="float">
            <text:p>1954.545663</text:p>
          </table:table-cell>
          <table:table-cell office:value-type="float" office:value="1518.338047" calcext:value-type="float">
            <text:p>1518.338047</text:p>
          </table:table-cell>
          <table:table-cell table:number-columns-repeated="9"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11945.377791" calcext:value-type="float">
            <text:p>11945.377791</text:p>
          </table:table-cell>
          <table:table-cell office:value-type="float" office:value="11140.071423" calcext:value-type="float">
            <text:p>11140.071423</text:p>
          </table:table-cell>
          <table:table-cell office:value-type="float" office:value="4244.635647" calcext:value-type="float">
            <text:p>4244.635647</text:p>
          </table:table-cell>
          <table:table-cell office:value-type="float" office:value="1073.741823" calcext:value-type="float">
            <text:p>1073.741823</text:p>
          </table:table-cell>
          <table:table-cell table:number-columns-repeated="9"/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12348.030975" calcext:value-type="float">
            <text:p>12348.030975</text:p>
          </table:table-cell>
          <table:table-cell office:value-type="float" office:value="11140.071423" calcext:value-type="float">
            <text:p>11140.071423</text:p>
          </table:table-cell>
          <table:table-cell office:value-type="float" office:value="1828.716543" calcext:value-type="float">
            <text:p>1828.716543</text:p>
          </table:table-cell>
          <table:table-cell office:value-type="float" office:value="1543.503871" calcext:value-type="float">
            <text:p>1543.503871</text:p>
          </table:table-cell>
          <table:table-cell table:number-columns-repeated="9"/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2482.248703" calcext:value-type="float">
            <text:p>12482.248703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1291.845631" calcext:value-type="float">
            <text:p>1291.845631</text:p>
          </table:table-cell>
          <table:table-cell office:value-type="float" office:value="2315.255807" calcext:value-type="float">
            <text:p>2315.255807</text:p>
          </table:table-cell>
          <table:table-cell table:number-columns-repeated="9"/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1744.051199" calcext:value-type="float">
            <text:p>11744.051199</text:p>
          </table:table-cell>
          <table:table-cell office:value-type="float" office:value="10468.982783" calcext:value-type="float">
            <text:p>10468.982783</text:p>
          </table:table-cell>
          <table:table-cell office:value-type="float" office:value="3506.438143" calcext:value-type="float">
            <text:p>3506.438143</text:p>
          </table:table-cell>
          <table:table-cell office:value-type="float" office:value="1778.384895" calcext:value-type="float">
            <text:p>1778.384895</text:p>
          </table:table-cell>
          <table:table-cell table:number-columns-repeated="9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1341.398015" calcext:value-type="float">
            <text:p>11341.398015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073.741823" calcext:value-type="float">
            <text:p>1073.741823</text:p>
          </table:table-cell>
          <table:table-cell office:value-type="float" office:value="1191.182335" calcext:value-type="float">
            <text:p>1191.182335</text:p>
          </table:table-cell>
          <table:table-cell table:number-columns-repeated="9"/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12213.813247" calcext:value-type="float">
            <text:p>12213.813247</text:p>
          </table:table-cell>
          <table:table-cell office:value-type="float" office:value="10401.873919" calcext:value-type="float">
            <text:p>10401.873919</text:p>
          </table:table-cell>
          <table:table-cell office:value-type="float" office:value="1166.016511" calcext:value-type="float">
            <text:p>1166.016511</text:p>
          </table:table-cell>
          <table:table-cell office:value-type="float" office:value="1207.959551" calcext:value-type="float">
            <text:p>1207.959551</text:p>
          </table:table-cell>
          <table:table-cell table:number-columns-repeated="9"/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2213.813247" calcext:value-type="float">
            <text:p>12213.813247</text:p>
          </table:table-cell>
          <table:table-cell office:value-type="float" office:value="10334.765055" calcext:value-type="float">
            <text:p>10334.765055</text:p>
          </table:table-cell>
          <table:table-cell office:value-type="float" office:value="3657.433087" calcext:value-type="float">
            <text:p>3657.433087</text:p>
          </table:table-cell>
          <table:table-cell office:value-type="float" office:value="1199.570943" calcext:value-type="float">
            <text:p>1199.570943</text:p>
          </table:table-cell>
          <table:table-cell table:number-columns-repeated="9"/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1274.289151" calcext:value-type="float">
            <text:p>11274.289151</text:p>
          </table:table-cell>
          <table:table-cell office:value-type="float" office:value="10401.873919" calcext:value-type="float">
            <text:p>10401.873919</text:p>
          </table:table-cell>
          <table:table-cell office:value-type="float" office:value="1988.100095" calcext:value-type="float">
            <text:p>1988.100095</text:p>
          </table:table-cell>
          <table:table-cell office:value-type="float" office:value="1283.457023" calcext:value-type="float">
            <text:p>1283.457023</text:p>
          </table:table-cell>
          <table:table-cell table:number-columns-repeated="9"/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11207.180287" calcext:value-type="float">
            <text:p>11207.180287</text:p>
          </table:table-cell>
          <table:table-cell office:value-type="float" office:value="10200.547327" calcext:value-type="float">
            <text:p>10200.547327</text:p>
          </table:table-cell>
          <table:table-cell office:value-type="float" office:value="1233.125375" calcext:value-type="float">
            <text:p>1233.125375</text:p>
          </table:table-cell>
          <table:table-cell office:value-type="float" office:value="2415.919103" calcext:value-type="float">
            <text:p>2415.919103</text:p>
          </table:table-cell>
          <table:table-cell table:number-columns-repeated="9"/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0200.547327" calcext:value-type="float">
            <text:p>10200.547327</text:p>
          </table:table-cell>
          <table:table-cell office:value-type="float" office:value="2550.136831" calcext:value-type="float">
            <text:p>2550.136831</text:p>
          </table:table-cell>
          <table:table-cell office:value-type="float" office:value="2382.364671" calcext:value-type="float">
            <text:p>2382.364671</text:p>
          </table:table-cell>
          <table:table-cell table:number-columns-repeated="9"/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1609.833471" calcext:value-type="float">
            <text:p>11609.833471</text:p>
          </table:table-cell>
          <table:table-cell office:value-type="float" office:value="1895.825407" calcext:value-type="float">
            <text:p>1895.825407</text:p>
          </table:table-cell>
          <table:table-cell office:value-type="float" office:value="1551.892479" calcext:value-type="float">
            <text:p>1551.892479</text:p>
          </table:table-cell>
          <table:table-cell table:number-columns-repeated="9"/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12348.030975" calcext:value-type="float">
            <text:p>12348.030975</text:p>
          </table:table-cell>
          <table:table-cell office:value-type="float" office:value="1409.286143" calcext:value-type="float">
            <text:p>1409.286143</text:p>
          </table:table-cell>
          <table:table-cell office:value-type="float" office:value="2634.022911" calcext:value-type="float">
            <text:p>2634.022911</text:p>
          </table:table-cell>
          <table:table-cell table:number-columns-repeated="9"/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11072.962559" calcext:value-type="float">
            <text:p>11072.962559</text:p>
          </table:table-cell>
          <table:table-cell office:value-type="float" office:value="11408.506879" calcext:value-type="float">
            <text:p>11408.506879</text:p>
          </table:table-cell>
          <table:table-cell office:value-type="float" office:value="4143.972351" calcext:value-type="float">
            <text:p>4143.972351</text:p>
          </table:table-cell>
          <table:table-cell office:value-type="float" office:value="1551.892479" calcext:value-type="float">
            <text:p>1551.892479</text:p>
          </table:table-cell>
          <table:table-cell table:number-columns-repeated="9"/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1408.506879" calcext:value-type="float">
            <text:p>11408.506879</text:p>
          </table:table-cell>
          <table:table-cell office:value-type="float" office:value="1962.934271" calcext:value-type="float">
            <text:p>1962.934271</text:p>
          </table:table-cell>
          <table:table-cell office:value-type="float" office:value="1535.115263" calcext:value-type="float">
            <text:p>1535.115263</text:p>
          </table:table-cell>
          <table:table-cell table:number-columns-repeated="9"/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0267.656191" calcext:value-type="float">
            <text:p>10267.656191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1409.286143" calcext:value-type="float">
            <text:p>1409.286143</text:p>
          </table:table-cell>
          <table:table-cell office:value-type="float" office:value="1845.493759" calcext:value-type="float">
            <text:p>1845.493759</text:p>
          </table:table-cell>
          <table:table-cell table:number-columns-repeated="9"/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10401.873919" calcext:value-type="float">
            <text:p>10401.873919</text:p>
          </table:table-cell>
          <table:table-cell office:value-type="float" office:value="11207.180287" calcext:value-type="float">
            <text:p>11207.180287</text:p>
          </table:table-cell>
          <table:table-cell office:value-type="float" office:value="2466.250751" calcext:value-type="float">
            <text:p>2466.250751</text:p>
          </table:table-cell>
          <table:table-cell office:value-type="float" office:value="2063.597567" calcext:value-type="float">
            <text:p>2063.597567</text:p>
          </table:table-cell>
          <table:table-cell table:number-columns-repeated="9"/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11811.160063" calcext:value-type="float">
            <text:p>11811.160063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1300.234239" calcext:value-type="float">
            <text:p>1300.234239</text:p>
          </table:table-cell>
          <table:table-cell table:number-columns-repeated="9"/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2079.595519" calcext:value-type="float">
            <text:p>12079.595519</text:p>
          </table:table-cell>
          <table:table-cell office:value-type="float" office:value="11140.071423" calcext:value-type="float">
            <text:p>11140.071423</text:p>
          </table:table-cell>
          <table:table-cell office:value-type="float" office:value="2785.017855" calcext:value-type="float">
            <text:p>2785.017855</text:p>
          </table:table-cell>
          <table:table-cell office:value-type="float" office:value="1308.622847" calcext:value-type="float">
            <text:p>1308.622847</text:p>
          </table:table-cell>
          <table:table-cell table:number-columns-repeated="9"/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3003.121663" calcext:value-type="float">
            <text:p>3003.121663</text:p>
          </table:table-cell>
          <table:table-cell office:value-type="float" office:value="1333.788671" calcext:value-type="float">
            <text:p>1333.788671</text:p>
          </table:table-cell>
          <table:table-cell table:number-columns-repeated="9"/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1072.962559" calcext:value-type="float">
            <text:p>11072.962559</text:p>
          </table:table-cell>
          <table:table-cell office:value-type="float" office:value="1895.825407" calcext:value-type="float">
            <text:p>1895.825407</text:p>
          </table:table-cell>
          <table:table-cell office:value-type="float" office:value="1308.622847" calcext:value-type="float">
            <text:p>1308.622847</text:p>
          </table:table-cell>
          <table:table-cell table:number-columns-repeated="9"/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11072.962559" calcext:value-type="float">
            <text:p>11072.962559</text:p>
          </table:table-cell>
          <table:table-cell office:value-type="float" office:value="11274.289151" calcext:value-type="float">
            <text:p>11274.289151</text:p>
          </table:table-cell>
          <table:table-cell office:value-type="float" office:value="1174.405119" calcext:value-type="float">
            <text:p>1174.405119</text:p>
          </table:table-cell>
          <table:table-cell office:value-type="float" office:value="3774.873599" calcext:value-type="float">
            <text:p>3774.873599</text:p>
          </table:table-cell>
          <table:table-cell table:number-columns-repeated="9"/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1475.615743" calcext:value-type="float">
            <text:p>11475.615743</text:p>
          </table:table-cell>
          <table:table-cell office:value-type="float" office:value="1501.560831" calcext:value-type="float">
            <text:p>1501.560831</text:p>
          </table:table-cell>
          <table:table-cell office:value-type="float" office:value="2013.265919" calcext:value-type="float">
            <text:p>2013.265919</text:p>
          </table:table-cell>
          <table:table-cell table:number-columns-repeated="9"/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0603.200511" calcext:value-type="float">
            <text:p>10603.200511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308.622847" calcext:value-type="float">
            <text:p>1308.622847</text:p>
          </table:table-cell>
          <table:table-cell office:value-type="float" office:value="1551.892479" calcext:value-type="float">
            <text:p>1551.892479</text:p>
          </table:table-cell>
          <table:table-cell table:number-columns-repeated="9"/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0200.547327" calcext:value-type="float">
            <text:p>10200.547327</text:p>
          </table:table-cell>
          <table:table-cell office:value-type="float" office:value="3506.438143" calcext:value-type="float">
            <text:p>3506.438143</text:p>
          </table:table-cell>
          <table:table-cell office:value-type="float" office:value="1577.058303" calcext:value-type="float">
            <text:p>1577.058303</text:p>
          </table:table-cell>
          <table:table-cell table:number-columns-repeated="9"/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10468.982783" calcext:value-type="float">
            <text:p>10468.982783</text:p>
          </table:table-cell>
          <table:table-cell office:value-type="float" office:value="10267.656191" calcext:value-type="float">
            <text:p>10267.656191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1082.130431" calcext:value-type="float">
            <text:p>1082.130431</text:p>
          </table:table-cell>
          <table:table-cell table:number-columns-repeated="9"/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10200.547327" calcext:value-type="float">
            <text:p>10200.547327</text:p>
          </table:table-cell>
          <table:table-cell office:value-type="float" office:value="1786.773503" calcext:value-type="float">
            <text:p>1786.773503</text:p>
          </table:table-cell>
          <table:table-cell office:value-type="float" office:value="1568.669695" calcext:value-type="float">
            <text:p>1568.669695</text:p>
          </table:table-cell>
          <table:table-cell table:number-columns-repeated="9"/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0334.765055" calcext:value-type="float">
            <text:p>10334.765055</text:p>
          </table:table-cell>
          <table:table-cell office:value-type="float" office:value="1182.793727" calcext:value-type="float">
            <text:p>1182.793727</text:p>
          </table:table-cell>
          <table:table-cell office:value-type="float" office:value="2432.696319" calcext:value-type="float">
            <text:p>2432.696319</text:p>
          </table:table-cell>
          <table:table-cell table:number-columns-repeated="9"/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11542.724607" calcext:value-type="float">
            <text:p>11542.724607</text:p>
          </table:table-cell>
          <table:table-cell office:value-type="float" office:value="10267.656191" calcext:value-type="float">
            <text:p>10267.656191</text:p>
          </table:table-cell>
          <table:table-cell office:value-type="float" office:value="1342.177279" calcext:value-type="float">
            <text:p>1342.177279</text:p>
          </table:table-cell>
          <table:table-cell office:value-type="float" office:value="1627.389951" calcext:value-type="float">
            <text:p>1627.389951</text:p>
          </table:table-cell>
          <table:table-cell table:number-columns-repeated="9"/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11475.615743" calcext:value-type="float">
            <text:p>11475.615743</text:p>
          </table:table-cell>
          <table:table-cell office:value-type="float" office:value="10267.656191" calcext:value-type="float">
            <text:p>10267.656191</text:p>
          </table:table-cell>
          <table:table-cell office:value-type="float" office:value="1258.291199" calcext:value-type="float">
            <text:p>1258.291199</text:p>
          </table:table-cell>
          <table:table-cell office:value-type="float" office:value="1493.172223" calcext:value-type="float">
            <text:p>1493.172223</text:p>
          </table:table-cell>
          <table:table-cell table:number-columns-repeated="9"/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0334.765055" calcext:value-type="float">
            <text:p>10334.765055</text:p>
          </table:table-cell>
          <table:table-cell office:value-type="float" office:value="1644.167167" calcext:value-type="float">
            <text:p>1644.167167</text:p>
          </table:table-cell>
          <table:table-cell office:value-type="float" office:value="1358.954495" calcext:value-type="float">
            <text:p>1358.954495</text:p>
          </table:table-cell>
          <table:table-cell table:number-columns-repeated="9"/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0200.547327" calcext:value-type="float">
            <text:p>10200.547327</text:p>
          </table:table-cell>
          <table:table-cell office:value-type="float" office:value="3724.541951" calcext:value-type="float">
            <text:p>3724.541951</text:p>
          </table:table-cell>
          <table:table-cell office:value-type="float" office:value="1308.622847" calcext:value-type="float">
            <text:p>1308.622847</text:p>
          </table:table-cell>
          <table:table-cell table:number-columns-repeated="9"/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9999.220735" calcext:value-type="float">
            <text:p>9999.220735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719.664639" calcext:value-type="float">
            <text:p>1719.664639</text:p>
          </table:table-cell>
          <table:table-cell office:value-type="float" office:value="1291.845631" calcext:value-type="float">
            <text:p>1291.845631</text:p>
          </table:table-cell>
          <table:table-cell table:number-columns-repeated="9"/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10267.656191" calcext:value-type="float">
            <text:p>10267.656191</text:p>
          </table:table-cell>
          <table:table-cell office:value-type="float" office:value="11207.180287" calcext:value-type="float">
            <text:p>11207.180287</text:p>
          </table:table-cell>
          <table:table-cell office:value-type="float" office:value="1409.286143" calcext:value-type="float">
            <text:p>1409.286143</text:p>
          </table:table-cell>
          <table:table-cell office:value-type="float" office:value="3992.977407" calcext:value-type="float">
            <text:p>3992.977407</text:p>
          </table:table-cell>
          <table:table-cell table:number-columns-repeated="9"/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10200.547327" calcext:value-type="float">
            <text:p>10200.547327</text:p>
          </table:table-cell>
          <table:table-cell office:value-type="float" office:value="11140.071423" calcext:value-type="float">
            <text:p>11140.071423</text:p>
          </table:table-cell>
          <table:table-cell office:value-type="float" office:value="1778.384895" calcext:value-type="float">
            <text:p>1778.384895</text:p>
          </table:table-cell>
          <table:table-cell office:value-type="float" office:value="4043.309055" calcext:value-type="float">
            <text:p>4043.309055</text:p>
          </table:table-cell>
          <table:table-cell table:number-columns-repeated="9"/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0200.547327" calcext:value-type="float">
            <text:p>10200.547327</text:p>
          </table:table-cell>
          <table:table-cell office:value-type="float" office:value="10334.765055" calcext:value-type="float">
            <text:p>10334.765055</text:p>
          </table:table-cell>
          <table:table-cell office:value-type="float" office:value="2139.095039" calcext:value-type="float">
            <text:p>2139.095039</text:p>
          </table:table-cell>
          <table:table-cell office:value-type="float" office:value="2097.151999" calcext:value-type="float">
            <text:p>2097.151999</text:p>
          </table:table-cell>
          <table:table-cell table:number-columns-repeated="9"/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10334.765055" calcext:value-type="float">
            <text:p>10334.765055</text:p>
          </table:table-cell>
          <table:table-cell office:value-type="float" office:value="10468.982783" calcext:value-type="float">
            <text:p>10468.982783</text:p>
          </table:table-cell>
          <table:table-cell office:value-type="float" office:value="1610.612735" calcext:value-type="float">
            <text:p>1610.612735</text:p>
          </table:table-cell>
          <table:table-cell office:value-type="float" office:value="2399.141887" calcext:value-type="float">
            <text:p>2399.141887</text:p>
          </table:table-cell>
          <table:table-cell table:number-columns-repeated="9"/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table:number-columns-repeated="2" office:value-type="float" office:value="10267.656191" calcext:value-type="float">
            <text:p>10267.656191</text:p>
          </table:table-cell>
          <table:table-cell office:value-type="float" office:value="2214.592511" calcext:value-type="float">
            <text:p>2214.592511</text:p>
          </table:table-cell>
          <table:table-cell office:value-type="float" office:value="1602.224127" calcext:value-type="float">
            <text:p>1602.224127</text:p>
          </table:table-cell>
          <table:table-cell table:number-columns-repeated="9"/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0804.527103" calcext:value-type="float">
            <text:p>10804.527103</text:p>
          </table:table-cell>
          <table:table-cell office:value-type="float" office:value="1400.897535" calcext:value-type="float">
            <text:p>1400.897535</text:p>
          </table:table-cell>
          <table:table-cell office:value-type="float" office:value="3925.868543" calcext:value-type="float">
            <text:p>3925.868543</text:p>
          </table:table-cell>
          <table:table-cell table:number-columns-repeated="9"/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635.778559" calcext:value-type="float">
            <text:p>1635.778559</text:p>
          </table:table-cell>
          <table:table-cell office:value-type="float" office:value="1828.716543" calcext:value-type="float">
            <text:p>1828.716543</text:p>
          </table:table-cell>
          <table:table-cell table:number-columns-repeated="9"/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table:number-columns-repeated="2" office:value-type="float" office:value="10603.200511" calcext:value-type="float">
            <text:p>10603.200511</text:p>
          </table:table-cell>
          <table:table-cell office:value-type="float" office:value="1459.617791" calcext:value-type="float">
            <text:p>1459.617791</text:p>
          </table:table-cell>
          <table:table-cell office:value-type="float" office:value="2466.250751" calcext:value-type="float">
            <text:p>2466.250751</text:p>
          </table:table-cell>
          <table:table-cell table:number-columns-repeated="9"/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10066.329599" calcext:value-type="float">
            <text:p>10066.329599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2566.914047" calcext:value-type="float">
            <text:p>2566.914047</text:p>
          </table:table-cell>
          <table:table-cell office:value-type="float" office:value="2365.587455" calcext:value-type="float">
            <text:p>2365.587455</text:p>
          </table:table-cell>
          <table:table-cell table:number-columns-repeated="9"/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11140.071423" calcext:value-type="float">
            <text:p>11140.071423</text:p>
          </table:table-cell>
          <table:table-cell office:value-type="float" office:value="10267.656191" calcext:value-type="float">
            <text:p>10267.656191</text:p>
          </table:table-cell>
          <table:table-cell office:value-type="float" office:value="1317.011455" calcext:value-type="float">
            <text:p>1317.011455</text:p>
          </table:table-cell>
          <table:table-cell office:value-type="float" office:value="2399.141887" calcext:value-type="float">
            <text:p>2399.141887</text:p>
          </table:table-cell>
          <table:table-cell table:number-columns-repeated="9"/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1811.160063" calcext:value-type="float">
            <text:p>11811.160063</text:p>
          </table:table-cell>
          <table:table-cell office:value-type="float" office:value="10468.982783" calcext:value-type="float">
            <text:p>10468.982783</text:p>
          </table:table-cell>
          <table:table-cell office:value-type="float" office:value="2139.095039" calcext:value-type="float">
            <text:p>2139.095039</text:p>
          </table:table-cell>
          <table:table-cell office:value-type="float" office:value="9932.111871" calcext:value-type="float">
            <text:p>9932.111871</text:p>
          </table:table-cell>
          <table:table-cell table:number-columns-repeated="9"/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1676.942335" calcext:value-type="float">
            <text:p>11676.942335</text:p>
          </table:table-cell>
          <table:table-cell office:value-type="float" office:value="10401.873919" calcext:value-type="float">
            <text:p>10401.873919</text:p>
          </table:table-cell>
          <table:table-cell office:value-type="float" office:value="1820.327935" calcext:value-type="float">
            <text:p>1820.327935</text:p>
          </table:table-cell>
          <table:table-cell office:value-type="float" office:value="9730.785279" calcext:value-type="float">
            <text:p>9730.785279</text:p>
          </table:table-cell>
          <table:table-cell table:number-columns-repeated="9"/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0200.547327" calcext:value-type="float">
            <text:p>10200.547327</text:p>
          </table:table-cell>
          <table:table-cell office:value-type="float" office:value="1300.234239" calcext:value-type="float">
            <text:p>1300.234239</text:p>
          </table:table-cell>
          <table:table-cell office:value-type="float" office:value="2499.805183" calcext:value-type="float">
            <text:p>2499.805183</text:p>
          </table:table-cell>
          <table:table-cell table:number-columns-repeated="9"/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11609.833471" calcext:value-type="float">
            <text:p>11609.833471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1820.327935" calcext:value-type="float">
            <text:p>1820.327935</text:p>
          </table:table-cell>
          <table:table-cell table:number-columns-repeated="9"/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11676.942335" calcext:value-type="float">
            <text:p>11676.942335</text:p>
          </table:table-cell>
          <table:table-cell office:value-type="float" office:value="1828.716543" calcext:value-type="float">
            <text:p>1828.716543</text:p>
          </table:table-cell>
          <table:table-cell office:value-type="float" office:value="2466.250751" calcext:value-type="float">
            <text:p>2466.250751</text:p>
          </table:table-cell>
          <table:table-cell table:number-columns-repeated="9"/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table:number-columns-repeated="2" office:value-type="float" office:value="10334.765055" calcext:value-type="float">
            <text:p>10334.765055</text:p>
          </table:table-cell>
          <table:table-cell office:value-type="float" office:value="1224.736767" calcext:value-type="float">
            <text:p>1224.736767</text:p>
          </table:table-cell>
          <table:table-cell office:value-type="float" office:value="2634.022911" calcext:value-type="float">
            <text:p>2634.022911</text:p>
          </table:table-cell>
          <table:table-cell table:number-columns-repeated="9"/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10133.438463" calcext:value-type="float">
            <text:p>10133.438463</text:p>
          </table:table-cell>
          <table:table-cell office:value-type="float" office:value="10603.200511" calcext:value-type="float">
            <text:p>10603.200511</text:p>
          </table:table-cell>
          <table:table-cell office:value-type="float" office:value="2231.369727" calcext:value-type="float">
            <text:p>2231.369727</text:p>
          </table:table-cell>
          <table:table-cell office:value-type="float" office:value="1652.555775" calcext:value-type="float">
            <text:p>1652.555775</text:p>
          </table:table-cell>
          <table:table-cell table:number-columns-repeated="9"/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0066.329599" calcext:value-type="float">
            <text:p>10066.329599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837.105151" calcext:value-type="float">
            <text:p>1837.105151</text:p>
          </table:table-cell>
          <table:table-cell office:value-type="float" office:value="1031.798783" calcext:value-type="float">
            <text:p>1031.798783</text:p>
          </table:table-cell>
          <table:table-cell table:number-columns-repeated="9"/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0133.438463" calcext:value-type="float">
            <text:p>10133.438463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501.560831" calcext:value-type="float">
            <text:p>1501.560831</text:p>
          </table:table-cell>
          <table:table-cell office:value-type="float" office:value="2483.027967" calcext:value-type="float">
            <text:p>2483.027967</text:p>
          </table:table-cell>
          <table:table-cell table:number-columns-repeated="9"/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10066.329599" calcext:value-type="float">
            <text:p>10066.329599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426.063359" calcext:value-type="float">
            <text:p>1426.063359</text:p>
          </table:table-cell>
          <table:table-cell office:value-type="float" office:value="1669.332991" calcext:value-type="float">
            <text:p>1669.332991</text:p>
          </table:table-cell>
          <table:table-cell table:number-columns-repeated="9"/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9999.220735" calcext:value-type="float">
            <text:p>9999.220735</text:p>
          </table:table-cell>
          <table:table-cell office:value-type="float" office:value="10066.329599" calcext:value-type="float">
            <text:p>10066.329599</text:p>
          </table:table-cell>
          <table:table-cell office:value-type="float" office:value="2097.151999" calcext:value-type="float">
            <text:p>2097.151999</text:p>
          </table:table-cell>
          <table:table-cell office:value-type="float" office:value="1241.513983" calcext:value-type="float">
            <text:p>1241.513983</text:p>
          </table:table-cell>
          <table:table-cell table:number-columns-repeated="9"/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11744.051199" calcext:value-type="float">
            <text:p>11744.051199</text:p>
          </table:table-cell>
          <table:table-cell office:value-type="float" office:value="10267.656191" calcext:value-type="float">
            <text:p>10267.656191</text:p>
          </table:table-cell>
          <table:table-cell office:value-type="float" office:value="1207.959551" calcext:value-type="float">
            <text:p>1207.959551</text:p>
          </table:table-cell>
          <table:table-cell office:value-type="float" office:value="1442.840575" calcext:value-type="float">
            <text:p>1442.840575</text:p>
          </table:table-cell>
          <table:table-cell table:number-columns-repeated="9"/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2146.704383" calcext:value-type="float">
            <text:p>12146.704383</text:p>
          </table:table-cell>
          <table:table-cell office:value-type="float" office:value="11744.051199" calcext:value-type="float">
            <text:p>11744.051199</text:p>
          </table:table-cell>
          <table:table-cell office:value-type="float" office:value="2315.255807" calcext:value-type="float">
            <text:p>2315.255807</text:p>
          </table:table-cell>
          <table:table-cell office:value-type="float" office:value="1342.177279" calcext:value-type="float">
            <text:p>1342.177279</text:p>
          </table:table-cell>
          <table:table-cell table:number-columns-repeated="9"/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0401.873919" calcext:value-type="float">
            <text:p>10401.873919</text:p>
          </table:table-cell>
          <table:table-cell office:value-type="float" office:value="11676.942335" calcext:value-type="float">
            <text:p>11676.942335</text:p>
          </table:table-cell>
          <table:table-cell office:value-type="float" office:value="1610.612735" calcext:value-type="float">
            <text:p>1610.612735</text:p>
          </table:table-cell>
          <table:table-cell office:value-type="float" office:value="1291.845631" calcext:value-type="float">
            <text:p>1291.845631</text:p>
          </table:table-cell>
          <table:table-cell table:number-columns-repeated="9"/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10401.873919" calcext:value-type="float">
            <text:p>10401.873919</text:p>
          </table:table-cell>
          <table:table-cell office:value-type="float" office:value="10334.765055" calcext:value-type="float">
            <text:p>10334.765055</text:p>
          </table:table-cell>
          <table:table-cell office:value-type="float" office:value="1249.902591" calcext:value-type="float">
            <text:p>1249.902591</text:p>
          </table:table-cell>
          <table:table-cell office:value-type="float" office:value="4026.531839" calcext:value-type="float">
            <text:p>4026.531839</text:p>
          </table:table-cell>
          <table:table-cell table:number-columns-repeated="9"/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451.229183" calcext:value-type="float">
            <text:p>1451.229183</text:p>
          </table:table-cell>
          <table:table-cell office:value-type="float" office:value="3170.893823" calcext:value-type="float">
            <text:p>3170.893823</text:p>
          </table:table-cell>
          <table:table-cell table:number-columns-repeated="9"/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0603.200511" calcext:value-type="float">
            <text:p>10603.200511</text:p>
          </table:table-cell>
          <table:table-cell office:value-type="float" office:value="10804.527103" calcext:value-type="float">
            <text:p>10804.527103</text:p>
          </table:table-cell>
          <table:table-cell office:value-type="float" office:value="1962.934271" calcext:value-type="float">
            <text:p>1962.934271</text:p>
          </table:table-cell>
          <table:table-cell office:value-type="float" office:value="3254.779903" calcext:value-type="float">
            <text:p>3254.779903</text:p>
          </table:table-cell>
          <table:table-cell table:number-columns-repeated="9"/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0267.656191" calcext:value-type="float">
            <text:p>10267.656191</text:p>
          </table:table-cell>
          <table:table-cell office:value-type="float" office:value="10603.200511" calcext:value-type="float">
            <text:p>10603.200511</text:p>
          </table:table-cell>
          <table:table-cell office:value-type="float" office:value="746.586111" calcext:value-type="float">
            <text:p>746.586111</text:p>
          </table:table-cell>
          <table:table-cell office:value-type="float" office:value="1535.115263" calcext:value-type="float">
            <text:p>1535.115263</text:p>
          </table:table-cell>
          <table:table-cell table:number-columns-repeated="9"/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10267.656191" calcext:value-type="float">
            <text:p>10267.656191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2566.914047" calcext:value-type="float">
            <text:p>2566.914047</text:p>
          </table:table-cell>
          <table:table-cell office:value-type="float" office:value="1358.954495" calcext:value-type="float">
            <text:p>1358.954495</text:p>
          </table:table-cell>
          <table:table-cell table:number-columns-repeated="9"/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11140.071423" calcext:value-type="float">
            <text:p>11140.071423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652.555775" calcext:value-type="float">
            <text:p>1652.555775</text:p>
          </table:table-cell>
          <table:table-cell office:value-type="float" office:value="1358.954495" calcext:value-type="float">
            <text:p>1358.954495</text:p>
          </table:table-cell>
          <table:table-cell table:number-columns-repeated="9"/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11207.180287" calcext:value-type="float">
            <text:p>11207.180287</text:p>
          </table:table-cell>
          <table:table-cell office:value-type="float" office:value="10804.527103" calcext:value-type="float">
            <text:p>10804.527103</text:p>
          </table:table-cell>
          <table:table-cell office:value-type="float" office:value="1409.286143" calcext:value-type="float">
            <text:p>1409.286143</text:p>
          </table:table-cell>
          <table:table-cell office:value-type="float" office:value="1426.063359" calcext:value-type="float">
            <text:p>1426.063359</text:p>
          </table:table-cell>
          <table:table-cell table:number-columns-repeated="9"/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11072.962559" calcext:value-type="float">
            <text:p>11072.962559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2818.572287" calcext:value-type="float">
            <text:p>2818.572287</text:p>
          </table:table-cell>
          <table:table-cell office:value-type="float" office:value="2055.208959" calcext:value-type="float">
            <text:p>2055.208959</text:p>
          </table:table-cell>
          <table:table-cell table:number-columns-repeated="9"/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11475.615743" calcext:value-type="float">
            <text:p>11475.615743</text:p>
          </table:table-cell>
          <table:table-cell office:value-type="float" office:value="10401.873919" calcext:value-type="float">
            <text:p>10401.873919</text:p>
          </table:table-cell>
          <table:table-cell office:value-type="float" office:value="1694.498815" calcext:value-type="float">
            <text:p>1694.498815</text:p>
          </table:table-cell>
          <table:table-cell office:value-type="float" office:value="2466.250751" calcext:value-type="float">
            <text:p>2466.250751</text:p>
          </table:table-cell>
          <table:table-cell table:number-columns-repeated="9"/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10401.873919" calcext:value-type="float">
            <text:p>10401.873919</text:p>
          </table:table-cell>
          <table:table-cell office:value-type="float" office:value="11207.180287" calcext:value-type="float">
            <text:p>11207.180287</text:p>
          </table:table-cell>
          <table:table-cell office:value-type="float" office:value="926.941183" calcext:value-type="float">
            <text:p>926.941183</text:p>
          </table:table-cell>
          <table:table-cell office:value-type="float" office:value="1820.327935" calcext:value-type="float">
            <text:p>1820.327935</text:p>
          </table:table-cell>
          <table:table-cell table:number-columns-repeated="9"/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0066.329599" calcext:value-type="float">
            <text:p>10066.329599</text:p>
          </table:table-cell>
          <table:table-cell office:value-type="float" office:value="11140.071423" calcext:value-type="float">
            <text:p>11140.071423</text:p>
          </table:table-cell>
          <table:table-cell office:value-type="float" office:value="2617.245695" calcext:value-type="float">
            <text:p>2617.245695</text:p>
          </table:table-cell>
          <table:table-cell office:value-type="float" office:value="1551.892479" calcext:value-type="float">
            <text:p>1551.892479</text:p>
          </table:table-cell>
          <table:table-cell table:number-columns-repeated="9"/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10804.527103" calcext:value-type="float">
            <text:p>10804.527103</text:p>
          </table:table-cell>
          <table:table-cell office:value-type="float" office:value="10133.438463" calcext:value-type="float">
            <text:p>10133.438463</text:p>
          </table:table-cell>
          <table:table-cell office:value-type="float" office:value="2030.043135" calcext:value-type="float">
            <text:p>2030.043135</text:p>
          </table:table-cell>
          <table:table-cell office:value-type="float" office:value="1627.389951" calcext:value-type="float">
            <text:p>1627.389951</text:p>
          </table:table-cell>
          <table:table-cell table:number-columns-repeated="9"/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0334.765055" calcext:value-type="float">
            <text:p>10334.765055</text:p>
          </table:table-cell>
          <table:table-cell office:value-type="float" office:value="1166.016511" calcext:value-type="float">
            <text:p>1166.016511</text:p>
          </table:table-cell>
          <table:table-cell office:value-type="float" office:value="1602.224127" calcext:value-type="float">
            <text:p>1602.224127</text:p>
          </table:table-cell>
          <table:table-cell table:number-columns-repeated="9"/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0267.656191" calcext:value-type="float">
            <text:p>10267.656191</text:p>
          </table:table-cell>
          <table:table-cell office:value-type="float" office:value="4328.521727" calcext:value-type="float">
            <text:p>4328.521727</text:p>
          </table:table-cell>
          <table:table-cell office:value-type="float" office:value="1769.996287" calcext:value-type="float">
            <text:p>1769.996287</text:p>
          </table:table-cell>
          <table:table-cell table:number-columns-repeated="9"/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0066.329599" calcext:value-type="float">
            <text:p>10066.329599</text:p>
          </table:table-cell>
          <table:table-cell office:value-type="float" office:value="10334.765055" calcext:value-type="float">
            <text:p>10334.765055</text:p>
          </table:table-cell>
          <table:table-cell office:value-type="float" office:value="1216.348159" calcext:value-type="float">
            <text:p>1216.348159</text:p>
          </table:table-cell>
          <table:table-cell office:value-type="float" office:value="1795.162111" calcext:value-type="float">
            <text:p>1795.162111</text:p>
          </table:table-cell>
          <table:table-cell table:number-columns-repeated="9"/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9999.220735" calcext:value-type="float">
            <text:p>9999.220735</text:p>
          </table:table-cell>
          <table:table-cell office:value-type="float" office:value="10334.765055" calcext:value-type="float">
            <text:p>10334.765055</text:p>
          </table:table-cell>
          <table:table-cell office:value-type="float" office:value="1216.348159" calcext:value-type="float">
            <text:p>1216.348159</text:p>
          </table:table-cell>
          <table:table-cell office:value-type="float" office:value="1677.721599" calcext:value-type="float">
            <text:p>1677.721599</text:p>
          </table:table-cell>
          <table:table-cell table:number-columns-repeated="9"/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10066.329599" calcext:value-type="float">
            <text:p>10066.329599</text:p>
          </table:table-cell>
          <table:table-cell office:value-type="float" office:value="10603.200511" calcext:value-type="float">
            <text:p>10603.200511</text:p>
          </table:table-cell>
          <table:table-cell office:value-type="float" office:value="2382.364671" calcext:value-type="float">
            <text:p>2382.364671</text:p>
          </table:table-cell>
          <table:table-cell office:value-type="float" office:value="1333.788671" calcext:value-type="float">
            <text:p>1333.788671</text:p>
          </table:table-cell>
          <table:table-cell table:number-columns-repeated="9"/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10200.547327" calcext:value-type="float">
            <text:p>10200.547327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820.327935" calcext:value-type="float">
            <text:p>1820.327935</text:p>
          </table:table-cell>
          <table:table-cell office:value-type="float" office:value="1291.845631" calcext:value-type="float">
            <text:p>1291.845631</text:p>
          </table:table-cell>
          <table:table-cell table:number-columns-repeated="9"/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10267.656191" calcext:value-type="float">
            <text:p>10267.656191</text:p>
          </table:table-cell>
          <table:table-cell office:value-type="float" office:value="1526.726655" calcext:value-type="float">
            <text:p>1526.726655</text:p>
          </table:table-cell>
          <table:table-cell office:value-type="float" office:value="1367.343103" calcext:value-type="float">
            <text:p>1367.343103</text:p>
          </table:table-cell>
          <table:table-cell table:number-columns-repeated="9"/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10603.200511" calcext:value-type="float">
            <text:p>10603.200511</text:p>
          </table:table-cell>
          <table:table-cell office:value-type="float" office:value="10468.982783" calcext:value-type="float">
            <text:p>10468.982783</text:p>
          </table:table-cell>
          <table:table-cell office:value-type="float" office:value="4143.972351" calcext:value-type="float">
            <text:p>4143.972351</text:p>
          </table:table-cell>
          <table:table-cell office:value-type="float" office:value="1392.508927" calcext:value-type="float">
            <text:p>1392.508927</text:p>
          </table:table-cell>
          <table:table-cell table:number-columns-repeated="9"/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10468.982783" calcext:value-type="float">
            <text:p>10468.982783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157.627903" calcext:value-type="float">
            <text:p>1157.627903</text:p>
          </table:table-cell>
          <table:table-cell office:value-type="float" office:value="4160.749567" calcext:value-type="float">
            <text:p>4160.749567</text:p>
          </table:table-cell>
          <table:table-cell table:number-columns-repeated="9"/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10603.200511" calcext:value-type="float">
            <text:p>10603.200511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073.741823" calcext:value-type="float">
            <text:p>1073.741823</text:p>
          </table:table-cell>
          <table:table-cell office:value-type="float" office:value="3825.205247" calcext:value-type="float">
            <text:p>3825.205247</text:p>
          </table:table-cell>
          <table:table-cell table:number-columns-repeated="9"/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10804.527103" calcext:value-type="float">
            <text:p>10804.527103</text:p>
          </table:table-cell>
          <table:table-cell office:value-type="float" office:value="10401.873919" calcext:value-type="float">
            <text:p>10401.873919</text:p>
          </table:table-cell>
          <table:table-cell office:value-type="float" office:value="2533.359615" calcext:value-type="float">
            <text:p>2533.359615</text:p>
          </table:table-cell>
          <table:table-cell office:value-type="float" office:value="1660.944383" calcext:value-type="float">
            <text:p>1660.944383</text:p>
          </table:table-cell>
          <table:table-cell table:number-columns-repeated="9"/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0334.765055" calcext:value-type="float">
            <text:p>10334.765055</text:p>
          </table:table-cell>
          <table:table-cell office:value-type="float" office:value="1996.488703" calcext:value-type="float">
            <text:p>1996.488703</text:p>
          </table:table-cell>
          <table:table-cell office:value-type="float" office:value="1098.907647" calcext:value-type="float">
            <text:p>1098.907647</text:p>
          </table:table-cell>
          <table:table-cell table:number-columns-repeated="9"/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10804.527103" calcext:value-type="float">
            <text:p>10804.527103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358.954495" calcext:value-type="float">
            <text:p>1358.954495</text:p>
          </table:table-cell>
          <table:table-cell office:value-type="float" office:value="3556.769791" calcext:value-type="float">
            <text:p>3556.769791</text:p>
          </table:table-cell>
          <table:table-cell table:number-columns-repeated="9"/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4009.754623" calcext:value-type="float">
            <text:p>4009.754623</text:p>
          </table:table-cell>
          <table:table-cell office:value-type="float" office:value="1719.664639" calcext:value-type="float">
            <text:p>1719.664639</text:p>
          </table:table-cell>
          <table:table-cell table:number-columns-repeated="9"/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0603.200511" calcext:value-type="float">
            <text:p>10603.200511</text:p>
          </table:table-cell>
          <table:table-cell office:value-type="float" office:value="10401.873919" calcext:value-type="float">
            <text:p>10401.873919</text:p>
          </table:table-cell>
          <table:table-cell office:value-type="float" office:value="1107.296255" calcext:value-type="float">
            <text:p>1107.296255</text:p>
          </table:table-cell>
          <table:table-cell office:value-type="float" office:value="1895.825407" calcext:value-type="float">
            <text:p>1895.825407</text:p>
          </table:table-cell>
          <table:table-cell table:number-columns-repeated="9"/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10334.765055" calcext:value-type="float">
            <text:p>10334.765055</text:p>
          </table:table-cell>
          <table:table-cell office:value-type="float" office:value="10267.656191" calcext:value-type="float">
            <text:p>10267.656191</text:p>
          </table:table-cell>
          <table:table-cell office:value-type="float" office:value="1216.348159" calcext:value-type="float">
            <text:p>1216.348159</text:p>
          </table:table-cell>
          <table:table-cell office:value-type="float" office:value="1702.887423" calcext:value-type="float">
            <text:p>1702.887423</text:p>
          </table:table-cell>
          <table:table-cell table:number-columns-repeated="9"/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10468.982783" calcext:value-type="float">
            <text:p>10468.982783</text:p>
          </table:table-cell>
          <table:table-cell office:value-type="float" office:value="10334.765055" calcext:value-type="float">
            <text:p>10334.765055</text:p>
          </table:table-cell>
          <table:table-cell office:value-type="float" office:value="2038.431743" calcext:value-type="float">
            <text:p>2038.431743</text:p>
          </table:table-cell>
          <table:table-cell office:value-type="float" office:value="1585.446911" calcext:value-type="float">
            <text:p>1585.446911</text:p>
          </table:table-cell>
          <table:table-cell table:number-columns-repeated="9"/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10334.765055" calcext:value-type="float">
            <text:p>10334.765055</text:p>
          </table:table-cell>
          <table:table-cell office:value-type="float" office:value="2139.095039" calcext:value-type="float">
            <text:p>2139.095039</text:p>
          </table:table-cell>
          <table:table-cell office:value-type="float" office:value="1266.679807" calcext:value-type="float">
            <text:p>1266.679807</text:p>
          </table:table-cell>
          <table:table-cell table:number-columns-repeated="9"/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10468.982783" calcext:value-type="float">
            <text:p>10468.982783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1509.949439" calcext:value-type="float">
            <text:p>1509.949439</text:p>
          </table:table-cell>
          <table:table-cell office:value-type="float" office:value="1350.565887" calcext:value-type="float">
            <text:p>1350.565887</text:p>
          </table:table-cell>
          <table:table-cell table:number-columns-repeated="9"/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table:number-columns-repeated="2" office:value-type="float" office:value="10804.527103" calcext:value-type="float">
            <text:p>10804.527103</text:p>
          </table:table-cell>
          <table:table-cell office:value-type="float" office:value="2634.022911" calcext:value-type="float">
            <text:p>2634.022911</text:p>
          </table:table-cell>
          <table:table-cell office:value-type="float" office:value="1300.234239" calcext:value-type="float">
            <text:p>1300.234239</text:p>
          </table:table-cell>
          <table:table-cell table:number-columns-repeated="9"/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291.845631" calcext:value-type="float">
            <text:p>1291.845631</text:p>
          </table:table-cell>
          <table:table-cell office:value-type="float" office:value="2055.208959" calcext:value-type="float">
            <text:p>2055.208959</text:p>
          </table:table-cell>
          <table:table-cell table:number-columns-repeated="9"/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10603.200511" calcext:value-type="float">
            <text:p>10603.200511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2868.903935" calcext:value-type="float">
            <text:p>2868.903935</text:p>
          </table:table-cell>
          <table:table-cell office:value-type="float" office:value="1744.830463" calcext:value-type="float">
            <text:p>1744.830463</text:p>
          </table:table-cell>
          <table:table-cell table:number-columns-repeated="9"/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10603.200511" calcext:value-type="float">
            <text:p>10603.200511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1929.379839" calcext:value-type="float">
            <text:p>1929.379839</text:p>
          </table:table-cell>
          <table:table-cell office:value-type="float" office:value="1728.053247" calcext:value-type="float">
            <text:p>1728.053247</text:p>
          </table:table-cell>
          <table:table-cell table:number-columns-repeated="9"/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719.664639" calcext:value-type="float">
            <text:p>1719.664639</text:p>
          </table:table-cell>
          <table:table-cell office:value-type="float" office:value="1317.011455" calcext:value-type="float">
            <text:p>1317.011455</text:p>
          </table:table-cell>
          <table:table-cell table:number-columns-repeated="9"/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12213.813247" calcext:value-type="float">
            <text:p>12213.813247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711.276031" calcext:value-type="float">
            <text:p>1711.276031</text:p>
          </table:table-cell>
          <table:table-cell office:value-type="float" office:value="1459.617791" calcext:value-type="float">
            <text:p>1459.617791</text:p>
          </table:table-cell>
          <table:table-cell table:number-columns-repeated="9"/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12280.922111" calcext:value-type="float">
            <text:p>12280.922111</text:p>
          </table:table-cell>
          <table:table-cell office:value-type="float" office:value="10603.200511" calcext:value-type="float">
            <text:p>10603.200511</text:p>
          </table:table-cell>
          <table:table-cell office:value-type="float" office:value="2466.250751" calcext:value-type="float">
            <text:p>2466.250751</text:p>
          </table:table-cell>
          <table:table-cell office:value-type="float" office:value="1325.400063" calcext:value-type="float">
            <text:p>1325.400063</text:p>
          </table:table-cell>
          <table:table-cell table:number-columns-repeated="9"/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table:number-columns-repeated="2" office:value-type="float" office:value="10938.744831" calcext:value-type="float">
            <text:p>10938.744831</text:p>
          </table:table-cell>
          <table:table-cell office:value-type="float" office:value="1132.462079" calcext:value-type="float">
            <text:p>1132.462079</text:p>
          </table:table-cell>
          <table:table-cell office:value-type="float" office:value="1300.234239" calcext:value-type="float">
            <text:p>1300.234239</text:p>
          </table:table-cell>
          <table:table-cell table:number-columns-repeated="9"/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11072.962559" calcext:value-type="float">
            <text:p>11072.962559</text:p>
          </table:table-cell>
          <table:table-cell office:value-type="float" office:value="11207.180287" calcext:value-type="float">
            <text:p>11207.180287</text:p>
          </table:table-cell>
          <table:table-cell office:value-type="float" office:value="2197.815295" calcext:value-type="float">
            <text:p>2197.815295</text:p>
          </table:table-cell>
          <table:table-cell office:value-type="float" office:value="1560.281087" calcext:value-type="float">
            <text:p>1560.281087</text:p>
          </table:table-cell>
          <table:table-cell table:number-columns-repeated="9"/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820.327935" calcext:value-type="float">
            <text:p>1820.327935</text:p>
          </table:table-cell>
          <table:table-cell office:value-type="float" office:value="1719.664639" calcext:value-type="float">
            <text:p>1719.664639</text:p>
          </table:table-cell>
          <table:table-cell table:number-columns-repeated="9"/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971.322879" calcext:value-type="float">
            <text:p>1971.322879</text:p>
          </table:table-cell>
          <table:table-cell office:value-type="float" office:value="1451.229183" calcext:value-type="float">
            <text:p>1451.229183</text:p>
          </table:table-cell>
          <table:table-cell table:number-columns-repeated="9"/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1475.615743" calcext:value-type="float">
            <text:p>11475.615743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1736.441855" calcext:value-type="float">
            <text:p>1736.441855</text:p>
          </table:table-cell>
          <table:table-cell office:value-type="float" office:value="1669.332991" calcext:value-type="float">
            <text:p>1669.332991</text:p>
          </table:table-cell>
          <table:table-cell table:number-columns-repeated="9"/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1475.615743" calcext:value-type="float">
            <text:p>11475.615743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820.327935" calcext:value-type="float">
            <text:p>1820.327935</text:p>
          </table:table-cell>
          <table:table-cell office:value-type="float" office:value="1384.120319" calcext:value-type="float">
            <text:p>1384.120319</text:p>
          </table:table-cell>
          <table:table-cell table:number-columns-repeated="9"/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11207.180287" calcext:value-type="float">
            <text:p>11207.180287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358.954495" calcext:value-type="float">
            <text:p>1358.954495</text:p>
          </table:table-cell>
          <table:table-cell office:value-type="float" office:value="1325.400063" calcext:value-type="float">
            <text:p>1325.400063</text:p>
          </table:table-cell>
          <table:table-cell table:number-columns-repeated="9"/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1072.962559" calcext:value-type="float">
            <text:p>11072.962559</text:p>
          </table:table-cell>
          <table:table-cell office:value-type="float" office:value="10468.982783" calcext:value-type="float">
            <text:p>10468.982783</text:p>
          </table:table-cell>
          <table:table-cell office:value-type="float" office:value="1769.996287" calcext:value-type="float">
            <text:p>1769.996287</text:p>
          </table:table-cell>
          <table:table-cell office:value-type="float" office:value="1610.612735" calcext:value-type="float">
            <text:p>1610.612735</text:p>
          </table:table-cell>
          <table:table-cell table:number-columns-repeated="9"/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0804.527103" calcext:value-type="float">
            <text:p>10804.527103</text:p>
          </table:table-cell>
          <table:table-cell office:value-type="float" office:value="1728.053247" calcext:value-type="float">
            <text:p>1728.053247</text:p>
          </table:table-cell>
          <table:table-cell office:value-type="float" office:value="1837.105151" calcext:value-type="float">
            <text:p>1837.105151</text:p>
          </table:table-cell>
          <table:table-cell table:number-columns-repeated="9"/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1140.071423" calcext:value-type="float">
            <text:p>11140.071423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937.768447" calcext:value-type="float">
            <text:p>1937.768447</text:p>
          </table:table-cell>
          <table:table-cell office:value-type="float" office:value="1400.897535" calcext:value-type="float">
            <text:p>1400.897535</text:p>
          </table:table-cell>
          <table:table-cell table:number-columns-repeated="9"/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table:number-columns-repeated="2" office:value-type="float" office:value="11072.962559" calcext:value-type="float">
            <text:p>11072.962559</text:p>
          </table:table-cell>
          <table:table-cell office:value-type="float" office:value="1484.783615" calcext:value-type="float">
            <text:p>1484.783615</text:p>
          </table:table-cell>
          <table:table-cell office:value-type="float" office:value="1392.508927" calcext:value-type="float">
            <text:p>1392.508927</text:p>
          </table:table-cell>
          <table:table-cell table:number-columns-repeated="9"/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11542.724607" calcext:value-type="float">
            <text:p>11542.724607</text:p>
          </table:table-cell>
          <table:table-cell office:value-type="float" office:value="11072.962559" calcext:value-type="float">
            <text:p>11072.962559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1358.954495" calcext:value-type="float">
            <text:p>1358.954495</text:p>
          </table:table-cell>
          <table:table-cell table:number-columns-repeated="9"/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1609.833471" calcext:value-type="float">
            <text:p>11609.833471</text:p>
          </table:table-cell>
          <table:table-cell office:value-type="float" office:value="11341.398015" calcext:value-type="float">
            <text:p>11341.398015</text:p>
          </table:table-cell>
          <table:table-cell office:value-type="float" office:value="1837.105151" calcext:value-type="float">
            <text:p>1837.105151</text:p>
          </table:table-cell>
          <table:table-cell office:value-type="float" office:value="1652.555775" calcext:value-type="float">
            <text:p>1652.555775</text:p>
          </table:table-cell>
          <table:table-cell table:number-columns-repeated="9"/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10670.309375" calcext:value-type="float">
            <text:p>10670.309375</text:p>
          </table:table-cell>
          <table:table-cell office:value-type="float" office:value="11274.289151" calcext:value-type="float">
            <text:p>11274.289151</text:p>
          </table:table-cell>
          <table:table-cell office:value-type="float" office:value="2088.763391" calcext:value-type="float">
            <text:p>2088.763391</text:p>
          </table:table-cell>
          <table:table-cell office:value-type="float" office:value="1375.731711" calcext:value-type="float">
            <text:p>1375.731711</text:p>
          </table:table-cell>
          <table:table-cell table:number-columns-repeated="9"/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10536.091647" calcext:value-type="float">
            <text:p>10536.091647</text:p>
          </table:table-cell>
          <table:table-cell office:value-type="float" office:value="11744.051199" calcext:value-type="float">
            <text:p>11744.051199</text:p>
          </table:table-cell>
          <table:table-cell office:value-type="float" office:value="1275.068415" calcext:value-type="float">
            <text:p>1275.068415</text:p>
          </table:table-cell>
          <table:table-cell office:value-type="float" office:value="1308.622847" calcext:value-type="float">
            <text:p>1308.622847</text:p>
          </table:table-cell>
          <table:table-cell table:number-columns-repeated="9"/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10871.635967" calcext:value-type="float">
            <text:p>10871.635967</text:p>
          </table:table-cell>
          <table:table-cell office:value-type="float" office:value="11542.724607" calcext:value-type="float">
            <text:p>11542.724607</text:p>
          </table:table-cell>
          <table:table-cell office:value-type="float" office:value="1837.105151" calcext:value-type="float">
            <text:p>1837.105151</text:p>
          </table:table-cell>
          <table:table-cell office:value-type="float" office:value="1509.949439" calcext:value-type="float">
            <text:p>1509.949439</text:p>
          </table:table-cell>
          <table:table-cell table:number-columns-repeated="9"/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1274.289151" calcext:value-type="float">
            <text:p>11274.289151</text:p>
          </table:table-cell>
          <table:table-cell office:value-type="float" office:value="11945.377791" calcext:value-type="float">
            <text:p>11945.377791</text:p>
          </table:table-cell>
          <table:table-cell office:value-type="float" office:value="1736.441855" calcext:value-type="float">
            <text:p>1736.441855</text:p>
          </table:table-cell>
          <table:table-cell office:value-type="float" office:value="1493.172223" calcext:value-type="float">
            <text:p>1493.172223</text:p>
          </table:table-cell>
          <table:table-cell table:number-columns-repeated="9"/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1072.962559" calcext:value-type="float">
            <text:p>11072.962559</text:p>
          </table:table-cell>
          <table:table-cell office:value-type="float" office:value="11676.942335" calcext:value-type="float">
            <text:p>11676.942335</text:p>
          </table:table-cell>
          <table:table-cell office:value-type="float" office:value="1920.991231" calcext:value-type="float">
            <text:p>1920.991231</text:p>
          </table:table-cell>
          <table:table-cell office:value-type="float" office:value="1409.286143" calcext:value-type="float">
            <text:p>1409.286143</text:p>
          </table:table-cell>
          <table:table-cell table:number-columns-repeated="9"/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0401.873919" calcext:value-type="float">
            <text:p>10401.873919</text:p>
          </table:table-cell>
          <table:table-cell office:value-type="float" office:value="1635.778559" calcext:value-type="float">
            <text:p>1635.778559</text:p>
          </table:table-cell>
          <table:table-cell office:value-type="float" office:value="1602.224127" calcext:value-type="float">
            <text:p>1602.224127</text:p>
          </table:table-cell>
          <table:table-cell table:number-columns-repeated="9"/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1702.887423" calcext:value-type="float">
            <text:p>1702.887423</text:p>
          </table:table-cell>
          <table:table-cell office:value-type="float" office:value="1459.617791" calcext:value-type="float">
            <text:p>1459.617791</text:p>
          </table:table-cell>
          <table:table-cell table:number-columns-repeated="9"/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12079.595519" calcext:value-type="float">
            <text:p>12079.595519</text:p>
          </table:table-cell>
          <table:table-cell office:value-type="float" office:value="11274.289151" calcext:value-type="float">
            <text:p>11274.289151</text:p>
          </table:table-cell>
          <table:table-cell office:value-type="float" office:value="1325.400063" calcext:value-type="float">
            <text:p>1325.400063</text:p>
          </table:table-cell>
          <table:table-cell office:value-type="float" office:value="3607.101439" calcext:value-type="float">
            <text:p>3607.101439</text:p>
          </table:table-cell>
          <table:table-cell table:number-columns-repeated="9"/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2213.813247" calcext:value-type="float">
            <text:p>12213.813247</text:p>
          </table:table-cell>
          <table:table-cell office:value-type="float" office:value="11140.071423" calcext:value-type="float">
            <text:p>11140.071423</text:p>
          </table:table-cell>
          <table:table-cell office:value-type="float" office:value="1870.659583" calcext:value-type="float">
            <text:p>1870.659583</text:p>
          </table:table-cell>
          <table:table-cell office:value-type="float" office:value="1333.788671" calcext:value-type="float">
            <text:p>1333.788671</text:p>
          </table:table-cell>
          <table:table-cell table:number-columns-repeated="9"/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11140.071423" calcext:value-type="float">
            <text:p>11140.071423</text:p>
          </table:table-cell>
          <table:table-cell office:value-type="float" office:value="11475.615743" calcext:value-type="float">
            <text:p>11475.615743</text:p>
          </table:table-cell>
          <table:table-cell office:value-type="float" office:value="3892.314111" calcext:value-type="float">
            <text:p>3892.314111</text:p>
          </table:table-cell>
          <table:table-cell office:value-type="float" office:value="1317.011455" calcext:value-type="float">
            <text:p>1317.011455</text:p>
          </table:table-cell>
          <table:table-cell table:number-columns-repeated="9"/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11408.506879" calcext:value-type="float">
            <text:p>11408.506879</text:p>
          </table:table-cell>
          <table:table-cell office:value-type="float" office:value="11811.160063" calcext:value-type="float">
            <text:p>11811.160063</text:p>
          </table:table-cell>
          <table:table-cell office:value-type="float" office:value="1619.001343" calcext:value-type="float">
            <text:p>1619.001343</text:p>
          </table:table-cell>
          <table:table-cell office:value-type="float" office:value="2533.359615" calcext:value-type="float">
            <text:p>2533.359615</text:p>
          </table:table-cell>
          <table:table-cell table:number-columns-repeated="9"/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1542.724607" calcext:value-type="float">
            <text:p>11542.724607</text:p>
          </table:table-cell>
          <table:table-cell office:value-type="float" office:value="12146.704383" calcext:value-type="float">
            <text:p>12146.704383</text:p>
          </table:table-cell>
          <table:table-cell office:value-type="float" office:value="1828.716543" calcext:value-type="float">
            <text:p>1828.716543</text:p>
          </table:table-cell>
          <table:table-cell office:value-type="float" office:value="1375.731711" calcext:value-type="float">
            <text:p>1375.731711</text:p>
          </table:table-cell>
          <table:table-cell table:number-columns-repeated="9"/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11274.289151" calcext:value-type="float">
            <text:p>11274.289151</text:p>
          </table:table-cell>
          <table:table-cell office:value-type="float" office:value="13287.555071" calcext:value-type="float">
            <text:p>13287.555071</text:p>
          </table:table-cell>
          <table:table-cell office:value-type="float" office:value="1686.110207" calcext:value-type="float">
            <text:p>1686.110207</text:p>
          </table:table-cell>
          <table:table-cell office:value-type="float" office:value="1493.172223" calcext:value-type="float">
            <text:p>1493.172223</text:p>
          </table:table-cell>
          <table:table-cell table:number-columns-repeated="9"/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12952.010751" calcext:value-type="float">
            <text:p>12952.010751</text:p>
          </table:table-cell>
          <table:table-cell office:value-type="float" office:value="1140.850687" calcext:value-type="float">
            <text:p>1140.850687</text:p>
          </table:table-cell>
          <table:table-cell office:value-type="float" office:value="3590.324223" calcext:value-type="float">
            <text:p>3590.324223</text:p>
          </table:table-cell>
          <table:table-cell table:number-columns-repeated="9"/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0938.744831" calcext:value-type="float">
            <text:p>10938.744831</text:p>
          </table:table-cell>
          <table:table-cell office:value-type="float" office:value="11005.853695" calcext:value-type="float">
            <text:p>11005.853695</text:p>
          </table:table-cell>
          <table:table-cell office:value-type="float" office:value="1778.384895" calcext:value-type="float">
            <text:p>1778.384895</text:p>
          </table:table-cell>
          <table:table-cell office:value-type="float" office:value="1325.400063" calcext:value-type="float">
            <text:p>1325.400063</text:p>
          </table:table-cell>
          <table:table-cell table:number-columns-repeated="9"/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11274.289151" calcext:value-type="float">
            <text:p>11274.289151</text:p>
          </table:table-cell>
          <table:table-cell office:value-type="float" office:value="12616.466431" calcext:value-type="float">
            <text:p>12616.466431</text:p>
          </table:table-cell>
          <table:table-cell office:value-type="float" office:value="4630.511615" calcext:value-type="float">
            <text:p>4630.511615</text:p>
          </table:table-cell>
          <table:table-cell office:value-type="float" office:value="1627.389951" calcext:value-type="float">
            <text:p>1627.389951</text:p>
          </table:table-cell>
          <table:table-cell table:number-columns-repeated="9"/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1274.289151" calcext:value-type="float">
            <text:p>11274.289151</text:p>
          </table:table-cell>
          <table:table-cell office:value-type="float" office:value="12884.901887" calcext:value-type="float">
            <text:p>12884.901887</text:p>
          </table:table-cell>
          <table:table-cell office:value-type="float" office:value="1342.177279" calcext:value-type="float">
            <text:p>1342.177279</text:p>
          </table:table-cell>
          <table:table-cell office:value-type="float" office:value="1283.457023" calcext:value-type="float">
            <text:p>1283.457023</text:p>
          </table:table-cell>
          <table:table-cell table:number-columns-repeated="9"/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0737.418239" calcext:value-type="float">
            <text:p>10737.418239</text:p>
          </table:table-cell>
          <table:table-cell office:value-type="float" office:value="11811.160063" calcext:value-type="float">
            <text:p>11811.160063</text:p>
          </table:table-cell>
          <table:table-cell office:value-type="float" office:value="1501.560831" calcext:value-type="float">
            <text:p>1501.560831</text:p>
          </table:table-cell>
          <table:table-cell office:value-type="float" office:value="1358.954495" calcext:value-type="float">
            <text:p>1358.954495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</table:table-row>
      </table:table>
      <table:table table:name="DbWrite99PThreads500" table:style-name="ta1">
        <table:table-column table:style-name="co3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31" calcext:value-type="float">
            <text:p>31</text:p>
          </table:table-cell>
        </table:table-row>
      </table:table>
      <table:table table:name="DbRead99P500" table:style-name="ta1">
        <table:table-column table:style-name="co13" table:default-cell-style-name="ce1"/>
        <table:table-column table:style-name="co2" table:number-columns-repeated="4" table:default-cell-style-name="ce2"/>
        <table:table-column table:style-name="co2" table:number-columns-repeated="5" table:default-cell-style-name="Default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2164.260863" calcext:value-type="float">
            <text:p>2164.260863</text:p>
          </table:table-cell>
          <table:table-cell office:value-type="float" office:value="1610.612735" calcext:value-type="float">
            <text:p>1610.612735</text:p>
          </table:table-cell>
          <table:table-cell office:value-type="float" office:value="2566.914047" calcext:value-type="float">
            <text:p>2566.914047</text:p>
          </table:table-cell>
          <table:table-cell office:value-type="float" office:value="2533.359615" calcext:value-type="float">
            <text:p>2533.359615</text:p>
          </table:table-cell>
          <table:table-cell table:number-columns-repeated="9"/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2021.654527" calcext:value-type="float">
            <text:p>2021.654527</text:p>
          </table:table-cell>
          <table:table-cell office:value-type="float" office:value="1912.602623" calcext:value-type="float">
            <text:p>1912.602623</text:p>
          </table:table-cell>
          <table:table-cell office:value-type="float" office:value="1761.607679" calcext:value-type="float">
            <text:p>1761.607679</text:p>
          </table:table-cell>
          <table:table-cell office:value-type="float" office:value="2164.260863" calcext:value-type="float">
            <text:p>2164.260863</text:p>
          </table:table-cell>
          <table:table-cell table:number-columns-repeated="9"/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367.343103" calcext:value-type="float">
            <text:p>1367.343103</text:p>
          </table:table-cell>
          <table:table-cell office:value-type="float" office:value="1098.907647" calcext:value-type="float">
            <text:p>1098.907647</text:p>
          </table:table-cell>
          <table:table-cell office:value-type="float" office:value="1803.550719" calcext:value-type="float">
            <text:p>1803.550719</text:p>
          </table:table-cell>
          <table:table-cell office:value-type="float" office:value="1736.441855" calcext:value-type="float">
            <text:p>1736.441855</text:p>
          </table:table-cell>
          <table:table-cell table:number-columns-repeated="9"/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895.825407" calcext:value-type="float">
            <text:p>1895.825407</text:p>
          </table:table-cell>
          <table:table-cell office:value-type="float" office:value="1820.327935" calcext:value-type="float">
            <text:p>1820.327935</text:p>
          </table:table-cell>
          <table:table-cell office:value-type="float" office:value="1568.669695" calcext:value-type="float">
            <text:p>1568.669695</text:p>
          </table:table-cell>
          <table:table-cell office:value-type="float" office:value="2516.582399" calcext:value-type="float">
            <text:p>2516.582399</text:p>
          </table:table-cell>
          <table:table-cell table:number-columns-repeated="9"/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308.622847" calcext:value-type="float">
            <text:p>1308.622847</text:p>
          </table:table-cell>
          <table:table-cell office:value-type="float" office:value="1300.234239" calcext:value-type="float">
            <text:p>1300.234239</text:p>
          </table:table-cell>
          <table:table-cell office:value-type="float" office:value="2315.255807" calcext:value-type="float">
            <text:p>2315.255807</text:p>
          </table:table-cell>
          <table:table-cell office:value-type="float" office:value="1157.627903" calcext:value-type="float">
            <text:p>1157.627903</text:p>
          </table:table-cell>
          <table:table-cell table:number-columns-repeated="9"/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308.622847" calcext:value-type="float">
            <text:p>1308.622847</text:p>
          </table:table-cell>
          <table:table-cell office:value-type="float" office:value="1325.400063" calcext:value-type="float">
            <text:p>1325.400063</text:p>
          </table:table-cell>
          <table:table-cell office:value-type="float" office:value="2139.095039" calcext:value-type="float">
            <text:p>2139.095039</text:p>
          </table:table-cell>
          <table:table-cell office:value-type="float" office:value="813.694975" calcext:value-type="float">
            <text:p>813.694975</text:p>
          </table:table-cell>
          <table:table-cell table:number-columns-repeated="9"/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2533.359615" calcext:value-type="float">
            <text:p>2533.359615</text:p>
          </table:table-cell>
          <table:table-cell office:value-type="float" office:value="1191.182335" calcext:value-type="float">
            <text:p>1191.182335</text:p>
          </table:table-cell>
          <table:table-cell office:value-type="float" office:value="1233.125375" calcext:value-type="float">
            <text:p>1233.125375</text:p>
          </table:table-cell>
          <table:table-cell office:value-type="float" office:value="2248.146943" calcext:value-type="float">
            <text:p>2248.146943</text:p>
          </table:table-cell>
          <table:table-cell table:number-columns-repeated="9"/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3271.557119" calcext:value-type="float">
            <text:p>3271.557119</text:p>
          </table:table-cell>
          <table:table-cell office:value-type="float" office:value="1174.405119" calcext:value-type="float">
            <text:p>1174.405119</text:p>
          </table:table-cell>
          <table:table-cell office:value-type="float" office:value="2801.795071" calcext:value-type="float">
            <text:p>2801.795071</text:p>
          </table:table-cell>
          <table:table-cell office:value-type="float" office:value="905.969663" calcext:value-type="float">
            <text:p>905.969663</text:p>
          </table:table-cell>
          <table:table-cell table:number-columns-repeated="9"/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868.903935" calcext:value-type="float">
            <text:p>2868.903935</text:p>
          </table:table-cell>
          <table:table-cell office:value-type="float" office:value="847.249407" calcext:value-type="float">
            <text:p>847.249407</text:p>
          </table:table-cell>
          <table:table-cell office:value-type="float" office:value="2919.235583" calcext:value-type="float">
            <text:p>2919.235583</text:p>
          </table:table-cell>
          <table:table-cell office:value-type="float" office:value="855.638015" calcext:value-type="float">
            <text:p>855.638015</text:p>
          </table:table-cell>
          <table:table-cell table:number-columns-repeated="9"/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3036.676095" calcext:value-type="float">
            <text:p>3036.676095</text:p>
          </table:table-cell>
          <table:table-cell office:value-type="float" office:value="2105.540607" calcext:value-type="float">
            <text:p>2105.540607</text:p>
          </table:table-cell>
          <table:table-cell office:value-type="float" office:value="4999.610367" calcext:value-type="float">
            <text:p>4999.610367</text:p>
          </table:table-cell>
          <table:table-cell office:value-type="float" office:value="276.824063" calcext:value-type="float">
            <text:p>276.824063</text:p>
          </table:table-cell>
          <table:table-cell table:number-columns-repeated="9"/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2885.681151" calcext:value-type="float">
            <text:p>2885.681151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4798.283775" calcext:value-type="float">
            <text:p>4798.283775</text:p>
          </table:table-cell>
          <table:table-cell office:value-type="float" office:value="1098.907647" calcext:value-type="float">
            <text:p>1098.907647</text:p>
          </table:table-cell>
          <table:table-cell table:number-columns-repeated="9"/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981.467135" calcext:value-type="float">
            <text:p>981.467135</text:p>
          </table:table-cell>
          <table:table-cell office:value-type="float" office:value="1157.627903" calcext:value-type="float">
            <text:p>1157.627903</text:p>
          </table:table-cell>
          <table:table-cell office:value-type="float" office:value="3422.552063" calcext:value-type="float">
            <text:p>3422.552063</text:p>
          </table:table-cell>
          <table:table-cell office:value-type="float" office:value="1132.462079" calcext:value-type="float">
            <text:p>1132.462079</text:p>
          </table:table-cell>
          <table:table-cell table:number-columns-repeated="9"/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3170.893823" calcext:value-type="float">
            <text:p>3170.893823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1098.907647" calcext:value-type="float">
            <text:p>1098.907647</text:p>
          </table:table-cell>
          <table:table-cell office:value-type="float" office:value="1627.389951" calcext:value-type="float">
            <text:p>1627.389951</text:p>
          </table:table-cell>
          <table:table-cell table:number-columns-repeated="9"/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5167.382527" calcext:value-type="float">
            <text:p>5167.382527</text:p>
          </table:table-cell>
          <table:table-cell office:value-type="float" office:value="1132.462079" calcext:value-type="float">
            <text:p>1132.462079</text:p>
          </table:table-cell>
          <table:table-cell office:value-type="float" office:value="2701.131775" calcext:value-type="float">
            <text:p>2701.131775</text:p>
          </table:table-cell>
          <table:table-cell office:value-type="float" office:value="1895.825407" calcext:value-type="float">
            <text:p>1895.825407</text:p>
          </table:table-cell>
          <table:table-cell table:number-columns-repeated="9"/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2969.567231" calcext:value-type="float">
            <text:p>2969.567231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3372.220415" calcext:value-type="float">
            <text:p>3372.220415</text:p>
          </table:table-cell>
          <table:table-cell office:value-type="float" office:value="1526.726655" calcext:value-type="float">
            <text:p>1526.726655</text:p>
          </table:table-cell>
          <table:table-cell table:number-columns-repeated="9"/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3489.660927" calcext:value-type="float">
            <text:p>3489.660927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868.220927" calcext:value-type="float">
            <text:p>868.220927</text:p>
          </table:table-cell>
          <table:table-cell table:number-columns-repeated="9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3187.671039" calcext:value-type="float">
            <text:p>3187.671039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3405.774847" calcext:value-type="float">
            <text:p>3405.774847</text:p>
          </table:table-cell>
          <table:table-cell office:value-type="float" office:value="367.001599" calcext:value-type="float">
            <text:p>367.001599</text:p>
          </table:table-cell>
          <table:table-cell table:number-columns-repeated="9"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002.438655" calcext:value-type="float">
            <text:p>1002.438655</text:p>
          </table:table-cell>
          <table:table-cell office:value-type="float" office:value="1224.736767" calcext:value-type="float">
            <text:p>1224.736767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1291.845631" calcext:value-type="float">
            <text:p>1291.845631</text:p>
          </table:table-cell>
          <table:table-cell table:number-columns-repeated="9"/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2768.240639" calcext:value-type="float">
            <text:p>2768.240639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2046.820351" calcext:value-type="float">
            <text:p>2046.820351</text:p>
          </table:table-cell>
          <table:table-cell table:number-columns-repeated="9"/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4898.947071" calcext:value-type="float">
            <text:p>4898.947071</text:p>
          </table:table-cell>
          <table:table-cell office:value-type="float" office:value="1207.959551" calcext:value-type="float">
            <text:p>1207.959551</text:p>
          </table:table-cell>
          <table:table-cell office:value-type="float" office:value="2701.131775" calcext:value-type="float">
            <text:p>2701.131775</text:p>
          </table:table-cell>
          <table:table-cell office:value-type="float" office:value="1384.120319" calcext:value-type="float">
            <text:p>1384.120319</text:p>
          </table:table-cell>
          <table:table-cell table:number-columns-repeated="9"/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3338.665983" calcext:value-type="float">
            <text:p>3338.665983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4932.501503" calcext:value-type="float">
            <text:p>4932.501503</text:p>
          </table:table-cell>
          <table:table-cell office:value-type="float" office:value="1266.679807" calcext:value-type="float">
            <text:p>1266.679807</text:p>
          </table:table-cell>
          <table:table-cell table:number-columns-repeated="9"/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5268.045823" calcext:value-type="float">
            <text:p>5268.045823</text:p>
          </table:table-cell>
          <table:table-cell office:value-type="float" office:value="1199.570943" calcext:value-type="float">
            <text:p>1199.570943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943.718399" calcext:value-type="float">
            <text:p>943.718399</text:p>
          </table:table-cell>
          <table:table-cell table:number-columns-repeated="9"/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3003.121663" calcext:value-type="float">
            <text:p>3003.121663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4798.283775" calcext:value-type="float">
            <text:p>4798.283775</text:p>
          </table:table-cell>
          <table:table-cell office:value-type="float" office:value="570.425343" calcext:value-type="float">
            <text:p>570.425343</text:p>
          </table:table-cell>
          <table:table-cell table:number-columns-repeated="9"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1031.798783" calcext:value-type="float">
            <text:p>1031.798783</text:p>
          </table:table-cell>
          <table:table-cell office:value-type="float" office:value="1149.239295" calcext:value-type="float">
            <text:p>1149.239295</text:p>
          </table:table-cell>
          <table:table-cell office:value-type="float" office:value="2919.235583" calcext:value-type="float">
            <text:p>2919.235583</text:p>
          </table:table-cell>
          <table:table-cell office:value-type="float" office:value="931.135487" calcext:value-type="float">
            <text:p>931.135487</text:p>
          </table:table-cell>
          <table:table-cell table:number-columns-repeated="9"/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2717.908991" calcext:value-type="float">
            <text:p>2717.908991</text:p>
          </table:table-cell>
          <table:table-cell office:value-type="float" office:value="1149.239295" calcext:value-type="float">
            <text:p>1149.239295</text:p>
          </table:table-cell>
          <table:table-cell office:value-type="float" office:value="1207.959551" calcext:value-type="float">
            <text:p>1207.959551</text:p>
          </table:table-cell>
          <table:table-cell office:value-type="float" office:value="1920.991231" calcext:value-type="float">
            <text:p>1920.991231</text:p>
          </table:table-cell>
          <table:table-cell table:number-columns-repeated="9"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4798.283775" calcext:value-type="float">
            <text:p>4798.283775</text:p>
          </table:table-cell>
          <table:table-cell office:value-type="float" office:value="1073.741823" calcext:value-type="float">
            <text:p>1073.741823</text:p>
          </table:table-cell>
          <table:table-cell office:value-type="float" office:value="1157.627903" calcext:value-type="float">
            <text:p>1157.627903</text:p>
          </table:table-cell>
          <table:table-cell office:value-type="float" office:value="1585.446911" calcext:value-type="float">
            <text:p>1585.446911</text:p>
          </table:table-cell>
          <table:table-cell table:number-columns-repeated="9"/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3204.448255" calcext:value-type="float">
            <text:p>3204.448255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4932.501503" calcext:value-type="float">
            <text:p>4932.501503</text:p>
          </table:table-cell>
          <table:table-cell office:value-type="float" office:value="1610.612735" calcext:value-type="float">
            <text:p>1610.612735</text:p>
          </table:table-cell>
          <table:table-cell table:number-columns-repeated="9"/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2952.790015" calcext:value-type="float">
            <text:p>2952.790015</text:p>
          </table:table-cell>
          <table:table-cell office:value-type="float" office:value="1132.462079" calcext:value-type="float">
            <text:p>1132.462079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1409.286143" calcext:value-type="float">
            <text:p>1409.286143</text:p>
          </table:table-cell>
          <table:table-cell table:number-columns-repeated="9"/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5066.719231" calcext:value-type="float">
            <text:p>5066.719231</text:p>
          </table:table-cell>
          <table:table-cell office:value-type="float" office:value="1132.462079" calcext:value-type="float">
            <text:p>1132.462079</text:p>
          </table:table-cell>
          <table:table-cell office:value-type="float" office:value="4898.947071" calcext:value-type="float">
            <text:p>4898.947071</text:p>
          </table:table-cell>
          <table:table-cell office:value-type="float" office:value="528.482303" calcext:value-type="float">
            <text:p>528.482303</text:p>
          </table:table-cell>
          <table:table-cell table:number-columns-repeated="9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052.770303" calcext:value-type="float">
            <text:p>1052.770303</text:p>
          </table:table-cell>
          <table:table-cell office:value-type="float" office:value="914.358271" calcext:value-type="float">
            <text:p>914.358271</text:p>
          </table:table-cell>
          <table:table-cell office:value-type="float" office:value="2919.235583" calcext:value-type="float">
            <text:p>2919.235583</text:p>
          </table:table-cell>
          <table:table-cell office:value-type="float" office:value="1182.793727" calcext:value-type="float">
            <text:p>1182.793727</text:p>
          </table:table-cell>
          <table:table-cell table:number-columns-repeated="9"/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2751.463423" calcext:value-type="float">
            <text:p>2751.463423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3288.334335" calcext:value-type="float">
            <text:p>3288.334335</text:p>
          </table:table-cell>
          <table:table-cell office:value-type="float" office:value="1275.068415" calcext:value-type="float">
            <text:p>1275.068415</text:p>
          </table:table-cell>
          <table:table-cell table:number-columns-repeated="9"/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2717.908991" calcext:value-type="float">
            <text:p>2717.908991</text:p>
          </table:table-cell>
          <table:table-cell office:value-type="float" office:value="1027.604479" calcext:value-type="float">
            <text:p>1027.604479</text:p>
          </table:table-cell>
          <table:table-cell office:value-type="float" office:value="1140.850687" calcext:value-type="float">
            <text:p>1140.850687</text:p>
          </table:table-cell>
          <table:table-cell office:value-type="float" office:value="1937.768447" calcext:value-type="float">
            <text:p>1937.768447</text:p>
          </table:table-cell>
          <table:table-cell table:number-columns-repeated="9"/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5200.936959" calcext:value-type="float">
            <text:p>5200.936959</text:p>
          </table:table-cell>
          <table:table-cell office:value-type="float" office:value="1035.993087" calcext:value-type="float">
            <text:p>1035.993087</text:p>
          </table:table-cell>
          <table:table-cell office:value-type="float" office:value="4764.729343" calcext:value-type="float">
            <text:p>4764.729343</text:p>
          </table:table-cell>
          <table:table-cell office:value-type="float" office:value="2466.250751" calcext:value-type="float">
            <text:p>2466.250751</text:p>
          </table:table-cell>
          <table:table-cell table:number-columns-repeated="9"/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4898.947071" calcext:value-type="float">
            <text:p>4898.947071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935.329791" calcext:value-type="float">
            <text:p>935.329791</text:p>
          </table:table-cell>
          <table:table-cell table:number-columns-repeated="9"/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5268.045823" calcext:value-type="float">
            <text:p>5268.045823</text:p>
          </table:table-cell>
          <table:table-cell office:value-type="float" office:value="1015.021567" calcext:value-type="float">
            <text:p>1015.021567</text:p>
          </table:table-cell>
          <table:table-cell office:value-type="float" office:value="4932.501503" calcext:value-type="float">
            <text:p>4932.501503</text:p>
          </table:table-cell>
          <table:table-cell office:value-type="float" office:value="754.974719" calcext:value-type="float">
            <text:p>754.974719</text:p>
          </table:table-cell>
          <table:table-cell table:number-columns-repeated="9"/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199.570943" calcext:value-type="float">
            <text:p>1199.570943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1635.778559" calcext:value-type="float">
            <text:p>1635.778559</text:p>
          </table:table-cell>
          <table:table-cell table:number-columns-repeated="9"/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566.914047" calcext:value-type="float">
            <text:p>2566.914047</text:p>
          </table:table-cell>
          <table:table-cell office:value-type="float" office:value="1023.410175" calcext:value-type="float">
            <text:p>1023.410175</text:p>
          </table:table-cell>
          <table:table-cell office:value-type="float" office:value="2684.354559" calcext:value-type="float">
            <text:p>2684.354559</text:p>
          </table:table-cell>
          <table:table-cell office:value-type="float" office:value="1971.322879" calcext:value-type="float">
            <text:p>1971.322879</text:p>
          </table:table-cell>
          <table:table-cell table:number-columns-repeated="9"/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3271.557119" calcext:value-type="float">
            <text:p>3271.557119</text:p>
          </table:table-cell>
          <table:table-cell office:value-type="float" office:value="973.078527" calcext:value-type="float">
            <text:p>973.078527</text:p>
          </table:table-cell>
          <table:table-cell office:value-type="float" office:value="1191.182335" calcext:value-type="float">
            <text:p>1191.182335</text:p>
          </table:table-cell>
          <table:table-cell office:value-type="float" office:value="1837.105151" calcext:value-type="float">
            <text:p>1837.105151</text:p>
          </table:table-cell>
          <table:table-cell table:number-columns-repeated="9"/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3019.898879" calcext:value-type="float">
            <text:p>3019.898879</text:p>
          </table:table-cell>
          <table:table-cell office:value-type="float" office:value="1027.604479" calcext:value-type="float">
            <text:p>1027.604479</text:p>
          </table:table-cell>
          <table:table-cell office:value-type="float" office:value="2684.354559" calcext:value-type="float">
            <text:p>2684.354559</text:p>
          </table:table-cell>
          <table:table-cell office:value-type="float" office:value="3053.453311" calcext:value-type="float">
            <text:p>3053.453311</text:p>
          </table:table-cell>
          <table:table-cell table:number-columns-repeated="9"/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4898.947071" calcext:value-type="float">
            <text:p>4898.947071</text:p>
          </table:table-cell>
          <table:table-cell office:value-type="float" office:value="1031.798783" calcext:value-type="float">
            <text:p>1031.798783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675.282943" calcext:value-type="float">
            <text:p>675.282943</text:p>
          </table:table-cell>
          <table:table-cell table:number-columns-repeated="9"/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5670.699007" calcext:value-type="float">
            <text:p>5670.699007</text:p>
          </table:table-cell>
          <table:table-cell office:value-type="float" office:value="1107.296255" calcext:value-type="float">
            <text:p>1107.296255</text:p>
          </table:table-cell>
          <table:table-cell office:value-type="float" office:value="3590.324223" calcext:value-type="float">
            <text:p>3590.324223</text:p>
          </table:table-cell>
          <table:table-cell office:value-type="float" office:value="1082.130431" calcext:value-type="float">
            <text:p>1082.130431</text:p>
          </table:table-cell>
          <table:table-cell table:number-columns-repeated="9"/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2600.468479" calcext:value-type="float">
            <text:p>2600.468479</text:p>
          </table:table-cell>
          <table:table-cell office:value-type="float" office:value="3338.665983" calcext:value-type="float">
            <text:p>3338.665983</text:p>
          </table:table-cell>
          <table:table-cell office:value-type="float" office:value="3472.883711" calcext:value-type="float">
            <text:p>3472.883711</text:p>
          </table:table-cell>
          <table:table-cell office:value-type="float" office:value="1501.560831" calcext:value-type="float">
            <text:p>1501.560831</text:p>
          </table:table-cell>
          <table:table-cell table:number-columns-repeated="9"/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2751.463423" calcext:value-type="float">
            <text:p>2751.463423</text:p>
          </table:table-cell>
          <table:table-cell office:value-type="float" office:value="914.358271" calcext:value-type="float">
            <text:p>914.358271</text:p>
          </table:table-cell>
          <table:table-cell office:value-type="float" office:value="2969.567231" calcext:value-type="float">
            <text:p>2969.567231</text:p>
          </table:table-cell>
          <table:table-cell office:value-type="float" office:value="1719.664639" calcext:value-type="float">
            <text:p>1719.664639</text:p>
          </table:table-cell>
          <table:table-cell table:number-columns-repeated="9"/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367.343103" calcext:value-type="float">
            <text:p>1367.343103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1199.570943" calcext:value-type="float">
            <text:p>1199.570943</text:p>
          </table:table-cell>
          <table:table-cell office:value-type="float" office:value="1577.058303" calcext:value-type="float">
            <text:p>1577.058303</text:p>
          </table:table-cell>
          <table:table-cell table:number-columns-repeated="9"/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4798.283775" calcext:value-type="float">
            <text:p>4798.283775</text:p>
          </table:table-cell>
          <table:table-cell office:value-type="float" office:value="981.467135" calcext:value-type="float">
            <text:p>981.467135</text:p>
          </table:table-cell>
          <table:table-cell office:value-type="float" office:value="2852.126719" calcext:value-type="float">
            <text:p>2852.126719</text:p>
          </table:table-cell>
          <table:table-cell office:value-type="float" office:value="2483.027967" calcext:value-type="float">
            <text:p>2483.027967</text:p>
          </table:table-cell>
          <table:table-cell table:number-columns-repeated="9"/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3003.121663" calcext:value-type="float">
            <text:p>3003.121663</text:p>
          </table:table-cell>
          <table:table-cell office:value-type="float" office:value="989.855743" calcext:value-type="float">
            <text:p>989.855743</text:p>
          </table:table-cell>
          <table:table-cell office:value-type="float" office:value="4932.501503" calcext:value-type="float">
            <text:p>4932.501503</text:p>
          </table:table-cell>
          <table:table-cell office:value-type="float" office:value="2533.359615" calcext:value-type="float">
            <text:p>2533.359615</text:p>
          </table:table-cell>
          <table:table-cell table:number-columns-repeated="9"/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5402.263551" calcext:value-type="float">
            <text:p>5402.263551</text:p>
          </table:table-cell>
          <table:table-cell office:value-type="float" office:value="1048.575999" calcext:value-type="float">
            <text:p>1048.575999</text:p>
          </table:table-cell>
          <table:table-cell office:value-type="float" office:value="4932.501503" calcext:value-type="float">
            <text:p>4932.501503</text:p>
          </table:table-cell>
          <table:table-cell office:value-type="float" office:value="1434.451967" calcext:value-type="float">
            <text:p>1434.451967</text:p>
          </table:table-cell>
          <table:table-cell table:number-columns-repeated="9"/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3120.562175" calcext:value-type="float">
            <text:p>3120.562175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2919.235583" calcext:value-type="float">
            <text:p>2919.235583</text:p>
          </table:table-cell>
          <table:table-cell office:value-type="float" office:value="1660.944383" calcext:value-type="float">
            <text:p>1660.944383</text:p>
          </table:table-cell>
          <table:table-cell table:number-columns-repeated="9"/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2835.349503" calcext:value-type="float">
            <text:p>2835.349503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2986.344447" calcext:value-type="float">
            <text:p>2986.344447</text:p>
          </table:table-cell>
          <table:table-cell office:value-type="float" office:value="1459.617791" calcext:value-type="float">
            <text:p>1459.617791</text:p>
          </table:table-cell>
          <table:table-cell table:number-columns-repeated="9"/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3456.106495" calcext:value-type="float">
            <text:p>3456.106495</text:p>
          </table:table-cell>
          <table:table-cell office:value-type="float" office:value="725.614591" calcext:value-type="float">
            <text:p>725.614591</text:p>
          </table:table-cell>
          <table:table-cell office:value-type="float" office:value="1459.617791" calcext:value-type="float">
            <text:p>1459.617791</text:p>
          </table:table-cell>
          <table:table-cell office:value-type="float" office:value="1417.674751" calcext:value-type="float">
            <text:p>1417.674751</text:p>
          </table:table-cell>
          <table:table-cell table:number-columns-repeated="9"/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4865.392639" calcext:value-type="float">
            <text:p>4865.392639</text:p>
          </table:table-cell>
          <table:table-cell office:value-type="float" office:value="1052.770303" calcext:value-type="float">
            <text:p>1052.770303</text:p>
          </table:table-cell>
          <table:table-cell office:value-type="float" office:value="1207.959551" calcext:value-type="float">
            <text:p>1207.959551</text:p>
          </table:table-cell>
          <table:table-cell office:value-type="float" office:value="1619.001343" calcext:value-type="float">
            <text:p>1619.001343</text:p>
          </table:table-cell>
          <table:table-cell table:number-columns-repeated="9"/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3053.453311" calcext:value-type="float">
            <text:p>3053.453311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2919.235583" calcext:value-type="float">
            <text:p>2919.235583</text:p>
          </table:table-cell>
          <table:table-cell office:value-type="float" office:value="1677.721599" calcext:value-type="float">
            <text:p>1677.721599</text:p>
          </table:table-cell>
          <table:table-cell table:number-columns-repeated="9"/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4764.729343" calcext:value-type="float">
            <text:p>4764.729343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960.495615" calcext:value-type="float">
            <text:p>960.495615</text:p>
          </table:table-cell>
          <table:table-cell table:number-columns-repeated="9"/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3154.116607" calcext:value-type="float">
            <text:p>3154.116607</text:p>
          </table:table-cell>
          <table:table-cell office:value-type="float" office:value="1002.438655" calcext:value-type="float">
            <text:p>1002.438655</text:p>
          </table:table-cell>
          <table:table-cell office:value-type="float" office:value="2868.903935" calcext:value-type="float">
            <text:p>2868.903935</text:p>
          </table:table-cell>
          <table:table-cell office:value-type="float" office:value="1560.281087" calcext:value-type="float">
            <text:p>1560.281087</text:p>
          </table:table-cell>
          <table:table-cell table:number-columns-repeated="9"/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2936.012799" calcext:value-type="float">
            <text:p>2936.012799</text:p>
          </table:table-cell>
          <table:table-cell office:value-type="float" office:value="1736.441855" calcext:value-type="float">
            <text:p>1736.441855</text:p>
          </table:table-cell>
          <table:table-cell table:number-columns-repeated="9"/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5133.828095" calcext:value-type="float">
            <text:p>5133.828095</text:p>
          </table:table-cell>
          <table:table-cell office:value-type="float" office:value="1052.770303" calcext:value-type="float">
            <text:p>1052.770303</text:p>
          </table:table-cell>
          <table:table-cell office:value-type="float" office:value="1291.845631" calcext:value-type="float">
            <text:p>1291.845631</text:p>
          </table:table-cell>
          <table:table-cell office:value-type="float" office:value="1283.457023" calcext:value-type="float">
            <text:p>1283.457023</text:p>
          </table:table-cell>
          <table:table-cell table:number-columns-repeated="9"/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2583.691263" calcext:value-type="float">
            <text:p>2583.691263</text:p>
          </table:table-cell>
          <table:table-cell office:value-type="float" office:value="463.470591" calcext:value-type="float">
            <text:p>463.470591</text:p>
          </table:table-cell>
          <table:table-cell office:value-type="float" office:value="1291.845631" calcext:value-type="float">
            <text:p>1291.845631</text:p>
          </table:table-cell>
          <table:table-cell office:value-type="float" office:value="1526.726655" calcext:value-type="float">
            <text:p>1526.726655</text:p>
          </table:table-cell>
          <table:table-cell table:number-columns-repeated="9"/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3338.665983" calcext:value-type="float">
            <text:p>3338.665983</text:p>
          </table:table-cell>
          <table:table-cell office:value-type="float" office:value="1124.073471" calcext:value-type="float">
            <text:p>1124.073471</text:p>
          </table:table-cell>
          <table:table-cell office:value-type="float" office:value="2919.235583" calcext:value-type="float">
            <text:p>2919.235583</text:p>
          </table:table-cell>
          <table:table-cell office:value-type="float" office:value="1476.395007" calcext:value-type="float">
            <text:p>1476.395007</text:p>
          </table:table-cell>
          <table:table-cell table:number-columns-repeated="9"/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5502.926847" calcext:value-type="float">
            <text:p>5502.926847</text:p>
          </table:table-cell>
          <table:table-cell office:value-type="float" office:value="822.083583" calcext:value-type="float">
            <text:p>822.083583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834.666495" calcext:value-type="float">
            <text:p>834.666495</text:p>
          </table:table-cell>
          <table:table-cell table:number-columns-repeated="9"/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3623.878655" calcext:value-type="float">
            <text:p>3623.878655</text:p>
          </table:table-cell>
          <table:table-cell office:value-type="float" office:value="1052.770303" calcext:value-type="float">
            <text:p>1052.770303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960.495615" calcext:value-type="float">
            <text:p>960.495615</text:p>
          </table:table-cell>
          <table:table-cell table:number-columns-repeated="9"/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1509.949439" calcext:value-type="float">
            <text:p>1509.949439</text:p>
          </table:table-cell>
          <table:table-cell office:value-type="float" office:value="1434.451967" calcext:value-type="float">
            <text:p>1434.451967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687.865855" calcext:value-type="float">
            <text:p>687.865855</text:p>
          </table:table-cell>
          <table:table-cell table:number-columns-repeated="9"/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3254.779903" calcext:value-type="float">
            <text:p>3254.779903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1392.508927" calcext:value-type="float">
            <text:p>1392.508927</text:p>
          </table:table-cell>
          <table:table-cell office:value-type="float" office:value="1333.788671" calcext:value-type="float">
            <text:p>1333.788671</text:p>
          </table:table-cell>
          <table:table-cell table:number-columns-repeated="9"/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2868.903935" calcext:value-type="float">
            <text:p>2868.903935</text:p>
          </table:table-cell>
          <table:table-cell office:value-type="float" office:value="3019.898879" calcext:value-type="float">
            <text:p>3019.898879</text:p>
          </table:table-cell>
          <table:table-cell office:value-type="float" office:value="1493.172223" calcext:value-type="float">
            <text:p>1493.172223</text:p>
          </table:table-cell>
          <table:table-cell office:value-type="float" office:value="1459.617791" calcext:value-type="float">
            <text:p>1459.617791</text:p>
          </table:table-cell>
          <table:table-cell table:number-columns-repeated="9"/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3170.893823" calcext:value-type="float">
            <text:p>3170.893823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2684.354559" calcext:value-type="float">
            <text:p>2684.354559</text:p>
          </table:table-cell>
          <table:table-cell office:value-type="float" office:value="2986.344447" calcext:value-type="float">
            <text:p>2986.344447</text:p>
          </table:table-cell>
          <table:table-cell table:number-columns-repeated="9"/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4831.838207" calcext:value-type="float">
            <text:p>4831.838207</text:p>
          </table:table-cell>
          <table:table-cell office:value-type="float" office:value="1065.353215" calcext:value-type="float">
            <text:p>1065.353215</text:p>
          </table:table-cell>
          <table:table-cell office:value-type="float" office:value="4865.392639" calcext:value-type="float">
            <text:p>4865.392639</text:p>
          </table:table-cell>
          <table:table-cell office:value-type="float" office:value="1157.627903" calcext:value-type="float">
            <text:p>1157.627903</text:p>
          </table:table-cell>
          <table:table-cell table:number-columns-repeated="9"/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3204.448255" calcext:value-type="float">
            <text:p>3204.448255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6106.906623" calcext:value-type="float">
            <text:p>6106.906623</text:p>
          </table:table-cell>
          <table:table-cell office:value-type="float" office:value="1728.053247" calcext:value-type="float">
            <text:p>1728.053247</text:p>
          </table:table-cell>
          <table:table-cell table:number-columns-repeated="9"/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2885.681151" calcext:value-type="float">
            <text:p>2885.681151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3674.210303" calcext:value-type="float">
            <text:p>3674.210303</text:p>
          </table:table-cell>
          <table:table-cell office:value-type="float" office:value="931.135487" calcext:value-type="float">
            <text:p>931.135487</text:p>
          </table:table-cell>
          <table:table-cell table:number-columns-repeated="9"/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3238.002687" calcext:value-type="float">
            <text:p>3238.002687</text:p>
          </table:table-cell>
          <table:table-cell office:value-type="float" office:value="1023.410175" calcext:value-type="float">
            <text:p>1023.410175</text:p>
          </table:table-cell>
          <table:table-cell office:value-type="float" office:value="1199.570943" calcext:value-type="float">
            <text:p>1199.570943</text:p>
          </table:table-cell>
          <table:table-cell office:value-type="float" office:value="1107.296255" calcext:value-type="float">
            <text:p>1107.296255</text:p>
          </table:table-cell>
          <table:table-cell table:number-columns-repeated="9"/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2768.240639" calcext:value-type="float">
            <text:p>2768.240639</text:p>
          </table:table-cell>
          <table:table-cell office:value-type="float" office:value="1035.993087" calcext:value-type="float">
            <text:p>1035.993087</text:p>
          </table:table-cell>
          <table:table-cell office:value-type="float" office:value="1468.006399" calcext:value-type="float">
            <text:p>1468.006399</text:p>
          </table:table-cell>
          <table:table-cell office:value-type="float" office:value="1044.381695" calcext:value-type="float">
            <text:p>1044.381695</text:p>
          </table:table-cell>
          <table:table-cell table:number-columns-repeated="9"/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3221.225471" calcext:value-type="float">
            <text:p>3221.225471</text:p>
          </table:table-cell>
          <table:table-cell office:value-type="float" office:value="1065.353215" calcext:value-type="float">
            <text:p>1065.353215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2499.805183" calcext:value-type="float">
            <text:p>2499.805183</text:p>
          </table:table-cell>
          <table:table-cell table:number-columns-repeated="9"/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4798.283775" calcext:value-type="float">
            <text:p>4798.283775</text:p>
          </table:table-cell>
          <table:table-cell office:value-type="float" office:value="805.306367" calcext:value-type="float">
            <text:p>805.306367</text:p>
          </table:table-cell>
          <table:table-cell office:value-type="float" office:value="4731.174911" calcext:value-type="float">
            <text:p>4731.174911</text:p>
          </table:table-cell>
          <table:table-cell office:value-type="float" office:value="729.808895" calcext:value-type="float">
            <text:p>729.808895</text:p>
          </table:table-cell>
          <table:table-cell table:number-columns-repeated="9"/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2751.463423" calcext:value-type="float">
            <text:p>2751.463423</text:p>
          </table:table-cell>
          <table:table-cell office:value-type="float" office:value="1052.770303" calcext:value-type="float">
            <text:p>1052.770303</text:p>
          </table:table-cell>
          <table:table-cell office:value-type="float" office:value="6945.767423" calcext:value-type="float">
            <text:p>6945.767423</text:p>
          </table:table-cell>
          <table:table-cell office:value-type="float" office:value="1098.907647" calcext:value-type="float">
            <text:p>1098.907647</text:p>
          </table:table-cell>
          <table:table-cell table:number-columns-repeated="9"/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2852.126719" calcext:value-type="float">
            <text:p>2852.126719</text:p>
          </table:table-cell>
          <table:table-cell office:value-type="float" office:value="968.884223" calcext:value-type="float">
            <text:p>968.884223</text:p>
          </table:table-cell>
          <table:table-cell office:value-type="float" office:value="4932.501503" calcext:value-type="float">
            <text:p>4932.501503</text:p>
          </table:table-cell>
          <table:table-cell office:value-type="float" office:value="1241.513983" calcext:value-type="float">
            <text:p>1241.513983</text:p>
          </table:table-cell>
          <table:table-cell table:number-columns-repeated="9"/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1132.462079" calcext:value-type="float">
            <text:p>1132.462079</text:p>
          </table:table-cell>
          <table:table-cell office:value-type="float" office:value="1048.575999" calcext:value-type="float">
            <text:p>1048.575999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1652.555775" calcext:value-type="float">
            <text:p>1652.555775</text:p>
          </table:table-cell>
          <table:table-cell table:number-columns-repeated="9"/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3087.007743" calcext:value-type="float">
            <text:p>3087.007743</text:p>
          </table:table-cell>
          <table:table-cell office:value-type="float" office:value="893.386751" calcext:value-type="float">
            <text:p>893.386751</text:p>
          </table:table-cell>
          <table:table-cell office:value-type="float" office:value="1224.736767" calcext:value-type="float">
            <text:p>1224.736767</text:p>
          </table:table-cell>
          <table:table-cell office:value-type="float" office:value="763.363327" calcext:value-type="float">
            <text:p>763.363327</text:p>
          </table:table-cell>
          <table:table-cell table:number-columns-repeated="9"/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3439.329279" calcext:value-type="float">
            <text:p>3439.329279</text:p>
          </table:table-cell>
          <table:table-cell office:value-type="float" office:value="1052.770303" calcext:value-type="float">
            <text:p>1052.770303</text:p>
          </table:table-cell>
          <table:table-cell office:value-type="float" office:value="2684.354559" calcext:value-type="float">
            <text:p>2684.354559</text:p>
          </table:table-cell>
          <table:table-cell office:value-type="float" office:value="3053.453311" calcext:value-type="float">
            <text:p>3053.453311</text:p>
          </table:table-cell>
          <table:table-cell table:number-columns-repeated="9"/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5234.491391" calcext:value-type="float">
            <text:p>5234.491391</text:p>
          </table:table-cell>
          <table:table-cell office:value-type="float" office:value="1065.353215" calcext:value-type="float">
            <text:p>1065.353215</text:p>
          </table:table-cell>
          <table:table-cell office:value-type="float" office:value="2952.790015" calcext:value-type="float">
            <text:p>2952.790015</text:p>
          </table:table-cell>
          <table:table-cell office:value-type="float" office:value="484.442111" calcext:value-type="float">
            <text:p>484.442111</text:p>
          </table:table-cell>
          <table:table-cell table:number-columns-repeated="9"/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3640.655871" calcext:value-type="float">
            <text:p>3640.655871</text:p>
          </table:table-cell>
          <table:table-cell office:value-type="float" office:value="998.244351" calcext:value-type="float">
            <text:p>998.244351</text:p>
          </table:table-cell>
          <table:table-cell office:value-type="float" office:value="6979.321855" calcext:value-type="float">
            <text:p>6979.321855</text:p>
          </table:table-cell>
          <table:table-cell office:value-type="float" office:value="973.078527" calcext:value-type="float">
            <text:p>973.078527</text:p>
          </table:table-cell>
          <table:table-cell table:number-columns-repeated="9"/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3070.230527" calcext:value-type="float">
            <text:p>3070.230527</text:p>
          </table:table-cell>
          <table:table-cell office:value-type="float" office:value="884.998143" calcext:value-type="float">
            <text:p>884.998143</text:p>
          </table:table-cell>
          <table:table-cell office:value-type="float" office:value="2852.126719" calcext:value-type="float">
            <text:p>2852.126719</text:p>
          </table:table-cell>
          <table:table-cell office:value-type="float" office:value="1468.006399" calcext:value-type="float">
            <text:p>1468.006399</text:p>
          </table:table-cell>
          <table:table-cell table:number-columns-repeated="9"/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1048.575999" calcext:value-type="float">
            <text:p>1048.575999</text:p>
          </table:table-cell>
          <table:table-cell office:value-type="float" office:value="2919.235583" calcext:value-type="float">
            <text:p>2919.235583</text:p>
          </table:table-cell>
          <table:table-cell office:value-type="float" office:value="1744.830463" calcext:value-type="float">
            <text:p>1744.830463</text:p>
          </table:table-cell>
          <table:table-cell table:number-columns-repeated="9"/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2835.349503" calcext:value-type="float">
            <text:p>2835.349503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1207.959551" calcext:value-type="float">
            <text:p>1207.959551</text:p>
          </table:table-cell>
          <table:table-cell office:value-type="float" office:value="700.448767" calcext:value-type="float">
            <text:p>700.448767</text:p>
          </table:table-cell>
          <table:table-cell table:number-columns-repeated="9"/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2650.800127" calcext:value-type="float">
            <text:p>2650.800127</text:p>
          </table:table-cell>
          <table:table-cell office:value-type="float" office:value="1061.158911" calcext:value-type="float">
            <text:p>1061.158911</text:p>
          </table:table-cell>
          <table:table-cell office:value-type="float" office:value="2667.577343" calcext:value-type="float">
            <text:p>2667.577343</text:p>
          </table:table-cell>
          <table:table-cell office:value-type="float" office:value="2751.463423" calcext:value-type="float">
            <text:p>2751.463423</text:p>
          </table:table-cell>
          <table:table-cell table:number-columns-repeated="9"/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5033.164799" calcext:value-type="float">
            <text:p>5033.164799</text:p>
          </table:table-cell>
          <table:table-cell office:value-type="float" office:value="1048.575999" calcext:value-type="float">
            <text:p>1048.575999</text:p>
          </table:table-cell>
          <table:table-cell office:value-type="float" office:value="2936.012799" calcext:value-type="float">
            <text:p>2936.012799</text:p>
          </table:table-cell>
          <table:table-cell office:value-type="float" office:value="843.055103" calcext:value-type="float">
            <text:p>843.055103</text:p>
          </table:table-cell>
          <table:table-cell table:number-columns-repeated="9"/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3439.329279" calcext:value-type="float">
            <text:p>3439.329279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7046.430719" calcext:value-type="float">
            <text:p>7046.430719</text:p>
          </table:table-cell>
          <table:table-cell office:value-type="float" office:value="943.718399" calcext:value-type="float">
            <text:p>943.718399</text:p>
          </table:table-cell>
          <table:table-cell table:number-columns-repeated="9"/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3758.096383" calcext:value-type="float">
            <text:p>3758.096383</text:p>
          </table:table-cell>
          <table:table-cell office:value-type="float" office:value="1010.827263" calcext:value-type="float">
            <text:p>1010.827263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2717.908991" calcext:value-type="float">
            <text:p>2717.908991</text:p>
          </table:table-cell>
          <table:table-cell table:number-columns-repeated="9"/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1249.902591" calcext:value-type="float">
            <text:p>1249.902591</text:p>
          </table:table-cell>
          <table:table-cell office:value-type="float" office:value="3087.007743" calcext:value-type="float">
            <text:p>3087.007743</text:p>
          </table:table-cell>
          <table:table-cell office:value-type="float" office:value="2885.681151" calcext:value-type="float">
            <text:p>2885.681151</text:p>
          </table:table-cell>
          <table:table-cell office:value-type="float" office:value="1300.234239" calcext:value-type="float">
            <text:p>1300.234239</text:p>
          </table:table-cell>
          <table:table-cell table:number-columns-repeated="9"/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2868.903935" calcext:value-type="float">
            <text:p>2868.903935</text:p>
          </table:table-cell>
          <table:table-cell office:value-type="float" office:value="893.386751" calcext:value-type="float">
            <text:p>893.386751</text:p>
          </table:table-cell>
          <table:table-cell office:value-type="float" office:value="1476.395007" calcext:value-type="float">
            <text:p>1476.395007</text:p>
          </table:table-cell>
          <table:table-cell office:value-type="float" office:value="939.524095" calcext:value-type="float">
            <text:p>939.524095</text:p>
          </table:table-cell>
          <table:table-cell table:number-columns-repeated="9"/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2600.468479" calcext:value-type="float">
            <text:p>2600.468479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2684.354559" calcext:value-type="float">
            <text:p>2684.354559</text:p>
          </table:table-cell>
          <table:table-cell office:value-type="float" office:value="2818.572287" calcext:value-type="float">
            <text:p>2818.572287</text:p>
          </table:table-cell>
          <table:table-cell table:number-columns-repeated="9"/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2936.012799" calcext:value-type="float">
            <text:p>2936.012799</text:p>
          </table:table-cell>
          <table:table-cell office:value-type="float" office:value="998.244351" calcext:value-type="float">
            <text:p>998.244351</text:p>
          </table:table-cell>
          <table:table-cell table:number-columns-repeated="9"/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3607.101439" calcext:value-type="float">
            <text:p>3607.101439</text:p>
          </table:table-cell>
          <table:table-cell office:value-type="float" office:value="1107.296255" calcext:value-type="float">
            <text:p>1107.296255</text:p>
          </table:table-cell>
          <table:table-cell office:value-type="float" office:value="6979.321855" calcext:value-type="float">
            <text:p>6979.321855</text:p>
          </table:table-cell>
          <table:table-cell office:value-type="float" office:value="1753.219071" calcext:value-type="float">
            <text:p>1753.219071</text:p>
          </table:table-cell>
          <table:table-cell table:number-columns-repeated="9"/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5167.382527" calcext:value-type="float">
            <text:p>5167.382527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3506.438143" calcext:value-type="float">
            <text:p>3506.438143</text:p>
          </table:table-cell>
          <table:table-cell table:number-columns-repeated="9"/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2885.681151" calcext:value-type="float">
            <text:p>2885.681151</text:p>
          </table:table-cell>
          <table:table-cell office:value-type="float" office:value="1061.158911" calcext:value-type="float">
            <text:p>1061.158911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1010.827263" calcext:value-type="float">
            <text:p>1010.827263</text:p>
          </table:table-cell>
          <table:table-cell table:number-columns-repeated="9"/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1501.560831" calcext:value-type="float">
            <text:p>1501.560831</text:p>
          </table:table-cell>
          <table:table-cell office:value-type="float" office:value="1048.575999" calcext:value-type="float">
            <text:p>1048.575999</text:p>
          </table:table-cell>
          <table:table-cell office:value-type="float" office:value="2885.681151" calcext:value-type="float">
            <text:p>2885.681151</text:p>
          </table:table-cell>
          <table:table-cell office:value-type="float" office:value="1073.741823" calcext:value-type="float">
            <text:p>1073.741823</text:p>
          </table:table-cell>
          <table:table-cell table:number-columns-repeated="9"/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3456.106495" calcext:value-type="float">
            <text:p>3456.106495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1459.617791" calcext:value-type="float">
            <text:p>1459.617791</text:p>
          </table:table-cell>
          <table:table-cell office:value-type="float" office:value="455.081983" calcext:value-type="float">
            <text:p>455.081983</text:p>
          </table:table-cell>
          <table:table-cell table:number-columns-repeated="9"/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3942.645759" calcext:value-type="float">
            <text:p>3942.645759</text:p>
          </table:table-cell>
          <table:table-cell office:value-type="float" office:value="1124.073471" calcext:value-type="float">
            <text:p>1124.073471</text:p>
          </table:table-cell>
          <table:table-cell office:value-type="float" office:value="2852.126719" calcext:value-type="float">
            <text:p>2852.126719</text:p>
          </table:table-cell>
          <table:table-cell office:value-type="float" office:value="1056.964607" calcext:value-type="float">
            <text:p>1056.964607</text:p>
          </table:table-cell>
          <table:table-cell table:number-columns-repeated="9"/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5200.936959" calcext:value-type="float">
            <text:p>5200.936959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6912.212991" calcext:value-type="float">
            <text:p>6912.212991</text:p>
          </table:table-cell>
          <table:table-cell office:value-type="float" office:value="1241.513983" calcext:value-type="float">
            <text:p>1241.513983</text:p>
          </table:table-cell>
          <table:table-cell table:number-columns-repeated="9"/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5200.936959" calcext:value-type="float">
            <text:p>5200.936959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3355.443199" calcext:value-type="float">
            <text:p>3355.443199</text:p>
          </table:table-cell>
          <table:table-cell office:value-type="float" office:value="1040.187391" calcext:value-type="float">
            <text:p>1040.187391</text:p>
          </table:table-cell>
          <table:table-cell table:number-columns-repeated="9"/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3103.784959" calcext:value-type="float">
            <text:p>3103.784959</text:p>
          </table:table-cell>
          <table:table-cell office:value-type="float" office:value="1140.850687" calcext:value-type="float">
            <text:p>1140.850687</text:p>
          </table:table-cell>
          <table:table-cell office:value-type="float" office:value="2919.235583" calcext:value-type="float">
            <text:p>2919.235583</text:p>
          </table:table-cell>
          <table:table-cell office:value-type="float" office:value="692.060159" calcext:value-type="float">
            <text:p>692.060159</text:p>
          </table:table-cell>
          <table:table-cell table:number-columns-repeated="9"/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1308.622847" calcext:value-type="float">
            <text:p>1308.622847</text:p>
          </table:table-cell>
          <table:table-cell office:value-type="float" office:value="1052.770303" calcext:value-type="float">
            <text:p>1052.770303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1115.684863" calcext:value-type="float">
            <text:p>1115.684863</text:p>
          </table:table-cell>
          <table:table-cell table:number-columns-repeated="9"/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5368.709119" calcext:value-type="float">
            <text:p>5368.709119</text:p>
          </table:table-cell>
          <table:table-cell office:value-type="float" office:value="1065.353215" calcext:value-type="float">
            <text:p>1065.353215</text:p>
          </table:table-cell>
          <table:table-cell office:value-type="float" office:value="2684.354559" calcext:value-type="float">
            <text:p>2684.354559</text:p>
          </table:table-cell>
          <table:table-cell office:value-type="float" office:value="1426.063359" calcext:value-type="float">
            <text:p>1426.063359</text:p>
          </table:table-cell>
          <table:table-cell table:number-columns-repeated="9"/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3808.428031" calcext:value-type="float">
            <text:p>3808.428031</text:p>
          </table:table-cell>
          <table:table-cell office:value-type="float" office:value="1052.770303" calcext:value-type="float">
            <text:p>1052.770303</text:p>
          </table:table-cell>
          <table:table-cell office:value-type="float" office:value="1300.234239" calcext:value-type="float">
            <text:p>1300.234239</text:p>
          </table:table-cell>
          <table:table-cell office:value-type="float" office:value="1451.229183" calcext:value-type="float">
            <text:p>1451.229183</text:p>
          </table:table-cell>
          <table:table-cell table:number-columns-repeated="9"/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5570.035711" calcext:value-type="float">
            <text:p>5570.035711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6878.658559" calcext:value-type="float">
            <text:p>6878.658559</text:p>
          </table:table-cell>
          <table:table-cell office:value-type="float" office:value="994.050047" calcext:value-type="float">
            <text:p>994.050047</text:p>
          </table:table-cell>
          <table:table-cell table:number-columns-repeated="9"/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5033.164799" calcext:value-type="float">
            <text:p>5033.164799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1350.565887" calcext:value-type="float">
            <text:p>1350.565887</text:p>
          </table:table-cell>
          <table:table-cell table:number-columns-repeated="9"/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3456.106495" calcext:value-type="float">
            <text:p>3456.106495</text:p>
          </table:table-cell>
          <table:table-cell office:value-type="float" office:value="1035.993087" calcext:value-type="float">
            <text:p>1035.993087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1644.167167" calcext:value-type="float">
            <text:p>1644.167167</text:p>
          </table:table-cell>
          <table:table-cell table:number-columns-repeated="9"/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1107.296255" calcext:value-type="float">
            <text:p>1107.296255</text:p>
          </table:table-cell>
          <table:table-cell office:value-type="float" office:value="1451.229183" calcext:value-type="float">
            <text:p>1451.229183</text:p>
          </table:table-cell>
          <table:table-cell office:value-type="float" office:value="683.671551" calcext:value-type="float">
            <text:p>683.671551</text:p>
          </table:table-cell>
          <table:table-cell table:number-columns-repeated="9"/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3254.779903" calcext:value-type="float">
            <text:p>3254.779903</text:p>
          </table:table-cell>
          <table:table-cell office:value-type="float" office:value="843.055103" calcext:value-type="float">
            <text:p>843.055103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1518.338047" calcext:value-type="float">
            <text:p>1518.338047</text:p>
          </table:table-cell>
          <table:table-cell table:number-columns-repeated="9"/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2768.240639" calcext:value-type="float">
            <text:p>2768.240639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1249.902591" calcext:value-type="float">
            <text:p>1249.902591</text:p>
          </table:table-cell>
          <table:table-cell office:value-type="float" office:value="1728.053247" calcext:value-type="float">
            <text:p>1728.053247</text:p>
          </table:table-cell>
          <table:table-cell table:number-columns-repeated="9"/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910.163967" calcext:value-type="float">
            <text:p>910.163967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1300.234239" calcext:value-type="float">
            <text:p>1300.234239</text:p>
          </table:table-cell>
          <table:table-cell table:number-columns-repeated="9"/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4731.174911" calcext:value-type="float">
            <text:p>4731.174911</text:p>
          </table:table-cell>
          <table:table-cell office:value-type="float" office:value="1065.353215" calcext:value-type="float">
            <text:p>1065.353215</text:p>
          </table:table-cell>
          <table:table-cell office:value-type="float" office:value="6979.321855" calcext:value-type="float">
            <text:p>6979.321855</text:p>
          </table:table-cell>
          <table:table-cell office:value-type="float" office:value="1350.565887" calcext:value-type="float">
            <text:p>1350.565887</text:p>
          </table:table-cell>
          <table:table-cell table:number-columns-repeated="9"/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2634.022911" calcext:value-type="float">
            <text:p>2634.022911</text:p>
          </table:table-cell>
          <table:table-cell office:value-type="float" office:value="452.984831" calcext:value-type="float">
            <text:p>452.984831</text:p>
          </table:table-cell>
          <table:table-cell office:value-type="float" office:value="2919.235583" calcext:value-type="float">
            <text:p>2919.235583</text:p>
          </table:table-cell>
          <table:table-cell office:value-type="float" office:value="1736.441855" calcext:value-type="float">
            <text:p>1736.441855</text:p>
          </table:table-cell>
          <table:table-cell table:number-columns-repeated="9"/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2751.463423" calcext:value-type="float">
            <text:p>2751.463423</text:p>
          </table:table-cell>
          <table:table-cell office:value-type="float" office:value="3154.116607" calcext:value-type="float">
            <text:p>3154.116607</text:p>
          </table:table-cell>
          <table:table-cell office:value-type="float" office:value="1468.006399" calcext:value-type="float">
            <text:p>1468.006399</text:p>
          </table:table-cell>
          <table:table-cell office:value-type="float" office:value="864.026623" calcext:value-type="float">
            <text:p>864.026623</text:p>
          </table:table-cell>
          <table:table-cell table:number-columns-repeated="9"/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2667.577343" calcext:value-type="float">
            <text:p>2667.577343</text:p>
          </table:table-cell>
          <table:table-cell office:value-type="float" office:value="1061.158911" calcext:value-type="float">
            <text:p>1061.158911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1476.395007" calcext:value-type="float">
            <text:p>1476.395007</text:p>
          </table:table-cell>
          <table:table-cell table:number-columns-repeated="9"/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3523.215359" calcext:value-type="float">
            <text:p>3523.215359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3623.878655" calcext:value-type="float">
            <text:p>3623.878655</text:p>
          </table:table-cell>
          <table:table-cell table:number-columns-repeated="9"/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4831.838207" calcext:value-type="float">
            <text:p>4831.838207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2701.131775" calcext:value-type="float">
            <text:p>2701.131775</text:p>
          </table:table-cell>
          <table:table-cell office:value-type="float" office:value="1308.622847" calcext:value-type="float">
            <text:p>1308.622847</text:p>
          </table:table-cell>
          <table:table-cell table:number-columns-repeated="9"/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4898.947071" calcext:value-type="float">
            <text:p>4898.947071</text:p>
          </table:table-cell>
          <table:table-cell office:value-type="float" office:value="1073.741823" calcext:value-type="float">
            <text:p>1073.741823</text:p>
          </table:table-cell>
          <table:table-cell office:value-type="float" office:value="6912.212991" calcext:value-type="float">
            <text:p>6912.212991</text:p>
          </table:table-cell>
          <table:table-cell office:value-type="float" office:value="1275.068415" calcext:value-type="float">
            <text:p>1275.068415</text:p>
          </table:table-cell>
          <table:table-cell table:number-columns-repeated="9"/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2936.012799" calcext:value-type="float">
            <text:p>2936.012799</text:p>
          </table:table-cell>
          <table:table-cell office:value-type="float" office:value="893.386751" calcext:value-type="float">
            <text:p>893.386751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1753.219071" calcext:value-type="float">
            <text:p>1753.219071</text:p>
          </table:table-cell>
          <table:table-cell table:number-columns-repeated="9"/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3170.893823" calcext:value-type="float">
            <text:p>3170.893823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2868.903935" calcext:value-type="float">
            <text:p>2868.903935</text:p>
          </table:table-cell>
          <table:table-cell office:value-type="float" office:value="792.723455" calcext:value-type="float">
            <text:p>792.723455</text:p>
          </table:table-cell>
          <table:table-cell table:number-columns-repeated="9"/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3120.562175" calcext:value-type="float">
            <text:p>3120.562175</text:p>
          </table:table-cell>
          <table:table-cell office:value-type="float" office:value="926.941183" calcext:value-type="float">
            <text:p>926.941183</text:p>
          </table:table-cell>
          <table:table-cell office:value-type="float" office:value="1451.229183" calcext:value-type="float">
            <text:p>1451.229183</text:p>
          </table:table-cell>
          <table:table-cell office:value-type="float" office:value="1560.281087" calcext:value-type="float">
            <text:p>1560.281087</text:p>
          </table:table-cell>
          <table:table-cell table:number-columns-repeated="9"/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4764.729343" calcext:value-type="float">
            <text:p>4764.729343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2919.235583" calcext:value-type="float">
            <text:p>2919.235583</text:p>
          </table:table-cell>
          <table:table-cell office:value-type="float" office:value="3758.096383" calcext:value-type="float">
            <text:p>3758.096383</text:p>
          </table:table-cell>
          <table:table-cell table:number-columns-repeated="9"/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4764.729343" calcext:value-type="float">
            <text:p>4764.729343</text:p>
          </table:table-cell>
          <table:table-cell office:value-type="float" office:value="1006.632959" calcext:value-type="float">
            <text:p>1006.632959</text:p>
          </table:table-cell>
          <table:table-cell office:value-type="float" office:value="3254.779903" calcext:value-type="float">
            <text:p>3254.779903</text:p>
          </table:table-cell>
          <table:table-cell office:value-type="float" office:value="1417.674751" calcext:value-type="float">
            <text:p>1417.674751</text:p>
          </table:table-cell>
          <table:table-cell table:number-columns-repeated="9"/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5368.709119" calcext:value-type="float">
            <text:p>5368.709119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6878.658559" calcext:value-type="float">
            <text:p>6878.658559</text:p>
          </table:table-cell>
          <table:table-cell office:value-type="float" office:value="1350.565887" calcext:value-type="float">
            <text:p>1350.565887</text:p>
          </table:table-cell>
          <table:table-cell table:number-columns-repeated="9"/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2785.017855" calcext:value-type="float">
            <text:p>2785.017855</text:p>
          </table:table-cell>
          <table:table-cell office:value-type="float" office:value="742.391807" calcext:value-type="float">
            <text:p>742.391807</text:p>
          </table:table-cell>
          <table:table-cell office:value-type="float" office:value="1509.949439" calcext:value-type="float">
            <text:p>1509.949439</text:p>
          </table:table-cell>
          <table:table-cell office:value-type="float" office:value="1820.327935" calcext:value-type="float">
            <text:p>1820.327935</text:p>
          </table:table-cell>
          <table:table-cell table:number-columns-repeated="9"/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2785.017855" calcext:value-type="float">
            <text:p>2785.017855</text:p>
          </table:table-cell>
          <table:table-cell office:value-type="float" office:value="1035.993087" calcext:value-type="float">
            <text:p>1035.993087</text:p>
          </table:table-cell>
          <table:table-cell office:value-type="float" office:value="2684.354559" calcext:value-type="float">
            <text:p>2684.354559</text:p>
          </table:table-cell>
          <table:table-cell office:value-type="float" office:value="843.055103" calcext:value-type="float">
            <text:p>843.055103</text:p>
          </table:table-cell>
          <table:table-cell table:number-columns-repeated="9"/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3254.779903" calcext:value-type="float">
            <text:p>3254.779903</text:p>
          </table:table-cell>
          <table:table-cell office:value-type="float" office:value="805.306367" calcext:value-type="float">
            <text:p>805.306367</text:p>
          </table:table-cell>
          <table:table-cell office:value-type="float" office:value="2852.126719" calcext:value-type="float">
            <text:p>2852.126719</text:p>
          </table:table-cell>
          <table:table-cell office:value-type="float" office:value="1132.462079" calcext:value-type="float">
            <text:p>1132.462079</text:p>
          </table:table-cell>
          <table:table-cell table:number-columns-repeated="9"/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182.793727" calcext:value-type="float">
            <text:p>1182.793727</text:p>
          </table:table-cell>
          <table:table-cell office:value-type="float" office:value="1166.016511" calcext:value-type="float">
            <text:p>1166.016511</text:p>
          </table:table-cell>
          <table:table-cell office:value-type="float" office:value="2868.903935" calcext:value-type="float">
            <text:p>2868.903935</text:p>
          </table:table-cell>
          <table:table-cell office:value-type="float" office:value="3154.116607" calcext:value-type="float">
            <text:p>3154.116607</text:p>
          </table:table-cell>
          <table:table-cell table:number-columns-repeated="9"/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4932.501503" calcext:value-type="float">
            <text:p>4932.501503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1501.560831" calcext:value-type="float">
            <text:p>1501.560831</text:p>
          </table:table-cell>
          <table:table-cell office:value-type="float" office:value="1325.400063" calcext:value-type="float">
            <text:p>1325.400063</text:p>
          </table:table-cell>
          <table:table-cell table:number-columns-repeated="9"/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5402.263551" calcext:value-type="float">
            <text:p>5402.263551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6912.212991" calcext:value-type="float">
            <text:p>6912.212991</text:p>
          </table:table-cell>
          <table:table-cell office:value-type="float" office:value="1002.438655" calcext:value-type="float">
            <text:p>1002.438655</text:p>
          </table:table-cell>
          <table:table-cell table:number-columns-repeated="9"/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3053.453311" calcext:value-type="float">
            <text:p>3053.453311</text:p>
          </table:table-cell>
          <table:table-cell office:value-type="float" office:value="1124.073471" calcext:value-type="float">
            <text:p>1124.073471</text:p>
          </table:table-cell>
          <table:table-cell office:value-type="float" office:value="2919.235583" calcext:value-type="float">
            <text:p>2919.235583</text:p>
          </table:table-cell>
          <table:table-cell office:value-type="float" office:value="1786.773503" calcext:value-type="float">
            <text:p>1786.773503</text:p>
          </table:table-cell>
          <table:table-cell table:number-columns-repeated="9"/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3456.106495" calcext:value-type="float">
            <text:p>3456.106495</text:p>
          </table:table-cell>
          <table:table-cell office:value-type="float" office:value="1065.353215" calcext:value-type="float">
            <text:p>1065.353215</text:p>
          </table:table-cell>
          <table:table-cell office:value-type="float" office:value="2885.681151" calcext:value-type="float">
            <text:p>2885.681151</text:p>
          </table:table-cell>
          <table:table-cell office:value-type="float" office:value="876.609535" calcext:value-type="float">
            <text:p>876.609535</text:p>
          </table:table-cell>
          <table:table-cell table:number-columns-repeated="9"/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3053.453311" calcext:value-type="float">
            <text:p>3053.453311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2852.126719" calcext:value-type="float">
            <text:p>2852.126719</text:p>
          </table:table-cell>
          <table:table-cell office:value-type="float" office:value="1216.348159" calcext:value-type="float">
            <text:p>1216.348159</text:p>
          </table:table-cell>
          <table:table-cell table:number-columns-repeated="9"/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3154.116607" calcext:value-type="float">
            <text:p>3154.116607</text:p>
          </table:table-cell>
          <table:table-cell office:value-type="float" office:value="457.179135" calcext:value-type="float">
            <text:p>457.179135</text:p>
          </table:table-cell>
          <table:table-cell office:value-type="float" office:value="2885.681151" calcext:value-type="float">
            <text:p>2885.681151</text:p>
          </table:table-cell>
          <table:table-cell office:value-type="float" office:value="3187.671039" calcext:value-type="float">
            <text:p>3187.671039</text:p>
          </table:table-cell>
          <table:table-cell table:number-columns-repeated="9"/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6207.569919" calcext:value-type="float">
            <text:p>6207.569919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2868.903935" calcext:value-type="float">
            <text:p>2868.903935</text:p>
          </table:table-cell>
          <table:table-cell office:value-type="float" office:value="1350.565887" calcext:value-type="float">
            <text:p>1350.565887</text:p>
          </table:table-cell>
          <table:table-cell table:number-columns-repeated="9"/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5435.817983" calcext:value-type="float">
            <text:p>5435.817983</text:p>
          </table:table-cell>
          <table:table-cell office:value-type="float" office:value="1027.604479" calcext:value-type="float">
            <text:p>1027.604479</text:p>
          </table:table-cell>
          <table:table-cell office:value-type="float" office:value="4932.501503" calcext:value-type="float">
            <text:p>4932.501503</text:p>
          </table:table-cell>
          <table:table-cell office:value-type="float" office:value="1275.068415" calcext:value-type="float">
            <text:p>1275.068415</text:p>
          </table:table-cell>
          <table:table-cell table:number-columns-repeated="9"/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3724.541951" calcext:value-type="float">
            <text:p>3724.541951</text:p>
          </table:table-cell>
          <table:table-cell office:value-type="float" office:value="956.301311" calcext:value-type="float">
            <text:p>956.301311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1786.773503" calcext:value-type="float">
            <text:p>1786.773503</text:p>
          </table:table-cell>
          <table:table-cell table:number-columns-repeated="9"/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3607.101439" calcext:value-type="float">
            <text:p>3607.101439</text:p>
          </table:table-cell>
          <table:table-cell office:value-type="float" office:value="1035.993087" calcext:value-type="float">
            <text:p>1035.993087</text:p>
          </table:table-cell>
          <table:table-cell office:value-type="float" office:value="1468.006399" calcext:value-type="float">
            <text:p>1468.006399</text:p>
          </table:table-cell>
          <table:table-cell office:value-type="float" office:value="1132.462079" calcext:value-type="float">
            <text:p>1132.462079</text:p>
          </table:table-cell>
          <table:table-cell table:number-columns-repeated="9"/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2768.240639" calcext:value-type="float">
            <text:p>2768.240639</text:p>
          </table:table-cell>
          <table:table-cell office:value-type="float" office:value="1124.073471" calcext:value-type="float">
            <text:p>1124.073471</text:p>
          </table:table-cell>
          <table:table-cell office:value-type="float" office:value="2868.903935" calcext:value-type="float">
            <text:p>2868.903935</text:p>
          </table:table-cell>
          <table:table-cell office:value-type="float" office:value="968.884223" calcext:value-type="float">
            <text:p>968.884223</text:p>
          </table:table-cell>
          <table:table-cell table:number-columns-repeated="9"/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249.902591" calcext:value-type="float">
            <text:p>1249.902591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2868.903935" calcext:value-type="float">
            <text:p>2868.903935</text:p>
          </table:table-cell>
          <table:table-cell office:value-type="float" office:value="2533.359615" calcext:value-type="float">
            <text:p>2533.359615</text:p>
          </table:table-cell>
          <table:table-cell table:number-columns-repeated="9"/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7381.975039" calcext:value-type="float">
            <text:p>7381.975039</text:p>
          </table:table-cell>
          <table:table-cell office:value-type="float" office:value="3187.671039" calcext:value-type="float">
            <text:p>3187.671039</text:p>
          </table:table-cell>
          <table:table-cell office:value-type="float" office:value="2868.903935" calcext:value-type="float">
            <text:p>2868.903935</text:p>
          </table:table-cell>
          <table:table-cell office:value-type="float" office:value="1409.286143" calcext:value-type="float">
            <text:p>1409.286143</text:p>
          </table:table-cell>
          <table:table-cell table:number-columns-repeated="9"/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5502.926847" calcext:value-type="float">
            <text:p>5502.926847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826.277887" calcext:value-type="float">
            <text:p>826.277887</text:p>
          </table:table-cell>
          <table:table-cell table:number-columns-repeated="9"/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2684.354559" calcext:value-type="float">
            <text:p>2684.354559</text:p>
          </table:table-cell>
          <table:table-cell office:value-type="float" office:value="1002.438655" calcext:value-type="float">
            <text:p>1002.438655</text:p>
          </table:table-cell>
          <table:table-cell office:value-type="float" office:value="3355.443199" calcext:value-type="float">
            <text:p>3355.443199</text:p>
          </table:table-cell>
          <table:table-cell office:value-type="float" office:value="1702.887423" calcext:value-type="float">
            <text:p>1702.887423</text:p>
          </table:table-cell>
          <table:table-cell table:number-columns-repeated="9"/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5502.926847" calcext:value-type="float">
            <text:p>5502.926847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1484.783615" calcext:value-type="float">
            <text:p>1484.783615</text:p>
          </table:table-cell>
          <table:table-cell office:value-type="float" office:value="1031.798783" calcext:value-type="float">
            <text:p>1031.798783</text:p>
          </table:table-cell>
          <table:table-cell table:number-columns-repeated="9"/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2785.017855" calcext:value-type="float">
            <text:p>2785.017855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3623.878655" calcext:value-type="float">
            <text:p>3623.878655</text:p>
          </table:table-cell>
          <table:table-cell office:value-type="float" office:value="671.088639" calcext:value-type="float">
            <text:p>671.088639</text:p>
          </table:table-cell>
          <table:table-cell table:number-columns-repeated="9"/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1140.850687" calcext:value-type="float">
            <text:p>1140.850687</text:p>
          </table:table-cell>
          <table:table-cell office:value-type="float" office:value="1061.158911" calcext:value-type="float">
            <text:p>1061.158911</text:p>
          </table:table-cell>
          <table:table-cell office:value-type="float" office:value="2835.349503" calcext:value-type="float">
            <text:p>2835.349503</text:p>
          </table:table-cell>
          <table:table-cell office:value-type="float" office:value="2902.458367" calcext:value-type="float">
            <text:p>2902.458367</text:p>
          </table:table-cell>
          <table:table-cell table:number-columns-repeated="9"/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7381.975039" calcext:value-type="float">
            <text:p>7381.975039</text:p>
          </table:table-cell>
          <table:table-cell office:value-type="float" office:value="889.192447" calcext:value-type="float">
            <text:p>889.192447</text:p>
          </table:table-cell>
          <table:table-cell office:value-type="float" office:value="2701.131775" calcext:value-type="float">
            <text:p>2701.131775</text:p>
          </table:table-cell>
          <table:table-cell office:value-type="float" office:value="3154.116607" calcext:value-type="float">
            <text:p>3154.116607</text:p>
          </table:table-cell>
          <table:table-cell table:number-columns-repeated="9"/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5502.926847" calcext:value-type="float">
            <text:p>5502.926847</text:p>
          </table:table-cell>
          <table:table-cell office:value-type="float" office:value="1124.073471" calcext:value-type="float">
            <text:p>1124.073471</text:p>
          </table:table-cell>
          <table:table-cell office:value-type="float" office:value="4865.392639" calcext:value-type="float">
            <text:p>4865.392639</text:p>
          </table:table-cell>
          <table:table-cell office:value-type="float" office:value="696.254463" calcext:value-type="float">
            <text:p>696.254463</text:p>
          </table:table-cell>
          <table:table-cell table:number-columns-repeated="9"/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3338.665983" calcext:value-type="float">
            <text:p>3338.665983</text:p>
          </table:table-cell>
          <table:table-cell office:value-type="float" office:value="1015.021567" calcext:value-type="float">
            <text:p>1015.021567</text:p>
          </table:table-cell>
          <table:table-cell office:value-type="float" office:value="4966.055935" calcext:value-type="float">
            <text:p>4966.055935</text:p>
          </table:table-cell>
          <table:table-cell office:value-type="float" office:value="2550.136831" calcext:value-type="float">
            <text:p>2550.136831</text:p>
          </table:table-cell>
          <table:table-cell table:number-columns-repeated="9"/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5737.807871" calcext:value-type="float">
            <text:p>5737.807871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2902.458367" calcext:value-type="float">
            <text:p>2902.458367</text:p>
          </table:table-cell>
          <table:table-cell office:value-type="float" office:value="897.581055" calcext:value-type="float">
            <text:p>897.581055</text:p>
          </table:table-cell>
          <table:table-cell table:number-columns-repeated="9"/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2734.686207" calcext:value-type="float">
            <text:p>2734.686207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3321.888767" calcext:value-type="float">
            <text:p>3321.888767</text:p>
          </table:table-cell>
          <table:table-cell office:value-type="float" office:value="784.334847" calcext:value-type="float">
            <text:p>784.334847</text:p>
          </table:table-cell>
          <table:table-cell table:number-columns-repeated="9"/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199.570943" calcext:value-type="float">
            <text:p>1199.570943</text:p>
          </table:table-cell>
          <table:table-cell office:value-type="float" office:value="1069.547519" calcext:value-type="float">
            <text:p>1069.547519</text:p>
          </table:table-cell>
          <table:table-cell office:value-type="float" office:value="4798.283775" calcext:value-type="float">
            <text:p>4798.283775</text:p>
          </table:table-cell>
          <table:table-cell office:value-type="float" office:value="2004.877311" calcext:value-type="float">
            <text:p>2004.877311</text:p>
          </table:table-cell>
          <table:table-cell table:number-columns-repeated="9"/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7516.192767" calcext:value-type="float">
            <text:p>7516.192767</text:p>
          </table:table-cell>
          <table:table-cell office:value-type="float" office:value="880.803839" calcext:value-type="float">
            <text:p>880.803839</text:p>
          </table:table-cell>
          <table:table-cell office:value-type="float" office:value="1241.513983" calcext:value-type="float">
            <text:p>1241.513983</text:p>
          </table:table-cell>
          <table:table-cell office:value-type="float" office:value="2835.349503" calcext:value-type="float">
            <text:p>2835.349503</text:p>
          </table:table-cell>
          <table:table-cell table:number-columns-repeated="9"/>
        </table:table-row>
      </table:table>
      <table:table table:name="DbRead99PThreads500" table:style-name="ta1">
        <table:table-column table:style-name="co10" table:default-cell-style-name="ce1"/>
        <table:table-column table:style-name="co14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31" calcext:value-type="float">
            <text:p>31</text:p>
          </table:table-cell>
        </table:table-row>
      </table:table>
      <table:table table:name="Prime1m99P500" table:style-name="ta1">
        <table:table-column table:style-name="co15" table:default-cell-style-name="ce1"/>
        <table:table-column table:style-name="co2" table:number-columns-repeated="4" table:default-cell-style-name="ce2"/>
        <table:table-column table:style-name="co2" table:number-columns-repeated="5" table:default-cell-style-name="Default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322.961407" calcext:value-type="float">
            <text:p>322.961407</text:p>
          </table:table-cell>
          <table:table-cell office:value-type="float" office:value="159.383551" calcext:value-type="float">
            <text:p>159.383551</text:p>
          </table:table-cell>
          <table:table-cell office:value-type="float" office:value="297.795583" calcext:value-type="float">
            <text:p>297.795583</text:p>
          </table:table-cell>
          <table:table-cell office:value-type="float" office:value="358.612991" calcext:value-type="float">
            <text:p>358.612991</text:p>
          </table:table-cell>
          <table:table-cell table:number-columns-repeated="9"/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69.869311" calcext:value-type="float">
            <text:p>169.869311</text:p>
          </table:table-cell>
          <table:table-cell office:value-type="float" office:value="36.175871" calcext:value-type="float">
            <text:p>36.175871</text:p>
          </table:table-cell>
          <table:table-cell office:value-type="float" office:value="58.982399" calcext:value-type="float">
            <text:p>58.982399</text:p>
          </table:table-cell>
          <table:table-cell office:value-type="float" office:value="81.788927" calcext:value-type="float">
            <text:p>81.788927</text:p>
          </table:table-cell>
          <table:table-cell table:number-columns-repeated="9"/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35.913727" calcext:value-type="float">
            <text:p>35.913727</text:p>
          </table:table-cell>
          <table:table-cell office:value-type="float" office:value="47.448063" calcext:value-type="float">
            <text:p>47.448063</text:p>
          </table:table-cell>
          <table:table-cell office:value-type="float" office:value="32.112639" calcext:value-type="float">
            <text:p>32.112639</text:p>
          </table:table-cell>
          <table:table-cell table:number-columns-repeated="9"/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14.819071" calcext:value-type="float">
            <text:p>114.819071</text:p>
          </table:table-cell>
          <table:table-cell office:value-type="float" office:value="34.603007" calcext:value-type="float">
            <text:p>34.603007</text:p>
          </table:table-cell>
          <table:table-cell office:value-type="float" office:value="42.467327" calcext:value-type="float">
            <text:p>42.467327</text:p>
          </table:table-cell>
          <table:table-cell office:value-type="float" office:value="160.432127" calcext:value-type="float">
            <text:p>160.432127</text:p>
          </table:table-cell>
          <table:table-cell table:number-columns-repeated="9"/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07.479039" calcext:value-type="float">
            <text:p>107.479039</text:p>
          </table:table-cell>
          <table:table-cell office:value-type="float" office:value="33.292287" calcext:value-type="float">
            <text:p>33.292287</text:p>
          </table:table-cell>
          <table:table-cell office:value-type="float" office:value="42.729471" calcext:value-type="float">
            <text:p>42.729471</text:p>
          </table:table-cell>
          <table:table-cell office:value-type="float" office:value="36.438015" calcext:value-type="float">
            <text:p>36.438015</text:p>
          </table:table-cell>
          <table:table-cell table:number-columns-repeated="9"/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111.673343" calcext:value-type="float">
            <text:p>111.673343</text:p>
          </table:table-cell>
          <table:table-cell table:number-columns-repeated="2" office:value-type="float" office:value="39.845887" calcext:value-type="float">
            <text:p>39.845887</text:p>
          </table:table-cell>
          <table:table-cell office:value-type="float" office:value="35.127295" calcext:value-type="float">
            <text:p>35.127295</text:p>
          </table:table-cell>
          <table:table-cell table:number-columns-repeated="9"/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14.294783" calcext:value-type="float">
            <text:p>114.294783</text:p>
          </table:table-cell>
          <table:table-cell office:value-type="float" office:value="36.175871" calcext:value-type="float">
            <text:p>36.175871</text:p>
          </table:table-cell>
          <table:table-cell office:value-type="float" office:value="41.943039" calcext:value-type="float">
            <text:p>41.943039</text:p>
          </table:table-cell>
          <table:table-cell office:value-type="float" office:value="35.913727" calcext:value-type="float">
            <text:p>35.913727</text:p>
          </table:table-cell>
          <table:table-cell table:number-columns-repeated="9"/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36.175871" calcext:value-type="float">
            <text:p>36.175871</text:p>
          </table:table-cell>
          <table:table-cell office:value-type="float" office:value="40.894463" calcext:value-type="float">
            <text:p>40.894463</text:p>
          </table:table-cell>
          <table:table-cell office:value-type="float" office:value="36.438015" calcext:value-type="float">
            <text:p>36.438015</text:p>
          </table:table-cell>
          <table:table-cell table:number-columns-repeated="9"/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22.683391" calcext:value-type="float">
            <text:p>122.683391</text:p>
          </table:table-cell>
          <table:table-cell office:value-type="float" office:value="40.894463" calcext:value-type="float">
            <text:p>40.894463</text:p>
          </table:table-cell>
          <table:table-cell office:value-type="float" office:value="41.943039" calcext:value-type="float">
            <text:p>41.943039</text:p>
          </table:table-cell>
          <table:table-cell office:value-type="float" office:value="34.340863" calcext:value-type="float">
            <text:p>34.340863</text:p>
          </table:table-cell>
          <table:table-cell table:number-columns-repeated="9"/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35.389439" calcext:value-type="float">
            <text:p>35.389439</text:p>
          </table:table-cell>
          <table:table-cell office:value-type="float" office:value="44.564479" calcext:value-type="float">
            <text:p>44.564479</text:p>
          </table:table-cell>
          <table:table-cell office:value-type="float" office:value="33.816575" calcext:value-type="float">
            <text:p>33.816575</text:p>
          </table:table-cell>
          <table:table-cell table:number-columns-repeated="9"/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97.517567" calcext:value-type="float">
            <text:p>97.517567</text:p>
          </table:table-cell>
          <table:table-cell office:value-type="float" office:value="35.127295" calcext:value-type="float">
            <text:p>35.127295</text:p>
          </table:table-cell>
          <table:table-cell office:value-type="float" office:value="37.748735" calcext:value-type="float">
            <text:p>37.748735</text:p>
          </table:table-cell>
          <table:table-cell office:value-type="float" office:value="34.603007" calcext:value-type="float">
            <text:p>34.603007</text:p>
          </table:table-cell>
          <table:table-cell table:number-columns-repeated="9"/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00.663295" calcext:value-type="float">
            <text:p>100.663295</text:p>
          </table:table-cell>
          <table:table-cell office:value-type="float" office:value="36.700159" calcext:value-type="float">
            <text:p>36.700159</text:p>
          </table:table-cell>
          <table:table-cell office:value-type="float" office:value="43.778047" calcext:value-type="float">
            <text:p>43.778047</text:p>
          </table:table-cell>
          <table:table-cell office:value-type="float" office:value="157.286399" calcext:value-type="float">
            <text:p>157.286399</text:p>
          </table:table-cell>
          <table:table-cell table:number-columns-repeated="9"/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15.343359" calcext:value-type="float">
            <text:p>115.343359</text:p>
          </table:table-cell>
          <table:table-cell office:value-type="float" office:value="31.850495" calcext:value-type="float">
            <text:p>31.850495</text:p>
          </table:table-cell>
          <table:table-cell office:value-type="float" office:value="40.108031" calcext:value-type="float">
            <text:p>40.108031</text:p>
          </table:table-cell>
          <table:table-cell office:value-type="float" office:value="36.175871" calcext:value-type="float">
            <text:p>36.175871</text:p>
          </table:table-cell>
          <table:table-cell table:number-columns-repeated="9"/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113.246207" calcext:value-type="float">
            <text:p>113.246207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40.108031" calcext:value-type="float">
            <text:p>40.108031</text:p>
          </table:table-cell>
          <table:table-cell office:value-type="float" office:value="35.389439" calcext:value-type="float">
            <text:p>35.389439</text:p>
          </table:table-cell>
          <table:table-cell table:number-columns-repeated="9"/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02.760447" calcext:value-type="float">
            <text:p>102.760447</text:p>
          </table:table-cell>
          <table:table-cell office:value-type="float" office:value="33.161215" calcext:value-type="float">
            <text:p>33.161215</text:p>
          </table:table-cell>
          <table:table-cell office:value-type="float" office:value="43.778047" calcext:value-type="float">
            <text:p>43.778047</text:p>
          </table:table-cell>
          <table:table-cell office:value-type="float" office:value="38.010879" calcext:value-type="float">
            <text:p>38.010879</text:p>
          </table:table-cell>
          <table:table-cell table:number-columns-repeated="9"/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16.916223" calcext:value-type="float">
            <text:p>116.916223</text:p>
          </table:table-cell>
          <table:table-cell office:value-type="float" office:value="34.865151" calcext:value-type="float">
            <text:p>34.865151</text:p>
          </table:table-cell>
          <table:table-cell office:value-type="float" office:value="41.943039" calcext:value-type="float">
            <text:p>41.943039</text:p>
          </table:table-cell>
          <table:table-cell office:value-type="float" office:value="38.797311" calcext:value-type="float">
            <text:p>38.797311</text:p>
          </table:table-cell>
          <table:table-cell table:number-columns-repeated="9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14.294783" calcext:value-type="float">
            <text:p>114.294783</text:p>
          </table:table-cell>
          <table:table-cell office:value-type="float" office:value="33.161215" calcext:value-type="float">
            <text:p>33.161215</text:p>
          </table:table-cell>
          <table:table-cell office:value-type="float" office:value="39.845887" calcext:value-type="float">
            <text:p>39.845887</text:p>
          </table:table-cell>
          <table:table-cell office:value-type="float" office:value="33.030143" calcext:value-type="float">
            <text:p>33.030143</text:p>
          </table:table-cell>
          <table:table-cell table:number-columns-repeated="9"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09.051903" calcext:value-type="float">
            <text:p>109.051903</text:p>
          </table:table-cell>
          <table:table-cell office:value-type="float" office:value="35.913727" calcext:value-type="float">
            <text:p>35.913727</text:p>
          </table:table-cell>
          <table:table-cell office:value-type="float" office:value="41.943039" calcext:value-type="float">
            <text:p>41.943039</text:p>
          </table:table-cell>
          <table:table-cell office:value-type="float" office:value="40.108031" calcext:value-type="float">
            <text:p>40.108031</text:p>
          </table:table-cell>
          <table:table-cell table:number-columns-repeated="9"/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106.430463" calcext:value-type="float">
            <text:p>106.430463</text:p>
          </table:table-cell>
          <table:table-cell office:value-type="float" office:value="35.651583" calcext:value-type="float">
            <text:p>35.651583</text:p>
          </table:table-cell>
          <table:table-cell office:value-type="float" office:value="36.962303" calcext:value-type="float">
            <text:p>36.962303</text:p>
          </table:table-cell>
          <table:table-cell office:value-type="float" office:value="33.292287" calcext:value-type="float">
            <text:p>33.292287</text:p>
          </table:table-cell>
          <table:table-cell table:number-columns-repeated="9"/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21.110527" calcext:value-type="float">
            <text:p>121.110527</text:p>
          </table:table-cell>
          <table:table-cell office:value-type="float" office:value="34.865151" calcext:value-type="float">
            <text:p>34.865151</text:p>
          </table:table-cell>
          <table:table-cell office:value-type="float" office:value="39.321599" calcext:value-type="float">
            <text:p>39.321599</text:p>
          </table:table-cell>
          <table:table-cell office:value-type="float" office:value="159.383551" calcext:value-type="float">
            <text:p>159.383551</text:p>
          </table:table-cell>
          <table:table-cell table:number-columns-repeated="9"/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17.440511" calcext:value-type="float">
            <text:p>117.440511</text:p>
          </table:table-cell>
          <table:table-cell office:value-type="float" office:value="35.651583" calcext:value-type="float">
            <text:p>35.651583</text:p>
          </table:table-cell>
          <table:table-cell office:value-type="float" office:value="41.156607" calcext:value-type="float">
            <text:p>41.156607</text:p>
          </table:table-cell>
          <table:table-cell office:value-type="float" office:value="57.147391" calcext:value-type="float">
            <text:p>57.147391</text:p>
          </table:table-cell>
          <table:table-cell table:number-columns-repeated="9"/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117.440511" calcext:value-type="float">
            <text:p>117.440511</text:p>
          </table:table-cell>
          <table:table-cell office:value-type="float" office:value="39.059455" calcext:value-type="float">
            <text:p>39.059455</text:p>
          </table:table-cell>
          <table:table-cell office:value-type="float" office:value="41.680895" calcext:value-type="float">
            <text:p>41.680895</text:p>
          </table:table-cell>
          <table:table-cell office:value-type="float" office:value="35.651583" calcext:value-type="float">
            <text:p>35.651583</text:p>
          </table:table-cell>
          <table:table-cell table:number-columns-repeated="9"/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115.343359" calcext:value-type="float">
            <text:p>115.343359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45.875199" calcext:value-type="float">
            <text:p>45.875199</text:p>
          </table:table-cell>
          <table:table-cell office:value-type="float" office:value="39.845887" calcext:value-type="float">
            <text:p>39.845887</text:p>
          </table:table-cell>
          <table:table-cell table:number-columns-repeated="9"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114.294783" calcext:value-type="float">
            <text:p>114.294783</text:p>
          </table:table-cell>
          <table:table-cell office:value-type="float" office:value="37.224447" calcext:value-type="float">
            <text:p>37.224447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35.651583" calcext:value-type="float">
            <text:p>35.651583</text:p>
          </table:table-cell>
          <table:table-cell table:number-columns-repeated="9"/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113.246207" calcext:value-type="float">
            <text:p>113.246207</text:p>
          </table:table-cell>
          <table:table-cell office:value-type="float" office:value="37.224447" calcext:value-type="float">
            <text:p>37.224447</text:p>
          </table:table-cell>
          <table:table-cell office:value-type="float" office:value="42.205183" calcext:value-type="float">
            <text:p>42.205183</text:p>
          </table:table-cell>
          <table:table-cell office:value-type="float" office:value="37.748735" calcext:value-type="float">
            <text:p>37.748735</text:p>
          </table:table-cell>
          <table:table-cell table:number-columns-repeated="9"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113.770495" calcext:value-type="float">
            <text:p>113.770495</text:p>
          </table:table-cell>
          <table:table-cell office:value-type="float" office:value="37.748735" calcext:value-type="float">
            <text:p>37.748735</text:p>
          </table:table-cell>
          <table:table-cell office:value-type="float" office:value="40.108031" calcext:value-type="float">
            <text:p>40.108031</text:p>
          </table:table-cell>
          <table:table-cell office:value-type="float" office:value="39.059455" calcext:value-type="float">
            <text:p>39.059455</text:p>
          </table:table-cell>
          <table:table-cell table:number-columns-repeated="9"/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111.673343" calcext:value-type="float">
            <text:p>111.673343</text:p>
          </table:table-cell>
          <table:table-cell office:value-type="float" office:value="38.273023" calcext:value-type="float">
            <text:p>38.273023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37.486591" calcext:value-type="float">
            <text:p>37.486591</text:p>
          </table:table-cell>
          <table:table-cell table:number-columns-repeated="9"/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12.721919" calcext:value-type="float">
            <text:p>112.721919</text:p>
          </table:table-cell>
          <table:table-cell office:value-type="float" office:value="35.651583" calcext:value-type="float">
            <text:p>35.651583</text:p>
          </table:table-cell>
          <table:table-cell office:value-type="float" office:value="41.418751" calcext:value-type="float">
            <text:p>41.418751</text:p>
          </table:table-cell>
          <table:table-cell office:value-type="float" office:value="32.767999" calcext:value-type="float">
            <text:p>32.767999</text:p>
          </table:table-cell>
          <table:table-cell table:number-columns-repeated="9"/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12.721919" calcext:value-type="float">
            <text:p>112.721919</text:p>
          </table:table-cell>
          <table:table-cell office:value-type="float" office:value="38.010879" calcext:value-type="float">
            <text:p>38.010879</text:p>
          </table:table-cell>
          <table:table-cell office:value-type="float" office:value="39.583743" calcext:value-type="float">
            <text:p>39.583743</text:p>
          </table:table-cell>
          <table:table-cell office:value-type="float" office:value="36.962303" calcext:value-type="float">
            <text:p>36.962303</text:p>
          </table:table-cell>
          <table:table-cell table:number-columns-repeated="9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08.003327" calcext:value-type="float">
            <text:p>108.003327</text:p>
          </table:table-cell>
          <table:table-cell office:value-type="float" office:value="35.127295" calcext:value-type="float">
            <text:p>35.127295</text:p>
          </table:table-cell>
          <table:table-cell office:value-type="float" office:value="40.108031" calcext:value-type="float">
            <text:p>40.108031</text:p>
          </table:table-cell>
          <table:table-cell office:value-type="float" office:value="35.127295" calcext:value-type="float">
            <text:p>35.127295</text:p>
          </table:table-cell>
          <table:table-cell table:number-columns-repeated="9"/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118.489087" calcext:value-type="float">
            <text:p>118.489087</text:p>
          </table:table-cell>
          <table:table-cell office:value-type="float" office:value="35.127295" calcext:value-type="float">
            <text:p>35.127295</text:p>
          </table:table-cell>
          <table:table-cell office:value-type="float" office:value="41.943039" calcext:value-type="float">
            <text:p>41.943039</text:p>
          </table:table-cell>
          <table:table-cell office:value-type="float" office:value="34.078719" calcext:value-type="float">
            <text:p>34.078719</text:p>
          </table:table-cell>
          <table:table-cell table:number-columns-repeated="9"/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09.051903" calcext:value-type="float">
            <text:p>109.051903</text:p>
          </table:table-cell>
          <table:table-cell office:value-type="float" office:value="32.243711" calcext:value-type="float">
            <text:p>32.243711</text:p>
          </table:table-cell>
          <table:table-cell office:value-type="float" office:value="38.797311" calcext:value-type="float">
            <text:p>38.797311</text:p>
          </table:table-cell>
          <table:table-cell office:value-type="float" office:value="143.654911" calcext:value-type="float">
            <text:p>143.654911</text:p>
          </table:table-cell>
          <table:table-cell table:number-columns-repeated="9"/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34.865151" calcext:value-type="float">
            <text:p>34.865151</text:p>
          </table:table-cell>
          <table:table-cell office:value-type="float" office:value="42.205183" calcext:value-type="float">
            <text:p>42.205183</text:p>
          </table:table-cell>
          <table:table-cell office:value-type="float" office:value="49.807359" calcext:value-type="float">
            <text:p>49.807359</text:p>
          </table:table-cell>
          <table:table-cell table:number-columns-repeated="9"/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111.149055" calcext:value-type="float">
            <text:p>111.149055</text:p>
          </table:table-cell>
          <table:table-cell office:value-type="float" office:value="33.292287" calcext:value-type="float">
            <text:p>33.292287</text:p>
          </table:table-cell>
          <table:table-cell office:value-type="float" office:value="39.845887" calcext:value-type="float">
            <text:p>39.845887</text:p>
          </table:table-cell>
          <table:table-cell office:value-type="float" office:value="33.423359" calcext:value-type="float">
            <text:p>33.423359</text:p>
          </table:table-cell>
          <table:table-cell table:number-columns-repeated="9"/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110.624767" calcext:value-type="float">
            <text:p>110.624767</text:p>
          </table:table-cell>
          <table:table-cell office:value-type="float" office:value="36.700159" calcext:value-type="float">
            <text:p>36.700159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39.059455" calcext:value-type="float">
            <text:p>39.059455</text:p>
          </table:table-cell>
          <table:table-cell table:number-columns-repeated="9"/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04.333311" calcext:value-type="float">
            <text:p>104.333311</text:p>
          </table:table-cell>
          <table:table-cell office:value-type="float" office:value="39.321599" calcext:value-type="float">
            <text:p>39.321599</text:p>
          </table:table-cell>
          <table:table-cell office:value-type="float" office:value="41.680895" calcext:value-type="float">
            <text:p>41.680895</text:p>
          </table:table-cell>
          <table:table-cell office:value-type="float" office:value="38.535167" calcext:value-type="float">
            <text:p>38.535167</text:p>
          </table:table-cell>
          <table:table-cell table:number-columns-repeated="9"/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116.391935" calcext:value-type="float">
            <text:p>116.391935</text:p>
          </table:table-cell>
          <table:table-cell office:value-type="float" office:value="38.273023" calcext:value-type="float">
            <text:p>38.273023</text:p>
          </table:table-cell>
          <table:table-cell office:value-type="float" office:value="41.943039" calcext:value-type="float">
            <text:p>41.943039</text:p>
          </table:table-cell>
          <table:table-cell office:value-type="float" office:value="38.010879" calcext:value-type="float">
            <text:p>38.010879</text:p>
          </table:table-cell>
          <table:table-cell table:number-columns-repeated="9"/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99.614719" calcext:value-type="float">
            <text:p>99.614719</text:p>
          </table:table-cell>
          <table:table-cell office:value-type="float" office:value="39.845887" calcext:value-type="float">
            <text:p>39.845887</text:p>
          </table:table-cell>
          <table:table-cell table:number-columns-repeated="2" office:value-type="float" office:value="39.583743" calcext:value-type="float">
            <text:p>39.583743</text:p>
          </table:table-cell>
          <table:table-cell table:number-columns-repeated="9"/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13.770495" calcext:value-type="float">
            <text:p>113.770495</text:p>
          </table:table-cell>
          <table:table-cell office:value-type="float" office:value="37.486591" calcext:value-type="float">
            <text:p>37.486591</text:p>
          </table:table-cell>
          <table:table-cell office:value-type="float" office:value="40.894463" calcext:value-type="float">
            <text:p>40.894463</text:p>
          </table:table-cell>
          <table:table-cell office:value-type="float" office:value="39.583743" calcext:value-type="float">
            <text:p>39.583743</text:p>
          </table:table-cell>
          <table:table-cell table:number-columns-repeated="9"/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14.819071" calcext:value-type="float">
            <text:p>114.819071</text:p>
          </table:table-cell>
          <table:table-cell office:value-type="float" office:value="38.010879" calcext:value-type="float">
            <text:p>38.010879</text:p>
          </table:table-cell>
          <table:table-cell office:value-type="float" office:value="42.205183" calcext:value-type="float">
            <text:p>42.205183</text:p>
          </table:table-cell>
          <table:table-cell office:value-type="float" office:value="34.078719" calcext:value-type="float">
            <text:p>34.078719</text:p>
          </table:table-cell>
          <table:table-cell table:number-columns-repeated="9"/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112.721919" calcext:value-type="float">
            <text:p>112.721919</text:p>
          </table:table-cell>
          <table:table-cell office:value-type="float" office:value="32.767999" calcext:value-type="float">
            <text:p>32.767999</text:p>
          </table:table-cell>
          <table:table-cell office:value-type="float" office:value="51.642367" calcext:value-type="float">
            <text:p>51.642367</text:p>
          </table:table-cell>
          <table:table-cell office:value-type="float" office:value="35.913727" calcext:value-type="float">
            <text:p>35.913727</text:p>
          </table:table-cell>
          <table:table-cell table:number-columns-repeated="9"/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34.603007" calcext:value-type="float">
            <text:p>34.603007</text:p>
          </table:table-cell>
          <table:table-cell office:value-type="float" office:value="40.894463" calcext:value-type="float">
            <text:p>40.894463</text:p>
          </table:table-cell>
          <table:table-cell office:value-type="float" office:value="34.603007" calcext:value-type="float">
            <text:p>34.603007</text:p>
          </table:table-cell>
          <table:table-cell table:number-columns-repeated="9"/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11.673343" calcext:value-type="float">
            <text:p>111.673343</text:p>
          </table:table-cell>
          <table:table-cell office:value-type="float" office:value="30.539775" calcext:value-type="float">
            <text:p>30.539775</text:p>
          </table:table-cell>
          <table:table-cell office:value-type="float" office:value="40.632319" calcext:value-type="float">
            <text:p>40.632319</text:p>
          </table:table-cell>
          <table:table-cell office:value-type="float" office:value="35.389439" calcext:value-type="float">
            <text:p>35.389439</text:p>
          </table:table-cell>
          <table:table-cell table:number-columns-repeated="9"/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15.867647" calcext:value-type="float">
            <text:p>115.867647</text:p>
          </table:table-cell>
          <table:table-cell office:value-type="float" office:value="34.340863" calcext:value-type="float">
            <text:p>34.340863</text:p>
          </table:table-cell>
          <table:table-cell office:value-type="float" office:value="46.923775" calcext:value-type="float">
            <text:p>46.923775</text:p>
          </table:table-cell>
          <table:table-cell office:value-type="float" office:value="143.654911" calcext:value-type="float">
            <text:p>143.654911</text:p>
          </table:table-cell>
          <table:table-cell table:number-columns-repeated="9"/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12.721919" calcext:value-type="float">
            <text:p>112.721919</text:p>
          </table:table-cell>
          <table:table-cell office:value-type="float" office:value="43.253759" calcext:value-type="float">
            <text:p>43.253759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61.603839" calcext:value-type="float">
            <text:p>61.603839</text:p>
          </table:table-cell>
          <table:table-cell table:number-columns-repeated="9"/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117.964799" calcext:value-type="float">
            <text:p>117.964799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41.156607" calcext:value-type="float">
            <text:p>41.156607</text:p>
          </table:table-cell>
          <table:table-cell office:value-type="float" office:value="39.059455" calcext:value-type="float">
            <text:p>39.059455</text:p>
          </table:table-cell>
          <table:table-cell table:number-columns-repeated="9"/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10.624767" calcext:value-type="float">
            <text:p>110.624767</text:p>
          </table:table-cell>
          <table:table-cell office:value-type="float" office:value="32.112639" calcext:value-type="float">
            <text:p>32.112639</text:p>
          </table:table-cell>
          <table:table-cell office:value-type="float" office:value="38.535167" calcext:value-type="float">
            <text:p>38.535167</text:p>
          </table:table-cell>
          <table:table-cell office:value-type="float" office:value="37.486591" calcext:value-type="float">
            <text:p>37.486591</text:p>
          </table:table-cell>
          <table:table-cell table:number-columns-repeated="9"/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04.333311" calcext:value-type="float">
            <text:p>104.333311</text:p>
          </table:table-cell>
          <table:table-cell office:value-type="float" office:value="32.505855" calcext:value-type="float">
            <text:p>32.505855</text:p>
          </table:table-cell>
          <table:table-cell office:value-type="float" office:value="40.108031" calcext:value-type="float">
            <text:p>40.108031</text:p>
          </table:table-cell>
          <table:table-cell office:value-type="float" office:value="35.913727" calcext:value-type="float">
            <text:p>35.913727</text:p>
          </table:table-cell>
          <table:table-cell table:number-columns-repeated="9"/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114.294783" calcext:value-type="float">
            <text:p>114.294783</text:p>
          </table:table-cell>
          <table:table-cell office:value-type="float" office:value="39.059455" calcext:value-type="float">
            <text:p>39.059455</text:p>
          </table:table-cell>
          <table:table-cell office:value-type="float" office:value="45.875199" calcext:value-type="float">
            <text:p>45.875199</text:p>
          </table:table-cell>
          <table:table-cell office:value-type="float" office:value="38.273023" calcext:value-type="float">
            <text:p>38.273023</text:p>
          </table:table-cell>
          <table:table-cell table:number-columns-repeated="9"/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109.051903" calcext:value-type="float">
            <text:p>109.051903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43.778047" calcext:value-type="float">
            <text:p>43.778047</text:p>
          </table:table-cell>
          <table:table-cell office:value-type="float" office:value="38.797311" calcext:value-type="float">
            <text:p>38.797311</text:p>
          </table:table-cell>
          <table:table-cell table:number-columns-repeated="9"/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08.527615" calcext:value-type="float">
            <text:p>108.527615</text:p>
          </table:table-cell>
          <table:table-cell office:value-type="float" office:value="37.748735" calcext:value-type="float">
            <text:p>37.748735</text:p>
          </table:table-cell>
          <table:table-cell office:value-type="float" office:value="39.583743" calcext:value-type="float">
            <text:p>39.583743</text:p>
          </table:table-cell>
          <table:table-cell office:value-type="float" office:value="36.438015" calcext:value-type="float">
            <text:p>36.438015</text:p>
          </table:table-cell>
          <table:table-cell table:number-columns-repeated="9"/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13.246207" calcext:value-type="float">
            <text:p>113.246207</text:p>
          </table:table-cell>
          <table:table-cell office:value-type="float" office:value="31.981567" calcext:value-type="float">
            <text:p>31.981567</text:p>
          </table:table-cell>
          <table:table-cell office:value-type="float" office:value="42.467327" calcext:value-type="float">
            <text:p>42.467327</text:p>
          </table:table-cell>
          <table:table-cell office:value-type="float" office:value="39.321599" calcext:value-type="float">
            <text:p>39.321599</text:p>
          </table:table-cell>
          <table:table-cell table:number-columns-repeated="9"/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105.381887" calcext:value-type="float">
            <text:p>105.381887</text:p>
          </table:table-cell>
          <table:table-cell office:value-type="float" office:value="32.243711" calcext:value-type="float">
            <text:p>32.243711</text:p>
          </table:table-cell>
          <table:table-cell office:value-type="float" office:value="40.370175" calcext:value-type="float">
            <text:p>40.370175</text:p>
          </table:table-cell>
          <table:table-cell office:value-type="float" office:value="38.535167" calcext:value-type="float">
            <text:p>38.535167</text:p>
          </table:table-cell>
          <table:table-cell table:number-columns-repeated="9"/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114.294783" calcext:value-type="float">
            <text:p>114.294783</text:p>
          </table:table-cell>
          <table:table-cell office:value-type="float" office:value="34.603007" calcext:value-type="float">
            <text:p>34.603007</text:p>
          </table:table-cell>
          <table:table-cell office:value-type="float" office:value="39.583743" calcext:value-type="float">
            <text:p>39.583743</text:p>
          </table:table-cell>
          <table:table-cell office:value-type="float" office:value="38.010879" calcext:value-type="float">
            <text:p>38.010879</text:p>
          </table:table-cell>
          <table:table-cell table:number-columns-repeated="9"/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119.013375" calcext:value-type="float">
            <text:p>119.013375</text:p>
          </table:table-cell>
          <table:table-cell office:value-type="float" office:value="35.651583" calcext:value-type="float">
            <text:p>35.651583</text:p>
          </table:table-cell>
          <table:table-cell office:value-type="float" office:value="38.273023" calcext:value-type="float">
            <text:p>38.273023</text:p>
          </table:table-cell>
          <table:table-cell office:value-type="float" office:value="35.651583" calcext:value-type="float">
            <text:p>35.651583</text:p>
          </table:table-cell>
          <table:table-cell table:number-columns-repeated="9"/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116.916223" calcext:value-type="float">
            <text:p>116.916223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38.535167" calcext:value-type="float">
            <text:p>38.535167</text:p>
          </table:table-cell>
          <table:table-cell office:value-type="float" office:value="34.340863" calcext:value-type="float">
            <text:p>34.340863</text:p>
          </table:table-cell>
          <table:table-cell table:number-columns-repeated="9"/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114.819071" calcext:value-type="float">
            <text:p>114.819071</text:p>
          </table:table-cell>
          <table:table-cell office:value-type="float" office:value="37.748735" calcext:value-type="float">
            <text:p>37.748735</text:p>
          </table:table-cell>
          <table:table-cell office:value-type="float" office:value="40.894463" calcext:value-type="float">
            <text:p>40.894463</text:p>
          </table:table-cell>
          <table:table-cell office:value-type="float" office:value="38.535167" calcext:value-type="float">
            <text:p>38.535167</text:p>
          </table:table-cell>
          <table:table-cell table:number-columns-repeated="9"/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35.389439" calcext:value-type="float">
            <text:p>35.389439</text:p>
          </table:table-cell>
          <table:table-cell office:value-type="float" office:value="38.273023" calcext:value-type="float">
            <text:p>38.273023</text:p>
          </table:table-cell>
          <table:table-cell office:value-type="float" office:value="39.583743" calcext:value-type="float">
            <text:p>39.583743</text:p>
          </table:table-cell>
          <table:table-cell table:number-columns-repeated="9"/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117.440511" calcext:value-type="float">
            <text:p>117.440511</text:p>
          </table:table-cell>
          <table:table-cell office:value-type="float" office:value="33.292287" calcext:value-type="float">
            <text:p>33.292287</text:p>
          </table:table-cell>
          <table:table-cell office:value-type="float" office:value="40.370175" calcext:value-type="float">
            <text:p>40.370175</text:p>
          </table:table-cell>
          <table:table-cell office:value-type="float" office:value="38.797311" calcext:value-type="float">
            <text:p>38.797311</text:p>
          </table:table-cell>
          <table:table-cell table:number-columns-repeated="9"/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08.527615" calcext:value-type="float">
            <text:p>108.527615</text:p>
          </table:table-cell>
          <table:table-cell office:value-type="float" office:value="36.175871" calcext:value-type="float">
            <text:p>36.175871</text:p>
          </table:table-cell>
          <table:table-cell office:value-type="float" office:value="45.350911" calcext:value-type="float">
            <text:p>45.350911</text:p>
          </table:table-cell>
          <table:table-cell office:value-type="float" office:value="34.603007" calcext:value-type="float">
            <text:p>34.603007</text:p>
          </table:table-cell>
          <table:table-cell table:number-columns-repeated="9"/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138.412031" calcext:value-type="float">
            <text:p>138.412031</text:p>
          </table:table-cell>
          <table:table-cell office:value-type="float" office:value="40.632319" calcext:value-type="float">
            <text:p>40.632319</text:p>
          </table:table-cell>
          <table:table-cell office:value-type="float" office:value="40.370175" calcext:value-type="float">
            <text:p>40.370175</text:p>
          </table:table-cell>
          <table:table-cell office:value-type="float" office:value="35.389439" calcext:value-type="float">
            <text:p>35.389439</text:p>
          </table:table-cell>
          <table:table-cell table:number-columns-repeated="9"/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13.770495" calcext:value-type="float">
            <text:p>113.770495</text:p>
          </table:table-cell>
          <table:table-cell office:value-type="float" office:value="38.797311" calcext:value-type="float">
            <text:p>38.797311</text:p>
          </table:table-cell>
          <table:table-cell office:value-type="float" office:value="42.991615" calcext:value-type="float">
            <text:p>42.991615</text:p>
          </table:table-cell>
          <table:table-cell office:value-type="float" office:value="32.899071" calcext:value-type="float">
            <text:p>32.899071</text:p>
          </table:table-cell>
          <table:table-cell table:number-columns-repeated="9"/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15.867647" calcext:value-type="float">
            <text:p>115.867647</text:p>
          </table:table-cell>
          <table:table-cell office:value-type="float" office:value="36.962303" calcext:value-type="float">
            <text:p>36.962303</text:p>
          </table:table-cell>
          <table:table-cell office:value-type="float" office:value="39.583743" calcext:value-type="float">
            <text:p>39.583743</text:p>
          </table:table-cell>
          <table:table-cell office:value-type="float" office:value="31.588351" calcext:value-type="float">
            <text:p>31.588351</text:p>
          </table:table-cell>
          <table:table-cell table:number-columns-repeated="9"/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23.731967" calcext:value-type="float">
            <text:p>123.731967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42.205183" calcext:value-type="float">
            <text:p>42.205183</text:p>
          </table:table-cell>
          <table:table-cell office:value-type="float" office:value="165.675007" calcext:value-type="float">
            <text:p>165.675007</text:p>
          </table:table-cell>
          <table:table-cell table:number-columns-repeated="9"/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17.440511" calcext:value-type="float">
            <text:p>117.440511</text:p>
          </table:table-cell>
          <table:table-cell office:value-type="float" office:value="32.505855" calcext:value-type="float">
            <text:p>32.505855</text:p>
          </table:table-cell>
          <table:table-cell office:value-type="float" office:value="38.797311" calcext:value-type="float">
            <text:p>38.797311</text:p>
          </table:table-cell>
          <table:table-cell office:value-type="float" office:value="51.118079" calcext:value-type="float">
            <text:p>51.118079</text:p>
          </table:table-cell>
          <table:table-cell table:number-columns-repeated="9"/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119.537663" calcext:value-type="float">
            <text:p>119.537663</text:p>
          </table:table-cell>
          <table:table-cell office:value-type="float" office:value="39.583743" calcext:value-type="float">
            <text:p>39.583743</text:p>
          </table:table-cell>
          <table:table-cell office:value-type="float" office:value="41.418751" calcext:value-type="float">
            <text:p>41.418751</text:p>
          </table:table-cell>
          <table:table-cell office:value-type="float" office:value="35.127295" calcext:value-type="float">
            <text:p>35.127295</text:p>
          </table:table-cell>
          <table:table-cell table:number-columns-repeated="9"/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109.576191" calcext:value-type="float">
            <text:p>109.576191</text:p>
          </table:table-cell>
          <table:table-cell office:value-type="float" office:value="33.030143" calcext:value-type="float">
            <text:p>33.030143</text:p>
          </table:table-cell>
          <table:table-cell office:value-type="float" office:value="42.205183" calcext:value-type="float">
            <text:p>42.205183</text:p>
          </table:table-cell>
          <table:table-cell office:value-type="float" office:value="40.370175" calcext:value-type="float">
            <text:p>40.370175</text:p>
          </table:table-cell>
          <table:table-cell table:number-columns-repeated="9"/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18.489087" calcext:value-type="float">
            <text:p>118.489087</text:p>
          </table:table-cell>
          <table:table-cell office:value-type="float" office:value="35.913727" calcext:value-type="float">
            <text:p>35.913727</text:p>
          </table:table-cell>
          <table:table-cell office:value-type="float" office:value="45.613055" calcext:value-type="float">
            <text:p>45.613055</text:p>
          </table:table-cell>
          <table:table-cell office:value-type="float" office:value="40.108031" calcext:value-type="float">
            <text:p>40.108031</text:p>
          </table:table-cell>
          <table:table-cell table:number-columns-repeated="9"/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05.906175" calcext:value-type="float">
            <text:p>105.906175</text:p>
          </table:table-cell>
          <table:table-cell office:value-type="float" office:value="33.292287" calcext:value-type="float">
            <text:p>33.292287</text:p>
          </table:table-cell>
          <table:table-cell office:value-type="float" office:value="45.088767" calcext:value-type="float">
            <text:p>45.088767</text:p>
          </table:table-cell>
          <table:table-cell office:value-type="float" office:value="36.175871" calcext:value-type="float">
            <text:p>36.175871</text:p>
          </table:table-cell>
          <table:table-cell table:number-columns-repeated="9"/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113.246207" calcext:value-type="float">
            <text:p>113.246207</text:p>
          </table:table-cell>
          <table:table-cell office:value-type="float" office:value="37.748735" calcext:value-type="float">
            <text:p>37.748735</text:p>
          </table:table-cell>
          <table:table-cell office:value-type="float" office:value="39.845887" calcext:value-type="float">
            <text:p>39.845887</text:p>
          </table:table-cell>
          <table:table-cell office:value-type="float" office:value="37.486591" calcext:value-type="float">
            <text:p>37.486591</text:p>
          </table:table-cell>
          <table:table-cell table:number-columns-repeated="9"/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19.013375" calcext:value-type="float">
            <text:p>119.013375</text:p>
          </table:table-cell>
          <table:table-cell office:value-type="float" office:value="32.112639" calcext:value-type="float">
            <text:p>32.112639</text:p>
          </table:table-cell>
          <table:table-cell office:value-type="float" office:value="39.059455" calcext:value-type="float">
            <text:p>39.059455</text:p>
          </table:table-cell>
          <table:table-cell office:value-type="float" office:value="34.078719" calcext:value-type="float">
            <text:p>34.078719</text:p>
          </table:table-cell>
          <table:table-cell table:number-columns-repeated="9"/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09.051903" calcext:value-type="float">
            <text:p>109.051903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36.438015" calcext:value-type="float">
            <text:p>36.438015</text:p>
          </table:table-cell>
          <table:table-cell office:value-type="float" office:value="33.554431" calcext:value-type="float">
            <text:p>33.554431</text:p>
          </table:table-cell>
          <table:table-cell table:number-columns-repeated="9"/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121.110527" calcext:value-type="float">
            <text:p>121.110527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36.962303" calcext:value-type="float">
            <text:p>36.962303</text:p>
          </table:table-cell>
          <table:table-cell office:value-type="float" office:value="35.913727" calcext:value-type="float">
            <text:p>35.913727</text:p>
          </table:table-cell>
          <table:table-cell table:number-columns-repeated="9"/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115.343359" calcext:value-type="float">
            <text:p>115.343359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39.059455" calcext:value-type="float">
            <text:p>39.059455</text:p>
          </table:table-cell>
          <table:table-cell office:value-type="float" office:value="36.438015" calcext:value-type="float">
            <text:p>36.438015</text:p>
          </table:table-cell>
          <table:table-cell table:number-columns-repeated="9"/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19.013375" calcext:value-type="float">
            <text:p>119.013375</text:p>
          </table:table-cell>
          <table:table-cell office:value-type="float" office:value="37.486591" calcext:value-type="float">
            <text:p>37.486591</text:p>
          </table:table-cell>
          <table:table-cell office:value-type="float" office:value="40.894463" calcext:value-type="float">
            <text:p>40.894463</text:p>
          </table:table-cell>
          <table:table-cell office:value-type="float" office:value="38.535167" calcext:value-type="float">
            <text:p>38.535167</text:p>
          </table:table-cell>
          <table:table-cell table:number-columns-repeated="9"/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10.100479" calcext:value-type="float">
            <text:p>110.100479</text:p>
          </table:table-cell>
          <table:table-cell office:value-type="float" office:value="31.326207" calcext:value-type="float">
            <text:p>31.326207</text:p>
          </table:table-cell>
          <table:table-cell office:value-type="float" office:value="43.778047" calcext:value-type="float">
            <text:p>43.778047</text:p>
          </table:table-cell>
          <table:table-cell office:value-type="float" office:value="35.389439" calcext:value-type="float">
            <text:p>35.389439</text:p>
          </table:table-cell>
          <table:table-cell table:number-columns-repeated="9"/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114.819071" calcext:value-type="float">
            <text:p>114.819071</text:p>
          </table:table-cell>
          <table:table-cell office:value-type="float" office:value="35.651583" calcext:value-type="float">
            <text:p>35.651583</text:p>
          </table:table-cell>
          <table:table-cell office:value-type="float" office:value="40.894463" calcext:value-type="float">
            <text:p>40.894463</text:p>
          </table:table-cell>
          <table:table-cell office:value-type="float" office:value="38.010879" calcext:value-type="float">
            <text:p>38.010879</text:p>
          </table:table-cell>
          <table:table-cell table:number-columns-repeated="9"/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126.353407" calcext:value-type="float">
            <text:p>126.353407</text:p>
          </table:table-cell>
          <table:table-cell office:value-type="float" office:value="33.554431" calcext:value-type="float">
            <text:p>33.554431</text:p>
          </table:table-cell>
          <table:table-cell office:value-type="float" office:value="42.729471" calcext:value-type="float">
            <text:p>42.729471</text:p>
          </table:table-cell>
          <table:table-cell office:value-type="float" office:value="38.797311" calcext:value-type="float">
            <text:p>38.797311</text:p>
          </table:table-cell>
          <table:table-cell table:number-columns-repeated="9"/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110.624767" calcext:value-type="float">
            <text:p>110.624767</text:p>
          </table:table-cell>
          <table:table-cell office:value-type="float" office:value="32.899071" calcext:value-type="float">
            <text:p>32.899071</text:p>
          </table:table-cell>
          <table:table-cell office:value-type="float" office:value="41.680895" calcext:value-type="float">
            <text:p>41.680895</text:p>
          </table:table-cell>
          <table:table-cell office:value-type="float" office:value="39.845887" calcext:value-type="float">
            <text:p>39.845887</text:p>
          </table:table-cell>
          <table:table-cell table:number-columns-repeated="9"/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08.527615" calcext:value-type="float">
            <text:p>108.527615</text:p>
          </table:table-cell>
          <table:table-cell office:value-type="float" office:value="35.389439" calcext:value-type="float">
            <text:p>35.389439</text:p>
          </table:table-cell>
          <table:table-cell office:value-type="float" office:value="42.729471" calcext:value-type="float">
            <text:p>42.729471</text:p>
          </table:table-cell>
          <table:table-cell office:value-type="float" office:value="34.865151" calcext:value-type="float">
            <text:p>34.865151</text:p>
          </table:table-cell>
          <table:table-cell table:number-columns-repeated="9"/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13.246207" calcext:value-type="float">
            <text:p>113.246207</text:p>
          </table:table-cell>
          <table:table-cell office:value-type="float" office:value="35.913727" calcext:value-type="float">
            <text:p>35.913727</text:p>
          </table:table-cell>
          <table:table-cell office:value-type="float" office:value="40.632319" calcext:value-type="float">
            <text:p>40.632319</text:p>
          </table:table-cell>
          <table:table-cell office:value-type="float" office:value="33.554431" calcext:value-type="float">
            <text:p>33.554431</text:p>
          </table:table-cell>
          <table:table-cell table:number-columns-repeated="9"/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123.207679" calcext:value-type="float">
            <text:p>123.207679</text:p>
          </table:table-cell>
          <table:table-cell office:value-type="float" office:value="32.767999" calcext:value-type="float">
            <text:p>32.767999</text:p>
          </table:table-cell>
          <table:table-cell office:value-type="float" office:value="40.108031" calcext:value-type="float">
            <text:p>40.108031</text:p>
          </table:table-cell>
          <table:table-cell office:value-type="float" office:value="35.651583" calcext:value-type="float">
            <text:p>35.651583</text:p>
          </table:table-cell>
          <table:table-cell table:number-columns-repeated="9"/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12.721919" calcext:value-type="float">
            <text:p>112.721919</text:p>
          </table:table-cell>
          <table:table-cell office:value-type="float" office:value="37.224447" calcext:value-type="float">
            <text:p>37.224447</text:p>
          </table:table-cell>
          <table:table-cell office:value-type="float" office:value="38.797311" calcext:value-type="float">
            <text:p>38.797311</text:p>
          </table:table-cell>
          <table:table-cell office:value-type="float" office:value="39.059455" calcext:value-type="float">
            <text:p>39.059455</text:p>
          </table:table-cell>
          <table:table-cell table:number-columns-repeated="9"/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08.527615" calcext:value-type="float">
            <text:p>108.527615</text:p>
          </table:table-cell>
          <table:table-cell office:value-type="float" office:value="36.700159" calcext:value-type="float">
            <text:p>36.700159</text:p>
          </table:table-cell>
          <table:table-cell office:value-type="float" office:value="37.486591" calcext:value-type="float">
            <text:p>37.486591</text:p>
          </table:table-cell>
          <table:table-cell office:value-type="float" office:value="148.897791" calcext:value-type="float">
            <text:p>148.897791</text:p>
          </table:table-cell>
          <table:table-cell table:number-columns-repeated="9"/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20.586239" calcext:value-type="float">
            <text:p>120.586239</text:p>
          </table:table-cell>
          <table:table-cell office:value-type="float" office:value="39.321599" calcext:value-type="float">
            <text:p>39.321599</text:p>
          </table:table-cell>
          <table:table-cell office:value-type="float" office:value="40.108031" calcext:value-type="float">
            <text:p>40.108031</text:p>
          </table:table-cell>
          <table:table-cell office:value-type="float" office:value="45.875199" calcext:value-type="float">
            <text:p>45.875199</text:p>
          </table:table-cell>
          <table:table-cell table:number-columns-repeated="9"/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116.916223" calcext:value-type="float">
            <text:p>116.916223</text:p>
          </table:table-cell>
          <table:table-cell office:value-type="float" office:value="34.340863" calcext:value-type="float">
            <text:p>34.340863</text:p>
          </table:table-cell>
          <table:table-cell office:value-type="float" office:value="42.729471" calcext:value-type="float">
            <text:p>42.729471</text:p>
          </table:table-cell>
          <table:table-cell office:value-type="float" office:value="37.486591" calcext:value-type="float">
            <text:p>37.486591</text:p>
          </table:table-cell>
          <table:table-cell table:number-columns-repeated="9"/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105.906175" calcext:value-type="float">
            <text:p>105.906175</text:p>
          </table:table-cell>
          <table:table-cell office:value-type="float" office:value="39.845887" calcext:value-type="float">
            <text:p>39.845887</text:p>
          </table:table-cell>
          <table:table-cell office:value-type="float" office:value="37.224447" calcext:value-type="float">
            <text:p>37.224447</text:p>
          </table:table-cell>
          <table:table-cell office:value-type="float" office:value="36.175871" calcext:value-type="float">
            <text:p>36.175871</text:p>
          </table:table-cell>
          <table:table-cell table:number-columns-repeated="9"/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113.770495" calcext:value-type="float">
            <text:p>113.770495</text:p>
          </table:table-cell>
          <table:table-cell office:value-type="float" office:value="39.583743" calcext:value-type="float">
            <text:p>39.583743</text:p>
          </table:table-cell>
          <table:table-cell office:value-type="float" office:value="39.845887" calcext:value-type="float">
            <text:p>39.845887</text:p>
          </table:table-cell>
          <table:table-cell office:value-type="float" office:value="38.797311" calcext:value-type="float">
            <text:p>38.797311</text:p>
          </table:table-cell>
          <table:table-cell table:number-columns-repeated="9"/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110.624767" calcext:value-type="float">
            <text:p>110.624767</text:p>
          </table:table-cell>
          <table:table-cell office:value-type="float" office:value="34.865151" calcext:value-type="float">
            <text:p>34.865151</text:p>
          </table:table-cell>
          <table:table-cell office:value-type="float" office:value="40.108031" calcext:value-type="float">
            <text:p>40.108031</text:p>
          </table:table-cell>
          <table:table-cell office:value-type="float" office:value="38.010879" calcext:value-type="float">
            <text:p>38.010879</text:p>
          </table:table-cell>
          <table:table-cell table:number-columns-repeated="9"/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107.479039" calcext:value-type="float">
            <text:p>107.479039</text:p>
          </table:table-cell>
          <table:table-cell office:value-type="float" office:value="40.108031" calcext:value-type="float">
            <text:p>40.108031</text:p>
          </table:table-cell>
          <table:table-cell office:value-type="float" office:value="38.535167" calcext:value-type="float">
            <text:p>38.535167</text:p>
          </table:table-cell>
          <table:table-cell office:value-type="float" office:value="35.651583" calcext:value-type="float">
            <text:p>35.651583</text:p>
          </table:table-cell>
          <table:table-cell table:number-columns-repeated="9"/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112.721919" calcext:value-type="float">
            <text:p>112.721919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36.962303" calcext:value-type="float">
            <text:p>36.962303</text:p>
          </table:table-cell>
          <table:table-cell office:value-type="float" office:value="38.797311" calcext:value-type="float">
            <text:p>38.797311</text:p>
          </table:table-cell>
          <table:table-cell table:number-columns-repeated="9"/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33.161215" calcext:value-type="float">
            <text:p>33.161215</text:p>
          </table:table-cell>
          <table:table-cell office:value-type="float" office:value="41.156607" calcext:value-type="float">
            <text:p>41.156607</text:p>
          </table:table-cell>
          <table:table-cell office:value-type="float" office:value="38.010879" calcext:value-type="float">
            <text:p>38.010879</text:p>
          </table:table-cell>
          <table:table-cell table:number-columns-repeated="9"/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116.391935" calcext:value-type="float">
            <text:p>116.391935</text:p>
          </table:table-cell>
          <table:table-cell office:value-type="float" office:value="35.913727" calcext:value-type="float">
            <text:p>35.913727</text:p>
          </table:table-cell>
          <table:table-cell office:value-type="float" office:value="45.875199" calcext:value-type="float">
            <text:p>45.875199</text:p>
          </table:table-cell>
          <table:table-cell office:value-type="float" office:value="36.700159" calcext:value-type="float">
            <text:p>36.700159</text:p>
          </table:table-cell>
          <table:table-cell table:number-columns-repeated="9"/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115.343359" calcext:value-type="float">
            <text:p>115.343359</text:p>
          </table:table-cell>
          <table:table-cell office:value-type="float" office:value="43.778047" calcext:value-type="float">
            <text:p>43.778047</text:p>
          </table:table-cell>
          <table:table-cell office:value-type="float" office:value="45.613055" calcext:value-type="float">
            <text:p>45.613055</text:p>
          </table:table-cell>
          <table:table-cell office:value-type="float" office:value="40.894463" calcext:value-type="float">
            <text:p>40.894463</text:p>
          </table:table-cell>
          <table:table-cell table:number-columns-repeated="9"/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115.867647" calcext:value-type="float">
            <text:p>115.867647</text:p>
          </table:table-cell>
          <table:table-cell office:value-type="float" office:value="36.700159" calcext:value-type="float">
            <text:p>36.700159</text:p>
          </table:table-cell>
          <table:table-cell office:value-type="float" office:value="38.797311" calcext:value-type="float">
            <text:p>38.797311</text:p>
          </table:table-cell>
          <table:table-cell office:value-type="float" office:value="43.778047" calcext:value-type="float">
            <text:p>43.778047</text:p>
          </table:table-cell>
          <table:table-cell table:number-columns-repeated="9"/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24.256255" calcext:value-type="float">
            <text:p>124.256255</text:p>
          </table:table-cell>
          <table:table-cell office:value-type="float" office:value="38.273023" calcext:value-type="float">
            <text:p>38.273023</text:p>
          </table:table-cell>
          <table:table-cell office:value-type="float" office:value="41.680895" calcext:value-type="float">
            <text:p>41.680895</text:p>
          </table:table-cell>
          <table:table-cell office:value-type="float" office:value="38.797311" calcext:value-type="float">
            <text:p>38.797311</text:p>
          </table:table-cell>
          <table:table-cell table:number-columns-repeated="9"/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114.294783" calcext:value-type="float">
            <text:p>114.294783</text:p>
          </table:table-cell>
          <table:table-cell office:value-type="float" office:value="33.161215" calcext:value-type="float">
            <text:p>33.161215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40.370175" calcext:value-type="float">
            <text:p>40.370175</text:p>
          </table:table-cell>
          <table:table-cell table:number-columns-repeated="9"/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121.110527" calcext:value-type="float">
            <text:p>121.110527</text:p>
          </table:table-cell>
          <table:table-cell office:value-type="float" office:value="31.981567" calcext:value-type="float">
            <text:p>31.981567</text:p>
          </table:table-cell>
          <table:table-cell office:value-type="float" office:value="40.894463" calcext:value-type="float">
            <text:p>40.894463</text:p>
          </table:table-cell>
          <table:table-cell office:value-type="float" office:value="41.156607" calcext:value-type="float">
            <text:p>41.156607</text:p>
          </table:table-cell>
          <table:table-cell table:number-columns-repeated="9"/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119.013375" calcext:value-type="float">
            <text:p>119.013375</text:p>
          </table:table-cell>
          <table:table-cell office:value-type="float" office:value="32.505855" calcext:value-type="float">
            <text:p>32.505855</text:p>
          </table:table-cell>
          <table:table-cell office:value-type="float" office:value="42.991615" calcext:value-type="float">
            <text:p>42.991615</text:p>
          </table:table-cell>
          <table:table-cell office:value-type="float" office:value="40.108031" calcext:value-type="float">
            <text:p>40.108031</text:p>
          </table:table-cell>
          <table:table-cell table:number-columns-repeated="9"/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11.673343" calcext:value-type="float">
            <text:p>111.673343</text:p>
          </table:table-cell>
          <table:table-cell office:value-type="float" office:value="34.865151" calcext:value-type="float">
            <text:p>34.865151</text:p>
          </table:table-cell>
          <table:table-cell office:value-type="float" office:value="41.156607" calcext:value-type="float">
            <text:p>41.156607</text:p>
          </table:table-cell>
          <table:table-cell office:value-type="float" office:value="40.108031" calcext:value-type="float">
            <text:p>40.108031</text:p>
          </table:table-cell>
          <table:table-cell table:number-columns-repeated="9"/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113.246207" calcext:value-type="float">
            <text:p>113.246207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42.205183" calcext:value-type="float">
            <text:p>42.205183</text:p>
          </table:table-cell>
          <table:table-cell office:value-type="float" office:value="35.127295" calcext:value-type="float">
            <text:p>35.127295</text:p>
          </table:table-cell>
          <table:table-cell table:number-columns-repeated="9"/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120.061951" calcext:value-type="float">
            <text:p>120.061951</text:p>
          </table:table-cell>
          <table:table-cell office:value-type="float" office:value="35.913727" calcext:value-type="float">
            <text:p>35.913727</text:p>
          </table:table-cell>
          <table:table-cell office:value-type="float" office:value="38.797311" calcext:value-type="float">
            <text:p>38.797311</text:p>
          </table:table-cell>
          <table:table-cell office:value-type="float" office:value="39.321599" calcext:value-type="float">
            <text:p>39.321599</text:p>
          </table:table-cell>
          <table:table-cell table:number-columns-repeated="9"/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111.149055" calcext:value-type="float">
            <text:p>111.149055</text:p>
          </table:table-cell>
          <table:table-cell office:value-type="float" office:value="39.059455" calcext:value-type="float">
            <text:p>39.059455</text:p>
          </table:table-cell>
          <table:table-cell office:value-type="float" office:value="38.797311" calcext:value-type="float">
            <text:p>38.797311</text:p>
          </table:table-cell>
          <table:table-cell office:value-type="float" office:value="39.059455" calcext:value-type="float">
            <text:p>39.059455</text:p>
          </table:table-cell>
          <table:table-cell table:number-columns-repeated="9"/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111.673343" calcext:value-type="float">
            <text:p>111.673343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38.010879" calcext:value-type="float">
            <text:p>38.010879</text:p>
          </table:table-cell>
          <table:table-cell office:value-type="float" office:value="39.321599" calcext:value-type="float">
            <text:p>39.321599</text:p>
          </table:table-cell>
          <table:table-cell table:number-columns-repeated="9"/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115.343359" calcext:value-type="float">
            <text:p>115.343359</text:p>
          </table:table-cell>
          <table:table-cell office:value-type="float" office:value="35.389439" calcext:value-type="float">
            <text:p>35.389439</text:p>
          </table:table-cell>
          <table:table-cell office:value-type="float" office:value="38.535167" calcext:value-type="float">
            <text:p>38.535167</text:p>
          </table:table-cell>
          <table:table-cell office:value-type="float" office:value="40.108031" calcext:value-type="float">
            <text:p>40.108031</text:p>
          </table:table-cell>
          <table:table-cell table:number-columns-repeated="9"/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32.899071" calcext:value-type="float">
            <text:p>32.899071</text:p>
          </table:table-cell>
          <table:table-cell office:value-type="float" office:value="38.535167" calcext:value-type="float">
            <text:p>38.535167</text:p>
          </table:table-cell>
          <table:table-cell office:value-type="float" office:value="37.748735" calcext:value-type="float">
            <text:p>37.748735</text:p>
          </table:table-cell>
          <table:table-cell table:number-columns-repeated="9"/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119.537663" calcext:value-type="float">
            <text:p>119.537663</text:p>
          </table:table-cell>
          <table:table-cell office:value-type="float" office:value="31.195135" calcext:value-type="float">
            <text:p>31.195135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38.010879" calcext:value-type="float">
            <text:p>38.010879</text:p>
          </table:table-cell>
          <table:table-cell table:number-columns-repeated="9"/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11.149055" calcext:value-type="float">
            <text:p>111.149055</text:p>
          </table:table-cell>
          <table:table-cell office:value-type="float" office:value="33.030143" calcext:value-type="float">
            <text:p>33.030143</text:p>
          </table:table-cell>
          <table:table-cell office:value-type="float" office:value="44.302335" calcext:value-type="float">
            <text:p>44.302335</text:p>
          </table:table-cell>
          <table:table-cell office:value-type="float" office:value="38.273023" calcext:value-type="float">
            <text:p>38.273023</text:p>
          </table:table-cell>
          <table:table-cell table:number-columns-repeated="9"/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118.489087" calcext:value-type="float">
            <text:p>118.489087</text:p>
          </table:table-cell>
          <table:table-cell office:value-type="float" office:value="31.981567" calcext:value-type="float">
            <text:p>31.981567</text:p>
          </table:table-cell>
          <table:table-cell office:value-type="float" office:value="42.205183" calcext:value-type="float">
            <text:p>42.205183</text:p>
          </table:table-cell>
          <table:table-cell office:value-type="float" office:value="40.894463" calcext:value-type="float">
            <text:p>40.894463</text:p>
          </table:table-cell>
          <table:table-cell table:number-columns-repeated="9"/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104.333311" calcext:value-type="float">
            <text:p>104.333311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41.680895" calcext:value-type="float">
            <text:p>41.680895</text:p>
          </table:table-cell>
          <table:table-cell office:value-type="float" office:value="38.797311" calcext:value-type="float">
            <text:p>38.797311</text:p>
          </table:table-cell>
          <table:table-cell table:number-columns-repeated="9"/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13.770495" calcext:value-type="float">
            <text:p>113.770495</text:p>
          </table:table-cell>
          <table:table-cell office:value-type="float" office:value="33.423359" calcext:value-type="float">
            <text:p>33.423359</text:p>
          </table:table-cell>
          <table:table-cell office:value-type="float" office:value="38.535167" calcext:value-type="float">
            <text:p>38.535167</text:p>
          </table:table-cell>
          <table:table-cell office:value-type="float" office:value="38.010879" calcext:value-type="float">
            <text:p>38.010879</text:p>
          </table:table-cell>
          <table:table-cell table:number-columns-repeated="9"/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109.576191" calcext:value-type="float">
            <text:p>109.576191</text:p>
          </table:table-cell>
          <table:table-cell office:value-type="float" office:value="33.030143" calcext:value-type="float">
            <text:p>33.030143</text:p>
          </table:table-cell>
          <table:table-cell office:value-type="float" office:value="42.991615" calcext:value-type="float">
            <text:p>42.991615</text:p>
          </table:table-cell>
          <table:table-cell office:value-type="float" office:value="44.040191" calcext:value-type="float">
            <text:p>44.040191</text:p>
          </table:table-cell>
          <table:table-cell table:number-columns-repeated="9"/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12.721919" calcext:value-type="float">
            <text:p>112.721919</text:p>
          </table:table-cell>
          <table:table-cell office:value-type="float" office:value="33.292287" calcext:value-type="float">
            <text:p>33.292287</text:p>
          </table:table-cell>
          <table:table-cell office:value-type="float" office:value="40.894463" calcext:value-type="float">
            <text:p>40.894463</text:p>
          </table:table-cell>
          <table:table-cell office:value-type="float" office:value="39.321599" calcext:value-type="float">
            <text:p>39.321599</text:p>
          </table:table-cell>
          <table:table-cell table:number-columns-repeated="9"/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35.389439" calcext:value-type="float">
            <text:p>35.389439</text:p>
          </table:table-cell>
          <table:table-cell office:value-type="float" office:value="41.418751" calcext:value-type="float">
            <text:p>41.418751</text:p>
          </table:table-cell>
          <table:table-cell office:value-type="float" office:value="39.845887" calcext:value-type="float">
            <text:p>39.845887</text:p>
          </table:table-cell>
          <table:table-cell table:number-columns-repeated="9"/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115.343359" calcext:value-type="float">
            <text:p>115.343359</text:p>
          </table:table-cell>
          <table:table-cell office:value-type="float" office:value="34.865151" calcext:value-type="float">
            <text:p>34.865151</text:p>
          </table:table-cell>
          <table:table-cell table:number-columns-repeated="2" office:value-type="float" office:value="37.486591" calcext:value-type="float">
            <text:p>37.486591</text:p>
          </table:table-cell>
          <table:table-cell table:number-columns-repeated="9"/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116.916223" calcext:value-type="float">
            <text:p>116.916223</text:p>
          </table:table-cell>
          <table:table-cell office:value-type="float" office:value="32.899071" calcext:value-type="float">
            <text:p>32.899071</text:p>
          </table:table-cell>
          <table:table-cell office:value-type="float" office:value="39.321599" calcext:value-type="float">
            <text:p>39.321599</text:p>
          </table:table-cell>
          <table:table-cell office:value-type="float" office:value="44.040191" calcext:value-type="float">
            <text:p>44.040191</text:p>
          </table:table-cell>
          <table:table-cell table:number-columns-repeated="9"/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119.537663" calcext:value-type="float">
            <text:p>119.537663</text:p>
          </table:table-cell>
          <table:table-cell office:value-type="float" office:value="36.175871" calcext:value-type="float">
            <text:p>36.175871</text:p>
          </table:table-cell>
          <table:table-cell office:value-type="float" office:value="41.943039" calcext:value-type="float">
            <text:p>41.943039</text:p>
          </table:table-cell>
          <table:table-cell office:value-type="float" office:value="38.010879" calcext:value-type="float">
            <text:p>38.010879</text:p>
          </table:table-cell>
          <table:table-cell table:number-columns-repeated="9"/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120.586239" calcext:value-type="float">
            <text:p>120.586239</text:p>
          </table:table-cell>
          <table:table-cell office:value-type="float" office:value="32.767999" calcext:value-type="float">
            <text:p>32.767999</text:p>
          </table:table-cell>
          <table:table-cell office:value-type="float" office:value="38.273023" calcext:value-type="float">
            <text:p>38.273023</text:p>
          </table:table-cell>
          <table:table-cell office:value-type="float" office:value="39.583743" calcext:value-type="float">
            <text:p>39.583743</text:p>
          </table:table-cell>
          <table:table-cell table:number-columns-repeated="9"/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116.916223" calcext:value-type="float">
            <text:p>116.916223</text:p>
          </table:table-cell>
          <table:table-cell office:value-type="float" office:value="32.374783" calcext:value-type="float">
            <text:p>32.374783</text:p>
          </table:table-cell>
          <table:table-cell office:value-type="float" office:value="40.894463" calcext:value-type="float">
            <text:p>40.894463</text:p>
          </table:table-cell>
          <table:table-cell office:value-type="float" office:value="41.943039" calcext:value-type="float">
            <text:p>41.943039</text:p>
          </table:table-cell>
          <table:table-cell table:number-columns-repeated="9"/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17.964799" calcext:value-type="float">
            <text:p>117.964799</text:p>
          </table:table-cell>
          <table:table-cell office:value-type="float" office:value="38.797311" calcext:value-type="float">
            <text:p>38.797311</text:p>
          </table:table-cell>
          <table:table-cell office:value-type="float" office:value="44.040191" calcext:value-type="float">
            <text:p>44.040191</text:p>
          </table:table-cell>
          <table:table-cell office:value-type="float" office:value="39.845887" calcext:value-type="float">
            <text:p>39.845887</text:p>
          </table:table-cell>
          <table:table-cell table:number-columns-repeated="9"/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109.051903" calcext:value-type="float">
            <text:p>109.051903</text:p>
          </table:table-cell>
          <table:table-cell office:value-type="float" office:value="38.535167" calcext:value-type="float">
            <text:p>38.535167</text:p>
          </table:table-cell>
          <table:table-cell office:value-type="float" office:value="36.175871" calcext:value-type="float">
            <text:p>36.175871</text:p>
          </table:table-cell>
          <table:table-cell office:value-type="float" office:value="36.700159" calcext:value-type="float">
            <text:p>36.700159</text:p>
          </table:table-cell>
          <table:table-cell table:number-columns-repeated="9"/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107.479039" calcext:value-type="float">
            <text:p>107.479039</text:p>
          </table:table-cell>
          <table:table-cell office:value-type="float" office:value="38.010879" calcext:value-type="float">
            <text:p>38.010879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39.583743" calcext:value-type="float">
            <text:p>39.583743</text:p>
          </table:table-cell>
          <table:table-cell table:number-columns-repeated="9"/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13.246207" calcext:value-type="float">
            <text:p>113.246207</text:p>
          </table:table-cell>
          <table:table-cell office:value-type="float" office:value="35.389439" calcext:value-type="float">
            <text:p>35.389439</text:p>
          </table:table-cell>
          <table:table-cell office:value-type="float" office:value="50.331647" calcext:value-type="float">
            <text:p>50.331647</text:p>
          </table:table-cell>
          <table:table-cell office:value-type="float" office:value="39.059455" calcext:value-type="float">
            <text:p>39.059455</text:p>
          </table:table-cell>
          <table:table-cell table:number-columns-repeated="9"/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11.149055" calcext:value-type="float">
            <text:p>111.149055</text:p>
          </table:table-cell>
          <table:table-cell office:value-type="float" office:value="37.748735" calcext:value-type="float">
            <text:p>37.748735</text:p>
          </table:table-cell>
          <table:table-cell office:value-type="float" office:value="53.215231" calcext:value-type="float">
            <text:p>53.215231</text:p>
          </table:table-cell>
          <table:table-cell office:value-type="float" office:value="37.224447" calcext:value-type="float">
            <text:p>37.224447</text:p>
          </table:table-cell>
          <table:table-cell table:number-columns-repeated="9"/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15.867647" calcext:value-type="float">
            <text:p>115.867647</text:p>
          </table:table-cell>
          <table:table-cell office:value-type="float" office:value="36.962303" calcext:value-type="float">
            <text:p>36.962303</text:p>
          </table:table-cell>
          <table:table-cell office:value-type="float" office:value="39.583743" calcext:value-type="float">
            <text:p>39.583743</text:p>
          </table:table-cell>
          <table:table-cell office:value-type="float" office:value="43.515903" calcext:value-type="float">
            <text:p>43.515903</text:p>
          </table:table-cell>
          <table:table-cell table:number-columns-repeated="9"/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118.489087" calcext:value-type="float">
            <text:p>118.489087</text:p>
          </table:table-cell>
          <table:table-cell office:value-type="float" office:value="32.767999" calcext:value-type="float">
            <text:p>32.767999</text:p>
          </table:table-cell>
          <table:table-cell office:value-type="float" office:value="42.991615" calcext:value-type="float">
            <text:p>42.991615</text:p>
          </table:table-cell>
          <table:table-cell office:value-type="float" office:value="38.535167" calcext:value-type="float">
            <text:p>38.535167</text:p>
          </table:table-cell>
          <table:table-cell table:number-columns-repeated="9"/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22.159103" calcext:value-type="float">
            <text:p>122.159103</text:p>
          </table:table-cell>
          <table:table-cell office:value-type="float" office:value="38.273023" calcext:value-type="float">
            <text:p>38.273023</text:p>
          </table:table-cell>
          <table:table-cell office:value-type="float" office:value="38.535167" calcext:value-type="float">
            <text:p>38.535167</text:p>
          </table:table-cell>
          <table:table-cell office:value-type="float" office:value="40.894463" calcext:value-type="float">
            <text:p>40.894463</text:p>
          </table:table-cell>
          <table:table-cell table:number-columns-repeated="9"/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33.554431" calcext:value-type="float">
            <text:p>33.554431</text:p>
          </table:table-cell>
          <table:table-cell office:value-type="float" office:value="37.748735" calcext:value-type="float">
            <text:p>37.748735</text:p>
          </table:table-cell>
          <table:table-cell office:value-type="float" office:value="42.205183" calcext:value-type="float">
            <text:p>42.205183</text:p>
          </table:table-cell>
          <table:table-cell table:number-columns-repeated="9"/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10.624767" calcext:value-type="float">
            <text:p>110.624767</text:p>
          </table:table-cell>
          <table:table-cell office:value-type="float" office:value="35.913727" calcext:value-type="float">
            <text:p>35.913727</text:p>
          </table:table-cell>
          <table:table-cell office:value-type="float" office:value="41.156607" calcext:value-type="float">
            <text:p>41.156607</text:p>
          </table:table-cell>
          <table:table-cell office:value-type="float" office:value="39.321599" calcext:value-type="float">
            <text:p>39.321599</text:p>
          </table:table-cell>
          <table:table-cell table:number-columns-repeated="9"/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102.236159" calcext:value-type="float">
            <text:p>102.236159</text:p>
          </table:table-cell>
          <table:table-cell office:value-type="float" office:value="34.603007" calcext:value-type="float">
            <text:p>34.603007</text:p>
          </table:table-cell>
          <table:table-cell office:value-type="float" office:value="39.059455" calcext:value-type="float">
            <text:p>39.059455</text:p>
          </table:table-cell>
          <table:table-cell office:value-type="float" office:value="38.010879" calcext:value-type="float">
            <text:p>38.010879</text:p>
          </table:table-cell>
          <table:table-cell table:number-columns-repeated="9"/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117.964799" calcext:value-type="float">
            <text:p>117.964799</text:p>
          </table:table-cell>
          <table:table-cell office:value-type="float" office:value="33.554431" calcext:value-type="float">
            <text:p>33.554431</text:p>
          </table:table-cell>
          <table:table-cell office:value-type="float" office:value="38.010879" calcext:value-type="float">
            <text:p>38.010879</text:p>
          </table:table-cell>
          <table:table-cell office:value-type="float" office:value="40.108031" calcext:value-type="float">
            <text:p>40.108031</text:p>
          </table:table-cell>
          <table:table-cell table:number-columns-repeated="9"/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41.943039" calcext:value-type="float">
            <text:p>41.943039</text:p>
          </table:table-cell>
          <table:table-cell office:value-type="float" office:value="39.583743" calcext:value-type="float">
            <text:p>39.583743</text:p>
          </table:table-cell>
          <table:table-cell table:number-columns-repeated="9"/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34.340863" calcext:value-type="float">
            <text:p>34.340863</text:p>
          </table:table-cell>
          <table:table-cell office:value-type="float" office:value="38.273023" calcext:value-type="float">
            <text:p>38.273023</text:p>
          </table:table-cell>
          <table:table-cell office:value-type="float" office:value="38.797311" calcext:value-type="float">
            <text:p>38.797311</text:p>
          </table:table-cell>
          <table:table-cell table:number-columns-repeated="9"/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99.614719" calcext:value-type="float">
            <text:p>99.614719</text:p>
          </table:table-cell>
          <table:table-cell office:value-type="float" office:value="37.748735" calcext:value-type="float">
            <text:p>37.748735</text:p>
          </table:table-cell>
          <table:table-cell office:value-type="float" office:value="40.108031" calcext:value-type="float">
            <text:p>40.108031</text:p>
          </table:table-cell>
          <table:table-cell office:value-type="float" office:value="42.205183" calcext:value-type="float">
            <text:p>42.205183</text:p>
          </table:table-cell>
          <table:table-cell table:number-columns-repeated="9"/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113.770495" calcext:value-type="float">
            <text:p>113.770495</text:p>
          </table:table-cell>
          <table:table-cell office:value-type="float" office:value="31.457279" calcext:value-type="float">
            <text:p>31.457279</text:p>
          </table:table-cell>
          <table:table-cell office:value-type="float" office:value="39.059455" calcext:value-type="float">
            <text:p>39.059455</text:p>
          </table:table-cell>
          <table:table-cell office:value-type="float" office:value="40.632319" calcext:value-type="float">
            <text:p>40.632319</text:p>
          </table:table-cell>
          <table:table-cell table:number-columns-repeated="9"/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13.770495" calcext:value-type="float">
            <text:p>113.770495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39.321599" calcext:value-type="float">
            <text:p>39.321599</text:p>
          </table:table-cell>
          <table:table-cell office:value-type="float" office:value="42.991615" calcext:value-type="float">
            <text:p>42.991615</text:p>
          </table:table-cell>
          <table:table-cell table:number-columns-repeated="9"/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12.197631" calcext:value-type="float">
            <text:p>112.197631</text:p>
          </table:table-cell>
          <table:table-cell office:value-type="float" office:value="35.127295" calcext:value-type="float">
            <text:p>35.127295</text:p>
          </table:table-cell>
          <table:table-cell office:value-type="float" office:value="38.010879" calcext:value-type="float">
            <text:p>38.010879</text:p>
          </table:table-cell>
          <table:table-cell office:value-type="float" office:value="42.467327" calcext:value-type="float">
            <text:p>42.467327</text:p>
          </table:table-cell>
          <table:table-cell table:number-columns-repeated="9"/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119.537663" calcext:value-type="float">
            <text:p>119.537663</text:p>
          </table:table-cell>
          <table:table-cell office:value-type="float" office:value="33.161215" calcext:value-type="float">
            <text:p>33.161215</text:p>
          </table:table-cell>
          <table:table-cell office:value-type="float" office:value="45.613055" calcext:value-type="float">
            <text:p>45.613055</text:p>
          </table:table-cell>
          <table:table-cell office:value-type="float" office:value="44.040191" calcext:value-type="float">
            <text:p>44.040191</text:p>
          </table:table-cell>
          <table:table-cell table:number-columns-repeated="9"/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13.770495" calcext:value-type="float">
            <text:p>113.770495</text:p>
          </table:table-cell>
          <table:table-cell office:value-type="float" office:value="38.535167" calcext:value-type="float">
            <text:p>38.535167</text:p>
          </table:table-cell>
          <table:table-cell office:value-type="float" office:value="37.748735" calcext:value-type="float">
            <text:p>37.748735</text:p>
          </table:table-cell>
          <table:table-cell office:value-type="float" office:value="37.224447" calcext:value-type="float">
            <text:p>37.224447</text:p>
          </table:table-cell>
          <table:table-cell table:number-columns-repeated="9"/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110.624767" calcext:value-type="float">
            <text:p>110.624767</text:p>
          </table:table-cell>
          <table:table-cell office:value-type="float" office:value="37.486591" calcext:value-type="float">
            <text:p>37.486591</text:p>
          </table:table-cell>
          <table:table-cell office:value-type="float" office:value="42.729471" calcext:value-type="float">
            <text:p>42.729471</text:p>
          </table:table-cell>
          <table:table-cell office:value-type="float" office:value="39.059455" calcext:value-type="float">
            <text:p>39.059455</text:p>
          </table:table-cell>
          <table:table-cell table:number-columns-repeated="9"/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13.770495" calcext:value-type="float">
            <text:p>113.770495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44.826623" calcext:value-type="float">
            <text:p>44.826623</text:p>
          </table:table-cell>
          <table:table-cell office:value-type="float" office:value="38.797311" calcext:value-type="float">
            <text:p>38.797311</text:p>
          </table:table-cell>
          <table:table-cell table:number-columns-repeated="9"/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115.343359" calcext:value-type="float">
            <text:p>115.343359</text:p>
          </table:table-cell>
          <table:table-cell office:value-type="float" office:value="31.588351" calcext:value-type="float">
            <text:p>31.588351</text:p>
          </table:table-cell>
          <table:table-cell office:value-type="float" office:value="39.321599" calcext:value-type="float">
            <text:p>39.321599</text:p>
          </table:table-cell>
          <table:table-cell office:value-type="float" office:value="41.943039" calcext:value-type="float">
            <text:p>41.943039</text:p>
          </table:table-cell>
          <table:table-cell table:number-columns-repeated="9"/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111.149055" calcext:value-type="float">
            <text:p>111.149055</text:p>
          </table:table-cell>
          <table:table-cell office:value-type="float" office:value="37.486591" calcext:value-type="float">
            <text:p>37.486591</text:p>
          </table:table-cell>
          <table:table-cell office:value-type="float" office:value="40.108031" calcext:value-type="float">
            <text:p>40.108031</text:p>
          </table:table-cell>
          <table:table-cell office:value-type="float" office:value="50.855935" calcext:value-type="float">
            <text:p>50.855935</text:p>
          </table:table-cell>
          <table:table-cell table:number-columns-repeated="9"/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107.479039" calcext:value-type="float">
            <text:p>107.479039</text:p>
          </table:table-cell>
          <table:table-cell office:value-type="float" office:value="33.816575" calcext:value-type="float">
            <text:p>33.816575</text:p>
          </table:table-cell>
          <table:table-cell office:value-type="float" office:value="38.535167" calcext:value-type="float">
            <text:p>38.535167</text:p>
          </table:table-cell>
          <table:table-cell office:value-type="float" office:value="39.059455" calcext:value-type="float">
            <text:p>39.059455</text:p>
          </table:table-cell>
          <table:table-cell table:number-columns-repeated="9"/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118.489087" calcext:value-type="float">
            <text:p>118.489087</text:p>
          </table:table-cell>
          <table:table-cell office:value-type="float" office:value="32.112639" calcext:value-type="float">
            <text:p>32.112639</text:p>
          </table:table-cell>
          <table:table-cell office:value-type="float" office:value="42.467327" calcext:value-type="float">
            <text:p>42.467327</text:p>
          </table:table-cell>
          <table:table-cell office:value-type="float" office:value="39.059455" calcext:value-type="float">
            <text:p>39.059455</text:p>
          </table:table-cell>
          <table:table-cell table:number-columns-repeated="9"/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107.479039" calcext:value-type="float">
            <text:p>107.479039</text:p>
          </table:table-cell>
          <table:table-cell office:value-type="float" office:value="33.554431" calcext:value-type="float">
            <text:p>33.554431</text:p>
          </table:table-cell>
          <table:table-cell table:number-columns-repeated="2" office:value-type="float" office:value="39.321599" calcext:value-type="float">
            <text:p>39.321599</text:p>
          </table:table-cell>
          <table:table-cell table:number-columns-repeated="9"/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112.721919" calcext:value-type="float">
            <text:p>112.721919</text:p>
          </table:table-cell>
          <table:table-cell office:value-type="float" office:value="30.932991" calcext:value-type="float">
            <text:p>30.932991</text:p>
          </table:table-cell>
          <table:table-cell office:value-type="float" office:value="37.486591" calcext:value-type="float">
            <text:p>37.486591</text:p>
          </table:table-cell>
          <table:table-cell office:value-type="float" office:value="38.010879" calcext:value-type="float">
            <text:p>38.010879</text:p>
          </table:table-cell>
          <table:table-cell table:number-columns-repeated="9"/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112.721919" calcext:value-type="float">
            <text:p>112.721919</text:p>
          </table:table-cell>
          <table:table-cell office:value-type="float" office:value="34.340863" calcext:value-type="float">
            <text:p>34.340863</text:p>
          </table:table-cell>
          <table:table-cell office:value-type="float" office:value="40.632319" calcext:value-type="float">
            <text:p>40.632319</text:p>
          </table:table-cell>
          <table:table-cell office:value-type="float" office:value="34.603007" calcext:value-type="float">
            <text:p>34.603007</text:p>
          </table:table-cell>
          <table:table-cell table:number-columns-repeated="9"/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11.149055" calcext:value-type="float">
            <text:p>111.149055</text:p>
          </table:table-cell>
          <table:table-cell office:value-type="float" office:value="34.603007" calcext:value-type="float">
            <text:p>34.603007</text:p>
          </table:table-cell>
          <table:table-cell office:value-type="float" office:value="38.797311" calcext:value-type="float">
            <text:p>38.797311</text:p>
          </table:table-cell>
          <table:table-cell office:value-type="float" office:value="43.778047" calcext:value-type="float">
            <text:p>43.778047</text:p>
          </table:table-cell>
          <table:table-cell table:number-columns-repeated="9"/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23.731967" calcext:value-type="float">
            <text:p>123.731967</text:p>
          </table:table-cell>
          <table:table-cell office:value-type="float" office:value="34.078719" calcext:value-type="float">
            <text:p>34.078719</text:p>
          </table:table-cell>
          <table:table-cell office:value-type="float" office:value="37.748735" calcext:value-type="float">
            <text:p>37.748735</text:p>
          </table:table-cell>
          <table:table-cell office:value-type="float" office:value="35.127295" calcext:value-type="float">
            <text:p>35.127295</text:p>
          </table:table-cell>
          <table:table-cell table:number-columns-repeated="9"/>
        </table:table-row>
      </table:table>
      <table:table table:name="Prime1m99PThreads500" table:style-name="ta1">
        <table:table-column table:style-name="co16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31" calcext:value-type="float">
            <text:p>31</text:p>
          </table:table-cell>
        </table:table-row>
      </table:table>
      <table:table table:name="Prime10m99P500" table:style-name="ta1">
        <table:table-column table:style-name="co7" table:default-cell-style-name="ce1"/>
        <table:table-column table:style-name="co2" table:number-columns-repeated="4" table:default-cell-style-name="ce2"/>
        <table:table-column table:style-name="co2" table:number-columns-repeated="5" table:default-cell-style-name="Default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Fixed2</text:p>
          </table:table-cell>
          <table:table-cell table:style-name="Default" office:value-type="string" calcext:value-type="string">
            <text:p>Fixed10</text:p>
          </table:table-cell>
          <table:table-cell table:style-name="Default" office:value-type="string" calcext:value-type="string">
            <text:p>Fixed100</text:p>
          </table:table-cell>
          <table:table-cell table:style-name="Default" office:value-type="string" calcext:value-type="string">
            <text:p>ADAPT-T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822.083583" calcext:value-type="float">
            <text:p>822.083583</text:p>
          </table:table-cell>
          <table:table-cell office:value-type="float" office:value="1107.296255" calcext:value-type="float">
            <text:p>1107.296255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1266.679807" calcext:value-type="float">
            <text:p>1266.679807</text:p>
          </table:table-cell>
          <table:table-cell table:number-columns-repeated="9"/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780.140543" calcext:value-type="float">
            <text:p>780.140543</text:p>
          </table:table-cell>
          <table:table-cell office:value-type="float" office:value="746.586111" calcext:value-type="float">
            <text:p>746.586111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1157.627903" calcext:value-type="float">
            <text:p>1157.627903</text:p>
          </table:table-cell>
          <table:table-cell table:number-columns-repeated="9"/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771.751935" calcext:value-type="float">
            <text:p>771.751935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926.941183" calcext:value-type="float">
            <text:p>926.941183</text:p>
          </table:table-cell>
          <table:table-cell table:number-columns-repeated="9"/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775.946239" calcext:value-type="float">
            <text:p>775.946239</text:p>
          </table:table-cell>
          <table:table-cell office:value-type="float" office:value="813.694975" calcext:value-type="float">
            <text:p>813.694975</text:p>
          </table:table-cell>
          <table:table-cell office:value-type="float" office:value="1283.457023" calcext:value-type="float">
            <text:p>1283.457023</text:p>
          </table:table-cell>
          <table:table-cell office:value-type="float" office:value="1635.778559" calcext:value-type="float">
            <text:p>1635.778559</text:p>
          </table:table-cell>
          <table:table-cell table:number-columns-repeated="9"/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729.808895" calcext:value-type="float">
            <text:p>729.808895</text:p>
          </table:table-cell>
          <table:table-cell office:value-type="float" office:value="784.334847" calcext:value-type="float">
            <text:p>784.334847</text:p>
          </table:table-cell>
          <table:table-cell office:value-type="float" office:value="943.718399" calcext:value-type="float">
            <text:p>943.718399</text:p>
          </table:table-cell>
          <table:table-cell office:value-type="float" office:value="897.581055" calcext:value-type="float">
            <text:p>897.581055</text:p>
          </table:table-cell>
          <table:table-cell table:number-columns-repeated="9"/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704.643071" calcext:value-type="float">
            <text:p>704.643071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977.272831" calcext:value-type="float">
            <text:p>977.272831</text:p>
          </table:table-cell>
          <table:table-cell table:number-columns-repeated="9"/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809.500671" calcext:value-type="float">
            <text:p>809.500671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1107.296255" calcext:value-type="float">
            <text:p>1107.296255</text:p>
          </table:table-cell>
          <table:table-cell office:value-type="float" office:value="918.552575" calcext:value-type="float">
            <text:p>918.552575</text:p>
          </table:table-cell>
          <table:table-cell table:number-columns-repeated="9"/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834.666495" calcext:value-type="float">
            <text:p>834.666495</text:p>
          </table:table-cell>
          <table:table-cell office:value-type="float" office:value="822.083583" calcext:value-type="float">
            <text:p>822.083583</text:p>
          </table:table-cell>
          <table:table-cell office:value-type="float" office:value="1006.632959" calcext:value-type="float">
            <text:p>1006.632959</text:p>
          </table:table-cell>
          <table:table-cell office:value-type="float" office:value="893.386751" calcext:value-type="float">
            <text:p>893.386751</text:p>
          </table:table-cell>
          <table:table-cell table:number-columns-repeated="9"/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847.249407" calcext:value-type="float">
            <text:p>847.249407</text:p>
          </table:table-cell>
          <table:table-cell office:value-type="float" office:value="1132.462079" calcext:value-type="float">
            <text:p>1132.462079</text:p>
          </table:table-cell>
          <table:table-cell office:value-type="float" office:value="855.638015" calcext:value-type="float">
            <text:p>855.638015</text:p>
          </table:table-cell>
          <table:table-cell table:number-columns-repeated="9"/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759.169023" calcext:value-type="float">
            <text:p>759.169023</text:p>
          </table:table-cell>
          <table:table-cell office:value-type="float" office:value="830.472191" calcext:value-type="float">
            <text:p>830.472191</text:p>
          </table:table-cell>
          <table:table-cell office:value-type="float" office:value="889.192447" calcext:value-type="float">
            <text:p>889.192447</text:p>
          </table:table-cell>
          <table:table-cell office:value-type="float" office:value="864.026623" calcext:value-type="float">
            <text:p>864.026623</text:p>
          </table:table-cell>
          <table:table-cell table:number-columns-repeated="9"/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721.420287" calcext:value-type="float">
            <text:p>721.420287</text:p>
          </table:table-cell>
          <table:table-cell office:value-type="float" office:value="868.220927" calcext:value-type="float">
            <text:p>868.220927</text:p>
          </table:table-cell>
          <table:table-cell office:value-type="float" office:value="981.467135" calcext:value-type="float">
            <text:p>981.467135</text:p>
          </table:table-cell>
          <table:table-cell office:value-type="float" office:value="822.083583" calcext:value-type="float">
            <text:p>822.083583</text:p>
          </table:table-cell>
          <table:table-cell table:number-columns-repeated="9"/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775.946239" calcext:value-type="float">
            <text:p>775.946239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1434.451967" calcext:value-type="float">
            <text:p>1434.451967</text:p>
          </table:table-cell>
          <table:table-cell table:number-columns-repeated="9"/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763.363327" calcext:value-type="float">
            <text:p>763.363327</text:p>
          </table:table-cell>
          <table:table-cell office:value-type="float" office:value="834.666495" calcext:value-type="float">
            <text:p>834.666495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838.860799" calcext:value-type="float">
            <text:p>838.860799</text:p>
          </table:table-cell>
          <table:table-cell table:number-columns-repeated="9"/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780.140543" calcext:value-type="float">
            <text:p>780.140543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931.135487" calcext:value-type="float">
            <text:p>931.135487</text:p>
          </table:table-cell>
          <table:table-cell office:value-type="float" office:value="1015.021567" calcext:value-type="float">
            <text:p>1015.021567</text:p>
          </table:table-cell>
          <table:table-cell table:number-columns-repeated="9"/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704.643071" calcext:value-type="float">
            <text:p>704.643071</text:p>
          </table:table-cell>
          <table:table-cell office:value-type="float" office:value="822.083583" calcext:value-type="float">
            <text:p>822.083583</text:p>
          </table:table-cell>
          <table:table-cell office:value-type="float" office:value="1191.182335" calcext:value-type="float">
            <text:p>1191.182335</text:p>
          </table:table-cell>
          <table:table-cell office:value-type="float" office:value="834.666495" calcext:value-type="float">
            <text:p>834.666495</text:p>
          </table:table-cell>
          <table:table-cell table:number-columns-repeated="9"/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759.169023" calcext:value-type="float">
            <text:p>759.169023</text:p>
          </table:table-cell>
          <table:table-cell office:value-type="float" office:value="843.055103" calcext:value-type="float">
            <text:p>843.055103</text:p>
          </table:table-cell>
          <table:table-cell office:value-type="float" office:value="1585.446911" calcext:value-type="float">
            <text:p>1585.446911</text:p>
          </table:table-cell>
          <table:table-cell office:value-type="float" office:value="822.083583" calcext:value-type="float">
            <text:p>822.083583</text:p>
          </table:table-cell>
          <table:table-cell table:number-columns-repeated="9"/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759.169023" calcext:value-type="float">
            <text:p>759.169023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1182.793727" calcext:value-type="float">
            <text:p>1182.793727</text:p>
          </table:table-cell>
          <table:table-cell office:value-type="float" office:value="843.055103" calcext:value-type="float">
            <text:p>843.055103</text:p>
          </table:table-cell>
          <table:table-cell table:number-columns-repeated="9"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750.780415" calcext:value-type="float">
            <text:p>750.780415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1157.627903" calcext:value-type="float">
            <text:p>1157.627903</text:p>
          </table:table-cell>
          <table:table-cell office:value-type="float" office:value="813.694975" calcext:value-type="float">
            <text:p>813.694975</text:p>
          </table:table-cell>
          <table:table-cell table:number-columns-repeated="9"/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805.306367" calcext:value-type="float">
            <text:p>805.306367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1182.793727" calcext:value-type="float">
            <text:p>1182.793727</text:p>
          </table:table-cell>
          <table:table-cell office:value-type="float" office:value="851.443711" calcext:value-type="float">
            <text:p>851.443711</text:p>
          </table:table-cell>
          <table:table-cell table:number-columns-repeated="9"/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813.694975" calcext:value-type="float">
            <text:p>813.694975</text:p>
          </table:table-cell>
          <table:table-cell office:value-type="float" office:value="1342.177279" calcext:value-type="float">
            <text:p>1342.177279</text:p>
          </table:table-cell>
          <table:table-cell table:number-columns-repeated="9"/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746.586111" calcext:value-type="float">
            <text:p>746.586111</text:p>
          </table:table-cell>
          <table:table-cell office:value-type="float" office:value="847.249407" calcext:value-type="float">
            <text:p>847.249407</text:p>
          </table:table-cell>
          <table:table-cell office:value-type="float" office:value="1002.438655" calcext:value-type="float">
            <text:p>1002.438655</text:p>
          </table:table-cell>
          <table:table-cell office:value-type="float" office:value="918.552575" calcext:value-type="float">
            <text:p>918.552575</text:p>
          </table:table-cell>
          <table:table-cell table:number-columns-repeated="9"/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1048.575999" calcext:value-type="float">
            <text:p>1048.575999</text:p>
          </table:table-cell>
          <table:table-cell office:value-type="float" office:value="1010.827263" calcext:value-type="float">
            <text:p>1010.827263</text:p>
          </table:table-cell>
          <table:table-cell table:number-columns-repeated="9"/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704.643071" calcext:value-type="float">
            <text:p>704.643071</text:p>
          </table:table-cell>
          <table:table-cell office:value-type="float" office:value="843.055103" calcext:value-type="float">
            <text:p>843.055103</text:p>
          </table:table-cell>
          <table:table-cell office:value-type="float" office:value="1166.016511" calcext:value-type="float">
            <text:p>1166.016511</text:p>
          </table:table-cell>
          <table:table-cell office:value-type="float" office:value="855.638015" calcext:value-type="float">
            <text:p>855.638015</text:p>
          </table:table-cell>
          <table:table-cell table:number-columns-repeated="9"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700.448767" calcext:value-type="float">
            <text:p>700.448767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901.775359" calcext:value-type="float">
            <text:p>901.775359</text:p>
          </table:table-cell>
          <table:table-cell office:value-type="float" office:value="884.998143" calcext:value-type="float">
            <text:p>884.998143</text:p>
          </table:table-cell>
          <table:table-cell table:number-columns-repeated="9"/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750.780415" calcext:value-type="float">
            <text:p>750.780415</text:p>
          </table:table-cell>
          <table:table-cell office:value-type="float" office:value="809.500671" calcext:value-type="float">
            <text:p>809.500671</text:p>
          </table:table-cell>
          <table:table-cell office:value-type="float" office:value="1006.632959" calcext:value-type="float">
            <text:p>1006.632959</text:p>
          </table:table-cell>
          <table:table-cell office:value-type="float" office:value="851.443711" calcext:value-type="float">
            <text:p>851.443711</text:p>
          </table:table-cell>
          <table:table-cell table:number-columns-repeated="9"/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675.282943" calcext:value-type="float">
            <text:p>675.282943</text:p>
          </table:table-cell>
          <table:table-cell table:number-columns-repeated="2" office:value-type="float" office:value="813.694975" calcext:value-type="float">
            <text:p>813.694975</text:p>
          </table:table-cell>
          <table:table-cell office:value-type="float" office:value="780.140543" calcext:value-type="float">
            <text:p>780.140543</text:p>
          </table:table-cell>
          <table:table-cell table:number-columns-repeated="9"/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868.220927" calcext:value-type="float">
            <text:p>868.220927</text:p>
          </table:table-cell>
          <table:table-cell office:value-type="float" office:value="1023.410175" calcext:value-type="float">
            <text:p>1023.410175</text:p>
          </table:table-cell>
          <table:table-cell office:value-type="float" office:value="855.638015" calcext:value-type="float">
            <text:p>855.638015</text:p>
          </table:table-cell>
          <table:table-cell table:number-columns-repeated="9"/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780.140543" calcext:value-type="float">
            <text:p>780.140543</text:p>
          </table:table-cell>
          <table:table-cell office:value-type="float" office:value="817.889279" calcext:value-type="float">
            <text:p>817.889279</text:p>
          </table:table-cell>
          <table:table-cell office:value-type="float" office:value="989.855743" calcext:value-type="float">
            <text:p>989.855743</text:p>
          </table:table-cell>
          <table:table-cell office:value-type="float" office:value="1266.679807" calcext:value-type="float">
            <text:p>1266.679807</text:p>
          </table:table-cell>
          <table:table-cell table:number-columns-repeated="9"/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1035.993087" calcext:value-type="float">
            <text:p>1035.993087</text:p>
          </table:table-cell>
          <table:table-cell office:value-type="float" office:value="947.912703" calcext:value-type="float">
            <text:p>947.912703</text:p>
          </table:table-cell>
          <table:table-cell table:number-columns-repeated="9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763.363327" calcext:value-type="float">
            <text:p>763.363327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968.884223" calcext:value-type="float">
            <text:p>968.884223</text:p>
          </table:table-cell>
          <table:table-cell table:number-columns-repeated="9"/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708.837375" calcext:value-type="float">
            <text:p>708.837375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1073.741823" calcext:value-type="float">
            <text:p>1073.741823</text:p>
          </table:table-cell>
          <table:table-cell office:value-type="float" office:value="905.969663" calcext:value-type="float">
            <text:p>905.969663</text:p>
          </table:table-cell>
          <table:table-cell table:number-columns-repeated="9"/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750.780415" calcext:value-type="float">
            <text:p>750.780415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1002.438655" calcext:value-type="float">
            <text:p>1002.438655</text:p>
          </table:table-cell>
          <table:table-cell office:value-type="float" office:value="859.832319" calcext:value-type="float">
            <text:p>859.832319</text:p>
          </table:table-cell>
          <table:table-cell table:number-columns-repeated="9"/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801.112063" calcext:value-type="float">
            <text:p>801.112063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893.386751" calcext:value-type="float">
            <text:p>893.386751</text:p>
          </table:table-cell>
          <table:table-cell table:number-columns-repeated="9"/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738.197503" calcext:value-type="float">
            <text:p>738.197503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1044.381695" calcext:value-type="float">
            <text:p>1044.381695</text:p>
          </table:table-cell>
          <table:table-cell office:value-type="float" office:value="914.358271" calcext:value-type="float">
            <text:p>914.358271</text:p>
          </table:table-cell>
          <table:table-cell table:number-columns-repeated="9"/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729.808895" calcext:value-type="float">
            <text:p>729.808895</text:p>
          </table:table-cell>
          <table:table-cell office:value-type="float" office:value="805.306367" calcext:value-type="float">
            <text:p>805.306367</text:p>
          </table:table-cell>
          <table:table-cell office:value-type="float" office:value="893.386751" calcext:value-type="float">
            <text:p>893.386751</text:p>
          </table:table-cell>
          <table:table-cell office:value-type="float" office:value="884.998143" calcext:value-type="float">
            <text:p>884.998143</text:p>
          </table:table-cell>
          <table:table-cell table:number-columns-repeated="9"/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713.031679" calcext:value-type="float">
            <text:p>713.031679</text:p>
          </table:table-cell>
          <table:table-cell office:value-type="float" office:value="855.638015" calcext:value-type="float">
            <text:p>855.638015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1417.674751" calcext:value-type="float">
            <text:p>1417.674751</text:p>
          </table:table-cell>
          <table:table-cell table:number-columns-repeated="9"/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1010.827263" calcext:value-type="float">
            <text:p>1010.827263</text:p>
          </table:table-cell>
          <table:table-cell office:value-type="float" office:value="880.803839" calcext:value-type="float">
            <text:p>880.803839</text:p>
          </table:table-cell>
          <table:table-cell table:number-columns-repeated="9"/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725.614591" calcext:value-type="float">
            <text:p>725.614591</text:p>
          </table:table-cell>
          <table:table-cell office:value-type="float" office:value="855.638015" calcext:value-type="float">
            <text:p>855.638015</text:p>
          </table:table-cell>
          <table:table-cell office:value-type="float" office:value="985.661439" calcext:value-type="float">
            <text:p>985.661439</text:p>
          </table:table-cell>
          <table:table-cell office:value-type="float" office:value="1010.827263" calcext:value-type="float">
            <text:p>1010.827263</text:p>
          </table:table-cell>
          <table:table-cell table:number-columns-repeated="9"/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1107.296255" calcext:value-type="float">
            <text:p>1107.296255</text:p>
          </table:table-cell>
          <table:table-cell office:value-type="float" office:value="822.083583" calcext:value-type="float">
            <text:p>822.083583</text:p>
          </table:table-cell>
          <table:table-cell table:number-columns-repeated="9"/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872.415231" calcext:value-type="float">
            <text:p>872.415231</text:p>
          </table:table-cell>
          <table:table-cell office:value-type="float" office:value="1132.462079" calcext:value-type="float">
            <text:p>1132.462079</text:p>
          </table:table-cell>
          <table:table-cell office:value-type="float" office:value="847.249407" calcext:value-type="float">
            <text:p>847.249407</text:p>
          </table:table-cell>
          <table:table-cell table:number-columns-repeated="9"/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834.666495" calcext:value-type="float">
            <text:p>834.666495</text:p>
          </table:table-cell>
          <table:table-cell office:value-type="float" office:value="985.661439" calcext:value-type="float">
            <text:p>985.661439</text:p>
          </table:table-cell>
          <table:table-cell office:value-type="float" office:value="830.472191" calcext:value-type="float">
            <text:p>830.472191</text:p>
          </table:table-cell>
          <table:table-cell table:number-columns-repeated="9"/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700.448767" calcext:value-type="float">
            <text:p>700.448767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1149.239295" calcext:value-type="float">
            <text:p>1149.239295</text:p>
          </table:table-cell>
          <table:table-cell office:value-type="float" office:value="876.609535" calcext:value-type="float">
            <text:p>876.609535</text:p>
          </table:table-cell>
          <table:table-cell table:number-columns-repeated="9"/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767.557631" calcext:value-type="float">
            <text:p>767.557631</text:p>
          </table:table-cell>
          <table:table-cell office:value-type="float" office:value="843.055103" calcext:value-type="float">
            <text:p>843.055103</text:p>
          </table:table-cell>
          <table:table-cell office:value-type="float" office:value="998.244351" calcext:value-type="float">
            <text:p>998.244351</text:p>
          </table:table-cell>
          <table:table-cell office:value-type="float" office:value="864.026623" calcext:value-type="float">
            <text:p>864.026623</text:p>
          </table:table-cell>
          <table:table-cell table:number-columns-repeated="9"/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805.306367" calcext:value-type="float">
            <text:p>805.306367</text:p>
          </table:table-cell>
          <table:table-cell office:value-type="float" office:value="813.694975" calcext:value-type="float">
            <text:p>813.694975</text:p>
          </table:table-cell>
          <table:table-cell office:value-type="float" office:value="1291.845631" calcext:value-type="float">
            <text:p>1291.845631</text:p>
          </table:table-cell>
          <table:table-cell office:value-type="float" office:value="1350.565887" calcext:value-type="float">
            <text:p>1350.565887</text:p>
          </table:table-cell>
          <table:table-cell table:number-columns-repeated="9"/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784.334847" calcext:value-type="float">
            <text:p>784.334847</text:p>
          </table:table-cell>
          <table:table-cell office:value-type="float" office:value="872.415231" calcext:value-type="float">
            <text:p>872.415231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926.941183" calcext:value-type="float">
            <text:p>926.941183</text:p>
          </table:table-cell>
          <table:table-cell table:number-columns-repeated="9"/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784.334847" calcext:value-type="float">
            <text:p>784.334847</text:p>
          </table:table-cell>
          <table:table-cell office:value-type="float" office:value="834.666495" calcext:value-type="float">
            <text:p>834.666495</text:p>
          </table:table-cell>
          <table:table-cell office:value-type="float" office:value="956.301311" calcext:value-type="float">
            <text:p>956.301311</text:p>
          </table:table-cell>
          <table:table-cell office:value-type="float" office:value="998.244351" calcext:value-type="float">
            <text:p>998.244351</text:p>
          </table:table-cell>
          <table:table-cell table:number-columns-repeated="9"/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817.889279" calcext:value-type="float">
            <text:p>817.889279</text:p>
          </table:table-cell>
          <table:table-cell office:value-type="float" office:value="801.112063" calcext:value-type="float">
            <text:p>801.112063</text:p>
          </table:table-cell>
          <table:table-cell office:value-type="float" office:value="994.050047" calcext:value-type="float">
            <text:p>994.050047</text:p>
          </table:table-cell>
          <table:table-cell office:value-type="float" office:value="884.998143" calcext:value-type="float">
            <text:p>884.998143</text:p>
          </table:table-cell>
          <table:table-cell table:number-columns-repeated="9"/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759.169023" calcext:value-type="float">
            <text:p>759.169023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1124.073471" calcext:value-type="float">
            <text:p>1124.073471</text:p>
          </table:table-cell>
          <table:table-cell office:value-type="float" office:value="788.529151" calcext:value-type="float">
            <text:p>788.529151</text:p>
          </table:table-cell>
          <table:table-cell table:number-columns-repeated="9"/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834.666495" calcext:value-type="float">
            <text:p>834.666495</text:p>
          </table:table-cell>
          <table:table-cell office:value-type="float" office:value="973.078527" calcext:value-type="float">
            <text:p>973.078527</text:p>
          </table:table-cell>
          <table:table-cell office:value-type="float" office:value="817.889279" calcext:value-type="float">
            <text:p>817.889279</text:p>
          </table:table-cell>
          <table:table-cell table:number-columns-repeated="9"/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775.946239" calcext:value-type="float">
            <text:p>775.946239</text:p>
          </table:table-cell>
          <table:table-cell office:value-type="float" office:value="780.140543" calcext:value-type="float">
            <text:p>780.140543</text:p>
          </table:table-cell>
          <table:table-cell office:value-type="float" office:value="905.969663" calcext:value-type="float">
            <text:p>905.969663</text:p>
          </table:table-cell>
          <table:table-cell office:value-type="float" office:value="901.775359" calcext:value-type="float">
            <text:p>901.775359</text:p>
          </table:table-cell>
          <table:table-cell table:number-columns-repeated="9"/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834.666495" calcext:value-type="float">
            <text:p>834.666495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830.472191" calcext:value-type="float">
            <text:p>830.472191</text:p>
          </table:table-cell>
          <table:table-cell table:number-columns-repeated="9"/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738.197503" calcext:value-type="float">
            <text:p>738.197503</text:p>
          </table:table-cell>
          <table:table-cell office:value-type="float" office:value="834.666495" calcext:value-type="float">
            <text:p>834.666495</text:p>
          </table:table-cell>
          <table:table-cell office:value-type="float" office:value="1015.021567" calcext:value-type="float">
            <text:p>1015.021567</text:p>
          </table:table-cell>
          <table:table-cell office:value-type="float" office:value="1249.902591" calcext:value-type="float">
            <text:p>1249.902591</text:p>
          </table:table-cell>
          <table:table-cell table:number-columns-repeated="9"/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889.192447" calcext:value-type="float">
            <text:p>889.192447</text:p>
          </table:table-cell>
          <table:table-cell office:value-type="float" office:value="843.055103" calcext:value-type="float">
            <text:p>843.055103</text:p>
          </table:table-cell>
          <table:table-cell office:value-type="float" office:value="822.083583" calcext:value-type="float">
            <text:p>822.083583</text:p>
          </table:table-cell>
          <table:table-cell office:value-type="float" office:value="893.386751" calcext:value-type="float">
            <text:p>893.386751</text:p>
          </table:table-cell>
          <table:table-cell table:number-columns-repeated="9"/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780.140543" calcext:value-type="float">
            <text:p>780.140543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943.718399" calcext:value-type="float">
            <text:p>943.718399</text:p>
          </table:table-cell>
          <table:table-cell office:value-type="float" office:value="960.495615" calcext:value-type="float">
            <text:p>960.495615</text:p>
          </table:table-cell>
          <table:table-cell table:number-columns-repeated="9"/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759.169023" calcext:value-type="float">
            <text:p>759.169023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989.855743" calcext:value-type="float">
            <text:p>989.855743</text:p>
          </table:table-cell>
          <table:table-cell office:value-type="float" office:value="855.638015" calcext:value-type="float">
            <text:p>855.638015</text:p>
          </table:table-cell>
          <table:table-cell table:number-columns-repeated="9"/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696.254463" calcext:value-type="float">
            <text:p>696.254463</text:p>
          </table:table-cell>
          <table:table-cell office:value-type="float" office:value="771.751935" calcext:value-type="float">
            <text:p>771.751935</text:p>
          </table:table-cell>
          <table:table-cell office:value-type="float" office:value="1224.736767" calcext:value-type="float">
            <text:p>1224.736767</text:p>
          </table:table-cell>
          <table:table-cell office:value-type="float" office:value="851.443711" calcext:value-type="float">
            <text:p>851.443711</text:p>
          </table:table-cell>
          <table:table-cell table:number-columns-repeated="9"/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734.003199" calcext:value-type="float">
            <text:p>734.003199</text:p>
          </table:table-cell>
          <table:table-cell office:value-type="float" office:value="809.500671" calcext:value-type="float">
            <text:p>809.500671</text:p>
          </table:table-cell>
          <table:table-cell office:value-type="float" office:value="1140.850687" calcext:value-type="float">
            <text:p>1140.850687</text:p>
          </table:table-cell>
          <table:table-cell office:value-type="float" office:value="893.386751" calcext:value-type="float">
            <text:p>893.386751</text:p>
          </table:table-cell>
          <table:table-cell table:number-columns-repeated="9"/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713.031679" calcext:value-type="float">
            <text:p>713.031679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889.192447" calcext:value-type="float">
            <text:p>889.192447</text:p>
          </table:table-cell>
          <table:table-cell table:number-columns-repeated="9"/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805.306367" calcext:value-type="float">
            <text:p>805.306367</text:p>
          </table:table-cell>
          <table:table-cell office:value-type="float" office:value="784.334847" calcext:value-type="float">
            <text:p>784.334847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788.529151" calcext:value-type="float">
            <text:p>788.529151</text:p>
          </table:table-cell>
          <table:table-cell table:number-columns-repeated="9"/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717.225983" calcext:value-type="float">
            <text:p>717.225983</text:p>
          </table:table-cell>
          <table:table-cell office:value-type="float" office:value="805.306367" calcext:value-type="float">
            <text:p>805.306367</text:p>
          </table:table-cell>
          <table:table-cell office:value-type="float" office:value="1107.296255" calcext:value-type="float">
            <text:p>1107.296255</text:p>
          </table:table-cell>
          <table:table-cell office:value-type="float" office:value="1392.508927" calcext:value-type="float">
            <text:p>1392.508927</text:p>
          </table:table-cell>
          <table:table-cell table:number-columns-repeated="9"/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985.661439" calcext:value-type="float">
            <text:p>985.661439</text:p>
          </table:table-cell>
          <table:table-cell office:value-type="float" office:value="918.552575" calcext:value-type="float">
            <text:p>918.552575</text:p>
          </table:table-cell>
          <table:table-cell table:number-columns-repeated="9"/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775.946239" calcext:value-type="float">
            <text:p>775.946239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1002.438655" calcext:value-type="float">
            <text:p>1002.438655</text:p>
          </table:table-cell>
          <table:table-cell office:value-type="float" office:value="998.244351" calcext:value-type="float">
            <text:p>998.244351</text:p>
          </table:table-cell>
          <table:table-cell table:number-columns-repeated="9"/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708.837375" calcext:value-type="float">
            <text:p>708.837375</text:p>
          </table:table-cell>
          <table:table-cell office:value-type="float" office:value="855.638015" calcext:value-type="float">
            <text:p>855.638015</text:p>
          </table:table-cell>
          <table:table-cell office:value-type="float" office:value="1317.011455" calcext:value-type="float">
            <text:p>1317.011455</text:p>
          </table:table-cell>
          <table:table-cell office:value-type="float" office:value="897.581055" calcext:value-type="float">
            <text:p>897.581055</text:p>
          </table:table-cell>
          <table:table-cell table:number-columns-repeated="9"/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687.865855" calcext:value-type="float">
            <text:p>687.865855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1027.604479" calcext:value-type="float">
            <text:p>1027.604479</text:p>
          </table:table-cell>
          <table:table-cell office:value-type="float" office:value="813.694975" calcext:value-type="float">
            <text:p>813.694975</text:p>
          </table:table-cell>
          <table:table-cell table:number-columns-repeated="9"/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679.477247" calcext:value-type="float">
            <text:p>679.477247</text:p>
          </table:table-cell>
          <table:table-cell office:value-type="float" office:value="813.694975" calcext:value-type="float">
            <text:p>813.694975</text:p>
          </table:table-cell>
          <table:table-cell office:value-type="float" office:value="998.244351" calcext:value-type="float">
            <text:p>998.244351</text:p>
          </table:table-cell>
          <table:table-cell office:value-type="float" office:value="855.638015" calcext:value-type="float">
            <text:p>855.638015</text:p>
          </table:table-cell>
          <table:table-cell table:number-columns-repeated="9"/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788.529151" calcext:value-type="float">
            <text:p>788.529151</text:p>
          </table:table-cell>
          <table:table-cell office:value-type="float" office:value="1308.622847" calcext:value-type="float">
            <text:p>1308.622847</text:p>
          </table:table-cell>
          <table:table-cell office:value-type="float" office:value="859.832319" calcext:value-type="float">
            <text:p>859.832319</text:p>
          </table:table-cell>
          <table:table-cell table:number-columns-repeated="9"/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725.614591" calcext:value-type="float">
            <text:p>725.614591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1031.798783" calcext:value-type="float">
            <text:p>1031.798783</text:p>
          </table:table-cell>
          <table:table-cell office:value-type="float" office:value="788.529151" calcext:value-type="float">
            <text:p>788.529151</text:p>
          </table:table-cell>
          <table:table-cell table:number-columns-repeated="9"/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713.031679" calcext:value-type="float">
            <text:p>713.031679</text:p>
          </table:table-cell>
          <table:table-cell office:value-type="float" office:value="855.638015" calcext:value-type="float">
            <text:p>855.638015</text:p>
          </table:table-cell>
          <table:table-cell office:value-type="float" office:value="893.386751" calcext:value-type="float">
            <text:p>893.386751</text:p>
          </table:table-cell>
          <table:table-cell office:value-type="float" office:value="1233.125375" calcext:value-type="float">
            <text:p>1233.125375</text:p>
          </table:table-cell>
          <table:table-cell table:number-columns-repeated="9"/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734.003199" calcext:value-type="float">
            <text:p>734.003199</text:p>
          </table:table-cell>
          <table:table-cell office:value-type="float" office:value="771.751935" calcext:value-type="float">
            <text:p>771.751935</text:p>
          </table:table-cell>
          <table:table-cell office:value-type="float" office:value="1107.296255" calcext:value-type="float">
            <text:p>1107.296255</text:p>
          </table:table-cell>
          <table:table-cell office:value-type="float" office:value="901.775359" calcext:value-type="float">
            <text:p>901.775359</text:p>
          </table:table-cell>
          <table:table-cell table:number-columns-repeated="9"/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692.060159" calcext:value-type="float">
            <text:p>692.060159</text:p>
          </table:table-cell>
          <table:table-cell office:value-type="float" office:value="876.609535" calcext:value-type="float">
            <text:p>876.609535</text:p>
          </table:table-cell>
          <table:table-cell office:value-type="float" office:value="1019.215871" calcext:value-type="float">
            <text:p>1019.215871</text:p>
          </table:table-cell>
          <table:table-cell office:value-type="float" office:value="1132.462079" calcext:value-type="float">
            <text:p>1132.462079</text:p>
          </table:table-cell>
          <table:table-cell table:number-columns-repeated="9"/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734.003199" calcext:value-type="float">
            <text:p>734.003199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1061.158911" calcext:value-type="float">
            <text:p>1061.158911</text:p>
          </table:table-cell>
          <table:table-cell office:value-type="float" office:value="918.552575" calcext:value-type="float">
            <text:p>918.552575</text:p>
          </table:table-cell>
          <table:table-cell table:number-columns-repeated="9"/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830.472191" calcext:value-type="float">
            <text:p>830.472191</text:p>
          </table:table-cell>
          <table:table-cell office:value-type="float" office:value="1010.827263" calcext:value-type="float">
            <text:p>1010.827263</text:p>
          </table:table-cell>
          <table:table-cell office:value-type="float" office:value="880.803839" calcext:value-type="float">
            <text:p>880.803839</text:p>
          </table:table-cell>
          <table:table-cell table:number-columns-repeated="9"/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817.889279" calcext:value-type="float">
            <text:p>817.889279</text:p>
          </table:table-cell>
          <table:table-cell office:value-type="float" office:value="1019.215871" calcext:value-type="float">
            <text:p>1019.215871</text:p>
          </table:table-cell>
          <table:table-cell office:value-type="float" office:value="884.998143" calcext:value-type="float">
            <text:p>884.998143</text:p>
          </table:table-cell>
          <table:table-cell table:number-columns-repeated="9"/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717.225983" calcext:value-type="float">
            <text:p>717.225983</text:p>
          </table:table-cell>
          <table:table-cell office:value-type="float" office:value="830.472191" calcext:value-type="float">
            <text:p>830.472191</text:p>
          </table:table-cell>
          <table:table-cell office:value-type="float" office:value="1065.353215" calcext:value-type="float">
            <text:p>1065.353215</text:p>
          </table:table-cell>
          <table:table-cell office:value-type="float" office:value="868.220927" calcext:value-type="float">
            <text:p>868.220927</text:p>
          </table:table-cell>
          <table:table-cell table:number-columns-repeated="9"/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901.775359" calcext:value-type="float">
            <text:p>901.775359</text:p>
          </table:table-cell>
          <table:table-cell office:value-type="float" office:value="838.860799" calcext:value-type="float">
            <text:p>838.860799</text:p>
          </table:table-cell>
          <table:table-cell table:number-columns-repeated="9"/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893.386751" calcext:value-type="float">
            <text:p>893.386751</text:p>
          </table:table-cell>
          <table:table-cell office:value-type="float" office:value="926.941183" calcext:value-type="float">
            <text:p>926.941183</text:p>
          </table:table-cell>
          <table:table-cell office:value-type="float" office:value="1392.508927" calcext:value-type="float">
            <text:p>1392.508927</text:p>
          </table:table-cell>
          <table:table-cell table:number-columns-repeated="9"/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708.837375" calcext:value-type="float">
            <text:p>708.837375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943.718399" calcext:value-type="float">
            <text:p>943.718399</text:p>
          </table:table-cell>
          <table:table-cell table:number-columns-repeated="9"/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734.003199" calcext:value-type="float">
            <text:p>734.003199</text:p>
          </table:table-cell>
          <table:table-cell office:value-type="float" office:value="905.969663" calcext:value-type="float">
            <text:p>905.969663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1040.187391" calcext:value-type="float">
            <text:p>1040.187391</text:p>
          </table:table-cell>
          <table:table-cell table:number-columns-repeated="9"/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738.197503" calcext:value-type="float">
            <text:p>738.197503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759.169023" calcext:value-type="float">
            <text:p>759.169023</text:p>
          </table:table-cell>
          <table:table-cell table:number-columns-repeated="9"/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738.197503" calcext:value-type="float">
            <text:p>738.197503</text:p>
          </table:table-cell>
          <table:table-cell office:value-type="float" office:value="784.334847" calcext:value-type="float">
            <text:p>784.334847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813.694975" calcext:value-type="float">
            <text:p>813.694975</text:p>
          </table:table-cell>
          <table:table-cell table:number-columns-repeated="9"/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721.420287" calcext:value-type="float">
            <text:p>721.420287</text:p>
          </table:table-cell>
          <table:table-cell office:value-type="float" office:value="817.889279" calcext:value-type="float">
            <text:p>817.889279</text:p>
          </table:table-cell>
          <table:table-cell office:value-type="float" office:value="1174.405119" calcext:value-type="float">
            <text:p>1174.405119</text:p>
          </table:table-cell>
          <table:table-cell office:value-type="float" office:value="805.306367" calcext:value-type="float">
            <text:p>805.306367</text:p>
          </table:table-cell>
          <table:table-cell table:number-columns-repeated="9"/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708.837375" calcext:value-type="float">
            <text:p>708.837375</text:p>
          </table:table-cell>
          <table:table-cell office:value-type="float" office:value="771.751935" calcext:value-type="float">
            <text:p>771.751935</text:p>
          </table:table-cell>
          <table:table-cell office:value-type="float" office:value="1073.741823" calcext:value-type="float">
            <text:p>1073.741823</text:p>
          </table:table-cell>
          <table:table-cell office:value-type="float" office:value="826.277887" calcext:value-type="float">
            <text:p>826.277887</text:p>
          </table:table-cell>
          <table:table-cell table:number-columns-repeated="9"/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683.671551" calcext:value-type="float">
            <text:p>683.671551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792.723455" calcext:value-type="float">
            <text:p>792.723455</text:p>
          </table:table-cell>
          <table:table-cell table:number-columns-repeated="9"/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775.946239" calcext:value-type="float">
            <text:p>775.946239</text:p>
          </table:table-cell>
          <table:table-cell office:value-type="float" office:value="813.694975" calcext:value-type="float">
            <text:p>813.694975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1434.451967" calcext:value-type="float">
            <text:p>1434.451967</text:p>
          </table:table-cell>
          <table:table-cell table:number-columns-repeated="9"/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729.808895" calcext:value-type="float">
            <text:p>729.808895</text:p>
          </table:table-cell>
          <table:table-cell office:value-type="float" office:value="1040.187391" calcext:value-type="float">
            <text:p>1040.187391</text:p>
          </table:table-cell>
          <table:table-cell office:value-type="float" office:value="960.495615" calcext:value-type="float">
            <text:p>960.495615</text:p>
          </table:table-cell>
          <table:table-cell table:number-columns-repeated="9"/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759.169023" calcext:value-type="float">
            <text:p>759.169023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964.689919" calcext:value-type="float">
            <text:p>964.689919</text:p>
          </table:table-cell>
          <table:table-cell table:number-columns-repeated="9"/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750.780415" calcext:value-type="float">
            <text:p>750.780415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1249.902591" calcext:value-type="float">
            <text:p>1249.902591</text:p>
          </table:table-cell>
          <table:table-cell office:value-type="float" office:value="826.277887" calcext:value-type="float">
            <text:p>826.277887</text:p>
          </table:table-cell>
          <table:table-cell table:number-columns-repeated="9"/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713.031679" calcext:value-type="float">
            <text:p>713.031679</text:p>
          </table:table-cell>
          <table:table-cell office:value-type="float" office:value="843.055103" calcext:value-type="float">
            <text:p>843.055103</text:p>
          </table:table-cell>
          <table:table-cell office:value-type="float" office:value="914.358271" calcext:value-type="float">
            <text:p>914.358271</text:p>
          </table:table-cell>
          <table:table-cell office:value-type="float" office:value="792.723455" calcext:value-type="float">
            <text:p>792.723455</text:p>
          </table:table-cell>
          <table:table-cell table:number-columns-repeated="9"/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717.225983" calcext:value-type="float">
            <text:p>717.225983</text:p>
          </table:table-cell>
          <table:table-cell office:value-type="float" office:value="805.306367" calcext:value-type="float">
            <text:p>805.306367</text:p>
          </table:table-cell>
          <table:table-cell office:value-type="float" office:value="1207.959551" calcext:value-type="float">
            <text:p>1207.959551</text:p>
          </table:table-cell>
          <table:table-cell office:value-type="float" office:value="817.889279" calcext:value-type="float">
            <text:p>817.889279</text:p>
          </table:table-cell>
          <table:table-cell table:number-columns-repeated="9"/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763.363327" calcext:value-type="float">
            <text:p>763.363327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1291.845631" calcext:value-type="float">
            <text:p>1291.845631</text:p>
          </table:table-cell>
          <table:table-cell office:value-type="float" office:value="822.083583" calcext:value-type="float">
            <text:p>822.083583</text:p>
          </table:table-cell>
          <table:table-cell table:number-columns-repeated="9"/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717.225983" calcext:value-type="float">
            <text:p>717.225983</text:p>
          </table:table-cell>
          <table:table-cell office:value-type="float" office:value="884.998143" calcext:value-type="float">
            <text:p>884.998143</text:p>
          </table:table-cell>
          <table:table-cell office:value-type="float" office:value="1543.503871" calcext:value-type="float">
            <text:p>1543.503871</text:p>
          </table:table-cell>
          <table:table-cell office:value-type="float" office:value="864.026623" calcext:value-type="float">
            <text:p>864.026623</text:p>
          </table:table-cell>
          <table:table-cell table:number-columns-repeated="9"/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763.363327" calcext:value-type="float">
            <text:p>763.363327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1283.457023" calcext:value-type="float">
            <text:p>1283.457023</text:p>
          </table:table-cell>
          <table:table-cell office:value-type="float" office:value="1350.565887" calcext:value-type="float">
            <text:p>1350.565887</text:p>
          </table:table-cell>
          <table:table-cell table:number-columns-repeated="9"/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771.751935" calcext:value-type="float">
            <text:p>771.751935</text:p>
          </table:table-cell>
          <table:table-cell office:value-type="float" office:value="880.803839" calcext:value-type="float">
            <text:p>880.803839</text:p>
          </table:table-cell>
          <table:table-cell office:value-type="float" office:value="889.192447" calcext:value-type="float">
            <text:p>889.192447</text:p>
          </table:table-cell>
          <table:table-cell office:value-type="float" office:value="910.163967" calcext:value-type="float">
            <text:p>910.163967</text:p>
          </table:table-cell>
          <table:table-cell table:number-columns-repeated="9"/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876.609535" calcext:value-type="float">
            <text:p>876.609535</text:p>
          </table:table-cell>
          <table:table-cell office:value-type="float" office:value="809.500671" calcext:value-type="float">
            <text:p>809.500671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943.718399" calcext:value-type="float">
            <text:p>943.718399</text:p>
          </table:table-cell>
          <table:table-cell table:number-columns-repeated="9"/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742.391807" calcext:value-type="float">
            <text:p>742.391807</text:p>
          </table:table-cell>
          <table:table-cell office:value-type="float" office:value="822.083583" calcext:value-type="float">
            <text:p>822.083583</text:p>
          </table:table-cell>
          <table:table-cell office:value-type="float" office:value="1098.907647" calcext:value-type="float">
            <text:p>1098.907647</text:p>
          </table:table-cell>
          <table:table-cell office:value-type="float" office:value="897.581055" calcext:value-type="float">
            <text:p>897.581055</text:p>
          </table:table-cell>
          <table:table-cell table:number-columns-repeated="9"/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897.581055" calcext:value-type="float">
            <text:p>897.581055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1157.627903" calcext:value-type="float">
            <text:p>1157.627903</text:p>
          </table:table-cell>
          <table:table-cell office:value-type="float" office:value="851.443711" calcext:value-type="float">
            <text:p>851.443711</text:p>
          </table:table-cell>
          <table:table-cell table:number-columns-repeated="9"/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696.254463" calcext:value-type="float">
            <text:p>696.254463</text:p>
          </table:table-cell>
          <table:table-cell office:value-type="float" office:value="868.220927" calcext:value-type="float">
            <text:p>868.220927</text:p>
          </table:table-cell>
          <table:table-cell office:value-type="float" office:value="1224.736767" calcext:value-type="float">
            <text:p>1224.736767</text:p>
          </table:table-cell>
          <table:table-cell office:value-type="float" office:value="851.443711" calcext:value-type="float">
            <text:p>851.443711</text:p>
          </table:table-cell>
          <table:table-cell table:number-columns-repeated="9"/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696.254463" calcext:value-type="float">
            <text:p>696.254463</text:p>
          </table:table-cell>
          <table:table-cell office:value-type="float" office:value="822.083583" calcext:value-type="float">
            <text:p>822.083583</text:p>
          </table:table-cell>
          <table:table-cell office:value-type="float" office:value="1098.907647" calcext:value-type="float">
            <text:p>1098.907647</text:p>
          </table:table-cell>
          <table:table-cell office:value-type="float" office:value="851.443711" calcext:value-type="float">
            <text:p>851.443711</text:p>
          </table:table-cell>
          <table:table-cell table:number-columns-repeated="9"/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table:number-columns-repeated="2" office:value-type="float" office:value="796.917759" calcext:value-type="float">
            <text:p>796.917759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851.443711" calcext:value-type="float">
            <text:p>851.443711</text:p>
          </table:table-cell>
          <table:table-cell table:number-columns-repeated="9"/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817.889279" calcext:value-type="float">
            <text:p>817.889279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1233.125375" calcext:value-type="float">
            <text:p>1233.125375</text:p>
          </table:table-cell>
          <table:table-cell office:value-type="float" office:value="1224.736767" calcext:value-type="float">
            <text:p>1224.736767</text:p>
          </table:table-cell>
          <table:table-cell table:number-columns-repeated="9"/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742.391807" calcext:value-type="float">
            <text:p>742.391807</text:p>
          </table:table-cell>
          <table:table-cell office:value-type="float" office:value="729.808895" calcext:value-type="float">
            <text:p>729.808895</text:p>
          </table:table-cell>
          <table:table-cell office:value-type="float" office:value="1061.158911" calcext:value-type="float">
            <text:p>1061.158911</text:p>
          </table:table-cell>
          <table:table-cell office:value-type="float" office:value="822.083583" calcext:value-type="float">
            <text:p>822.083583</text:p>
          </table:table-cell>
          <table:table-cell table:number-columns-repeated="9"/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713.031679" calcext:value-type="float">
            <text:p>713.031679</text:p>
          </table:table-cell>
          <table:table-cell office:value-type="float" office:value="843.055103" calcext:value-type="float">
            <text:p>843.055103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952.107007" calcext:value-type="float">
            <text:p>952.107007</text:p>
          </table:table-cell>
          <table:table-cell table:number-columns-repeated="9"/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947.912703" calcext:value-type="float">
            <text:p>947.912703</text:p>
          </table:table-cell>
          <table:table-cell office:value-type="float" office:value="901.775359" calcext:value-type="float">
            <text:p>901.775359</text:p>
          </table:table-cell>
          <table:table-cell table:number-columns-repeated="9"/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750.780415" calcext:value-type="float">
            <text:p>750.780415</text:p>
          </table:table-cell>
          <table:table-cell office:value-type="float" office:value="834.666495" calcext:value-type="float">
            <text:p>834.666495</text:p>
          </table:table-cell>
          <table:table-cell office:value-type="float" office:value="1015.021567" calcext:value-type="float">
            <text:p>1015.021567</text:p>
          </table:table-cell>
          <table:table-cell office:value-type="float" office:value="864.026623" calcext:value-type="float">
            <text:p>864.026623</text:p>
          </table:table-cell>
          <table:table-cell table:number-columns-repeated="9"/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763.363327" calcext:value-type="float">
            <text:p>763.363327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889.192447" calcext:value-type="float">
            <text:p>889.192447</text:p>
          </table:table-cell>
          <table:table-cell table:number-columns-repeated="9"/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637.534207" calcext:value-type="float">
            <text:p>637.534207</text:p>
          </table:table-cell>
          <table:table-cell office:value-type="float" office:value="897.581055" calcext:value-type="float">
            <text:p>897.581055</text:p>
          </table:table-cell>
          <table:table-cell office:value-type="float" office:value="943.718399" calcext:value-type="float">
            <text:p>943.718399</text:p>
          </table:table-cell>
          <table:table-cell office:value-type="float" office:value="876.609535" calcext:value-type="float">
            <text:p>876.609535</text:p>
          </table:table-cell>
          <table:table-cell table:number-columns-repeated="9"/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780.140543" calcext:value-type="float">
            <text:p>780.140543</text:p>
          </table:table-cell>
          <table:table-cell office:value-type="float" office:value="822.083583" calcext:value-type="float">
            <text:p>822.083583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809.500671" calcext:value-type="float">
            <text:p>809.500671</text:p>
          </table:table-cell>
          <table:table-cell table:number-columns-repeated="9"/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746.586111" calcext:value-type="float">
            <text:p>746.586111</text:p>
          </table:table-cell>
          <table:table-cell office:value-type="float" office:value="847.249407" calcext:value-type="float">
            <text:p>847.249407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1317.011455" calcext:value-type="float">
            <text:p>1317.011455</text:p>
          </table:table-cell>
          <table:table-cell table:number-columns-repeated="9"/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763.363327" calcext:value-type="float">
            <text:p>763.363327</text:p>
          </table:table-cell>
          <table:table-cell office:value-type="float" office:value="922.746879" calcext:value-type="float">
            <text:p>922.746879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876.609535" calcext:value-type="float">
            <text:p>876.609535</text:p>
          </table:table-cell>
          <table:table-cell table:number-columns-repeated="9"/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713.031679" calcext:value-type="float">
            <text:p>713.031679</text:p>
          </table:table-cell>
          <table:table-cell office:value-type="float" office:value="775.946239" calcext:value-type="float">
            <text:p>775.946239</text:p>
          </table:table-cell>
          <table:table-cell office:value-type="float" office:value="994.050047" calcext:value-type="float">
            <text:p>994.050047</text:p>
          </table:table-cell>
          <table:table-cell office:value-type="float" office:value="1044.381695" calcext:value-type="float">
            <text:p>1044.381695</text:p>
          </table:table-cell>
          <table:table-cell table:number-columns-repeated="9"/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784.334847" calcext:value-type="float">
            <text:p>784.334847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985.661439" calcext:value-type="float">
            <text:p>985.661439</text:p>
          </table:table-cell>
          <table:table-cell office:value-type="float" office:value="864.026623" calcext:value-type="float">
            <text:p>864.026623</text:p>
          </table:table-cell>
          <table:table-cell table:number-columns-repeated="9"/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767.557631" calcext:value-type="float">
            <text:p>767.557631</text:p>
          </table:table-cell>
          <table:table-cell office:value-type="float" office:value="801.112063" calcext:value-type="float">
            <text:p>801.112063</text:p>
          </table:table-cell>
          <table:table-cell office:value-type="float" office:value="1308.622847" calcext:value-type="float">
            <text:p>1308.622847</text:p>
          </table:table-cell>
          <table:table-cell office:value-type="float" office:value="864.026623" calcext:value-type="float">
            <text:p>864.026623</text:p>
          </table:table-cell>
          <table:table-cell table:number-columns-repeated="9"/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788.529151" calcext:value-type="float">
            <text:p>788.529151</text:p>
          </table:table-cell>
          <table:table-cell office:value-type="float" office:value="868.220927" calcext:value-type="float">
            <text:p>868.220927</text:p>
          </table:table-cell>
          <table:table-cell office:value-type="float" office:value="1275.068415" calcext:value-type="float">
            <text:p>1275.068415</text:p>
          </table:table-cell>
          <table:table-cell office:value-type="float" office:value="884.998143" calcext:value-type="float">
            <text:p>884.998143</text:p>
          </table:table-cell>
          <table:table-cell table:number-columns-repeated="9"/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771.751935" calcext:value-type="float">
            <text:p>771.751935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1140.850687" calcext:value-type="float">
            <text:p>1140.850687</text:p>
          </table:table-cell>
          <table:table-cell office:value-type="float" office:value="817.889279" calcext:value-type="float">
            <text:p>817.889279</text:p>
          </table:table-cell>
          <table:table-cell table:number-columns-repeated="9"/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918.552575" calcext:value-type="float">
            <text:p>918.552575</text:p>
          </table:table-cell>
          <table:table-cell office:value-type="float" office:value="843.055103" calcext:value-type="float">
            <text:p>843.055103</text:p>
          </table:table-cell>
          <table:table-cell office:value-type="float" office:value="1115.684863" calcext:value-type="float">
            <text:p>1115.684863</text:p>
          </table:table-cell>
          <table:table-cell office:value-type="float" office:value="872.415231" calcext:value-type="float">
            <text:p>872.415231</text:p>
          </table:table-cell>
          <table:table-cell table:number-columns-repeated="9"/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713.031679" calcext:value-type="float">
            <text:p>713.031679</text:p>
          </table:table-cell>
          <table:table-cell office:value-type="float" office:value="809.500671" calcext:value-type="float">
            <text:p>809.500671</text:p>
          </table:table-cell>
          <table:table-cell office:value-type="float" office:value="1035.993087" calcext:value-type="float">
            <text:p>1035.993087</text:p>
          </table:table-cell>
          <table:table-cell office:value-type="float" office:value="1375.731711" calcext:value-type="float">
            <text:p>1375.731711</text:p>
          </table:table-cell>
          <table:table-cell table:number-columns-repeated="9"/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809.500671" calcext:value-type="float">
            <text:p>809.500671</text:p>
          </table:table-cell>
          <table:table-cell office:value-type="float" office:value="822.083583" calcext:value-type="float">
            <text:p>822.083583</text:p>
          </table:table-cell>
          <table:table-cell office:value-type="float" office:value="813.694975" calcext:value-type="float">
            <text:p>813.694975</text:p>
          </table:table-cell>
          <table:table-cell office:value-type="float" office:value="968.884223" calcext:value-type="float">
            <text:p>968.884223</text:p>
          </table:table-cell>
          <table:table-cell table:number-columns-repeated="9"/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822.083583" calcext:value-type="float">
            <text:p>822.083583</text:p>
          </table:table-cell>
          <table:table-cell office:value-type="float" office:value="876.609535" calcext:value-type="float">
            <text:p>876.609535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1132.462079" calcext:value-type="float">
            <text:p>1132.462079</text:p>
          </table:table-cell>
          <table:table-cell table:number-columns-repeated="9"/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889.192447" calcext:value-type="float">
            <text:p>889.192447</text:p>
          </table:table-cell>
          <table:table-cell office:value-type="float" office:value="801.112063" calcext:value-type="float">
            <text:p>801.112063</text:p>
          </table:table-cell>
          <table:table-cell office:value-type="float" office:value="956.301311" calcext:value-type="float">
            <text:p>956.301311</text:p>
          </table:table-cell>
          <table:table-cell office:value-type="float" office:value="792.723455" calcext:value-type="float">
            <text:p>792.723455</text:p>
          </table:table-cell>
          <table:table-cell table:number-columns-repeated="9"/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700.448767" calcext:value-type="float">
            <text:p>700.448767</text:p>
          </table:table-cell>
          <table:table-cell office:value-type="float" office:value="813.694975" calcext:value-type="float">
            <text:p>813.694975</text:p>
          </table:table-cell>
          <table:table-cell office:value-type="float" office:value="985.661439" calcext:value-type="float">
            <text:p>985.661439</text:p>
          </table:table-cell>
          <table:table-cell office:value-type="float" office:value="851.443711" calcext:value-type="float">
            <text:p>851.443711</text:p>
          </table:table-cell>
          <table:table-cell table:number-columns-repeated="9"/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662.700031" calcext:value-type="float">
            <text:p>662.700031</text:p>
          </table:table-cell>
          <table:table-cell office:value-type="float" office:value="830.472191" calcext:value-type="float">
            <text:p>830.472191</text:p>
          </table:table-cell>
          <table:table-cell office:value-type="float" office:value="964.689919" calcext:value-type="float">
            <text:p>964.689919</text:p>
          </table:table-cell>
          <table:table-cell office:value-type="float" office:value="805.306367" calcext:value-type="float">
            <text:p>805.306367</text:p>
          </table:table-cell>
          <table:table-cell table:number-columns-repeated="9"/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855.638015" calcext:value-type="float">
            <text:p>855.638015</text:p>
          </table:table-cell>
          <table:table-cell office:value-type="float" office:value="813.694975" calcext:value-type="float">
            <text:p>813.694975</text:p>
          </table:table-cell>
          <table:table-cell office:value-type="float" office:value="1107.296255" calcext:value-type="float">
            <text:p>1107.296255</text:p>
          </table:table-cell>
          <table:table-cell office:value-type="float" office:value="868.220927" calcext:value-type="float">
            <text:p>868.220927</text:p>
          </table:table-cell>
          <table:table-cell table:number-columns-repeated="9"/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717.225983" calcext:value-type="float">
            <text:p>717.225983</text:p>
          </table:table-cell>
          <table:table-cell office:value-type="float" office:value="809.500671" calcext:value-type="float">
            <text:p>809.500671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771.751935" calcext:value-type="float">
            <text:p>771.751935</text:p>
          </table:table-cell>
          <table:table-cell table:number-columns-repeated="9"/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734.003199" calcext:value-type="float">
            <text:p>734.003199</text:p>
          </table:table-cell>
          <table:table-cell office:value-type="float" office:value="855.638015" calcext:value-type="float">
            <text:p>855.638015</text:p>
          </table:table-cell>
          <table:table-cell office:value-type="float" office:value="973.078527" calcext:value-type="float">
            <text:p>973.078527</text:p>
          </table:table-cell>
          <table:table-cell office:value-type="float" office:value="1375.731711" calcext:value-type="float">
            <text:p>1375.731711</text:p>
          </table:table-cell>
          <table:table-cell table:number-columns-repeated="9"/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759.169023" calcext:value-type="float">
            <text:p>759.169023</text:p>
          </table:table-cell>
          <table:table-cell office:value-type="float" office:value="775.946239" calcext:value-type="float">
            <text:p>775.946239</text:p>
          </table:table-cell>
          <table:table-cell office:value-type="float" office:value="981.467135" calcext:value-type="float">
            <text:p>981.467135</text:p>
          </table:table-cell>
          <table:table-cell office:value-type="float" office:value="868.220927" calcext:value-type="float">
            <text:p>868.220927</text:p>
          </table:table-cell>
          <table:table-cell table:number-columns-repeated="9"/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884.998143" calcext:value-type="float">
            <text:p>884.998143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1400.897535" calcext:value-type="float">
            <text:p>1400.897535</text:p>
          </table:table-cell>
          <table:table-cell office:value-type="float" office:value="1019.215871" calcext:value-type="float">
            <text:p>1019.215871</text:p>
          </table:table-cell>
          <table:table-cell table:number-columns-repeated="9"/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805.306367" calcext:value-type="float">
            <text:p>805.306367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801.112063" calcext:value-type="float">
            <text:p>801.112063</text:p>
          </table:table-cell>
          <table:table-cell table:number-columns-repeated="9"/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1010.827263" calcext:value-type="float">
            <text:p>1010.827263</text:p>
          </table:table-cell>
          <table:table-cell office:value-type="float" office:value="918.552575" calcext:value-type="float">
            <text:p>918.552575</text:p>
          </table:table-cell>
          <table:table-cell table:number-columns-repeated="9"/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754.974719" calcext:value-type="float">
            <text:p>754.974719</text:p>
          </table:table-cell>
          <table:table-cell office:value-type="float" office:value="809.500671" calcext:value-type="float">
            <text:p>809.500671</text:p>
          </table:table-cell>
          <table:table-cell office:value-type="float" office:value="943.718399" calcext:value-type="float">
            <text:p>943.718399</text:p>
          </table:table-cell>
          <table:table-cell office:value-type="float" office:value="876.609535" calcext:value-type="float">
            <text:p>876.609535</text:p>
          </table:table-cell>
          <table:table-cell table:number-columns-repeated="9"/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792.723455" calcext:value-type="float">
            <text:p>792.723455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1027.604479" calcext:value-type="float">
            <text:p>1027.604479</text:p>
          </table:table-cell>
          <table:table-cell office:value-type="float" office:value="851.443711" calcext:value-type="float">
            <text:p>851.443711</text:p>
          </table:table-cell>
          <table:table-cell table:number-columns-repeated="9"/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763.363327" calcext:value-type="float">
            <text:p>763.363327</text:p>
          </table:table-cell>
          <table:table-cell office:value-type="float" office:value="884.998143" calcext:value-type="float">
            <text:p>884.998143</text:p>
          </table:table-cell>
          <table:table-cell office:value-type="float" office:value="1132.462079" calcext:value-type="float">
            <text:p>1132.462079</text:p>
          </table:table-cell>
          <table:table-cell office:value-type="float" office:value="914.358271" calcext:value-type="float">
            <text:p>914.358271</text:p>
          </table:table-cell>
          <table:table-cell table:number-columns-repeated="9"/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759.169023" calcext:value-type="float">
            <text:p>759.169023</text:p>
          </table:table-cell>
          <table:table-cell table:number-columns-repeated="2" office:value-type="float" office:value="847.249407" calcext:value-type="float">
            <text:p>847.249407</text:p>
          </table:table-cell>
          <table:table-cell office:value-type="float" office:value="1501.560831" calcext:value-type="float">
            <text:p>1501.560831</text:p>
          </table:table-cell>
          <table:table-cell table:number-columns-repeated="9"/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683.671551" calcext:value-type="float">
            <text:p>683.671551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746.586111" calcext:value-type="float">
            <text:p>746.586111</text:p>
          </table:table-cell>
          <table:table-cell office:value-type="float" office:value="1010.827263" calcext:value-type="float">
            <text:p>1010.827263</text:p>
          </table:table-cell>
          <table:table-cell table:number-columns-repeated="9"/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742.391807" calcext:value-type="float">
            <text:p>742.391807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1140.850687" calcext:value-type="float">
            <text:p>1140.850687</text:p>
          </table:table-cell>
          <table:table-cell office:value-type="float" office:value="981.467135" calcext:value-type="float">
            <text:p>981.467135</text:p>
          </table:table-cell>
          <table:table-cell table:number-columns-repeated="9"/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725.614591" calcext:value-type="float">
            <text:p>725.614591</text:p>
          </table:table-cell>
          <table:table-cell office:value-type="float" office:value="792.723455" calcext:value-type="float">
            <text:p>792.723455</text:p>
          </table:table-cell>
          <table:table-cell office:value-type="float" office:value="1019.215871" calcext:value-type="float">
            <text:p>1019.215871</text:p>
          </table:table-cell>
          <table:table-cell office:value-type="float" office:value="780.140543" calcext:value-type="float">
            <text:p>780.140543</text:p>
          </table:table-cell>
          <table:table-cell table:number-columns-repeated="9"/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721.420287" calcext:value-type="float">
            <text:p>721.420287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1182.793727" calcext:value-type="float">
            <text:p>1182.793727</text:p>
          </table:table-cell>
          <table:table-cell office:value-type="float" office:value="868.220927" calcext:value-type="float">
            <text:p>868.220927</text:p>
          </table:table-cell>
          <table:table-cell table:number-columns-repeated="9"/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838.860799" calcext:value-type="float">
            <text:p>838.860799</text:p>
          </table:table-cell>
          <table:table-cell office:value-type="float" office:value="801.112063" calcext:value-type="float">
            <text:p>801.112063</text:p>
          </table:table-cell>
          <table:table-cell office:value-type="float" office:value="994.050047" calcext:value-type="float">
            <text:p>994.050047</text:p>
          </table:table-cell>
          <table:table-cell office:value-type="float" office:value="792.723455" calcext:value-type="float">
            <text:p>792.723455</text:p>
          </table:table-cell>
          <table:table-cell table:number-columns-repeated="9"/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750.780415" calcext:value-type="float">
            <text:p>750.780415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1350.565887" calcext:value-type="float">
            <text:p>1350.565887</text:p>
          </table:table-cell>
          <table:table-cell office:value-type="float" office:value="864.026623" calcext:value-type="float">
            <text:p>864.026623</text:p>
          </table:table-cell>
          <table:table-cell table:number-columns-repeated="9"/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708.837375" calcext:value-type="float">
            <text:p>708.837375</text:p>
          </table:table-cell>
          <table:table-cell office:value-type="float" office:value="817.889279" calcext:value-type="float">
            <text:p>817.889279</text:p>
          </table:table-cell>
          <table:table-cell office:value-type="float" office:value="1065.353215" calcext:value-type="float">
            <text:p>1065.353215</text:p>
          </table:table-cell>
          <table:table-cell office:value-type="float" office:value="889.192447" calcext:value-type="float">
            <text:p>889.192447</text:p>
          </table:table-cell>
          <table:table-cell table:number-columns-repeated="9"/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855.638015" calcext:value-type="float">
            <text:p>855.638015</text:p>
          </table:table-cell>
          <table:table-cell office:value-type="float" office:value="1006.632959" calcext:value-type="float">
            <text:p>1006.632959</text:p>
          </table:table-cell>
          <table:table-cell office:value-type="float" office:value="1501.560831" calcext:value-type="float">
            <text:p>1501.560831</text:p>
          </table:table-cell>
          <table:table-cell table:number-columns-repeated="9"/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742.391807" calcext:value-type="float">
            <text:p>742.391807</text:p>
          </table:table-cell>
          <table:table-cell office:value-type="float" office:value="872.415231" calcext:value-type="float">
            <text:p>872.415231</text:p>
          </table:table-cell>
          <table:table-cell office:value-type="float" office:value="1082.130431" calcext:value-type="float">
            <text:p>1082.130431</text:p>
          </table:table-cell>
          <table:table-cell office:value-type="float" office:value="1132.462079" calcext:value-type="float">
            <text:p>1132.462079</text:p>
          </table:table-cell>
          <table:table-cell table:number-columns-repeated="9"/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817.889279" calcext:value-type="float">
            <text:p>817.889279</text:p>
          </table:table-cell>
          <table:table-cell office:value-type="float" office:value="859.832319" calcext:value-type="float">
            <text:p>859.832319</text:p>
          </table:table-cell>
          <table:table-cell office:value-type="float" office:value="1061.158911" calcext:value-type="float">
            <text:p>1061.158911</text:p>
          </table:table-cell>
          <table:table-cell office:value-type="float" office:value="956.301311" calcext:value-type="float">
            <text:p>956.301311</text:p>
          </table:table-cell>
          <table:table-cell table:number-columns-repeated="9"/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738.197503" calcext:value-type="float">
            <text:p>738.197503</text:p>
          </table:table-cell>
          <table:table-cell office:value-type="float" office:value="817.889279" calcext:value-type="float">
            <text:p>817.889279</text:p>
          </table:table-cell>
          <table:table-cell office:value-type="float" office:value="968.884223" calcext:value-type="float">
            <text:p>968.884223</text:p>
          </table:table-cell>
          <table:table-cell office:value-type="float" office:value="973.078527" calcext:value-type="float">
            <text:p>973.078527</text:p>
          </table:table-cell>
          <table:table-cell table:number-columns-repeated="9"/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717.225983" calcext:value-type="float">
            <text:p>717.225983</text:p>
          </table:table-cell>
          <table:table-cell office:value-type="float" office:value="826.277887" calcext:value-type="float">
            <text:p>826.277887</text:p>
          </table:table-cell>
          <table:table-cell office:value-type="float" office:value="985.661439" calcext:value-type="float">
            <text:p>985.661439</text:p>
          </table:table-cell>
          <table:table-cell office:value-type="float" office:value="1040.187391" calcext:value-type="float">
            <text:p>1040.187391</text:p>
          </table:table-cell>
          <table:table-cell table:number-columns-repeated="9"/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763.363327" calcext:value-type="float">
            <text:p>763.363327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981.467135" calcext:value-type="float">
            <text:p>981.467135</text:p>
          </table:table-cell>
          <table:table-cell office:value-type="float" office:value="1002.438655" calcext:value-type="float">
            <text:p>1002.438655</text:p>
          </table:table-cell>
          <table:table-cell table:number-columns-repeated="9"/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742.391807" calcext:value-type="float">
            <text:p>742.391807</text:p>
          </table:table-cell>
          <table:table-cell office:value-type="float" office:value="796.917759" calcext:value-type="float">
            <text:p>796.917759</text:p>
          </table:table-cell>
          <table:table-cell office:value-type="float" office:value="947.912703" calcext:value-type="float">
            <text:p>947.912703</text:p>
          </table:table-cell>
          <table:table-cell office:value-type="float" office:value="1132.462079" calcext:value-type="float">
            <text:p>1132.462079</text:p>
          </table:table-cell>
          <table:table-cell table:number-columns-repeated="9"/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721.420287" calcext:value-type="float">
            <text:p>721.420287</text:p>
          </table:table-cell>
          <table:table-cell office:value-type="float" office:value="851.443711" calcext:value-type="float">
            <text:p>851.443711</text:p>
          </table:table-cell>
          <table:table-cell office:value-type="float" office:value="1224.736767" calcext:value-type="float">
            <text:p>1224.736767</text:p>
          </table:table-cell>
          <table:table-cell office:value-type="float" office:value="914.358271" calcext:value-type="float">
            <text:p>914.358271</text:p>
          </table:table-cell>
          <table:table-cell table:number-columns-repeated="9"/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792.723455" calcext:value-type="float">
            <text:p>792.723455</text:p>
          </table:table-cell>
          <table:table-cell office:value-type="float" office:value="822.083583" calcext:value-type="float">
            <text:p>822.083583</text:p>
          </table:table-cell>
          <table:table-cell office:value-type="float" office:value="1090.519039" calcext:value-type="float">
            <text:p>1090.519039</text:p>
          </table:table-cell>
          <table:table-cell office:value-type="float" office:value="805.306367" calcext:value-type="float">
            <text:p>805.306367</text:p>
          </table:table-cell>
          <table:table-cell table:number-columns-repeated="9"/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792.723455" calcext:value-type="float">
            <text:p>792.723455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1056.964607" calcext:value-type="float">
            <text:p>1056.964607</text:p>
          </table:table-cell>
          <table:table-cell office:value-type="float" office:value="788.529151" calcext:value-type="float">
            <text:p>788.529151</text:p>
          </table:table-cell>
          <table:table-cell table:number-columns-repeated="9"/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834.666495" calcext:value-type="float">
            <text:p>834.666495</text:p>
          </table:table-cell>
          <table:table-cell office:value-type="float" office:value="864.026623" calcext:value-type="float">
            <text:p>864.026623</text:p>
          </table:table-cell>
          <table:table-cell office:value-type="float" office:value="834.666495" calcext:value-type="float">
            <text:p>834.666495</text:p>
          </table:table-cell>
          <table:table-cell office:value-type="float" office:value="784.334847" calcext:value-type="float">
            <text:p>784.334847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4"/>
        </table:table-row>
      </table:table>
      <table:table table:name="Prime10m99PThreads500" table:style-name="ta1">
        <table:table-column table:style-name="co3" table:default-cell-style-name="ce1"/>
        <table:table-column table:style-name="co17" table:default-cell-style-name="ce2"/>
        <table:table-row table:style-name="ro1">
          <table:table-cell office:value-type="string" calcext:value-type="string">
            <text:p>Elapsed Time</text:p>
          </table:table-cell>
          <table:table-cell table:style-name="Default" office:value-type="string" calcext:value-type="string">
            <text:p>Thread Pool size</text:p>
          </table:table-cell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0H00M10S" calcext:value-type="time">
            <text:p>00:00: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20S" calcext:value-type="time">
            <text:p>00:0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30S" calcext:value-type="time">
            <text:p>00:0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0M40S" calcext:value-type="time">
            <text:p>00:0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0M50S" calcext:value-type="time">
            <text:p>00:0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00S" calcext:value-type="time">
            <text:p>00:0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1M10S" calcext:value-type="time">
            <text:p>00:0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20S" calcext:value-type="time">
            <text:p>00:01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30S" calcext:value-type="time">
            <text:p>00:0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40S" calcext:value-type="time">
            <text:p>00:01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1M50S" calcext:value-type="time">
            <text:p>00:01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2M10S" calcext:value-type="time">
            <text:p>00:0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20S" calcext:value-type="time">
            <text:p>00:02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2M30S" calcext:value-type="time">
            <text:p>00:02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40S" calcext:value-type="time">
            <text:p>00:0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2M50S" calcext:value-type="time">
            <text:p>00:02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10S" calcext:value-type="time">
            <text:p>00:0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20S" calcext:value-type="time">
            <text:p>00:03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3M30S" calcext:value-type="time">
            <text:p>00:0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3M40S" calcext:value-type="time">
            <text:p>00:03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3M50S" calcext:value-type="time">
            <text:p>00:03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10S" calcext:value-type="time">
            <text:p>00:04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20S" calcext:value-type="time">
            <text:p>00:04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30S" calcext:value-type="time">
            <text:p>00:04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4M40S" calcext:value-type="time">
            <text:p>00:04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4M50S" calcext:value-type="time">
            <text:p>00:04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5M10S" calcext:value-type="time">
            <text:p>00:05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20S" calcext:value-type="time">
            <text:p>00:05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30S" calcext:value-type="time">
            <text:p>00:05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40S" calcext:value-type="time">
            <text:p>00:05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5M50S" calcext:value-type="time">
            <text:p>00:05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6M10S" calcext:value-type="time">
            <text:p>00:06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20S" calcext:value-type="time">
            <text:p>00:06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6M30S" calcext:value-type="time">
            <text:p>00:06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40S" calcext:value-type="time">
            <text:p>00:06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6M50S" calcext:value-type="time">
            <text:p>00:06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00S" calcext:value-type="time">
            <text:p>00:07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10S" calcext:value-type="time">
            <text:p>00:07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20S" calcext:value-type="time">
            <text:p>00:07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7M30S" calcext:value-type="time">
            <text:p>00:07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7M40S" calcext:value-type="time">
            <text:p>00:07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7M50S" calcext:value-type="time">
            <text:p>00:07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10S" calcext:value-type="time">
            <text:p>00:08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20S" calcext:value-type="time">
            <text:p>00:08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30S" calcext:value-type="time">
            <text:p>00:08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8M40S" calcext:value-type="time">
            <text:p>00:08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08M50S" calcext:value-type="time">
            <text:p>00:08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09M10S" calcext:value-type="time">
            <text:p>00:09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20S" calcext:value-type="time">
            <text:p>00:09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30S" calcext:value-type="time">
            <text:p>00:09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40S" calcext:value-type="time">
            <text:p>00:09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09M50S" calcext:value-type="time">
            <text:p>00:09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00S" calcext:value-type="time">
            <text:p>00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0M10S" calcext:value-type="time">
            <text:p>00:10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20S" calcext:value-type="time">
            <text:p>00:10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0M30S" calcext:value-type="time">
            <text:p>00:1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40S" calcext:value-type="time">
            <text:p>00:10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0M50S" calcext:value-type="time">
            <text:p>00:1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10S" calcext:value-type="time">
            <text:p>00:1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20S" calcext:value-type="time">
            <text:p>00:11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1M30S" calcext:value-type="time">
            <text:p>00:1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1M40S" calcext:value-type="time">
            <text:p>00:11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1M50S" calcext:value-type="time">
            <text:p>00:11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10S" calcext:value-type="time">
            <text:p>00:1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20S" calcext:value-type="time">
            <text:p>00:12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30S" calcext:value-type="time">
            <text:p>00:12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2M40S" calcext:value-type="time">
            <text:p>00:12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2M50S" calcext:value-type="time">
            <text:p>00:12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00S" calcext:value-type="time">
            <text:p>00:13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3M10S" calcext:value-type="time">
            <text:p>00:1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20S" calcext:value-type="time">
            <text:p>00:13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30S" calcext:value-type="time">
            <text:p>00:1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40S" calcext:value-type="time">
            <text:p>00:13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3M50S" calcext:value-type="time">
            <text:p>00:13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00S" calcext:value-type="time">
            <text:p>00:14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4M10S" calcext:value-type="time">
            <text:p>00:14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20S" calcext:value-type="time">
            <text:p>00:14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4M30S" calcext:value-type="time">
            <text:p>00:14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40S" calcext:value-type="time">
            <text:p>00:14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4M50S" calcext:value-type="time">
            <text:p>00:14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00S" calcext:value-type="time">
            <text:p>00:15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10S" calcext:value-type="time">
            <text:p>00:15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20S" calcext:value-type="time">
            <text:p>00:15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5M30S" calcext:value-type="time">
            <text:p>00:15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5M40S" calcext:value-type="time">
            <text:p>00:15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5M50S" calcext:value-type="time">
            <text:p>00:15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00S" calcext:value-type="time">
            <text:p>00:16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10S" calcext:value-type="time">
            <text:p>00:16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20S" calcext:value-type="time">
            <text:p>00:16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30S" calcext:value-type="time">
            <text:p>00:16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6M40S" calcext:value-type="time">
            <text:p>00:16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6M50S" calcext:value-type="time">
            <text:p>00:16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7M00S" calcext:value-type="time">
            <text:p>00:17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7M10S" calcext:value-type="time">
            <text:p>00:17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7M20S" calcext:value-type="time">
            <text:p>00:17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7M30S" calcext:value-type="time">
            <text:p>00:17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7M40S" calcext:value-type="time">
            <text:p>00:17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7M50S" calcext:value-type="time">
            <text:p>00:17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00S" calcext:value-type="time">
            <text:p>00:18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8M10S" calcext:value-type="time">
            <text:p>00:18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20S" calcext:value-type="time">
            <text:p>00:18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8M30S" calcext:value-type="time">
            <text:p>00:18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40S" calcext:value-type="time">
            <text:p>00:18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8M50S" calcext:value-type="time">
            <text:p>00:18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00S" calcext:value-type="time">
            <text:p>00:19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10S" calcext:value-type="time">
            <text:p>00:19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20S" calcext:value-type="time">
            <text:p>00:19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19M30S" calcext:value-type="time">
            <text:p>00:19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19M40S" calcext:value-type="time">
            <text:p>00:19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19M50S" calcext:value-type="time">
            <text:p>00:19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10S" calcext:value-type="time">
            <text:p>00:20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20S" calcext:value-type="time">
            <text:p>00:20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30S" calcext:value-type="time">
            <text:p>00:20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0M40S" calcext:value-type="time">
            <text:p>00:20: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0M50S" calcext:value-type="time">
            <text:p>00:20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00S" calcext:value-type="time">
            <text:p>00:21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1M10S" calcext:value-type="time">
            <text:p>00:21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20S" calcext:value-type="time">
            <text:p>00:21: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30S" calcext:value-type="time">
            <text:p>00:21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40S" calcext:value-type="time">
            <text:p>00:21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1M50S" calcext:value-type="time">
            <text:p>00:21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00S" calcext:value-type="time">
            <text:p>00:22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2M10S" calcext:value-type="time">
            <text:p>00:22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20S" calcext:value-type="time">
            <text:p>00:22: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2M30S" calcext:value-type="time">
            <text:p>00:22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40S" calcext:value-type="time">
            <text:p>00:22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2M50S" calcext:value-type="time">
            <text:p>00:22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00S" calcext:value-type="time">
            <text:p>00:23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10S" calcext:value-type="time">
            <text:p>00:23: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20S" calcext:value-type="time">
            <text:p>00:23: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0H23M30S" calcext:value-type="time">
            <text:p>00:23: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3M40S" calcext:value-type="time">
            <text:p>00:23: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3M50S" calcext:value-type="time">
            <text:p>00:23: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4M00S" calcext:value-type="time">
            <text:p>00:2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4M10S" calcext:value-type="time">
            <text:p>00:24: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4M20S" calcext:value-type="time">
            <text:p>00:24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time" office:time-value="PT00H24M30S" calcext:value-type="time">
            <text:p>00:24: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00H24M40S" calcext:value-type="time">
            <text:p>00:24: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4M50S" calcext:value-type="time">
            <text:p>00:24: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time" office:time-value="PT00H25M00S" calcext:value-type="time">
            <text:p>00:25:00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10:36:29.149902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8:08:53.275268051</meta:creation-date>
    <meta:generator>LibreOffice/6.1.4.2$Linux_X86_64 LibreOffice_project/10$Build-2</meta:generator>
    <dc:date>2019-03-02T10:39:22.569015846</dc:date>
    <meta:editing-duration>P3DT5H37M46S</meta:editing-duration>
    <meta:editing-cycles>77</meta:editing-cycles>
    <meta:document-statistic meta:table-count="16" meta:cell-count="8472" meta:object-count="0"/>
  </office:meta>
</office:document-meta>
</file>